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3" style:family="table">
      <style:table-properties style:width="15.723cm" fo:margin-left="0cm" table:align="left"/>
    </style:style>
    <style:style style:name="Tabela3.A" style:family="table-column">
      <style:table-column-properties style:column-width="7.743cm"/>
    </style:style>
    <style:style style:name="Tabela3.B" style:family="table-column">
      <style:table-column-properties style:column-width="7.98cm"/>
    </style:style>
    <style:style style:name="Tabela3.A1" style:family="table-cell">
      <style:table-cell-properties fo:padding-left="0.191cm" fo:padding-right="0.191cm" fo:padding-top="0cm" fo:padding-bottom="0cm" fo:border="0.018cm solid #000000"/>
    </style:style>
    <style:style style:name="Tabela4" style:family="table">
      <style:table-properties style:width="15.723cm" fo:margin-left="0cm" table:align="left"/>
    </style:style>
    <style:style style:name="Tabela4.A" style:family="table-column">
      <style:table-column-properties style:column-width="7.743cm"/>
    </style:style>
    <style:style style:name="Tabela4.B" style:family="table-column">
      <style:table-column-properties style:column-width="7.98cm"/>
    </style:style>
    <style:style style:name="Tabela4.A1" style:family="table-cell">
      <style:table-cell-properties fo:padding-left="0.191cm" fo:padding-right="0.191cm" fo:padding-top="0cm" fo:padding-bottom="0cm" fo:border="0.018cm solid #000000"/>
    </style:style>
    <style:style style:name="Tabela5" style:family="table">
      <style:table-properties style:width="15.723cm" fo:margin-left="0cm" table:align="left"/>
    </style:style>
    <style:style style:name="Tabela5.A" style:family="table-column">
      <style:table-column-properties style:column-width="7.743cm"/>
    </style:style>
    <style:style style:name="Tabela5.B" style:family="table-column">
      <style:table-column-properties style:column-width="7.98cm"/>
    </style:style>
    <style:style style:name="Tabela5.A1" style:family="table-cell">
      <style:table-cell-properties fo:padding-left="0.191cm" fo:padding-right="0.191cm" fo:padding-top="0cm" fo:padding-bottom="0cm" fo:border="0.018cm solid #000000"/>
    </style:style>
    <style:style style:name="Tabela6" style:family="table">
      <style:table-properties style:width="15.723cm" fo:margin-left="0cm" table:align="left"/>
    </style:style>
    <style:style style:name="Tabela6.A" style:family="table-column">
      <style:table-column-properties style:column-width="7.743cm"/>
    </style:style>
    <style:style style:name="Tabela6.B" style:family="table-column">
      <style:table-column-properties style:column-width="7.98cm"/>
    </style:style>
    <style:style style:name="Tabela6.A1" style:family="table-cell">
      <style:table-cell-properties fo:padding-left="0.191cm" fo:padding-right="0.191cm" fo:padding-top="0cm" fo:padding-bottom="0cm" fo:border="0.018cm solid #000000"/>
    </style:style>
    <style:style style:name="Tabela7" style:family="table">
      <style:table-properties style:width="15.723cm" fo:margin-left="0cm" table:align="left"/>
    </style:style>
    <style:style style:name="Tabela7.A" style:family="table-column">
      <style:table-column-properties style:column-width="7.743cm"/>
    </style:style>
    <style:style style:name="Tabela7.B" style:family="table-column">
      <style:table-column-properties style:column-width="7.98cm"/>
    </style:style>
    <style:style style:name="Tabela7.A1" style:family="table-cell">
      <style:table-cell-properties fo:padding-left="0.191cm" fo:padding-right="0.191cm" fo:padding-top="0cm" fo:padding-bottom="0cm" fo:border="0.018cm solid #000000"/>
    </style:style>
    <style:style style:name="Tabela8" style:family="table">
      <style:table-properties style:width="15.723cm" fo:margin-left="0cm" table:align="left"/>
    </style:style>
    <style:style style:name="Tabela8.A" style:family="table-column">
      <style:table-column-properties style:column-width="7.743cm"/>
    </style:style>
    <style:style style:name="Tabela8.B" style:family="table-column">
      <style:table-column-properties style:column-width="7.98cm"/>
    </style:style>
    <style:style style:name="Tabela8.A1" style:family="table-cell">
      <style:table-cell-properties fo:padding-left="0.191cm" fo:padding-right="0.191cm" fo:padding-top="0cm" fo:padding-bottom="0cm" fo:border="0.018cm solid #000000"/>
    </style:style>
    <style:style style:name="Tabela9" style:family="table">
      <style:table-properties style:width="15.723cm" fo:margin-left="0cm" table:align="left"/>
    </style:style>
    <style:style style:name="Tabela9.A" style:family="table-column">
      <style:table-column-properties style:column-width="7.743cm"/>
    </style:style>
    <style:style style:name="Tabela9.B" style:family="table-column">
      <style:table-column-properties style:column-width="7.98cm"/>
    </style:style>
    <style:style style:name="Tabela9.A1" style:family="table-cell">
      <style:table-cell-properties fo:padding-left="0.191cm" fo:padding-right="0.191cm" fo:padding-top="0cm" fo:padding-bottom="0cm" fo:border="0.018cm solid #000000"/>
    </style:style>
    <style:style style:name="Tabela10" style:family="table">
      <style:table-properties style:width="15.723cm" fo:margin-left="0cm" table:align="left"/>
    </style:style>
    <style:style style:name="Tabela10.A" style:family="table-column">
      <style:table-column-properties style:column-width="7.743cm"/>
    </style:style>
    <style:style style:name="Tabela10.B" style:family="table-column">
      <style:table-column-properties style:column-width="7.98cm"/>
    </style:style>
    <style:style style:name="Tabela10.A1" style:family="table-cell">
      <style:table-cell-properties fo:padding-left="0.191cm" fo:padding-right="0.191cm" fo:padding-top="0cm" fo:padding-bottom="0cm" fo:border="0.018cm solid #000000"/>
    </style:style>
    <style:style style:name="Tabela11" style:family="table">
      <style:table-properties style:width="15.723cm" fo:margin-left="0cm" table:align="left"/>
    </style:style>
    <style:style style:name="Tabela11.A" style:family="table-column">
      <style:table-column-properties style:column-width="7.743cm"/>
    </style:style>
    <style:style style:name="Tabela11.B" style:family="table-column">
      <style:table-column-properties style:column-width="7.98cm"/>
    </style:style>
    <style:style style:name="Tabela11.A1" style:family="table-cell">
      <style:table-cell-properties fo:padding-left="0.191cm" fo:padding-right="0.191cm" fo:padding-top="0cm" fo:padding-bottom="0cm" fo:border="0.018cm solid #000000"/>
    </style:style>
    <style:style style:name="Tabela12" style:family="table">
      <style:table-properties style:width="15.723cm" fo:margin-left="0cm" table:align="left"/>
    </style:style>
    <style:style style:name="Tabela12.A" style:family="table-column">
      <style:table-column-properties style:column-width="7.743cm"/>
    </style:style>
    <style:style style:name="Tabela12.B" style:family="table-column">
      <style:table-column-properties style:column-width="7.98cm"/>
    </style:style>
    <style:style style:name="Tabela12.A1" style:family="table-cell">
      <style:table-cell-properties fo:padding-left="0.191cm" fo:padding-right="0.191cm" fo:padding-top="0cm" fo:padding-bottom="0cm" fo:border="0.018cm solid #000000"/>
    </style:style>
    <style:style style:name="Tabela13" style:family="table">
      <style:table-properties style:width="15.723cm" fo:margin-left="0cm" table:align="left"/>
    </style:style>
    <style:style style:name="Tabela13.A" style:family="table-column">
      <style:table-column-properties style:column-width="7.743cm"/>
    </style:style>
    <style:style style:name="Tabela13.B" style:family="table-column">
      <style:table-column-properties style:column-width="7.98cm"/>
    </style:style>
    <style:style style:name="Tabela13.A1" style:family="table-cell">
      <style:table-cell-properties fo:padding-left="0.191cm" fo:padding-right="0.191cm" fo:padding-top="0cm" fo:padding-bottom="0cm" fo:border="0.018cm solid #000000"/>
    </style:style>
    <style:style style:name="Tabela14" style:family="table">
      <style:table-properties style:width="15.723cm" fo:margin-left="0cm" table:align="left"/>
    </style:style>
    <style:style style:name="Tabela14.A" style:family="table-column">
      <style:table-column-properties style:column-width="7.743cm"/>
    </style:style>
    <style:style style:name="Tabela14.B" style:family="table-column">
      <style:table-column-properties style:column-width="7.98cm"/>
    </style:style>
    <style:style style:name="Tabela14.A1" style:family="table-cell">
      <style:table-cell-properties fo:padding-left="0.191cm" fo:padding-right="0.191cm" fo:padding-top="0cm" fo:padding-bottom="0cm" fo:border="0.018cm solid #000000"/>
    </style:style>
    <style:style style:name="Tabela15" style:family="table">
      <style:table-properties style:width="15.723cm" fo:margin-left="0cm" table:align="left"/>
    </style:style>
    <style:style style:name="Tabela15.A" style:family="table-column">
      <style:table-column-properties style:column-width="7.743cm"/>
    </style:style>
    <style:style style:name="Tabela15.B" style:family="table-column">
      <style:table-column-properties style:column-width="7.98cm"/>
    </style:style>
    <style:style style:name="Tabela15.A1" style:family="table-cell">
      <style:table-cell-properties fo:padding-left="0.191cm" fo:padding-right="0.191cm" fo:padding-top="0cm" fo:padding-bottom="0cm" fo:border="0.018cm solid #000000"/>
    </style:style>
    <style:style style:name="Tabela16" style:family="table">
      <style:table-properties style:width="15.723cm" fo:margin-left="0cm" table:align="left"/>
    </style:style>
    <style:style style:name="Tabela16.A" style:family="table-column">
      <style:table-column-properties style:column-width="7.743cm"/>
    </style:style>
    <style:style style:name="Tabela16.B" style:family="table-column">
      <style:table-column-properties style:column-width="7.98cm"/>
    </style:style>
    <style:style style:name="Tabela16.A1" style:family="table-cell">
      <style:table-cell-properties fo:padding-left="0.191cm" fo:padding-right="0.191cm" fo:padding-top="0cm" fo:padding-bottom="0cm" fo:border="0.018cm solid #000000"/>
    </style:style>
    <style:style style:name="Tabela17" style:family="table">
      <style:table-properties style:width="15.723cm" fo:margin-left="0cm" table:align="left"/>
    </style:style>
    <style:style style:name="Tabela17.A" style:family="table-column">
      <style:table-column-properties style:column-width="7.743cm"/>
    </style:style>
    <style:style style:name="Tabela17.B" style:family="table-column">
      <style:table-column-properties style:column-width="7.98cm"/>
    </style:style>
    <style:style style:name="Tabela17.A1" style:family="table-cell">
      <style:table-cell-properties fo:padding-left="0.191cm" fo:padding-right="0.191cm" fo:padding-top="0cm" fo:padding-bottom="0cm" fo:border="0.018cm solid #000000"/>
    </style:style>
    <style:style style:name="Tabela18" style:family="table">
      <style:table-properties style:width="15.723cm" fo:margin-left="0cm" table:align="left"/>
    </style:style>
    <style:style style:name="Tabela18.A" style:family="table-column">
      <style:table-column-properties style:column-width="7.743cm"/>
    </style:style>
    <style:style style:name="Tabela18.B" style:family="table-column">
      <style:table-column-properties style:column-width="7.98cm"/>
    </style:style>
    <style:style style:name="Tabela18.A1" style:family="table-cell">
      <style:table-cell-properties fo:padding-left="0.191cm" fo:padding-right="0.191cm" fo:padding-top="0cm" fo:padding-bottom="0cm" fo:border="0.018cm solid #000000"/>
    </style:style>
    <style:style style:name="Tabela19" style:family="table">
      <style:table-properties style:width="15.723cm" fo:margin-left="0cm" table:align="left"/>
    </style:style>
    <style:style style:name="Tabela19.A" style:family="table-column">
      <style:table-column-properties style:column-width="7.743cm"/>
    </style:style>
    <style:style style:name="Tabela19.B" style:family="table-column">
      <style:table-column-properties style:column-width="7.98cm"/>
    </style:style>
    <style:style style:name="Tabela19.A1" style:family="table-cell">
      <style:table-cell-properties fo:padding-left="0.191cm" fo:padding-right="0.191cm" fo:padding-top="0cm" fo:padding-bottom="0cm" fo:border="0.018cm solid #000000"/>
    </style:style>
    <style:style style:name="Tabela20" style:family="table">
      <style:table-properties style:width="15.693cm" fo:margin-left="0cm" table:align="left"/>
    </style:style>
    <style:style style:name="Tabela20.A" style:family="table-column">
      <style:table-column-properties style:column-width="8.687cm"/>
    </style:style>
    <style:style style:name="Tabela20.B" style:family="table-column">
      <style:table-column-properties style:column-width="7.006cm"/>
    </style:style>
    <style:style style:name="Tabela20.A1" style:family="table-cell">
      <style:table-cell-properties fo:padding-left="0.191cm" fo:padding-right="0.191cm" fo:padding-top="0cm" fo:padding-bottom="0cm" fo:border="0.018cm solid #000000"/>
    </style:style>
    <style:style style:name="Tabela21" style:family="table">
      <style:table-properties style:width="15.693cm" fo:margin-left="0cm" table:align="left"/>
    </style:style>
    <style:style style:name="Tabela21.A" style:family="table-column">
      <style:table-column-properties style:column-width="8.687cm"/>
    </style:style>
    <style:style style:name="Tabela21.B" style:family="table-column">
      <style:table-column-properties style:column-width="7.006cm"/>
    </style:style>
    <style:style style:name="Tabela21.A1" style:family="table-cell">
      <style:table-cell-properties fo:padding-left="0.191cm" fo:padding-right="0.191cm" fo:padding-top="0cm" fo:padding-bottom="0cm" fo:border="0.018cm solid #000000"/>
    </style:style>
    <style:style style:name="Tabela22" style:family="table">
      <style:table-properties style:width="15.693cm" fo:margin-left="0cm" table:align="left"/>
    </style:style>
    <style:style style:name="Tabela22.A" style:family="table-column">
      <style:table-column-properties style:column-width="8.687cm"/>
    </style:style>
    <style:style style:name="Tabela22.B" style:family="table-column">
      <style:table-column-properties style:column-width="7.006cm"/>
    </style:style>
    <style:style style:name="Tabela22.A1" style:family="table-cell">
      <style:table-cell-properties fo:padding-left="0.191cm" fo:padding-right="0.191cm" fo:padding-top="0cm" fo:padding-bottom="0cm" fo:border="0.018cm solid #000000"/>
    </style:style>
    <style:style style:name="Tabela23" style:family="table">
      <style:table-properties style:width="15.693cm" fo:margin-left="0cm" table:align="left"/>
    </style:style>
    <style:style style:name="Tabela23.A" style:family="table-column">
      <style:table-column-properties style:column-width="8.687cm"/>
    </style:style>
    <style:style style:name="Tabela23.B" style:family="table-column">
      <style:table-column-properties style:column-width="7.006cm"/>
    </style:style>
    <style:style style:name="Tabela23.A1" style:family="table-cell">
      <style:table-cell-properties fo:padding-left="0.191cm" fo:padding-right="0.191cm" fo:padding-top="0cm" fo:padding-bottom="0cm" fo:border="0.018cm solid #000000"/>
    </style:style>
    <style:style style:name="Tabela24" style:family="table">
      <style:table-properties style:width="15.693cm" fo:margin-left="0cm" table:align="left"/>
    </style:style>
    <style:style style:name="Tabela24.A" style:family="table-column">
      <style:table-column-properties style:column-width="8.687cm"/>
    </style:style>
    <style:style style:name="Tabela24.B" style:family="table-column">
      <style:table-column-properties style:column-width="7.006cm"/>
    </style:style>
    <style:style style:name="Tabela24.A1" style:family="table-cell">
      <style:table-cell-properties fo:padding-left="0.191cm" fo:padding-right="0.191cm" fo:padding-top="0cm" fo:padding-bottom="0cm" fo:border="0.018cm solid #000000"/>
    </style:style>
    <style:style style:name="Tabela25" style:family="table">
      <style:table-properties style:width="15.693cm" fo:margin-left="0cm" table:align="left"/>
    </style:style>
    <style:style style:name="Tabela25.A" style:family="table-column">
      <style:table-column-properties style:column-width="8.687cm"/>
    </style:style>
    <style:style style:name="Tabela25.B" style:family="table-column">
      <style:table-column-properties style:column-width="7.006cm"/>
    </style:style>
    <style:style style:name="Tabela25.A1" style:family="table-cell">
      <style:table-cell-properties fo:padding-left="0.191cm" fo:padding-right="0.191cm" fo:padding-top="0cm" fo:padding-bottom="0cm" fo:border="0.018cm solid #000000"/>
    </style:style>
    <style:style style:name="Tabela26" style:family="table">
      <style:table-properties style:width="15.693cm" fo:margin-left="0cm" table:align="left"/>
    </style:style>
    <style:style style:name="Tabela26.A" style:family="table-column">
      <style:table-column-properties style:column-width="8.687cm"/>
    </style:style>
    <style:style style:name="Tabela26.B" style:family="table-column">
      <style:table-column-properties style:column-width="7.006cm"/>
    </style:style>
    <style:style style:name="Tabela26.A1" style:family="table-cell">
      <style:table-cell-properties fo:padding-left="0.191cm" fo:padding-right="0.191cm" fo:padding-top="0cm" fo:padding-bottom="0cm" fo:border="0.018cm solid #000000"/>
    </style:style>
    <style:style style:name="Tabela27" style:family="table">
      <style:table-properties style:width="15.693cm" fo:margin-left="0cm" table:align="left"/>
    </style:style>
    <style:style style:name="Tabela27.A" style:family="table-column">
      <style:table-column-properties style:column-width="8.687cm"/>
    </style:style>
    <style:style style:name="Tabela27.B" style:family="table-column">
      <style:table-column-properties style:column-width="7.006cm"/>
    </style:style>
    <style:style style:name="Tabela27.A1" style:family="table-cell">
      <style:table-cell-properties fo:padding-left="0.191cm" fo:padding-right="0.191cm" fo:padding-top="0cm" fo:padding-bottom="0cm" fo:border="0.018cm solid #000000"/>
    </style:style>
    <style:style style:name="Tabela28" style:family="table">
      <style:table-properties style:width="15.693cm" fo:margin-left="0cm" table:align="left"/>
    </style:style>
    <style:style style:name="Tabela28.A" style:family="table-column">
      <style:table-column-properties style:column-width="8.687cm"/>
    </style:style>
    <style:style style:name="Tabela28.B" style:family="table-column">
      <style:table-column-properties style:column-width="7.006cm"/>
    </style:style>
    <style:style style:name="Tabela28.A1" style:family="table-cell">
      <style:table-cell-properties fo:padding-left="0.191cm" fo:padding-right="0.191cm" fo:padding-top="0cm" fo:padding-bottom="0cm" fo:border="0.018cm solid #000000"/>
    </style:style>
    <style:style style:name="Tabela29" style:family="table">
      <style:table-properties style:width="15.863cm" fo:margin-left="0.065cm" table:align="left"/>
    </style:style>
    <style:style style:name="Tabela29.A" style:family="table-column">
      <style:table-column-properties style:column-width="2.487cm"/>
    </style:style>
    <style:style style:name="Tabela29.B" style:family="table-column">
      <style:table-column-properties style:column-width="2.17cm"/>
    </style:style>
    <style:style style:name="Tabela29.C" style:family="table-column">
      <style:table-column-properties style:column-width="8.255cm"/>
    </style:style>
    <style:style style:name="Tabela29.D" style:family="table-column">
      <style:table-column-properties style:column-width="2.951cm"/>
    </style:style>
    <style:style style:name="Tabela29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29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29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29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0" style:family="table">
      <style:table-properties style:width="15.621cm" fo:margin-left="0cm" table:align="left"/>
    </style:style>
    <style:style style:name="Tabela30.A" style:family="table-column">
      <style:table-column-properties style:column-width="7.811cm"/>
    </style:style>
    <style:style style:name="Tabela30.A1" style:family="table-cell">
      <style:table-cell-properties fo:padding-left="0.191cm" fo:padding-right="0.191cm" fo:padding-top="0cm" fo:padding-bottom="0cm" fo:border="0.018cm solid #000000"/>
    </style:style>
    <style:style style:name="Tabela31" style:family="table">
      <style:table-properties style:width="15.621cm" fo:margin-left="0cm" table:align="left"/>
    </style:style>
    <style:style style:name="Tabela31.A" style:family="table-column">
      <style:table-column-properties style:column-width="7.811cm"/>
    </style:style>
    <style:style style:name="Tabela31.A1" style:family="table-cell">
      <style:table-cell-properties fo:padding-left="0.191cm" fo:padding-right="0.191cm" fo:padding-top="0cm" fo:padding-bottom="0cm" fo:border="0.018cm solid #000000"/>
    </style:style>
    <style:style style:name="Tabela32" style:family="table">
      <style:table-properties style:width="15.621cm" fo:margin-left="0cm" table:align="left"/>
    </style:style>
    <style:style style:name="Tabela32.A" style:family="table-column">
      <style:table-column-properties style:column-width="7.811cm"/>
    </style:style>
    <style:style style:name="Tabela32.A1" style:family="table-cell">
      <style:table-cell-properties fo:padding-left="0.191cm" fo:padding-right="0.191cm" fo:padding-top="0cm" fo:padding-bottom="0cm" fo:border="0.018cm solid #000000"/>
    </style:style>
    <style:style style:name="Tabela33" style:family="table">
      <style:table-properties style:width="15.621cm" fo:margin-left="0cm" table:align="left"/>
    </style:style>
    <style:style style:name="Tabela33.A" style:family="table-column">
      <style:table-column-properties style:column-width="7.811cm"/>
    </style:style>
    <style:style style:name="Tabela33.A1" style:family="table-cell">
      <style:table-cell-properties fo:padding-left="0.191cm" fo:padding-right="0.191cm" fo:padding-top="0cm" fo:padding-bottom="0cm" fo:border="0.018cm solid #000000"/>
    </style:style>
    <style:style style:name="Tabela34" style:family="table">
      <style:table-properties style:width="15.621cm" fo:margin-left="0cm" table:align="left"/>
    </style:style>
    <style:style style:name="Tabela34.A" style:family="table-column">
      <style:table-column-properties style:column-width="7.811cm"/>
    </style:style>
    <style:style style:name="Tabela34.A1" style:family="table-cell">
      <style:table-cell-properties fo:padding-left="0.191cm" fo:padding-right="0.191cm" fo:padding-top="0cm" fo:padding-bottom="0cm" fo:border="0.018cm solid #000000"/>
    </style:style>
    <style:style style:name="Tabela35" style:family="table">
      <style:table-properties style:width="15.621cm" fo:margin-left="0cm" table:align="left"/>
    </style:style>
    <style:style style:name="Tabela35.A" style:family="table-column">
      <style:table-column-properties style:column-width="7.811cm"/>
    </style:style>
    <style:style style:name="Tabela35.A1" style:family="table-cell">
      <style:table-cell-properties fo:padding-left="0.191cm" fo:padding-right="0.191cm" fo:padding-top="0cm" fo:padding-bottom="0cm" fo:border="0.018cm solid #000000"/>
    </style:style>
    <style:style style:name="Tabela36" style:family="table">
      <style:table-properties style:width="15.863cm" fo:margin-left="0.065cm" table:align="left"/>
    </style:style>
    <style:style style:name="Tabela36.A" style:family="table-column">
      <style:table-column-properties style:column-width="2.487cm"/>
    </style:style>
    <style:style style:name="Tabela36.B" style:family="table-column">
      <style:table-column-properties style:column-width="2.17cm"/>
    </style:style>
    <style:style style:name="Tabela36.C" style:family="table-column">
      <style:table-column-properties style:column-width="8.255cm"/>
    </style:style>
    <style:style style:name="Tabela36.D" style:family="table-column">
      <style:table-column-properties style:column-width="2.951cm"/>
    </style:style>
    <style:style style:name="Tabela36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36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36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36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37" style:family="table">
      <style:table-properties style:width="15.621cm" fo:margin-left="0cm" table:align="left"/>
    </style:style>
    <style:style style:name="Tabela37.A" style:family="table-column">
      <style:table-column-properties style:column-width="7.811cm"/>
    </style:style>
    <style:style style:name="Tabela37.A1" style:family="table-cell">
      <style:table-cell-properties fo:padding-left="0.191cm" fo:padding-right="0.191cm" fo:padding-top="0cm" fo:padding-bottom="0cm" fo:border="0.018cm solid #000000"/>
    </style:style>
    <style:style style:name="Tabela38" style:family="table">
      <style:table-properties style:width="15.621cm" fo:margin-left="0cm" table:align="left"/>
    </style:style>
    <style:style style:name="Tabela38.A" style:family="table-column">
      <style:table-column-properties style:column-width="7.811cm"/>
    </style:style>
    <style:style style:name="Tabela38.A1" style:family="table-cell">
      <style:table-cell-properties fo:padding-left="0.191cm" fo:padding-right="0.191cm" fo:padding-top="0cm" fo:padding-bottom="0cm" fo:border="0.018cm solid #000000"/>
    </style:style>
    <style:style style:name="Tabela39" style:family="table">
      <style:table-properties style:width="15.621cm" fo:margin-left="0cm" table:align="left"/>
    </style:style>
    <style:style style:name="Tabela39.A" style:family="table-column">
      <style:table-column-properties style:column-width="7.811cm"/>
    </style:style>
    <style:style style:name="Tabela39.A1" style:family="table-cell">
      <style:table-cell-properties fo:padding-left="0.191cm" fo:padding-right="0.191cm" fo:padding-top="0cm" fo:padding-bottom="0cm" fo:border="0.018cm solid #000000"/>
    </style:style>
    <style:style style:name="Tabela40" style:family="table">
      <style:table-properties style:width="15.621cm" fo:margin-left="0cm" table:align="left"/>
    </style:style>
    <style:style style:name="Tabela40.A" style:family="table-column">
      <style:table-column-properties style:column-width="7.811cm"/>
    </style:style>
    <style:style style:name="Tabela40.A1" style:family="table-cell">
      <style:table-cell-properties fo:padding-left="0.191cm" fo:padding-right="0.191cm" fo:padding-top="0cm" fo:padding-bottom="0cm" fo:border="0.018cm solid #000000"/>
    </style:style>
    <style:style style:name="Tabela41" style:family="table">
      <style:table-properties style:width="15.88cm" fo:margin-left="0.056cm" table:align="left"/>
    </style:style>
    <style:style style:name="Tabela41.A" style:family="table-column">
      <style:table-column-properties style:column-width="2.485cm"/>
    </style:style>
    <style:style style:name="Tabela41.B" style:family="table-column">
      <style:table-column-properties style:column-width="2.17cm"/>
    </style:style>
    <style:style style:name="Tabela41.C" style:family="table-column">
      <style:table-column-properties style:column-width="8.255cm"/>
    </style:style>
    <style:style style:name="Tabela41.D" style:family="table-column">
      <style:table-column-properties style:column-width="2.97cm"/>
    </style:style>
    <style:style style:name="Tabela4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41.A2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1.D2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42" style:family="table">
      <style:table-properties style:width="15.621cm" fo:margin-left="0cm" table:align="left"/>
    </style:style>
    <style:style style:name="Tabela42.A" style:family="table-column">
      <style:table-column-properties style:column-width="7.811cm"/>
    </style:style>
    <style:style style:name="Tabela42.A1" style:family="table-cell">
      <style:table-cell-properties fo:padding-left="0.191cm" fo:padding-right="0.191cm" fo:padding-top="0cm" fo:padding-bottom="0cm" fo:border="0.018cm solid #000000"/>
    </style:style>
    <style:style style:name="Tabela43" style:family="table">
      <style:table-properties style:width="15.621cm" fo:margin-left="0cm" table:align="left"/>
    </style:style>
    <style:style style:name="Tabela43.A" style:family="table-column">
      <style:table-column-properties style:column-width="7.811cm"/>
    </style:style>
    <style:style style:name="Tabela43.A1" style:family="table-cell">
      <style:table-cell-properties fo:padding-left="0.191cm" fo:padding-right="0.191cm" fo:padding-top="0cm" fo:padding-bottom="0cm" fo:border="0.018cm solid #000000"/>
    </style:style>
    <style:style style:name="Tabela44" style:family="table">
      <style:table-properties style:width="15.621cm" fo:margin-left="0cm" table:align="left"/>
    </style:style>
    <style:style style:name="Tabela44.A" style:family="table-column">
      <style:table-column-properties style:column-width="7.811cm"/>
    </style:style>
    <style:style style:name="Tabela44.A1" style:family="table-cell">
      <style:table-cell-properties fo:padding-left="0.191cm" fo:padding-right="0.191cm" fo:padding-top="0cm" fo:padding-bottom="0cm" fo:border="0.018cm solid #000000"/>
    </style:style>
    <style:style style:name="Tabela45" style:family="table">
      <style:table-properties style:width="15.621cm" fo:margin-left="0cm" table:align="left"/>
    </style:style>
    <style:style style:name="Tabela45.A" style:family="table-column">
      <style:table-column-properties style:column-width="7.811cm"/>
    </style:style>
    <style:style style:name="Tabela45.A1" style:family="table-cell">
      <style:table-cell-properties fo:padding-left="0.191cm" fo:padding-right="0.191cm" fo:padding-top="0cm" fo:padding-bottom="0cm" fo:border="0.018cm solid #000000"/>
    </style:style>
    <style:style style:name="Tabela46" style:family="table">
      <style:table-properties style:width="15.621cm" fo:margin-left="0cm" table:align="left"/>
    </style:style>
    <style:style style:name="Tabela46.A" style:family="table-column">
      <style:table-column-properties style:column-width="7.811cm"/>
    </style:style>
    <style:style style:name="Tabela46.A1" style:family="table-cell">
      <style:table-cell-properties fo:padding-left="0.191cm" fo:padding-right="0.191cm" fo:padding-top="0cm" fo:padding-bottom="0cm" fo:border="0.018cm solid #000000"/>
    </style:style>
    <style:style style:name="Tabela47" style:family="table">
      <style:table-properties style:width="15.621cm" fo:margin-left="0cm" table:align="left"/>
    </style:style>
    <style:style style:name="Tabela47.A" style:family="table-column">
      <style:table-column-properties style:column-width="7.811cm"/>
    </style:style>
    <style:style style:name="Tabela47.A1" style:family="table-cell">
      <style:table-cell-properties fo:padding-left="0.191cm" fo:padding-right="0.191cm" fo:padding-top="0cm" fo:padding-bottom="0cm" fo:border="0.018cm solid #000000"/>
    </style:style>
    <style:style style:name="Tabela48" style:family="table">
      <style:table-properties style:width="15.863cm" fo:margin-left="0.065cm" table:align="left"/>
    </style:style>
    <style:style style:name="Tabela48.A" style:family="table-column">
      <style:table-column-properties style:column-width="2.487cm"/>
    </style:style>
    <style:style style:name="Tabela48.B" style:family="table-column">
      <style:table-column-properties style:column-width="2.17cm"/>
    </style:style>
    <style:style style:name="Tabela48.C" style:family="table-column">
      <style:table-column-properties style:column-width="8.255cm"/>
    </style:style>
    <style:style style:name="Tabela48.D" style:family="table-column">
      <style:table-column-properties style:column-width="2.951cm"/>
    </style:style>
    <style:style style:name="Tabela48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48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48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48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49" style:family="table">
      <style:table-properties style:width="15.621cm" fo:margin-left="0cm" table:align="left"/>
    </style:style>
    <style:style style:name="Tabela49.A" style:family="table-column">
      <style:table-column-properties style:column-width="7.811cm"/>
    </style:style>
    <style:style style:name="Tabela49.A1" style:family="table-cell">
      <style:table-cell-properties fo:padding-left="0.191cm" fo:padding-right="0.191cm" fo:padding-top="0cm" fo:padding-bottom="0cm" fo:border="0.018cm solid #000000"/>
    </style:style>
    <style:style style:name="Tabela50" style:family="table">
      <style:table-properties style:width="15.621cm" fo:margin-left="0cm" table:align="left"/>
    </style:style>
    <style:style style:name="Tabela50.A" style:family="table-column">
      <style:table-column-properties style:column-width="7.811cm"/>
    </style:style>
    <style:style style:name="Tabela50.A1" style:family="table-cell">
      <style:table-cell-properties fo:padding-left="0.191cm" fo:padding-right="0.191cm" fo:padding-top="0cm" fo:padding-bottom="0cm" fo:border="0.018cm solid #000000"/>
    </style:style>
    <style:style style:name="Tabela51" style:family="table">
      <style:table-properties style:width="15.621cm" fo:margin-left="0cm" table:align="left"/>
    </style:style>
    <style:style style:name="Tabela51.A" style:family="table-column">
      <style:table-column-properties style:column-width="7.811cm"/>
    </style:style>
    <style:style style:name="Tabela51.A1" style:family="table-cell">
      <style:table-cell-properties fo:padding-left="0.191cm" fo:padding-right="0.191cm" fo:padding-top="0cm" fo:padding-bottom="0cm" fo:border="0.018cm solid #000000"/>
    </style:style>
    <style:style style:name="Tabela52" style:family="table">
      <style:table-properties style:width="15.621cm" fo:margin-left="0cm" table:align="left"/>
    </style:style>
    <style:style style:name="Tabela52.A" style:family="table-column">
      <style:table-column-properties style:column-width="7.811cm"/>
    </style:style>
    <style:style style:name="Tabela52.A1" style:family="table-cell">
      <style:table-cell-properties fo:padding-left="0.191cm" fo:padding-right="0.191cm" fo:padding-top="0cm" fo:padding-bottom="0cm" fo:border="0.018cm solid #000000"/>
    </style:style>
    <style:style style:name="Tabela53" style:family="table">
      <style:table-properties style:width="15.621cm" fo:margin-left="0cm" table:align="left"/>
    </style:style>
    <style:style style:name="Tabela53.A" style:family="table-column">
      <style:table-column-properties style:column-width="7.811cm"/>
    </style:style>
    <style:style style:name="Tabela53.A1" style:family="table-cell">
      <style:table-cell-properties fo:padding-left="0.191cm" fo:padding-right="0.191cm" fo:padding-top="0cm" fo:padding-bottom="0cm" fo:border="0.018cm solid #000000"/>
    </style:style>
    <style:style style:name="Tabela54" style:family="table">
      <style:table-properties style:width="15.621cm" fo:margin-left="0cm" table:align="left"/>
    </style:style>
    <style:style style:name="Tabela54.A" style:family="table-column">
      <style:table-column-properties style:column-width="7.811cm"/>
    </style:style>
    <style:style style:name="Tabela54.A1" style:family="table-cell">
      <style:table-cell-properties fo:padding-left="0.191cm" fo:padding-right="0.191cm" fo:padding-top="0cm" fo:padding-bottom="0cm" fo:border="0.018cm solid #000000"/>
    </style:style>
    <style:style style:name="Tabela55" style:family="table">
      <style:table-properties style:width="15.863cm" fo:margin-left="0.065cm" table:align="left"/>
    </style:style>
    <style:style style:name="Tabela55.A" style:family="table-column">
      <style:table-column-properties style:column-width="2.487cm"/>
    </style:style>
    <style:style style:name="Tabela55.B" style:family="table-column">
      <style:table-column-properties style:column-width="2.17cm"/>
    </style:style>
    <style:style style:name="Tabela55.C" style:family="table-column">
      <style:table-column-properties style:column-width="8.255cm"/>
    </style:style>
    <style:style style:name="Tabela55.D" style:family="table-column">
      <style:table-column-properties style:column-width="2.951cm"/>
    </style:style>
    <style:style style:name="Tabela55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55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55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55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56" style:family="table">
      <style:table-properties style:width="15.621cm" fo:margin-left="0cm" table:align="left"/>
    </style:style>
    <style:style style:name="Tabela56.A" style:family="table-column">
      <style:table-column-properties style:column-width="7.811cm"/>
    </style:style>
    <style:style style:name="Tabela56.A1" style:family="table-cell">
      <style:table-cell-properties fo:padding-left="0.191cm" fo:padding-right="0.191cm" fo:padding-top="0cm" fo:padding-bottom="0cm" fo:border="0.018cm solid #000000"/>
    </style:style>
    <style:style style:name="Tabela57" style:family="table">
      <style:table-properties style:width="15.621cm" fo:margin-left="0cm" table:align="left"/>
    </style:style>
    <style:style style:name="Tabela57.A" style:family="table-column">
      <style:table-column-properties style:column-width="7.811cm"/>
    </style:style>
    <style:style style:name="Tabela57.A1" style:family="table-cell">
      <style:table-cell-properties fo:padding-left="0.191cm" fo:padding-right="0.191cm" fo:padding-top="0cm" fo:padding-bottom="0cm" fo:border="0.018cm solid #000000"/>
    </style:style>
    <style:style style:name="Tabela58" style:family="table">
      <style:table-properties style:width="15.621cm" fo:margin-left="0cm" table:align="left"/>
    </style:style>
    <style:style style:name="Tabela58.A" style:family="table-column">
      <style:table-column-properties style:column-width="7.811cm"/>
    </style:style>
    <style:style style:name="Tabela58.A1" style:family="table-cell">
      <style:table-cell-properties fo:padding-left="0.191cm" fo:padding-right="0.191cm" fo:padding-top="0cm" fo:padding-bottom="0cm" fo:border="0.018cm solid #000000"/>
    </style:style>
    <style:style style:name="Tabela59" style:family="table">
      <style:table-properties style:width="15.621cm" fo:margin-left="0cm" table:align="left"/>
    </style:style>
    <style:style style:name="Tabela59.A" style:family="table-column">
      <style:table-column-properties style:column-width="7.811cm"/>
    </style:style>
    <style:style style:name="Tabela59.A1" style:family="table-cell">
      <style:table-cell-properties fo:padding-left="0.191cm" fo:padding-right="0.191cm" fo:padding-top="0cm" fo:padding-bottom="0cm" fo:border="0.018cm solid #000000"/>
    </style:style>
    <style:style style:name="Tabela60" style:family="table">
      <style:table-properties style:width="15.621cm" fo:margin-left="0cm" table:align="left"/>
    </style:style>
    <style:style style:name="Tabela60.A" style:family="table-column">
      <style:table-column-properties style:column-width="7.811cm"/>
    </style:style>
    <style:style style:name="Tabela60.A1" style:family="table-cell">
      <style:table-cell-properties fo:padding-left="0.191cm" fo:padding-right="0.191cm" fo:padding-top="0cm" fo:padding-bottom="0cm" fo:border="0.018cm solid #000000"/>
    </style:style>
    <style:style style:name="Tabela61" style:family="table">
      <style:table-properties style:width="15.621cm" fo:margin-left="0cm" table:align="left"/>
    </style:style>
    <style:style style:name="Tabela61.A" style:family="table-column">
      <style:table-column-properties style:column-width="7.811cm"/>
    </style:style>
    <style:style style:name="Tabela61.A1" style:family="table-cell">
      <style:table-cell-properties fo:padding-left="0.191cm" fo:padding-right="0.191cm" fo:padding-top="0cm" fo:padding-bottom="0cm" fo:border="0.018cm solid #000000"/>
    </style:style>
    <style:style style:name="Tabela62" style:family="table">
      <style:table-properties style:width="15.863cm" fo:margin-left="0.065cm" table:align="left"/>
    </style:style>
    <style:style style:name="Tabela62.A" style:family="table-column">
      <style:table-column-properties style:column-width="2.487cm"/>
    </style:style>
    <style:style style:name="Tabela62.B" style:family="table-column">
      <style:table-column-properties style:column-width="2.17cm"/>
    </style:style>
    <style:style style:name="Tabela62.C" style:family="table-column">
      <style:table-column-properties style:column-width="8.255cm"/>
    </style:style>
    <style:style style:name="Tabela62.D" style:family="table-column">
      <style:table-column-properties style:column-width="2.951cm"/>
    </style:style>
    <style:style style:name="Tabela6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62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62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62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63" style:family="table">
      <style:table-properties style:width="15.621cm" fo:margin-left="0cm" table:align="left"/>
    </style:style>
    <style:style style:name="Tabela63.A" style:family="table-column">
      <style:table-column-properties style:column-width="7.811cm"/>
    </style:style>
    <style:style style:name="Tabela63.A1" style:family="table-cell">
      <style:table-cell-properties fo:padding-left="0.191cm" fo:padding-right="0.191cm" fo:padding-top="0cm" fo:padding-bottom="0cm" fo:border="0.018cm solid #000000"/>
    </style:style>
    <style:style style:name="Tabela64" style:family="table">
      <style:table-properties style:width="15.621cm" fo:margin-left="0cm" table:align="left"/>
    </style:style>
    <style:style style:name="Tabela64.A" style:family="table-column">
      <style:table-column-properties style:column-width="7.811cm"/>
    </style:style>
    <style:style style:name="Tabela64.A1" style:family="table-cell">
      <style:table-cell-properties fo:padding-left="0.191cm" fo:padding-right="0.191cm" fo:padding-top="0cm" fo:padding-bottom="0cm" fo:border="0.018cm solid #000000"/>
    </style:style>
    <style:style style:name="Tabela65" style:family="table">
      <style:table-properties style:width="15.621cm" fo:margin-left="0cm" table:align="left"/>
    </style:style>
    <style:style style:name="Tabela65.A" style:family="table-column">
      <style:table-column-properties style:column-width="7.811cm"/>
    </style:style>
    <style:style style:name="Tabela65.A1" style:family="table-cell">
      <style:table-cell-properties fo:padding-left="0.191cm" fo:padding-right="0.191cm" fo:padding-top="0cm" fo:padding-bottom="0cm" fo:border="0.018cm solid #000000"/>
    </style:style>
    <style:style style:name="Tabela66" style:family="table">
      <style:table-properties style:width="15.621cm" fo:margin-left="0cm" table:align="left"/>
    </style:style>
    <style:style style:name="Tabela66.A" style:family="table-column">
      <style:table-column-properties style:column-width="7.811cm"/>
    </style:style>
    <style:style style:name="Tabela66.A1" style:family="table-cell">
      <style:table-cell-properties fo:padding-left="0.191cm" fo:padding-right="0.191cm" fo:padding-top="0cm" fo:padding-bottom="0cm" fo:border="0.018cm solid #000000"/>
    </style:style>
    <style:style style:name="Tabela67" style:family="table">
      <style:table-properties style:width="15.621cm" fo:margin-left="0cm" table:align="left"/>
    </style:style>
    <style:style style:name="Tabela67.A" style:family="table-column">
      <style:table-column-properties style:column-width="7.811cm"/>
    </style:style>
    <style:style style:name="Tabela67.A1" style:family="table-cell">
      <style:table-cell-properties fo:padding-left="0.191cm" fo:padding-right="0.191cm" fo:padding-top="0cm" fo:padding-bottom="0cm" fo:border="0.018cm solid #000000"/>
    </style:style>
    <style:style style:name="Tabela68" style:family="table">
      <style:table-properties style:width="15.621cm" fo:margin-left="0cm" table:align="left"/>
    </style:style>
    <style:style style:name="Tabela68.A" style:family="table-column">
      <style:table-column-properties style:column-width="7.811cm"/>
    </style:style>
    <style:style style:name="Tabela68.A1" style:family="table-cell">
      <style:table-cell-properties fo:padding-left="0.191cm" fo:padding-right="0.191cm" fo:padding-top="0cm" fo:padding-bottom="0cm" fo:border="0.018cm solid #000000"/>
    </style:style>
    <style:style style:name="Tabela69" style:family="table">
      <style:table-properties style:width="15.621cm" fo:margin-left="0cm" table:align="left"/>
    </style:style>
    <style:style style:name="Tabela69.A" style:family="table-column">
      <style:table-column-properties style:column-width="7.811cm"/>
    </style:style>
    <style:style style:name="Tabela69.A1" style:family="table-cell">
      <style:table-cell-properties fo:padding-left="0.191cm" fo:padding-right="0.191cm" fo:padding-top="0cm" fo:padding-bottom="0cm" fo:border="0.018cm solid #000000"/>
    </style:style>
    <style:style style:name="Tabela70" style:family="table">
      <style:table-properties style:width="15.863cm" fo:margin-left="0.065cm" table:align="left"/>
    </style:style>
    <style:style style:name="Tabela70.A" style:family="table-column">
      <style:table-column-properties style:column-width="2.487cm"/>
    </style:style>
    <style:style style:name="Tabela70.B" style:family="table-column">
      <style:table-column-properties style:column-width="2.17cm"/>
    </style:style>
    <style:style style:name="Tabela70.C" style:family="table-column">
      <style:table-column-properties style:column-width="8.255cm"/>
    </style:style>
    <style:style style:name="Tabela70.D" style:family="table-column">
      <style:table-column-properties style:column-width="2.951cm"/>
    </style:style>
    <style:style style:name="Tabela70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70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70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70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71" style:family="table">
      <style:table-properties style:width="15.621cm" fo:margin-left="0cm" table:align="left"/>
    </style:style>
    <style:style style:name="Tabela71.A" style:family="table-column">
      <style:table-column-properties style:column-width="7.811cm"/>
    </style:style>
    <style:style style:name="Tabela71.A1" style:family="table-cell">
      <style:table-cell-properties fo:padding-left="0.191cm" fo:padding-right="0.191cm" fo:padding-top="0cm" fo:padding-bottom="0cm" fo:border="0.018cm solid #000000"/>
    </style:style>
    <style:style style:name="Tabela72" style:family="table">
      <style:table-properties style:width="15.621cm" fo:margin-left="0cm" table:align="left"/>
    </style:style>
    <style:style style:name="Tabela72.A" style:family="table-column">
      <style:table-column-properties style:column-width="7.811cm"/>
    </style:style>
    <style:style style:name="Tabela72.A1" style:family="table-cell">
      <style:table-cell-properties fo:padding-left="0.191cm" fo:padding-right="0.191cm" fo:padding-top="0cm" fo:padding-bottom="0cm" fo:border="0.018cm solid #000000"/>
    </style:style>
    <style:style style:name="Tabela73" style:family="table">
      <style:table-properties style:width="15.621cm" fo:margin-left="0cm" table:align="left"/>
    </style:style>
    <style:style style:name="Tabela73.A" style:family="table-column">
      <style:table-column-properties style:column-width="7.811cm"/>
    </style:style>
    <style:style style:name="Tabela73.A1" style:family="table-cell">
      <style:table-cell-properties fo:padding-left="0.191cm" fo:padding-right="0.191cm" fo:padding-top="0cm" fo:padding-bottom="0cm" fo:border="0.018cm solid #000000"/>
    </style:style>
    <style:style style:name="Tabela74" style:family="table">
      <style:table-properties style:width="15.621cm" fo:margin-left="0cm" table:align="left"/>
    </style:style>
    <style:style style:name="Tabela74.A" style:family="table-column">
      <style:table-column-properties style:column-width="7.811cm"/>
    </style:style>
    <style:style style:name="Tabela74.A1" style:family="table-cell">
      <style:table-cell-properties fo:padding-left="0.191cm" fo:padding-right="0.191cm" fo:padding-top="0cm" fo:padding-bottom="0cm" fo:border="0.018cm solid #000000"/>
    </style:style>
    <style:style style:name="Tabela75" style:family="table">
      <style:table-properties style:width="15.621cm" fo:margin-left="0cm" table:align="left"/>
    </style:style>
    <style:style style:name="Tabela75.A" style:family="table-column">
      <style:table-column-properties style:column-width="7.811cm"/>
    </style:style>
    <style:style style:name="Tabela75.A1" style:family="table-cell">
      <style:table-cell-properties fo:padding-left="0.191cm" fo:padding-right="0.191cm" fo:padding-top="0cm" fo:padding-bottom="0cm" fo:border="0.018cm solid #000000"/>
    </style:style>
    <style:style style:name="Tabela76" style:family="table">
      <style:table-properties style:width="15.863cm" fo:margin-left="0.065cm" table:align="left"/>
    </style:style>
    <style:style style:name="Tabela76.A" style:family="table-column">
      <style:table-column-properties style:column-width="2.487cm"/>
    </style:style>
    <style:style style:name="Tabela76.B" style:family="table-column">
      <style:table-column-properties style:column-width="2.17cm"/>
    </style:style>
    <style:style style:name="Tabela76.C" style:family="table-column">
      <style:table-column-properties style:column-width="8.255cm"/>
    </style:style>
    <style:style style:name="Tabela76.D" style:family="table-column">
      <style:table-column-properties style:column-width="2.951cm"/>
    </style:style>
    <style:style style:name="Tabela76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76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76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76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77" style:family="table">
      <style:table-properties style:width="15.621cm" fo:margin-left="0cm" table:align="left"/>
    </style:style>
    <style:style style:name="Tabela77.A" style:family="table-column">
      <style:table-column-properties style:column-width="7.811cm"/>
    </style:style>
    <style:style style:name="Tabela77.A1" style:family="table-cell">
      <style:table-cell-properties fo:padding-left="0.191cm" fo:padding-right="0.191cm" fo:padding-top="0cm" fo:padding-bottom="0cm" fo:border="0.018cm solid #000000"/>
    </style:style>
    <style:style style:name="Tabela78" style:family="table">
      <style:table-properties style:width="15.621cm" fo:margin-left="0cm" table:align="left"/>
    </style:style>
    <style:style style:name="Tabela78.A" style:family="table-column">
      <style:table-column-properties style:column-width="7.811cm"/>
    </style:style>
    <style:style style:name="Tabela78.A1" style:family="table-cell">
      <style:table-cell-properties fo:padding-left="0.191cm" fo:padding-right="0.191cm" fo:padding-top="0cm" fo:padding-bottom="0cm" fo:border="0.018cm solid #000000"/>
    </style:style>
    <style:style style:name="Tabela79" style:family="table">
      <style:table-properties style:width="15.863cm" fo:margin-left="0.065cm" table:align="left"/>
    </style:style>
    <style:style style:name="Tabela79.A" style:family="table-column">
      <style:table-column-properties style:column-width="2.487cm"/>
    </style:style>
    <style:style style:name="Tabela79.B" style:family="table-column">
      <style:table-column-properties style:column-width="2.17cm"/>
    </style:style>
    <style:style style:name="Tabela79.C" style:family="table-column">
      <style:table-column-properties style:column-width="8.255cm"/>
    </style:style>
    <style:style style:name="Tabela79.D" style:family="table-column">
      <style:table-column-properties style:column-width="2.951cm"/>
    </style:style>
    <style:style style:name="Tabela79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79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79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79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80" style:family="table">
      <style:table-properties style:width="15.621cm" fo:margin-left="0cm" table:align="left"/>
    </style:style>
    <style:style style:name="Tabela80.A" style:family="table-column">
      <style:table-column-properties style:column-width="7.811cm"/>
    </style:style>
    <style:style style:name="Tabela80.A1" style:family="table-cell">
      <style:table-cell-properties fo:padding-left="0.191cm" fo:padding-right="0.191cm" fo:padding-top="0cm" fo:padding-bottom="0cm" fo:border="0.018cm solid #000000"/>
    </style:style>
    <style:style style:name="Tabela81" style:family="table">
      <style:table-properties style:width="15.621cm" fo:margin-left="0cm" table:align="left"/>
    </style:style>
    <style:style style:name="Tabela81.A" style:family="table-column">
      <style:table-column-properties style:column-width="7.811cm"/>
    </style:style>
    <style:style style:name="Tabela81.A1" style:family="table-cell">
      <style:table-cell-properties fo:padding-left="0.191cm" fo:padding-right="0.191cm" fo:padding-top="0cm" fo:padding-bottom="0cm" fo:border="0.018cm solid #000000"/>
    </style:style>
    <style:style style:name="Tabela82" style:family="table">
      <style:table-properties style:width="15.863cm" fo:margin-left="0.065cm" table:align="left"/>
    </style:style>
    <style:style style:name="Tabela82.A" style:family="table-column">
      <style:table-column-properties style:column-width="2.487cm"/>
    </style:style>
    <style:style style:name="Tabela82.B" style:family="table-column">
      <style:table-column-properties style:column-width="2.17cm"/>
    </style:style>
    <style:style style:name="Tabela82.C" style:family="table-column">
      <style:table-column-properties style:column-width="8.255cm"/>
    </style:style>
    <style:style style:name="Tabela82.D" style:family="table-column">
      <style:table-column-properties style:column-width="2.951cm"/>
    </style:style>
    <style:style style:name="Tabela8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82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82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82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83" style:family="table">
      <style:table-properties style:width="15.621cm" fo:margin-left="0cm" table:align="left"/>
    </style:style>
    <style:style style:name="Tabela83.A" style:family="table-column">
      <style:table-column-properties style:column-width="7.811cm"/>
    </style:style>
    <style:style style:name="Tabela83.A1" style:family="table-cell">
      <style:table-cell-properties fo:padding-left="0.191cm" fo:padding-right="0.191cm" fo:padding-top="0cm" fo:padding-bottom="0cm" fo:border="0.018cm solid #000000"/>
    </style:style>
    <style:style style:name="Tabela84" style:family="table">
      <style:table-properties style:width="15.621cm" fo:margin-left="0cm" table:align="left"/>
    </style:style>
    <style:style style:name="Tabela84.A" style:family="table-column">
      <style:table-column-properties style:column-width="7.811cm"/>
    </style:style>
    <style:style style:name="Tabela84.A1" style:family="table-cell">
      <style:table-cell-properties fo:padding-left="0.191cm" fo:padding-right="0.191cm" fo:padding-top="0cm" fo:padding-bottom="0cm" fo:border="0.018cm solid #000000"/>
    </style:style>
    <style:style style:name="Tabela85" style:family="table">
      <style:table-properties style:width="15.621cm" fo:margin-left="0cm" table:align="left"/>
    </style:style>
    <style:style style:name="Tabela85.A" style:family="table-column">
      <style:table-column-properties style:column-width="7.811cm"/>
    </style:style>
    <style:style style:name="Tabela85.A1" style:family="table-cell">
      <style:table-cell-properties fo:padding-left="0.191cm" fo:padding-right="0.191cm" fo:padding-top="0cm" fo:padding-bottom="0cm" fo:border="0.018cm solid #000000"/>
    </style:style>
    <style:style style:name="Tabela86" style:family="table">
      <style:table-properties style:width="15.88cm" fo:margin-left="0.056cm" table:align="left"/>
    </style:style>
    <style:style style:name="Tabela86.A" style:family="table-column">
      <style:table-column-properties style:column-width="2.485cm"/>
    </style:style>
    <style:style style:name="Tabela86.B" style:family="table-column">
      <style:table-column-properties style:column-width="2.17cm"/>
    </style:style>
    <style:style style:name="Tabela86.C" style:family="table-column">
      <style:table-column-properties style:column-width="8.255cm"/>
    </style:style>
    <style:style style:name="Tabela86.D" style:family="table-column">
      <style:table-column-properties style:column-width="2.97cm"/>
    </style:style>
    <style:style style:name="Tabela86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86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86.A2" style:family="table-cell">
      <style:table-cell-properties style:vertical-align="middle" fo:background-color="#f3f3f3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86.D2" style:family="table-cell">
      <style:table-cell-properties style:vertical-align="middle" fo:background-color="#f3f3f3" fo:padding="0cm" fo:border="0.018cm solid #808080">
        <style:background-image/>
      </style:table-cell-properties>
    </style:style>
    <style:style style:name="Tabela87" style:family="table">
      <style:table-properties style:width="15.621cm" fo:margin-left="0cm" table:align="left"/>
    </style:style>
    <style:style style:name="Tabela87.A" style:family="table-column">
      <style:table-column-properties style:column-width="7.811cm"/>
    </style:style>
    <style:style style:name="Tabela87.A1" style:family="table-cell">
      <style:table-cell-properties fo:padding-left="0.191cm" fo:padding-right="0.191cm" fo:padding-top="0cm" fo:padding-bottom="0cm" fo:border="0.018cm solid #000000"/>
    </style:style>
    <style:style style:name="Tabela88" style:family="table">
      <style:table-properties style:width="15.621cm" fo:margin-left="0cm" table:align="left"/>
    </style:style>
    <style:style style:name="Tabela88.A" style:family="table-column">
      <style:table-column-properties style:column-width="7.811cm"/>
    </style:style>
    <style:style style:name="Tabela88.A1" style:family="table-cell">
      <style:table-cell-properties fo:padding-left="0.191cm" fo:padding-right="0.191cm" fo:padding-top="0cm" fo:padding-bottom="0cm" fo:border="0.018cm solid #000000"/>
    </style:style>
    <style:style style:name="Tabela89" style:family="table">
      <style:table-properties style:width="15.621cm" fo:margin-left="0cm" table:align="left"/>
    </style:style>
    <style:style style:name="Tabela89.A" style:family="table-column">
      <style:table-column-properties style:column-width="7.811cm"/>
    </style:style>
    <style:style style:name="Tabela89.A1" style:family="table-cell">
      <style:table-cell-properties fo:padding-left="0.191cm" fo:padding-right="0.191cm" fo:padding-top="0cm" fo:padding-bottom="0cm" fo:border="0.018cm solid #000000"/>
    </style:style>
    <style:style style:name="Tabela90" style:family="table">
      <style:table-properties style:width="15.621cm" fo:margin-left="0cm" table:align="left"/>
    </style:style>
    <style:style style:name="Tabela90.A" style:family="table-column">
      <style:table-column-properties style:column-width="7.811cm"/>
    </style:style>
    <style:style style:name="Tabela90.A1" style:family="table-cell">
      <style:table-cell-properties fo:padding-left="0.191cm" fo:padding-right="0.191cm" fo:padding-top="0cm" fo:padding-bottom="0cm" fo:border="0.018cm solid #000000"/>
    </style:style>
    <style:style style:name="Tabela91" style:family="table">
      <style:table-properties style:width="15.863cm" fo:margin-left="0.065cm" table:align="left"/>
    </style:style>
    <style:style style:name="Tabela91.A" style:family="table-column">
      <style:table-column-properties style:column-width="2.487cm"/>
    </style:style>
    <style:style style:name="Tabela91.B" style:family="table-column">
      <style:table-column-properties style:column-width="2.17cm"/>
    </style:style>
    <style:style style:name="Tabela91.C" style:family="table-column">
      <style:table-column-properties style:column-width="8.255cm"/>
    </style:style>
    <style:style style:name="Tabela91.D" style:family="table-column">
      <style:table-column-properties style:column-width="2.951cm"/>
    </style:style>
    <style:style style:name="Tabela9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9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9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9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92" style:family="table">
      <style:table-properties style:width="15.621cm" fo:margin-left="0cm" table:align="left"/>
    </style:style>
    <style:style style:name="Tabela92.A" style:family="table-column">
      <style:table-column-properties style:column-width="7.811cm"/>
    </style:style>
    <style:style style:name="Tabela92.A1" style:family="table-cell">
      <style:table-cell-properties fo:padding-left="0.191cm" fo:padding-right="0.191cm" fo:padding-top="0cm" fo:padding-bottom="0cm" fo:border="0.018cm solid #000000"/>
    </style:style>
    <style:style style:name="Tabela93" style:family="table">
      <style:table-properties style:width="15.621cm" fo:margin-left="0cm" table:align="left"/>
    </style:style>
    <style:style style:name="Tabela93.A" style:family="table-column">
      <style:table-column-properties style:column-width="7.811cm"/>
    </style:style>
    <style:style style:name="Tabela93.A1" style:family="table-cell">
      <style:table-cell-properties fo:padding-left="0.191cm" fo:padding-right="0.191cm" fo:padding-top="0cm" fo:padding-bottom="0cm" fo:border="0.018cm solid #000000"/>
    </style:style>
    <style:style style:name="Tabela94" style:family="table">
      <style:table-properties style:width="15.621cm" fo:margin-left="0cm" table:align="left"/>
    </style:style>
    <style:style style:name="Tabela94.A" style:family="table-column">
      <style:table-column-properties style:column-width="7.811cm"/>
    </style:style>
    <style:style style:name="Tabela94.A1" style:family="table-cell">
      <style:table-cell-properties fo:padding-left="0.191cm" fo:padding-right="0.191cm" fo:padding-top="0cm" fo:padding-bottom="0cm" fo:border="0.018cm solid #000000"/>
    </style:style>
    <style:style style:name="Tabela95" style:family="table">
      <style:table-properties style:width="15.863cm" fo:margin-left="0.065cm" table:align="left"/>
    </style:style>
    <style:style style:name="Tabela95.A" style:family="table-column">
      <style:table-column-properties style:column-width="2.487cm"/>
    </style:style>
    <style:style style:name="Tabela95.B" style:family="table-column">
      <style:table-column-properties style:column-width="2.17cm"/>
    </style:style>
    <style:style style:name="Tabela95.C" style:family="table-column">
      <style:table-column-properties style:column-width="8.255cm"/>
    </style:style>
    <style:style style:name="Tabela95.D" style:family="table-column">
      <style:table-column-properties style:column-width="2.951cm"/>
    </style:style>
    <style:style style:name="Tabela95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95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95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95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96" style:family="table">
      <style:table-properties style:width="15.621cm" fo:margin-left="0cm" table:align="left"/>
    </style:style>
    <style:style style:name="Tabela96.A" style:family="table-column">
      <style:table-column-properties style:column-width="7.811cm"/>
    </style:style>
    <style:style style:name="Tabela96.A1" style:family="table-cell">
      <style:table-cell-properties fo:padding-left="0.191cm" fo:padding-right="0.191cm" fo:padding-top="0cm" fo:padding-bottom="0cm" fo:border="0.018cm solid #000000"/>
    </style:style>
    <style:style style:name="Tabela97" style:family="table">
      <style:table-properties style:width="15.621cm" fo:margin-left="0cm" table:align="left"/>
    </style:style>
    <style:style style:name="Tabela97.A" style:family="table-column">
      <style:table-column-properties style:column-width="7.811cm"/>
    </style:style>
    <style:style style:name="Tabela97.A1" style:family="table-cell">
      <style:table-cell-properties fo:padding-left="0.191cm" fo:padding-right="0.191cm" fo:padding-top="0cm" fo:padding-bottom="0cm" fo:border="0.018cm solid #000000"/>
    </style:style>
    <style:style style:name="Tabela98" style:family="table">
      <style:table-properties style:width="15.621cm" fo:margin-left="0cm" table:align="left"/>
    </style:style>
    <style:style style:name="Tabela98.A" style:family="table-column">
      <style:table-column-properties style:column-width="7.811cm"/>
    </style:style>
    <style:style style:name="Tabela98.A1" style:family="table-cell">
      <style:table-cell-properties fo:padding-left="0.191cm" fo:padding-right="0.191cm" fo:padding-top="0cm" fo:padding-bottom="0cm" fo:border="0.018cm solid #000000"/>
    </style:style>
    <style:style style:name="Tabela99" style:family="table">
      <style:table-properties style:width="15.863cm" fo:margin-left="0.065cm" table:align="left"/>
    </style:style>
    <style:style style:name="Tabela99.A" style:family="table-column">
      <style:table-column-properties style:column-width="2.487cm"/>
    </style:style>
    <style:style style:name="Tabela99.B" style:family="table-column">
      <style:table-column-properties style:column-width="2.17cm"/>
    </style:style>
    <style:style style:name="Tabela99.C" style:family="table-column">
      <style:table-column-properties style:column-width="8.255cm"/>
    </style:style>
    <style:style style:name="Tabela99.D" style:family="table-column">
      <style:table-column-properties style:column-width="2.951cm"/>
    </style:style>
    <style:style style:name="Tabela99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99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99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99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00" style:family="table">
      <style:table-properties style:width="15.621cm" fo:margin-left="0cm" table:align="left"/>
    </style:style>
    <style:style style:name="Tabela100.A" style:family="table-column">
      <style:table-column-properties style:column-width="7.811cm"/>
    </style:style>
    <style:style style:name="Tabela100.A1" style:family="table-cell">
      <style:table-cell-properties fo:padding-left="0.191cm" fo:padding-right="0.191cm" fo:padding-top="0cm" fo:padding-bottom="0cm" fo:border="0.018cm solid #000000"/>
    </style:style>
    <style:style style:name="Tabela101" style:family="table">
      <style:table-properties style:width="15.621cm" fo:margin-left="0cm" table:align="left"/>
    </style:style>
    <style:style style:name="Tabela101.A" style:family="table-column">
      <style:table-column-properties style:column-width="7.811cm"/>
    </style:style>
    <style:style style:name="Tabela101.A1" style:family="table-cell">
      <style:table-cell-properties fo:padding-left="0.191cm" fo:padding-right="0.191cm" fo:padding-top="0cm" fo:padding-bottom="0cm" fo:border="0.018cm solid #000000"/>
    </style:style>
    <style:style style:name="Tabela102" style:family="table">
      <style:table-properties style:width="15.863cm" fo:margin-left="0.065cm" table:align="left"/>
    </style:style>
    <style:style style:name="Tabela102.A" style:family="table-column">
      <style:table-column-properties style:column-width="2.487cm"/>
    </style:style>
    <style:style style:name="Tabela102.B" style:family="table-column">
      <style:table-column-properties style:column-width="2.17cm"/>
    </style:style>
    <style:style style:name="Tabela102.C" style:family="table-column">
      <style:table-column-properties style:column-width="8.255cm"/>
    </style:style>
    <style:style style:name="Tabela102.D" style:family="table-column">
      <style:table-column-properties style:column-width="2.951cm"/>
    </style:style>
    <style:style style:name="Tabela10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02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02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02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03" style:family="table">
      <style:table-properties style:width="15.621cm" fo:margin-left="0cm" table:align="left"/>
    </style:style>
    <style:style style:name="Tabela103.A" style:family="table-column">
      <style:table-column-properties style:column-width="7.811cm"/>
    </style:style>
    <style:style style:name="Tabela103.A1" style:family="table-cell">
      <style:table-cell-properties fo:padding-left="0.191cm" fo:padding-right="0.191cm" fo:padding-top="0cm" fo:padding-bottom="0cm" fo:border="0.018cm solid #000000"/>
    </style:style>
    <style:style style:name="Tabela104" style:family="table">
      <style:table-properties style:width="15.863cm" fo:margin-left="0.065cm" table:align="left"/>
    </style:style>
    <style:style style:name="Tabela104.A" style:family="table-column">
      <style:table-column-properties style:column-width="2.487cm"/>
    </style:style>
    <style:style style:name="Tabela104.B" style:family="table-column">
      <style:table-column-properties style:column-width="2.17cm"/>
    </style:style>
    <style:style style:name="Tabela104.C" style:family="table-column">
      <style:table-column-properties style:column-width="8.255cm"/>
    </style:style>
    <style:style style:name="Tabela104.D" style:family="table-column">
      <style:table-column-properties style:column-width="2.951cm"/>
    </style:style>
    <style:style style:name="Tabela104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04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04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04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05" style:family="table">
      <style:table-properties style:width="15.621cm" fo:margin-left="0cm" table:align="left"/>
    </style:style>
    <style:style style:name="Tabela105.A" style:family="table-column">
      <style:table-column-properties style:column-width="7.811cm"/>
    </style:style>
    <style:style style:name="Tabela105.A1" style:family="table-cell">
      <style:table-cell-properties fo:padding-left="0.191cm" fo:padding-right="0.191cm" fo:padding-top="0cm" fo:padding-bottom="0cm" fo:border="0.018cm solid #000000"/>
    </style:style>
    <style:style style:name="Tabela106" style:family="table">
      <style:table-properties style:width="15.621cm" fo:margin-left="0cm" table:align="left"/>
    </style:style>
    <style:style style:name="Tabela106.A" style:family="table-column">
      <style:table-column-properties style:column-width="7.811cm"/>
    </style:style>
    <style:style style:name="Tabela106.A1" style:family="table-cell">
      <style:table-cell-properties fo:padding-left="0.191cm" fo:padding-right="0.191cm" fo:padding-top="0cm" fo:padding-bottom="0cm" fo:border="0.018cm solid #000000"/>
    </style:style>
    <style:style style:name="Tabela107" style:family="table">
      <style:table-properties style:width="15.621cm" fo:margin-left="0cm" table:align="left"/>
    </style:style>
    <style:style style:name="Tabela107.A" style:family="table-column">
      <style:table-column-properties style:column-width="7.811cm"/>
    </style:style>
    <style:style style:name="Tabela107.A1" style:family="table-cell">
      <style:table-cell-properties fo:padding-left="0.191cm" fo:padding-right="0.191cm" fo:padding-top="0cm" fo:padding-bottom="0cm" fo:border="0.018cm solid #000000"/>
    </style:style>
    <style:style style:name="Tabela108" style:family="table">
      <style:table-properties style:width="15.863cm" fo:margin-left="0.065cm" table:align="left"/>
    </style:style>
    <style:style style:name="Tabela108.A" style:family="table-column">
      <style:table-column-properties style:column-width="2.487cm"/>
    </style:style>
    <style:style style:name="Tabela108.B" style:family="table-column">
      <style:table-column-properties style:column-width="2.17cm"/>
    </style:style>
    <style:style style:name="Tabela108.C" style:family="table-column">
      <style:table-column-properties style:column-width="8.255cm"/>
    </style:style>
    <style:style style:name="Tabela108.D" style:family="table-column">
      <style:table-column-properties style:column-width="2.951cm"/>
    </style:style>
    <style:style style:name="Tabela108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08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08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08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09" style:family="table">
      <style:table-properties style:width="15.621cm" fo:margin-left="0cm" table:align="left"/>
    </style:style>
    <style:style style:name="Tabela109.A" style:family="table-column">
      <style:table-column-properties style:column-width="7.811cm"/>
    </style:style>
    <style:style style:name="Tabela109.A1" style:family="table-cell">
      <style:table-cell-properties fo:padding-left="0.191cm" fo:padding-right="0.191cm" fo:padding-top="0cm" fo:padding-bottom="0cm" fo:border="0.018cm solid #000000"/>
    </style:style>
    <style:style style:name="Tabela110" style:family="table">
      <style:table-properties style:width="15.621cm" fo:margin-left="0cm" table:align="left"/>
    </style:style>
    <style:style style:name="Tabela110.A" style:family="table-column">
      <style:table-column-properties style:column-width="7.811cm"/>
    </style:style>
    <style:style style:name="Tabela110.A1" style:family="table-cell">
      <style:table-cell-properties fo:padding-left="0.191cm" fo:padding-right="0.191cm" fo:padding-top="0cm" fo:padding-bottom="0cm" fo:border="0.018cm solid #000000"/>
    </style:style>
    <style:style style:name="Tabela111" style:family="table">
      <style:table-properties style:width="16.986cm" table:align="center"/>
    </style:style>
    <style:style style:name="Tabela111.A" style:family="table-column">
      <style:table-column-properties style:column-width="6.182cm"/>
    </style:style>
    <style:style style:name="Tabela111.B" style:family="table-column">
      <style:table-column-properties style:column-width="2.708cm"/>
    </style:style>
    <style:style style:name="Tabela111.C" style:family="table-column">
      <style:table-column-properties style:column-width="2.725cm"/>
    </style:style>
    <style:style style:name="Tabela111.D" style:family="table-column">
      <style:table-column-properties style:column-width="2.969cm"/>
    </style:style>
    <style:style style:name="Tabela111.E" style:family="table-column">
      <style:table-column-properties style:column-width="2.402cm"/>
    </style:style>
    <style:style style:name="Tabela111.1" style:family="table-row">
      <style:table-row-properties style:min-row-height="0.688cm"/>
    </style:style>
    <style:style style:name="Tabela111.A1" style:family="table-cell">
      <style:table-cell-properties fo:padding="0.106cm" fo:border="0.018cm solid #000000"/>
    </style:style>
    <style:style style:name="Tabela111.2" style:family="table-row">
      <style:table-row-properties style:min-row-height="1.667cm"/>
    </style:style>
    <style:style style:name="Tabela111.3" style:family="table-row">
      <style:table-row-properties style:min-row-height="2.143cm"/>
    </style:style>
    <style:style style:name="Tabela111.6" style:family="table-row">
      <style:table-row-properties style:min-row-height="3.122cm"/>
    </style:style>
    <style:style style:name="Tabela112" style:family="table">
      <style:table-properties style:width="15.443cm" fo:margin-left="0cm" table:align="left"/>
    </style:style>
    <style:style style:name="Tabela112.A" style:family="table-column">
      <style:table-column-properties style:column-width="12.693cm"/>
    </style:style>
    <style:style style:name="Tabela112.B" style:family="table-column">
      <style:table-column-properties style:column-width="2.75cm"/>
    </style:style>
    <style:style style:name="Tabela112.1" style:family="table-row">
      <style:table-row-properties style:min-row-height="0.7cm"/>
    </style:style>
    <style:style style:name="Tabela112.A1" style:family="table-cell">
      <style:table-cell-properties fo:padding-left="0.191cm" fo:padding-right="0.191cm" fo:padding-top="0cm" fo:padding-bottom="0cm" fo:border="0.018cm solid #000000"/>
    </style:style>
    <style:style style:name="Tabela113" style:family="table">
      <style:table-properties style:width="15.693cm" fo:margin-left="0cm" table:align="left"/>
    </style:style>
    <style:style style:name="Tabela113.A" style:family="table-column">
      <style:table-column-properties style:column-width="4.441cm"/>
    </style:style>
    <style:style style:name="Tabela113.B" style:family="table-column">
      <style:table-column-properties style:column-width="11.252cm"/>
    </style:style>
    <style:style style:name="Tabela113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Rodapé">
      <style:text-properties style:font-name="Tahoma" style:font-name-complex="Tahoma"/>
    </style:style>
    <style:style style:name="P2" style:family="paragraph" style:parent-style-name="Rodapé">
      <style:paragraph-properties fo:text-align="end" style:justify-single-word="false"/>
      <style:text-properties style:font-name="Tahoma" fo:font-weight="bold" style:font-weight-asian="bold" style:font-name-complex="Tahoma"/>
    </style:style>
    <style:style style:name="P3" style:family="paragraph" style:parent-style-name="Rodapé">
      <style:paragraph-properties fo:margin-left="0cm" fo:margin-right="0cm" fo:text-align="center" style:justify-single-word="false" fo:text-indent="-0.439cm" style:auto-text-indent="false"/>
      <style:text-properties fo:font-variant="small-caps" style:font-name="Arial" fo:text-shadow="1pt 1pt" fo:font-weight="bold" style:font-weight-asian="bold" style:font-name-complex="Arial"/>
    </style:style>
    <style:style style:name="P4" style:family="paragraph" style:parent-style-name="Rodapé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7.795cm" style:type="center"/>
          <style:tab-stop style:position="14.023cm"/>
          <style:tab-stop style:position="15.251cm" style:type="right"/>
          <style:tab-stop style:position="15.589cm" style:type="right"/>
        </style:tab-stops>
      </style:paragraph-properties>
    </style:style>
    <style:style style:name="P5" style:family="paragraph" style:parent-style-name="Normal">
      <style:paragraph-properties fo:text-align="justify" style:justify-single-word="false"/>
      <style:text-properties style:font-name="Arial" fo:font-size="30pt" fo:font-weight="bold" style:font-size-asian="30pt" style:font-weight-asian="bold" style:font-name-complex="Arial" style:font-size-complex="30pt"/>
    </style:style>
    <style:style style:name="P6" style:family="paragraph" style:parent-style-name="Normal">
      <style:paragraph-properties fo:text-align="center" style:justify-single-word="false"/>
      <style:text-properties style:font-name="Arial" fo:font-size="30pt" fo:font-weight="bold" style:font-size-asian="30pt" style:font-weight-asian="bold" style:font-name-complex="Arial" style:font-size-complex="30pt"/>
    </style:style>
    <style:style style:name="P7" style:family="paragraph" style:parent-style-name="Normal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Normal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 text:display="none"/>
    </style:style>
    <style:style style:name="P11" style:family="paragraph" style:parent-style-name="Normal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2" style:family="paragraph" style:parent-style-name="Normal">
      <style:paragraph-properties fo:text-align="justify" style:justify-single-word="false"/>
      <style:text-properties style:font-name="Arial" fo:font-size="11pt" fo:language="en" fo:country="US" style:font-size-asian="11pt" style:font-name-complex="Arial" style:font-size-complex="11pt"/>
    </style:style>
    <style:style style:name="P13" style:family="paragraph" style:parent-style-name="Normal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14" style:family="paragraph" style:parent-style-name="Normal">
      <style:paragraph-properties fo:text-align="justify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Normal">
      <style:paragraph-properties fo:text-align="justify" style:justify-single-word="false"/>
      <style:text-properties style:font-name="Arial" fo:font-weight="bold" style:font-weight-asian="bold" style:font-name-complex="Arial" style:font-size-complex="11pt"/>
    </style:style>
    <style:style style:name="P16" style:family="paragraph" style:parent-style-name="Normal">
      <style:paragraph-properties fo:text-align="justify" style:justify-single-word="false"/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17" style:family="paragraph" style:parent-style-name="Normal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size-complex="11pt"/>
    </style:style>
    <style:style style:name="P18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Normal">
      <style:paragraph-properties fo:text-align="justify" style:justify-single-word="false"/>
      <style:text-properties style:font-name="Arial" style:font-name-complex="Arial"/>
    </style:style>
    <style:style style:name="P22" style:family="paragraph" style:parent-style-name="Normal">
      <style:paragraph-properties fo:text-align="center" style:justify-single-word="false"/>
    </style:style>
    <style:style style:name="P23" style:family="paragraph" style:parent-style-name="Normal">
      <style:paragraph-properties fo:text-align="justify" style:justify-single-word="false"/>
    </style:style>
    <style:style style:name="P24" style:family="paragraph" style:parent-style-name="Normal">
      <style:paragraph-properties fo:text-align="justify" style:justify-single-word="false"/>
      <style:text-properties fo:color="#000000" style:font-name="Arial" fo:font-size="11pt" style:font-size-asian="11pt" style:language-asian="en" style:country-asian="US" style:font-name-complex="Arial" style:font-size-complex="11pt"/>
    </style:style>
    <style:style style:name="P25" style:family="paragraph" style:parent-style-name="Normal">
      <style:paragraph-properties fo:text-align="justify" style:justify-single-word="false"/>
      <style:text-properties fo:color="#000000" style:font-name="Arial" fo:font-size="11pt" fo:language="en" fo:country="US" style:font-size-asian="11pt" style:language-asian="en" style:country-asian="US" style:font-name-complex="Arial" style:font-size-complex="11pt"/>
    </style:style>
    <style:style style:name="P26" style:family="paragraph" style:parent-style-name="Normal">
      <style:paragraph-properties fo:text-align="justify" style:justify-single-word="false"/>
      <style:text-properties fo:color="#000000" style:language-asian="en" style:country-asian="US"/>
    </style:style>
    <style:style style:name="P27" style:family="paragraph" style:parent-style-name="Normal">
      <style:paragraph-properties fo:text-align="justify" style:justify-single-word="false"/>
      <style:text-properties fo:color="#000000" fo:language="en" fo:country="US" style:language-asian="en" style:country-asian="US"/>
    </style:style>
    <style:style style:name="P28" style:family="paragraph" style:parent-style-name="Normal">
      <style:paragraph-properties fo:text-align="justify" style:justify-single-word="false"/>
      <style:text-properties fo:color="#000000" fo:font-size="10pt" fo:language="en" fo:country="US" style:font-size-asian="10pt" style:language-asian="en" style:country-asian="US" style:font-size-complex="10pt"/>
    </style:style>
    <style:style style:name="P29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3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="Arial" fo:font-size="10pt" fo:language="en" fo:country="US" style:letter-kerning="false" style:font-size-asian="10pt" style:language-asian="en" style:country-asian="US" style:font-name-complex="Arial" style:font-size-complex="10pt"/>
    </style:style>
    <style:style style:name="P3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="Arial" fo:font-size="10pt" style:letter-kerning="false" style:font-size-asian="10pt" style:language-asian="en" style:country-asian="US" style:font-name-complex="Arial" style:font-size-complex="10pt"/>
    </style:style>
    <style:style style:name="P3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="Arial" fo:font-size="10pt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0pt" style:language-asian="en" style:country-asian="US" style:font-name-complex="Arial" style:font-size-complex="10pt"/>
    </style:style>
    <style:style style:name="P3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752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Arial" style:font-size-complex="10pt"/>
    </style:style>
    <style:style style:name="P3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complex="Arial"/>
    </style:style>
    <style:style style:name="P37" style:family="paragraph" style:parent-style-name="normal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38" style:family="paragraph" style:parent-style-name="normal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40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42" style:family="paragraph" style:parent-style-name="Standard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text-align="center" style:justify-single-word="false" fo:orphans="0" fo:widows="0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text-properties fo:language="en" fo:country="US"/>
    </style:style>
    <style:style style:name="P47" style:family="paragraph" style:parent-style-name="Standard">
      <style:paragraph-properties fo:text-align="justify" style:justify-single-word="false"/>
      <style:text-properties fo:language="en" fo:country="US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style:letter-kerning="false" style:font-size-asian="10pt" style:language-asian="en" style:country-asian="US" style:font-name-complex="Arial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5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Text_20_body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3" style:family="paragraph" style:parent-style-name="Text_20_body">
      <style:paragraph-properties fo:margin-top="0cm" fo:margin-bottom="0cm" fo:text-align="justify" style:justify-single-word="false"/>
      <style:text-properties style:font-name="Arial" fo:language="pt" fo:country="BR" style:font-name-complex="Arial"/>
    </style:style>
    <style:style style:name="P54" style:family="paragraph" style:parent-style-name="Text_20_body">
      <style:paragraph-properties fo:margin-top="0cm" fo:margin-bottom="0cm" fo:text-align="justify" style:justify-single-word="false"/>
      <style:text-properties style:font-name="Arial" fo:language="pt" fo:country="BR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55" style:family="paragraph" style:parent-style-name="Text_20_body">
      <style:paragraph-properties fo:margin-top="0cm" fo:margin-bottom="0cm" fo:text-align="justify" style:justify-single-word="false"/>
      <style:text-properties style:font-name="Arial" style:font-name-complex="Arial"/>
    </style:style>
    <style:style style:name="P56" style:family="paragraph" style:parent-style-name="Text_20_body">
      <style:paragraph-properties fo:margin-top="0cm" fo:margin-bottom="0cm" fo:text-align="justify" style:justify-single-word="false"/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P5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style:font-name-complex="Arial"/>
    </style:style>
    <style:style style:name="P58" style:family="paragraph" style:parent-style-name="Standard">
      <style:paragraph-properties fo:margin-left="0.635cm" fo:margin-right="0cm" fo:text-align="justify" style:justify-single-word="false" fo:orphans="0" fo:widows="0" fo:text-indent="-0.586cm" style:auto-text-indent="false" style:snap-to-layout-grid="false">
        <style:tab-stops/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59" style:family="paragraph" style:parent-style-name="Standard">
      <style:paragraph-properties fo:margin-left="0.049cm" fo:margin-right="0cm" fo:text-align="center" style:justify-single-word="false" fo:orphans="0" fo:widows="0" fo:text-indent="0cm" style:auto-text-indent="false" style:snap-to-layout-grid="false">
        <style:tab-stops/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61" style:family="paragraph" style:parent-style-name="standard">
      <style:paragraph-properties fo:margin-top="0.423cm" fo:margin-bottom="0cm"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62" style:family="paragraph" style:parent-style-name="standard">
      <style:paragraph-properties fo:margin-top="0.423cm" fo:margin-bottom="0cm" fo:text-align="justify" style:justify-single-word="false"/>
    </style:style>
    <style:style style:name="P63" style:family="paragraph" style:parent-style-name="Normal">
      <style:paragraph-properties fo:margin-top="0.423cm" fo:margin-bottom="0cm" fo:text-align="justify" style:justify-single-word="false"/>
      <style:text-properties style:font-name="Arial" fo:font-weight="bold" style:font-weight-asian="bold" style:font-name-complex="Arial" style:font-size-complex="11pt"/>
    </style:style>
    <style:style style:name="P64" style:family="paragraph" style:parent-style-name="Normal">
      <style:paragraph-properties fo:margin-left="1.199cm" fo:margin-right="0cm" fo:text-align="justify" style:justify-single-word="false" fo:text-indent="0cm" style:auto-text-indent="false">
        <style:tab-stops/>
      </style:paragraph-properties>
      <style:text-properties fo:color="#000000" style:language-asian="en" style:country-asian="US"/>
    </style:style>
    <style:style style:name="P65" style:family="paragraph" style:parent-style-name="Normal" style:master-page-name="MPF0">
      <style:paragraph-properties fo:text-align="justify" style:justify-single-word="false" style:page-number="auto" fo:break-before="page"/>
      <style:text-properties style:font-name="Arial" fo:font-size="30pt" fo:font-weight="bold" style:font-size-asian="30pt" style:font-weight-asian="bold" style:font-name-complex="Arial" style:font-size-complex="30pt"/>
    </style:style>
    <style:style style:name="P66" style:family="paragraph" style:parent-style-name="Normal" style:master-page-name="MP1">
      <style:paragraph-properties fo:text-align="justify" style:justify-single-word="false" style:page-number="1" fo:break-before="page"/>
    </style:style>
    <style:style style:name="P67" style:family="paragraph" style:parent-style-name="Standard" style:list-style-name="L1">
      <style:paragraph-properties fo:margin-left="1.752cm" fo:margin-right="0cm" fo:text-align="justify" style:justify-single-word="false" fo:text-indent="-0.50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8" style:family="paragraph" style:parent-style-name="Heading_20_1" style:list-style-name="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style:font-name="Arial" fo:font-size="11pt" fo:language="pt" fo:country="BR" style:font-size-asian="11pt" style:font-name-complex="Arial" style:font-size-complex="11pt" style:font-weight-complex="normal"/>
    </style:style>
    <style:style style:name="P69" style:family="paragraph" style:parent-style-name="Heading_20_1" style:list-style-name="">
      <style:paragraph-properties fo:margin-left="0.635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Arial" style:font-name-complex="Arial"/>
    </style:style>
    <style:style style:name="P70" style:family="paragraph" style:parent-style-name="Heading_20_1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style:font-name-complex="Arial"/>
    </style:style>
    <style:style style:name="P71" style:family="paragraph" style:parent-style-name="Heading_20_1">
      <style:paragraph-properties fo:margin-left="0cm" fo:margin-right="0cm" fo:margin-top="0cm" fo:margin-bottom="0cm" fo:text-align="justify" style:justify-single-word="false" fo:text-indent="0.499cm" style:auto-text-indent="false"/>
      <style:text-properties style:font-name="Arial" style:font-name-complex="Arial"/>
    </style:style>
    <style:style style:name="P72" style:family="paragraph" style:parent-style-name="Heading_20_1" style:list-style-name="WW8Num12">
      <style:paragraph-properties fo:margin-left="0cm" fo:margin-right="0cm" fo:margin-top="0cm" fo:margin-bottom="0cm" fo:text-align="justify" style:justify-single-word="false" fo:text-indent="0.499cm" style:auto-text-indent="false"/>
      <style:text-properties style:font-name="Arial" style:font-name-complex="Arial"/>
    </style:style>
    <style:style style:name="P73" style:family="paragraph" style:parent-style-name="Heading_20_1" style:list-style-name="WW8Num12">
      <style:paragraph-properties fo:margin-left="0cm" fo:margin-right="0cm" fo:margin-top="0cm" fo:margin-bottom="0cm" fo:text-align="justify" style:justify-single-word="false" fo:text-indent="0.499cm" style:auto-text-indent="false"/>
    </style:style>
    <style:style style:name="P74" style:family="paragraph" style:parent-style-name="Heading_20_1" style:list-style-name="WW8Num12">
      <style:paragraph-properties fo:margin-left="0cm" fo:margin-right="0cm" fo:margin-top="0cm" fo:margin-bottom="0cm" fo:text-align="justify" style:justify-single-word="false" fo:text-indent="0.635cm" style:auto-text-indent="false"/>
      <style:text-properties style:font-name="Arial" fo:language="pt" fo:country="BR" style:font-name-complex="Arial"/>
    </style:style>
    <style:style style:name="P75" style:family="paragraph" style:parent-style-name="Heading_20_1" style:list-style-name="L2">
      <style:paragraph-properties fo:margin-top="0cm" fo:margin-bottom="0cm" fo:text-align="justify" style:justify-single-word="false"/>
      <style:text-properties style:font-name="Arial" style:font-name-complex="Arial"/>
    </style:style>
    <style:style style:name="P76" style:family="paragraph" style:parent-style-name="Heading_20_1" style:list-style-name="L3">
      <style:paragraph-properties fo:margin-top="0cm" fo:margin-bottom="0cm" fo:text-align="justify" style:justify-single-word="false"/>
      <style:text-properties style:font-name="Arial" style:font-name-complex="Arial"/>
    </style:style>
    <style:style style:name="P77" style:family="paragraph" style:parent-style-name="Heading_20_1" style:list-style-name="L4">
      <style:paragraph-properties fo:margin-top="0cm" fo:margin-bottom="0cm" fo:text-align="justify" style:justify-single-word="false"/>
      <style:text-properties style:font-name="Arial" style:font-name-complex="Arial"/>
    </style:style>
    <style:style style:name="P78" style:family="paragraph" style:parent-style-name="Heading_20_1" style:list-style-name="L5">
      <style:paragraph-properties fo:margin-top="0cm" fo:margin-bottom="0cm" fo:text-align="justify" style:justify-single-word="false"/>
      <style:text-properties style:font-name="Arial" style:font-name-complex="Arial"/>
    </style:style>
    <style:style style:name="P79" style:family="paragraph" style:parent-style-name="Heading_20_1" style:list-style-name="L6">
      <style:paragraph-properties fo:margin-top="0cm" fo:margin-bottom="0cm" fo:text-align="justify" style:justify-single-word="false"/>
      <style:text-properties style:font-name="Arial" style:font-name-complex="Arial"/>
    </style:style>
    <style:style style:name="P80" style:family="paragraph" style:parent-style-name="Heading_20_1" style:list-style-name="L7">
      <style:paragraph-properties fo:margin-top="0cm" fo:margin-bottom="0cm" fo:text-align="justify" style:justify-single-word="false"/>
      <style:text-properties style:font-name="Arial" style:font-name-complex="Arial"/>
    </style:style>
    <style:style style:name="P81" style:family="paragraph" style:parent-style-name="Heading_20_1" style:list-style-name="L8">
      <style:paragraph-properties fo:margin-top="0cm" fo:margin-bottom="0cm" fo:text-align="justify" style:justify-single-word="false"/>
      <style:text-properties style:font-name="Arial" style:font-name-complex="Arial"/>
    </style:style>
    <style:style style:name="P82" style:family="paragraph" style:parent-style-name="Heading_20_1" style:list-style-name="L9">
      <style:paragraph-properties fo:margin-top="0cm" fo:margin-bottom="0cm" fo:text-align="justify" style:justify-single-word="false"/>
      <style:text-properties style:font-name="Arial" style:font-name-complex="Arial"/>
    </style:style>
    <style:style style:name="P83" style:family="paragraph" style:parent-style-name="Heading_20_1" style:list-style-name="L10">
      <style:paragraph-properties fo:margin-top="0cm" fo:margin-bottom="0cm" fo:text-align="justify" style:justify-single-word="false"/>
      <style:text-properties style:font-name="Arial" style:font-name-complex="Arial"/>
    </style:style>
    <style:style style:name="P84" style:family="paragraph" style:parent-style-name="Heading_20_2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Arial" style:font-name-complex="Arial"/>
    </style:style>
    <style:style style:name="P85" style:family="paragraph" style:parent-style-name="Heading_20_2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86" style:family="paragraph" style:parent-style-name="Heading_20_2">
      <style:paragraph-properties fo:margin-left="0cm" fo:margin-right="0cm" fo:text-align="justify" style:justify-single-word="false" fo:text-indent="1.251cm" style:auto-text-indent="false"/>
      <style:text-properties style:font-name="Arial" style:font-name-complex="Arial"/>
    </style:style>
    <style:style style:name="P87" style:family="paragraph" style:parent-style-name="Heading_20_2" style:list-style-name="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Arial" style:font-name-complex="Arial"/>
    </style:style>
    <style:style style:name="P88" style:family="paragraph" style:parent-style-name="Heading_20_2" style:list-style-name="">
      <style:paragraph-properties fo:margin-left="0cm" fo:margin-right="0cm" fo:margin-top="0cm" fo:margin-bottom="0cm" fo:text-align="justify" style:justify-single-word="false" fo:text-indent="1.27cm" style:auto-text-indent="false"/>
    </style:style>
    <style:style style:name="P89" style:family="paragraph" style:parent-style-name="Heading_20_2" style:list-style-name="">
      <style:paragraph-properties fo:margin-left="0cm" fo:margin-right="0cm" fo:text-align="justify" style:justify-single-word="false" fo:text-indent="1.27cm" style:auto-text-indent="false"/>
      <style:text-properties style:font-name="Arial" style:font-name-complex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language="es" fo:country="ES" style:font-size-asian="10pt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style:letter-kerning="true" style:font-size-asian="10pt" style:font-name-complex="Arial" style:font-size-complex="10pt"/>
    </style:style>
    <style:style style:name="T5" style:family="text">
      <style:text-properties style:font-name="Arial" fo:font-size="30pt" fo:font-weight="bold" style:font-size-asian="30pt" style:font-weight-asian="bold" style:font-name-complex="Arial" style:font-size-complex="30pt"/>
    </style:style>
    <style:style style:name="T6" style:family="text">
      <style:text-properties style:font-name="Arial" fo:font-weight="bold" style:font-weight-asian="bold" style:font-name-complex="Arial" style:font-size-complex="11pt"/>
    </style:style>
    <style:style style:name="T7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fo:language="en" fo:country="US" style:font-size-asian="11pt" style:font-name-complex="Arial" style:font-size-complex="11pt"/>
    </style:style>
    <style:style style:name="T11" style:family="text"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2" style:family="text">
      <style:text-properties style:font-name="Arial" fo:font-size="11pt" fo:language="pt" fo:country="BR" style:font-size-asian="11pt" style:font-name-complex="Arial" style:font-size-complex="11pt"/>
    </style:style>
    <style:style style:name="T13" style:family="text">
      <style:text-properties style:font-name="Arial" fo:font-size="11pt" fo:language="pt" fo:country="BR" fo:font-style="italic" style:font-size-asian="11pt" style:font-style-asian="italic" style:font-name-complex="Arial" style:font-size-complex="11pt" style:font-style-complex="italic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fo:language="en" fo:country="US" style:font-name-complex="Arial" style:font-size-complex="14pt" style:font-weight-complex="bold"/>
    </style:style>
    <style:style style:name="T16" style:family="text">
      <style:text-properties fo:color="#000000" style:font-name="Arial" fo:font-size="11pt" fo:language="en" fo:country="US" fo:font-weight="bold" style:font-size-asian="11pt" style:language-asian="en" style:country-asian="US" style:font-weight-asian="bold" style:font-name-complex="Arial" style:font-size-complex="11pt" style:font-weight-complex="bold"/>
    </style:style>
    <text:list-style style:name="L1">
      <text:list-level-style-number text:level="1" style:num-suffix="." style:num-format="1">
        <style:list-level-properties text:space-before="2.469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5"/>
      <text:p text:style-name="P5"/>
      <text:p text:style-name="P5"/>
      <text:p text:style-name="P6">ESPECIFICAÇÃO DE REQUISITOS DE SOFTWARE</text:p>
      <text:p text:style-name="P5"/>
      <text:p text:style-name="P6"/>
      <text:p text:style-name="P22"><text:span text:style-name="Fonte_20_parág._20_padrão"><text:span text:style-name="T5">FOOD DELIVERY WEB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QUIPE: Estevão Saleme</text:p>
      <text:p text:style-name="P8">Janaina Oliveira</text:p>
      <text:p text:style-name="P8">Melque Silva</text:p>
      <text:p text:style-name="P8">Paulo Daniel</text:p>
      <text:p text:style-name="P8">Pedro Cardoso</text:p>
      <text:p text:style-name="P8">Renato Correa</text:p>
      <text:p text:style-name="P8">Thaiz Cabral</text:p>
      <text:p text:style-name="P66"><text:span text:style-name="Fonte_20_parág._20_padrão"><text:span text:style-name="T6">1 </text:span></text:span><text:span text:style-name="Fonte_20_parág._20_padrão"><text:span text:style-name="T6">- </text:span></text:span><text:span text:style-name="Fonte_20_parág._20_padrão"><text:span text:style-name="T7">Requisitos de Negócio</text:span></text:span></text:p>
      <text:p text:style-name="P9"/>
      <text:p text:style-name="P23"><text:span text:style-name="Fonte_20_parág._20_padrão"><text:span text:style-name="T8">RQN1:</text:span></text:span><text:span text:style-name="Fonte_20_parág._20_padrão"><text:span text:style-name="T9"> </text:span></text:span></text:p>
      <text:p text:style-name="P9">Manter Cliente (Listar, Visualizar, Pesquisar, Incluir, Alterar, Excluir).</text:p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1">Atributo</text:p>
          </table:table-cell>
          <table:table-cell table:style-name="Tabela3.A1" office:value-type="string">
            <text:p text:style-name="P11">Valor</text:p>
          </table:table-cell>
        </table:table-row>
        <table:table-row>
          <table:table-cell table:style-name="Tabela3.A1" office:value-type="string">
            <text:p text:style-name="P23"><text:span text:style-name="Fonte_20_parág._20_padrão"><text:span text:style-name="T9">Classifi</text:span></text:span><text:span text:style-name="Fonte_20_parág._20_padrão"><text:span text:style-name="T10">cação</text:span></text:span></text:p>
          </table:table-cell>
          <table:table-cell table:style-name="Tabela3.A1" office:value-type="string">
            <text:p text:style-name="P12">Funcional</text:p>
          </table:table-cell>
        </table:table-row>
        <table:table-row>
          <table:table-cell table:style-name="Tabela3.A1" office:value-type="string">
            <text:p text:style-name="P12">Prioridade</text:p>
          </table:table-cell>
          <table:table-cell table:style-name="Tabela3.A1" office:value-type="string">
            <text:p text:style-name="P12">Média</text:p>
          </table:table-cell>
        </table:table-row>
        <table:table-row>
          <table:table-cell table:style-name="Tabela3.A1" office:value-type="string">
            <text:p text:style-name="P12">Complexidade</text:p>
          </table:table-cell>
          <table:table-cell table:style-name="Tabela3.A1" office:value-type="string">
            <text:p text:style-name="P12">Média</text:p>
          </table:table-cell>
        </table:table-row>
        <table:table-row>
          <table:table-cell table:style-name="Tabela3.A1" office:value-type="string">
            <text:p text:style-name="P12">Estado</text:p>
          </table:table-cell>
          <table:table-cell table:style-name="Tabela3.A1" office:value-type="string">
            <text:p text:style-name="P12">Aprovado</text:p>
          </table:table-cell>
        </table:table-row>
        <table:table-row>
          <table:table-cell table:style-name="Tabela3.A1" office:value-type="string">
            <text:p text:style-name="P12">Solicitante</text:p>
          </table:table-cell>
          <table:table-cell table:style-name="Tabela3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UC1 - Manter Cliente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2:</text:span></text:span><text:span text:style-name="Fonte_20_parág._20_padrão"><text:span text:style-name="T9"> </text:span></text:span></text:p>
      <text:p text:style-name="P9">Manter CEP (Listar, Incluir, Alterar, Excluir).</text:p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Atributo</text:p>
          </table:table-cell>
          <table:table-cell table:style-name="Tabela4.A1" office:value-type="string">
            <text:p text:style-name="P11">Valor</text:p>
          </table:table-cell>
        </table:table-row>
        <table:table-row>
          <table:table-cell table:style-name="Tabela4.A1" office:value-type="string">
            <text:p text:style-name="P12">Classificação</text:p>
          </table:table-cell>
          <table:table-cell table:style-name="Tabela4.A1" office:value-type="string">
            <text:p text:style-name="P12">Funcional</text:p>
          </table:table-cell>
        </table:table-row>
        <table:table-row>
          <table:table-cell table:style-name="Tabela4.A1" office:value-type="string">
            <text:p text:style-name="P12">Prioridade</text:p>
          </table:table-cell>
          <table:table-cell table:style-name="Tabela4.A1" office:value-type="string">
            <text:p text:style-name="P12">Média</text:p>
          </table:table-cell>
        </table:table-row>
        <table:table-row>
          <table:table-cell table:style-name="Tabela4.A1" office:value-type="string">
            <text:p text:style-name="P12">Complexidade</text:p>
          </table:table-cell>
          <table:table-cell table:style-name="Tabela4.A1" office:value-type="string">
            <text:p text:style-name="P12">Média</text:p>
          </table:table-cell>
        </table:table-row>
        <table:table-row>
          <table:table-cell table:style-name="Tabela4.A1" office:value-type="string">
            <text:p text:style-name="P12">Estado</text:p>
          </table:table-cell>
          <table:table-cell table:style-name="Tabela4.A1" office:value-type="string">
            <text:p text:style-name="P12">Aprovado</text:p>
          </table:table-cell>
        </table:table-row>
        <table:table-row>
          <table:table-cell table:style-name="Tabela4.A1" office:value-type="string">
            <text:p text:style-name="P12">Solicitante</text:p>
          </table:table-cell>
          <table:table-cell table:style-name="Tabela4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UC2 - Manter CEP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3:</text:span></text:span><text:span text:style-name="Fonte_20_parág._20_padrão"><text:span text:style-name="T9"> </text:span></text:span></text:p>
      <text:p text:style-name="P9">Manter Estabelecimento (Incluir, Excluir, Consultar, Alterar, Visualizar).</text:p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Atributo</text:p>
          </table:table-cell>
          <table:table-cell table:style-name="Tabela5.A1" office:value-type="string">
            <text:p text:style-name="P11">Valor</text:p>
          </table:table-cell>
        </table:table-row>
        <table:table-row>
          <table:table-cell table:style-name="Tabela5.A1" office:value-type="string">
            <text:p text:style-name="P12">Classificação</text:p>
          </table:table-cell>
          <table:table-cell table:style-name="Tabela5.A1" office:value-type="string">
            <text:p text:style-name="P12">Funcional</text:p>
          </table:table-cell>
        </table:table-row>
        <table:table-row>
          <table:table-cell table:style-name="Tabela5.A1" office:value-type="string">
            <text:p text:style-name="P12">Prioridade</text:p>
          </table:table-cell>
          <table:table-cell table:style-name="Tabela5.A1" office:value-type="string">
            <text:p text:style-name="P12">Média</text:p>
          </table:table-cell>
        </table:table-row>
        <table:table-row>
          <table:table-cell table:style-name="Tabela5.A1" office:value-type="string">
            <text:p text:style-name="P12">Complexidade</text:p>
          </table:table-cell>
          <table:table-cell table:style-name="Tabela5.A1" office:value-type="string">
            <text:p text:style-name="P12">Média</text:p>
          </table:table-cell>
        </table:table-row>
        <table:table-row>
          <table:table-cell table:style-name="Tabela5.A1" office:value-type="string">
            <text:p text:style-name="P12">Estado</text:p>
          </table:table-cell>
          <table:table-cell table:style-name="Tabela5.A1" office:value-type="string">
            <text:p text:style-name="P12">Aprovado</text:p>
          </table:table-cell>
        </table:table-row>
        <table:table-row>
          <table:table-cell table:style-name="Tabela5.A1" office:value-type="string">
            <text:p text:style-name="P12">Solicitante</text:p>
          </table:table-cell>
          <table:table-cell table:style-name="Tabela5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UC3 - Manter Estabelecimento.</text:p>
      <text:p text:style-name="P9"><text:soft-page-break/></text:p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4:</text:span></text:span><text:span text:style-name="Fonte_20_parág._20_padrão"><text:span text:style-name="T9"> </text:span></text:span></text:p>
      <text:p text:style-name="P9">Manter Cardápio (Listar, Visualizar, Pesquisar, Incluir, Alterar, Excluir).</text:p>
      <text:p text:style-name="P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1">Atributo</text:p>
          </table:table-cell>
          <table:table-cell table:style-name="Tabela6.A1" office:value-type="string">
            <text:p text:style-name="P11">Valor</text:p>
          </table:table-cell>
        </table:table-row>
        <table:table-row>
          <table:table-cell table:style-name="Tabela6.A1" office:value-type="string">
            <text:p text:style-name="P12">Classificação</text:p>
          </table:table-cell>
          <table:table-cell table:style-name="Tabela6.A1" office:value-type="string">
            <text:p text:style-name="P12">Funcional</text:p>
          </table:table-cell>
        </table:table-row>
        <table:table-row>
          <table:table-cell table:style-name="Tabela6.A1" office:value-type="string">
            <text:p text:style-name="P12">Prioridade</text:p>
          </table:table-cell>
          <table:table-cell table:style-name="Tabela6.A1" office:value-type="string">
            <text:p text:style-name="P12">Média</text:p>
          </table:table-cell>
        </table:table-row>
        <table:table-row>
          <table:table-cell table:style-name="Tabela6.A1" office:value-type="string">
            <text:p text:style-name="P12">Complexidade</text:p>
          </table:table-cell>
          <table:table-cell table:style-name="Tabela6.A1" office:value-type="string">
            <text:p text:style-name="P12">Média</text:p>
          </table:table-cell>
        </table:table-row>
        <table:table-row>
          <table:table-cell table:style-name="Tabela6.A1" office:value-type="string">
            <text:p text:style-name="P12">Estado</text:p>
          </table:table-cell>
          <table:table-cell table:style-name="Tabela6.A1" office:value-type="string">
            <text:p text:style-name="P12">Aprovado</text:p>
          </table:table-cell>
        </table:table-row>
        <table:table-row>
          <table:table-cell table:style-name="Tabela6.A1" office:value-type="string">
            <text:p text:style-name="P12">Solicitante</text:p>
          </table:table-cell>
          <table:table-cell table:style-name="Tabela6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4 - Manter Cardápi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5:</text:span></text:span><text:span text:style-name="Fonte_20_parág._20_padrão"><text:span text:style-name="T9"> </text:span></text:span></text:p>
      <text:p text:style-name="P9">Manter Prato (Listar, Incluir, Consultar, Alterar, Excluir e Visualizar).</text:p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">Atributo</text:p>
          </table:table-cell>
          <table:table-cell table:style-name="Tabela7.A1" office:value-type="string">
            <text:p text:style-name="P11">Valor</text:p>
          </table:table-cell>
        </table:table-row>
        <table:table-row>
          <table:table-cell table:style-name="Tabela7.A1" office:value-type="string">
            <text:p text:style-name="P12">Classificação</text:p>
          </table:table-cell>
          <table:table-cell table:style-name="Tabela7.A1" office:value-type="string">
            <text:p text:style-name="P12">Funcional</text:p>
          </table:table-cell>
        </table:table-row>
        <table:table-row>
          <table:table-cell table:style-name="Tabela7.A1" office:value-type="string">
            <text:p text:style-name="P12">Prioridade</text:p>
          </table:table-cell>
          <table:table-cell table:style-name="Tabela7.A1" office:value-type="string">
            <text:p text:style-name="P12">Média</text:p>
          </table:table-cell>
        </table:table-row>
        <table:table-row>
          <table:table-cell table:style-name="Tabela7.A1" office:value-type="string">
            <text:p text:style-name="P12">Complexidade</text:p>
          </table:table-cell>
          <table:table-cell table:style-name="Tabela7.A1" office:value-type="string">
            <text:p text:style-name="P12">Média</text:p>
          </table:table-cell>
        </table:table-row>
        <table:table-row>
          <table:table-cell table:style-name="Tabela7.A1" office:value-type="string">
            <text:p text:style-name="P12">Estado</text:p>
          </table:table-cell>
          <table:table-cell table:style-name="Tabela7.A1" office:value-type="string">
            <text:p text:style-name="P12">Aprovado</text:p>
          </table:table-cell>
        </table:table-row>
        <table:table-row>
          <table:table-cell table:style-name="Tabela7.A1" office:value-type="string">
            <text:p text:style-name="P12">Solicitante</text:p>
          </table:table-cell>
          <table:table-cell table:style-name="Tabela7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5 - Manter Prat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29"/>
      <text:p text:style-name="P23"><text:span text:style-name="Fonte_20_parág._20_padrão"><text:span text:style-name="T8">RQN6:</text:span></text:span><text:span text:style-name="Fonte_20_parág._20_padrão"><text:span text:style-name="T9"> </text:span></text:span></text:p>
      <text:p text:style-name="P9">Manter Pedido (Listar, Incluir, Cancelar, Excluir, Finalizar, Pesquisar e Visualizar).</text:p>
      <text:p text:style-name="P1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">Atributo</text:p>
          </table:table-cell>
          <table:table-cell table:style-name="Tabela8.A1" office:value-type="string">
            <text:p text:style-name="P11">Valor</text:p>
          </table:table-cell>
        </table:table-row>
        <table:table-row>
          <table:table-cell table:style-name="Tabela8.A1" office:value-type="string">
            <text:p text:style-name="P12">Classificação</text:p>
          </table:table-cell>
          <table:table-cell table:style-name="Tabela8.A1" office:value-type="string">
            <text:p text:style-name="P12">Funcional</text:p>
          </table:table-cell>
        </table:table-row>
        <table:table-row>
          <table:table-cell table:style-name="Tabela8.A1" office:value-type="string">
            <text:p text:style-name="P12">Prioridade</text:p>
          </table:table-cell>
          <table:table-cell table:style-name="Tabela8.A1" office:value-type="string">
            <text:p text:style-name="P12">Média</text:p>
          </table:table-cell>
        </table:table-row>
        <table:table-row>
          <table:table-cell table:style-name="Tabela8.A1" office:value-type="string">
            <text:p text:style-name="P12">Complexidade</text:p>
          </table:table-cell>
          <table:table-cell table:style-name="Tabela8.A1" office:value-type="string">
            <text:p text:style-name="P12">Média</text:p>
          </table:table-cell>
        </table:table-row>
        <table:table-row>
          <table:table-cell table:style-name="Tabela8.A1" office:value-type="string">
            <text:p text:style-name="P12">Estado</text:p>
          </table:table-cell>
          <table:table-cell table:style-name="Tabela8.A1" office:value-type="string">
            <text:p text:style-name="P12">Aprovado</text:p>
          </table:table-cell>
        </table:table-row>
        <text:soft-page-break/>
        <table:table-row>
          <table:table-cell table:style-name="Tabela8.A1" office:value-type="string">
            <text:p text:style-name="P12">Solicitante</text:p>
          </table:table-cell>
          <table:table-cell table:style-name="Tabela8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6 - Manter Pedido.</text:p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7:</text:span></text:span><text:span text:style-name="Fonte_20_parág._20_padrão"><text:span text:style-name="T9"> </text:span></text:span></text:p>
      <text:p text:style-name="P9">Manter Formas de Pagamento (Incluir, Alterar, Excluir e Visualizar).</text:p>
      <text:p text:style-name="P1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">Atributo</text:p>
          </table:table-cell>
          <table:table-cell table:style-name="Tabela9.A1" office:value-type="string">
            <text:p text:style-name="P11">Valor</text:p>
          </table:table-cell>
        </table:table-row>
        <table:table-row>
          <table:table-cell table:style-name="Tabela9.A1" office:value-type="string">
            <text:p text:style-name="P12">Classificação</text:p>
          </table:table-cell>
          <table:table-cell table:style-name="Tabela9.A1" office:value-type="string">
            <text:p text:style-name="P12">Funcional</text:p>
          </table:table-cell>
        </table:table-row>
        <table:table-row>
          <table:table-cell table:style-name="Tabela9.A1" office:value-type="string">
            <text:p text:style-name="P12">Prioridade</text:p>
          </table:table-cell>
          <table:table-cell table:style-name="Tabela9.A1" office:value-type="string">
            <text:p text:style-name="P12">Média</text:p>
          </table:table-cell>
        </table:table-row>
        <table:table-row>
          <table:table-cell table:style-name="Tabela9.A1" office:value-type="string">
            <text:p text:style-name="P12">Complexidade</text:p>
          </table:table-cell>
          <table:table-cell table:style-name="Tabela9.A1" office:value-type="string">
            <text:p text:style-name="P12">Média</text:p>
          </table:table-cell>
        </table:table-row>
        <table:table-row>
          <table:table-cell table:style-name="Tabela9.A1" office:value-type="string">
            <text:p text:style-name="P12">Estado</text:p>
          </table:table-cell>
          <table:table-cell table:style-name="Tabela9.A1" office:value-type="string">
            <text:p text:style-name="P12">Aprovado</text:p>
          </table:table-cell>
        </table:table-row>
        <table:table-row>
          <table:table-cell table:style-name="Tabela9.A1" office:value-type="string">
            <text:p text:style-name="P12">Solicitante</text:p>
          </table:table-cell>
          <table:table-cell table:style-name="Tabela9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7 - Manter Formas de pagament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8:</text:span></text:span><text:span text:style-name="Fonte_20_parág._20_padrão"><text:span text:style-name="T9"> </text:span></text:span></text:p>
      <text:p text:style-name="P9">Efetuar Cadastro (Alterar).</text:p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">Atributo</text:p>
          </table:table-cell>
          <table:table-cell table:style-name="Tabela10.A1" office:value-type="string">
            <text:p text:style-name="P11">Valor</text:p>
          </table:table-cell>
        </table:table-row>
        <table:table-row>
          <table:table-cell table:style-name="Tabela10.A1" office:value-type="string">
            <text:p text:style-name="P12">Classificação</text:p>
          </table:table-cell>
          <table:table-cell table:style-name="Tabela10.A1" office:value-type="string">
            <text:p text:style-name="P12">Funcional</text:p>
          </table:table-cell>
        </table:table-row>
        <table:table-row>
          <table:table-cell table:style-name="Tabela10.A1" office:value-type="string">
            <text:p text:style-name="P12">Prioridade</text:p>
          </table:table-cell>
          <table:table-cell table:style-name="Tabela10.A1" office:value-type="string">
            <text:p text:style-name="P12">Média</text:p>
          </table:table-cell>
        </table:table-row>
        <table:table-row>
          <table:table-cell table:style-name="Tabela10.A1" office:value-type="string">
            <text:p text:style-name="P12">Complexidade</text:p>
          </table:table-cell>
          <table:table-cell table:style-name="Tabela10.A1" office:value-type="string">
            <text:p text:style-name="P12">Média</text:p>
          </table:table-cell>
        </table:table-row>
        <table:table-row>
          <table:table-cell table:style-name="Tabela10.A1" office:value-type="string">
            <text:p text:style-name="P12">Estado</text:p>
          </table:table-cell>
          <table:table-cell table:style-name="Tabela10.A1" office:value-type="string">
            <text:p text:style-name="P12">Aprovado</text:p>
          </table:table-cell>
        </table:table-row>
        <table:table-row>
          <table:table-cell table:style-name="Tabela10.A1" office:value-type="string">
            <text:p text:style-name="P12">Solicitante</text:p>
          </table:table-cell>
          <table:table-cell table:style-name="Tabela10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8 - Efetuar cadastr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9:</text:span></text:span><text:span text:style-name="Fonte_20_parág._20_padrão"><text:span text:style-name="T9"> </text:span></text:span></text:p>
      <text:p text:style-name="P9">Agendar Entrega do Pedido (Consistência ao Agendar).</text:p>
      <text:p text:style-name="P11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Atributo</text:p>
          </table:table-cell>
          <table:table-cell table:style-name="Tabela11.A1" office:value-type="string">
            <text:p text:style-name="P11">Valor</text:p>
          </table:table-cell>
        </table:table-row>
        <table:table-row>
          <table:table-cell table:style-name="Tabela11.A1" office:value-type="string">
            <text:p text:style-name="P12">Classificação</text:p>
          </table:table-cell>
          <table:table-cell table:style-name="Tabela11.A1" office:value-type="string">
            <text:p text:style-name="P12">Funcional</text:p>
          </table:table-cell>
        </table:table-row>
        <text:soft-page-break/>
        <table:table-row>
          <table:table-cell table:style-name="Tabela11.A1" office:value-type="string">
            <text:p text:style-name="P12">Prioridade</text:p>
          </table:table-cell>
          <table:table-cell table:style-name="Tabela11.A1" office:value-type="string">
            <text:p text:style-name="P12">Média</text:p>
          </table:table-cell>
        </table:table-row>
        <table:table-row>
          <table:table-cell table:style-name="Tabela11.A1" office:value-type="string">
            <text:p text:style-name="P12">Complexidade</text:p>
          </table:table-cell>
          <table:table-cell table:style-name="Tabela11.A1" office:value-type="string">
            <text:p text:style-name="P12">Média</text:p>
          </table:table-cell>
        </table:table-row>
        <table:table-row>
          <table:table-cell table:style-name="Tabela11.A1" office:value-type="string">
            <text:p text:style-name="P12">Estado</text:p>
          </table:table-cell>
          <table:table-cell table:style-name="Tabela11.A1" office:value-type="string">
            <text:p text:style-name="P12">Aprovado</text:p>
          </table:table-cell>
        </table:table-row>
        <table:table-row>
          <table:table-cell table:style-name="Tabela11.A1" office:value-type="string">
            <text:p text:style-name="P12">Solicitante</text:p>
          </table:table-cell>
          <table:table-cell table:style-name="Tabela11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9 - Agendar entrega de pedid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0:</text:span></text:span><text:span text:style-name="Fonte_20_parág._20_padrão"><text:span text:style-name="T9"> </text:span></text:span></text:p>
      <text:p text:style-name="P9">Pesquisar Pedidos (Listar, Consultar, Consistência ao Pesquisar).</text:p>
      <text:p text:style-name="P1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1">Atributo</text:p>
          </table:table-cell>
          <table:table-cell table:style-name="Tabela12.A1" office:value-type="string">
            <text:p text:style-name="P11">Valor</text:p>
          </table:table-cell>
        </table:table-row>
        <table:table-row>
          <table:table-cell table:style-name="Tabela12.A1" office:value-type="string">
            <text:p text:style-name="P12">Classificação</text:p>
          </table:table-cell>
          <table:table-cell table:style-name="Tabela12.A1" office:value-type="string">
            <text:p text:style-name="P12">Funcional</text:p>
          </table:table-cell>
        </table:table-row>
        <table:table-row>
          <table:table-cell table:style-name="Tabela12.A1" office:value-type="string">
            <text:p text:style-name="P12">Prioridade</text:p>
          </table:table-cell>
          <table:table-cell table:style-name="Tabela12.A1" office:value-type="string">
            <text:p text:style-name="P12">Média</text:p>
          </table:table-cell>
        </table:table-row>
        <table:table-row>
          <table:table-cell table:style-name="Tabela12.A1" office:value-type="string">
            <text:p text:style-name="P12">Complexidade</text:p>
          </table:table-cell>
          <table:table-cell table:style-name="Tabela12.A1" office:value-type="string">
            <text:p text:style-name="P12">Média</text:p>
          </table:table-cell>
        </table:table-row>
        <table:table-row>
          <table:table-cell table:style-name="Tabela12.A1" office:value-type="string">
            <text:p text:style-name="P12">Estado</text:p>
          </table:table-cell>
          <table:table-cell table:style-name="Tabela12.A1" office:value-type="string">
            <text:p text:style-name="P12">Aprovado</text:p>
          </table:table-cell>
        </table:table-row>
        <table:table-row>
          <table:table-cell table:style-name="Tabela12.A1" office:value-type="string">
            <text:p text:style-name="P12">Solicitante</text:p>
          </table:table-cell>
          <table:table-cell table:style-name="Tabela12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0 - Pesquisar Pedidos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1:</text:span></text:span><text:span text:style-name="Fonte_20_parág._20_padrão"><text:span text:style-name="T9"> </text:span></text:span></text:p>
      <text:p text:style-name="P9">Exibir Estabelecimento (Listar, Buscar por CEP, Buscar por Nome, Visualizar Detalhes).</text:p>
      <text:p text:style-name="P1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1">Atributo</text:p>
          </table:table-cell>
          <table:table-cell table:style-name="Tabela13.A1" office:value-type="string">
            <text:p text:style-name="P11">Valor</text:p>
          </table:table-cell>
        </table:table-row>
        <table:table-row>
          <table:table-cell table:style-name="Tabela13.A1" office:value-type="string">
            <text:p text:style-name="P12">Classificação</text:p>
          </table:table-cell>
          <table:table-cell table:style-name="Tabela13.A1" office:value-type="string">
            <text:p text:style-name="P12">Funcional</text:p>
          </table:table-cell>
        </table:table-row>
        <table:table-row>
          <table:table-cell table:style-name="Tabela13.A1" office:value-type="string">
            <text:p text:style-name="P12">Prioridade</text:p>
          </table:table-cell>
          <table:table-cell table:style-name="Tabela13.A1" office:value-type="string">
            <text:p text:style-name="P12">Média</text:p>
          </table:table-cell>
        </table:table-row>
        <table:table-row>
          <table:table-cell table:style-name="Tabela13.A1" office:value-type="string">
            <text:p text:style-name="P12">Complexidade</text:p>
          </table:table-cell>
          <table:table-cell table:style-name="Tabela13.A1" office:value-type="string">
            <text:p text:style-name="P12">Média</text:p>
          </table:table-cell>
        </table:table-row>
        <table:table-row>
          <table:table-cell table:style-name="Tabela13.A1" office:value-type="string">
            <text:p text:style-name="P12">Estado</text:p>
          </table:table-cell>
          <table:table-cell table:style-name="Tabela13.A1" office:value-type="string">
            <text:p text:style-name="P12">Aprovado</text:p>
          </table:table-cell>
        </table:table-row>
        <table:table-row>
          <table:table-cell table:style-name="Tabela13.A1" office:value-type="string">
            <text:p text:style-name="P12">Solicitante</text:p>
          </table:table-cell>
          <table:table-cell table:style-name="Tabela13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1 - Exibir Estabelecimentos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2:</text:span></text:span><text:span text:style-name="Fonte_20_parág._20_padrão"><text:span text:style-name="T9"> </text:span></text:span></text:p>
      <text:p text:style-name="P9"><text:soft-page-break/>Exibir Cardápio (Listar, Buscar por nome, Nome não traz resultados).</text:p>
      <text:p text:style-name="P1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1">Atributo</text:p>
          </table:table-cell>
          <table:table-cell table:style-name="Tabela14.A1" office:value-type="string">
            <text:p text:style-name="P11">Valor</text:p>
          </table:table-cell>
        </table:table-row>
        <table:table-row>
          <table:table-cell table:style-name="Tabela14.A1" office:value-type="string">
            <text:p text:style-name="P12">Classificação</text:p>
          </table:table-cell>
          <table:table-cell table:style-name="Tabela14.A1" office:value-type="string">
            <text:p text:style-name="P12">Funcional</text:p>
          </table:table-cell>
        </table:table-row>
        <table:table-row>
          <table:table-cell table:style-name="Tabela14.A1" office:value-type="string">
            <text:p text:style-name="P12">Prioridade</text:p>
          </table:table-cell>
          <table:table-cell table:style-name="Tabela14.A1" office:value-type="string">
            <text:p text:style-name="P12">Média</text:p>
          </table:table-cell>
        </table:table-row>
        <table:table-row>
          <table:table-cell table:style-name="Tabela14.A1" office:value-type="string">
            <text:p text:style-name="P12">Complexidade</text:p>
          </table:table-cell>
          <table:table-cell table:style-name="Tabela14.A1" office:value-type="string">
            <text:p text:style-name="P12">Média</text:p>
          </table:table-cell>
        </table:table-row>
        <table:table-row>
          <table:table-cell table:style-name="Tabela14.A1" office:value-type="string">
            <text:p text:style-name="P12">Estado</text:p>
          </table:table-cell>
          <table:table-cell table:style-name="Tabela14.A1" office:value-type="string">
            <text:p text:style-name="P12">Aprovado</text:p>
          </table:table-cell>
        </table:table-row>
        <table:table-row>
          <table:table-cell table:style-name="Tabela14.A1" office:value-type="string">
            <text:p text:style-name="P12">Solicitante</text:p>
          </table:table-cell>
          <table:table-cell table:style-name="Tabela14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2 - Exibir Cardápi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3:</text:span></text:span><text:span text:style-name="Fonte_20_parág._20_padrão"><text:span text:style-name="T9"> </text:span></text:span></text:p>
      <text:p text:style-name="P9">Exibir Prato (Listar, Buscar Prato, Adicionar Lista de Pedidos).</text:p>
      <text:p text:style-name="P1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1">Atributo</text:p>
          </table:table-cell>
          <table:table-cell table:style-name="Tabela15.A1" office:value-type="string">
            <text:p text:style-name="P11">Valor</text:p>
          </table:table-cell>
        </table:table-row>
        <table:table-row>
          <table:table-cell table:style-name="Tabela15.A1" office:value-type="string">
            <text:p text:style-name="P12">Classificação</text:p>
          </table:table-cell>
          <table:table-cell table:style-name="Tabela15.A1" office:value-type="string">
            <text:p text:style-name="P12">Funcional</text:p>
          </table:table-cell>
        </table:table-row>
        <table:table-row>
          <table:table-cell table:style-name="Tabela15.A1" office:value-type="string">
            <text:p text:style-name="P12">Prioridade</text:p>
          </table:table-cell>
          <table:table-cell table:style-name="Tabela15.A1" office:value-type="string">
            <text:p text:style-name="P12">Média</text:p>
          </table:table-cell>
        </table:table-row>
        <table:table-row>
          <table:table-cell table:style-name="Tabela15.A1" office:value-type="string">
            <text:p text:style-name="P12">Complexidade</text:p>
          </table:table-cell>
          <table:table-cell table:style-name="Tabela15.A1" office:value-type="string">
            <text:p text:style-name="P12">Média</text:p>
          </table:table-cell>
        </table:table-row>
        <table:table-row>
          <table:table-cell table:style-name="Tabela15.A1" office:value-type="string">
            <text:p text:style-name="P12">Estado</text:p>
          </table:table-cell>
          <table:table-cell table:style-name="Tabela15.A1" office:value-type="string">
            <text:p text:style-name="P12">Aprovado</text:p>
          </table:table-cell>
        </table:table-row>
        <table:table-row>
          <table:table-cell table:style-name="Tabela15.A1" office:value-type="string">
            <text:p text:style-name="P12">Solicitante</text:p>
          </table:table-cell>
          <table:table-cell table:style-name="Tabela15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3 - Exibir Prat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11">RQN14:</text:span></text:span><text:span text:style-name="Fonte_20_parág._20_padrão"><text:span text:style-name="T10"> </text:span></text:span></text:p>
      <text:p text:style-name="P9">Solicitar Pedido (Finalizar Pedido).</text:p>
      <text:p text:style-name="P1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1">Atributo</text:p>
          </table:table-cell>
          <table:table-cell table:style-name="Tabela16.A1" office:value-type="string">
            <text:p text:style-name="P11">Valor</text:p>
          </table:table-cell>
        </table:table-row>
        <table:table-row>
          <table:table-cell table:style-name="Tabela16.A1" office:value-type="string">
            <text:p text:style-name="P12">Classificação</text:p>
          </table:table-cell>
          <table:table-cell table:style-name="Tabela16.A1" office:value-type="string">
            <text:p text:style-name="P12">Funcional</text:p>
          </table:table-cell>
        </table:table-row>
        <table:table-row>
          <table:table-cell table:style-name="Tabela16.A1" office:value-type="string">
            <text:p text:style-name="P12">Prioridade</text:p>
          </table:table-cell>
          <table:table-cell table:style-name="Tabela16.A1" office:value-type="string">
            <text:p text:style-name="P12">Média</text:p>
          </table:table-cell>
        </table:table-row>
        <table:table-row>
          <table:table-cell table:style-name="Tabela16.A1" office:value-type="string">
            <text:p text:style-name="P12">Complexidade</text:p>
          </table:table-cell>
          <table:table-cell table:style-name="Tabela16.A1" office:value-type="string">
            <text:p text:style-name="P12">Média</text:p>
          </table:table-cell>
        </table:table-row>
        <table:table-row>
          <table:table-cell table:style-name="Tabela16.A1" office:value-type="string">
            <text:p text:style-name="P12">Estado</text:p>
          </table:table-cell>
          <table:table-cell table:style-name="Tabela16.A1" office:value-type="string">
            <text:p text:style-name="P12">Aprovado</text:p>
          </table:table-cell>
        </table:table-row>
        <table:table-row>
          <table:table-cell table:style-name="Tabela16.A1" office:value-type="string">
            <text:p text:style-name="P12">Solicitante</text:p>
          </table:table-cell>
          <table:table-cell table:style-name="Tabela16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4 - Solicitar pedid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><text:soft-page-break/></text:p>
      <text:p text:style-name="P9"/>
      <text:p text:style-name="P9"/>
      <text:p text:style-name="P23"><text:span text:style-name="Fonte_20_parág._20_padrão"><text:span text:style-name="T8">RQN15:</text:span></text:span><text:span text:style-name="Fonte_20_parág._20_padrão"><text:span text:style-name="T9"> </text:span></text:span></text:p>
      <text:p text:style-name="P9">Registrar Avaliação do Estabelecimento.</text:p>
      <text:p text:style-name="P9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11">Atributo</text:p>
          </table:table-cell>
          <table:table-cell table:style-name="Tabela17.A1" office:value-type="string">
            <text:p text:style-name="P11">Valor</text:p>
          </table:table-cell>
        </table:table-row>
        <table:table-row>
          <table:table-cell table:style-name="Tabela17.A1" office:value-type="string">
            <text:p text:style-name="P12">Classificação</text:p>
          </table:table-cell>
          <table:table-cell table:style-name="Tabela17.A1" office:value-type="string">
            <text:p text:style-name="P12">Funcional</text:p>
          </table:table-cell>
        </table:table-row>
        <table:table-row>
          <table:table-cell table:style-name="Tabela17.A1" office:value-type="string">
            <text:p text:style-name="P12">Prioridade</text:p>
          </table:table-cell>
          <table:table-cell table:style-name="Tabela17.A1" office:value-type="string">
            <text:p text:style-name="P12">Média</text:p>
          </table:table-cell>
        </table:table-row>
        <table:table-row>
          <table:table-cell table:style-name="Tabela17.A1" office:value-type="string">
            <text:p text:style-name="P12">Complexidade</text:p>
          </table:table-cell>
          <table:table-cell table:style-name="Tabela17.A1" office:value-type="string">
            <text:p text:style-name="P12">Média</text:p>
          </table:table-cell>
        </table:table-row>
        <table:table-row>
          <table:table-cell table:style-name="Tabela17.A1" office:value-type="string">
            <text:p text:style-name="P12">Estado</text:p>
          </table:table-cell>
          <table:table-cell table:style-name="Tabela17.A1" office:value-type="string">
            <text:p text:style-name="P12">Aprovado</text:p>
          </table:table-cell>
        </table:table-row>
        <table:table-row>
          <table:table-cell table:style-name="Tabela17.A1" office:value-type="string">
            <text:p text:style-name="P12">Solicitante</text:p>
          </table:table-cell>
          <table:table-cell table:style-name="Tabela17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5 - Registrar avaliação do estabeleciment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6</text:span></text:span><text:span text:style-name="Fonte_20_parág._20_padrão"><text:span text:style-name="T9"> </text:span></text:span></text:p>
      <text:p text:style-name="P9">Consultar Pedidos por estabelecimento e período (Consultar, Gerar Relatório).</text:p>
      <text:p text:style-name="P11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1">Atributo</text:p>
          </table:table-cell>
          <table:table-cell table:style-name="Tabela18.A1" office:value-type="string">
            <text:p text:style-name="P11">Valor</text:p>
          </table:table-cell>
        </table:table-row>
        <table:table-row>
          <table:table-cell table:style-name="Tabela18.A1" office:value-type="string">
            <text:p text:style-name="P12">Classificação</text:p>
          </table:table-cell>
          <table:table-cell table:style-name="Tabela18.A1" office:value-type="string">
            <text:p text:style-name="P12">Funcional</text:p>
          </table:table-cell>
        </table:table-row>
        <table:table-row>
          <table:table-cell table:style-name="Tabela18.A1" office:value-type="string">
            <text:p text:style-name="P12">Prioridade</text:p>
          </table:table-cell>
          <table:table-cell table:style-name="Tabela18.A1" office:value-type="string">
            <text:p text:style-name="P12">Média</text:p>
          </table:table-cell>
        </table:table-row>
        <table:table-row>
          <table:table-cell table:style-name="Tabela18.A1" office:value-type="string">
            <text:p text:style-name="P12">Complexidade</text:p>
          </table:table-cell>
          <table:table-cell table:style-name="Tabela18.A1" office:value-type="string">
            <text:p text:style-name="P12">Média</text:p>
          </table:table-cell>
        </table:table-row>
        <table:table-row>
          <table:table-cell table:style-name="Tabela18.A1" office:value-type="string">
            <text:p text:style-name="P12">Estado</text:p>
          </table:table-cell>
          <table:table-cell table:style-name="Tabela18.A1" office:value-type="string">
            <text:p text:style-name="P12">Aprovado</text:p>
          </table:table-cell>
        </table:table-row>
        <table:table-row>
          <table:table-cell table:style-name="Tabela18.A1" office:value-type="string">
            <text:p text:style-name="P12">Solicitante</text:p>
          </table:table-cell>
          <table:table-cell table:style-name="Tabela18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UC16 - Consultar Pedidos por estabelecimento e períod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17</text:span></text:span><text:span text:style-name="Fonte_20_parág._20_padrão"><text:span text:style-name="T9"> </text:span></text:span></text:p>
      <text:p text:style-name="P9">Consultar Cliente por estabelecimento (Gerar Relatório).</text:p>
      <text:p text:style-name="P11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11">Atributo</text:p>
          </table:table-cell>
          <table:table-cell table:style-name="Tabela19.A1" office:value-type="string">
            <text:p text:style-name="P11">Valor</text:p>
          </table:table-cell>
        </table:table-row>
        <table:table-row>
          <table:table-cell table:style-name="Tabela19.A1" office:value-type="string">
            <text:p text:style-name="P12">Classificação</text:p>
          </table:table-cell>
          <table:table-cell table:style-name="Tabela19.A1" office:value-type="string">
            <text:p text:style-name="P12">Funcional</text:p>
          </table:table-cell>
        </table:table-row>
        <table:table-row>
          <table:table-cell table:style-name="Tabela19.A1" office:value-type="string">
            <text:p text:style-name="P12">Prioridade</text:p>
          </table:table-cell>
          <table:table-cell table:style-name="Tabela19.A1" office:value-type="string">
            <text:p text:style-name="P12">Média</text:p>
          </table:table-cell>
        </table:table-row>
        <table:table-row>
          <table:table-cell table:style-name="Tabela19.A1" office:value-type="string">
            <text:p text:style-name="P12">Complexidade</text:p>
          </table:table-cell>
          <table:table-cell table:style-name="Tabela19.A1" office:value-type="string">
            <text:p text:style-name="P12">Média</text:p>
          </table:table-cell>
        </table:table-row>
        <table:table-row>
          <table:table-cell table:style-name="Tabela19.A1" office:value-type="string">
            <text:p text:style-name="P12">Estado</text:p>
          </table:table-cell>
          <table:table-cell table:style-name="Tabela19.A1" office:value-type="string">
            <text:p text:style-name="P12">Aprovado</text:p>
          </table:table-cell>
        </table:table-row>
        <table:table-row>
          <table:table-cell table:style-name="Tabela19.A1" office:value-type="string">
            <text:p text:style-name="P12">Solicitante</text:p>
          </table:table-cell>
          <table:table-cell table:style-name="Tabela19.A1" office:value-type="string">
            <text:p text:style-name="P12">Weslei</text:p>
          </table:table-cell>
        </table:table-row>
      </table:table>
      <text:p text:style-name="P11"/>
      <text:p text:style-name="P11">Casos de Uso associados</text:p>
      <text:p text:style-name="P9"><text:soft-page-break/>UC17 - Consultar Cliente por estabelecimento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23"><text:span text:style-name="Fonte_20_parág._20_padrão"><text:span text:style-name="T8">RQN18</text:span></text:span></text:p>
      <text:p text:style-name="P9">Confiabilidade: </text:p>
      <text:p text:style-name="P9">O sistema deverá estar disponível 24h durante os 7 dias da semana.</text:p>
      <text:p text:style-name="P37"> 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11">Atributo</text:p>
          </table:table-cell>
          <table:table-cell table:style-name="Tabela20.A1" office:value-type="string">
            <text:p text:style-name="P11">Valor</text:p>
          </table:table-cell>
        </table:table-row>
        <table:table-row>
          <table:table-cell table:style-name="Tabela20.A1" office:value-type="string">
            <text:p text:style-name="P12">Classificação</text:p>
          </table:table-cell>
          <table:table-cell table:style-name="Tabela20.A1" office:value-type="string">
            <text:p text:style-name="P12">Não Funcional</text:p>
          </table:table-cell>
        </table:table-row>
        <table:table-row>
          <table:table-cell table:style-name="Tabela20.A1" office:value-type="string">
            <text:p text:style-name="P12">Prioridade</text:p>
          </table:table-cell>
          <table:table-cell table:style-name="Tabela20.A1" office:value-type="string">
            <text:p text:style-name="P12">Média</text:p>
          </table:table-cell>
        </table:table-row>
        <table:table-row>
          <table:table-cell table:style-name="Tabela20.A1" office:value-type="string">
            <text:p text:style-name="P12">Complexidade</text:p>
          </table:table-cell>
          <table:table-cell table:style-name="Tabela20.A1" office:value-type="string">
            <text:p text:style-name="P12">Média</text:p>
          </table:table-cell>
        </table:table-row>
        <table:table-row>
          <table:table-cell table:style-name="Tabela20.A1" office:value-type="string">
            <text:p text:style-name="P12">Estado</text:p>
          </table:table-cell>
          <table:table-cell table:style-name="Tabela20.A1" office:value-type="string">
            <text:p text:style-name="P12">Aprovado</text:p>
          </table:table-cell>
        </table:table-row>
        <table:table-row>
          <table:table-cell table:style-name="Tabela20.A1" office:value-type="string">
            <text:p text:style-name="P12">Solicitante</text:p>
          </table:table-cell>
          <table:table-cell table:style-name="Tabela20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3 - O sistema deverá estar disponível 24h por dia durante os 7 dias da semana.</text:p>
      <text:p text:style-name="P9"/>
      <text:p text:style-name="P11"/>
      <text:p text:style-name="P11">RQN19</text:p>
      <text:p text:style-name="P9">Confiabilidade:</text:p>
      <text:p text:style-name="P9">Será tolerado um tempo máximo de 7h por semana sem a aplicação no ar.</text:p>
      <text:p text:style-name="P37"> 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11">Atributo</text:p>
          </table:table-cell>
          <table:table-cell table:style-name="Tabela21.A1" office:value-type="string">
            <text:p text:style-name="P11">Valor</text:p>
          </table:table-cell>
        </table:table-row>
        <table:table-row>
          <table:table-cell table:style-name="Tabela21.A1" office:value-type="string">
            <text:p text:style-name="P12">Classificação</text:p>
          </table:table-cell>
          <table:table-cell table:style-name="Tabela21.A1" office:value-type="string">
            <text:p text:style-name="P12">Não Funcional</text:p>
          </table:table-cell>
        </table:table-row>
        <table:table-row>
          <table:table-cell table:style-name="Tabela21.A1" office:value-type="string">
            <text:p text:style-name="P12">Prioridade</text:p>
          </table:table-cell>
          <table:table-cell table:style-name="Tabela21.A1" office:value-type="string">
            <text:p text:style-name="P12">Média</text:p>
          </table:table-cell>
        </table:table-row>
        <table:table-row>
          <table:table-cell table:style-name="Tabela21.A1" office:value-type="string">
            <text:p text:style-name="P12">Complexidade</text:p>
          </table:table-cell>
          <table:table-cell table:style-name="Tabela21.A1" office:value-type="string">
            <text:p text:style-name="P12">Média</text:p>
          </table:table-cell>
        </table:table-row>
        <table:table-row>
          <table:table-cell table:style-name="Tabela21.A1" office:value-type="string">
            <text:p text:style-name="P12">Estado</text:p>
          </table:table-cell>
          <table:table-cell table:style-name="Tabela21.A1" office:value-type="string">
            <text:p text:style-name="P12">Aprovado</text:p>
          </table:table-cell>
        </table:table-row>
        <table:table-row>
          <table:table-cell table:style-name="Tabela21.A1" office:value-type="string">
            <text:p text:style-name="P12">Solicitante</text:p>
          </table:table-cell>
          <table:table-cell table:style-name="Tabela21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4 - Será tolerado um tempo máximo de 7h por semana sem a aplicação no ar.</text:p>
      <text:p text:style-name="P37"> </text:p>
      <text:p text:style-name="P11"/>
      <text:p text:style-name="P23"><text:span text:style-name="Fonte_20_parág._20_padrão"><text:span text:style-name="T8">RQN</text:span></text:span><text:span text:style-name="Fonte_20_parág._20_padrão"><text:span text:style-name="T8">20</text:span></text:span></text:p>
      <text:p text:style-name="P9">Desempenho:</text:p>
      <text:p text:style-name="P9">O sistema deverá suportar inicialmente 10 usuários simultâneos realizando pedidos e a capacidade de 200 pedidos por hora.</text:p>
      <text:p text:style-name="P37"> </text:p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11">Atributo</text:p>
          </table:table-cell>
          <table:table-cell table:style-name="Tabela22.A1" office:value-type="string">
            <text:p text:style-name="P11">Valor</text:p>
          </table:table-cell>
        </table:table-row>
        <table:table-row>
          <table:table-cell table:style-name="Tabela22.A1" office:value-type="string">
            <text:p text:style-name="P12">Classificação</text:p>
          </table:table-cell>
          <table:table-cell table:style-name="Tabela22.A1" office:value-type="string">
            <text:p text:style-name="P12">Não Funcional</text:p>
          </table:table-cell>
        </table:table-row>
        <table:table-row>
          <table:table-cell table:style-name="Tabela22.A1" office:value-type="string">
            <text:p text:style-name="P12">Prioridade</text:p>
          </table:table-cell>
          <table:table-cell table:style-name="Tabela22.A1" office:value-type="string">
            <text:p text:style-name="P12">Média</text:p>
          </table:table-cell>
        </table:table-row>
        <text:soft-page-break/>
        <table:table-row>
          <table:table-cell table:style-name="Tabela22.A1" office:value-type="string">
            <text:p text:style-name="P12">Complexidade</text:p>
          </table:table-cell>
          <table:table-cell table:style-name="Tabela22.A1" office:value-type="string">
            <text:p text:style-name="P12">Média</text:p>
          </table:table-cell>
        </table:table-row>
        <table:table-row>
          <table:table-cell table:style-name="Tabela22.A1" office:value-type="string">
            <text:p text:style-name="P12">Estado</text:p>
          </table:table-cell>
          <table:table-cell table:style-name="Tabela22.A1" office:value-type="string">
            <text:p text:style-name="P12">Aprovado</text:p>
          </table:table-cell>
        </table:table-row>
        <table:table-row>
          <table:table-cell table:style-name="Tabela22.A1" office:value-type="string">
            <text:p text:style-name="P12">Solicitante</text:p>
          </table:table-cell>
          <table:table-cell table:style-name="Tabela22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6 - O sistema deverá suportar inicialmente 10 usuários simultâneos realizando pedidos e a capacidade de 200 pedidos por hora.</text:p>
      <text:p text:style-name="P37"> </text:p>
      <text:p text:style-name="P9"/>
      <text:p text:style-name="P23"><text:span text:style-name="Fonte_20_parág._20_padrão"><text:span text:style-name="T8">RQN</text:span></text:span><text:span text:style-name="Fonte_20_parág._20_padrão"><text:span text:style-name="T8">21</text:span></text:span></text:p>
      <text:p text:style-name="P9">Desempenho:</text:p>
      <text:p text:style-name="P9">O sistema não deve demorar mais do que 45 segundos para atualizar o quadro de pedidos.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23"><text:span text:style-name="Fonte_20_parág._20_padrão"><text:span text:style-name="T9"> </text:span></text:span><text:span text:style-name="Fonte_20_parág._20_padrão"><text:span text:style-name="T8">Atributo</text:span></text:span></text:p>
          </table:table-cell>
          <table:table-cell table:style-name="Tabela23.A1" office:value-type="string">
            <text:p text:style-name="P11">Valor</text:p>
          </table:table-cell>
        </table:table-row>
        <table:table-row>
          <table:table-cell table:style-name="Tabela23.A1" office:value-type="string">
            <text:p text:style-name="P12">Classificação</text:p>
          </table:table-cell>
          <table:table-cell table:style-name="Tabela23.A1" office:value-type="string">
            <text:p text:style-name="P12">Não Funcional</text:p>
          </table:table-cell>
        </table:table-row>
        <table:table-row>
          <table:table-cell table:style-name="Tabela23.A1" office:value-type="string">
            <text:p text:style-name="P12">Prioridade</text:p>
          </table:table-cell>
          <table:table-cell table:style-name="Tabela23.A1" office:value-type="string">
            <text:p text:style-name="P12">Média</text:p>
          </table:table-cell>
        </table:table-row>
        <table:table-row>
          <table:table-cell table:style-name="Tabela23.A1" office:value-type="string">
            <text:p text:style-name="P12">Complexidade</text:p>
          </table:table-cell>
          <table:table-cell table:style-name="Tabela23.A1" office:value-type="string">
            <text:p text:style-name="P12">Média</text:p>
          </table:table-cell>
        </table:table-row>
        <table:table-row>
          <table:table-cell table:style-name="Tabela23.A1" office:value-type="string">
            <text:p text:style-name="P12">Estado</text:p>
          </table:table-cell>
          <table:table-cell table:style-name="Tabela23.A1" office:value-type="string">
            <text:p text:style-name="P12">Aprovado</text:p>
          </table:table-cell>
        </table:table-row>
        <table:table-row>
          <table:table-cell table:style-name="Tabela23.A1" office:value-type="string">
            <text:p text:style-name="P12">Solicitante</text:p>
          </table:table-cell>
          <table:table-cell table:style-name="Tabela23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7 - O sistema não deve demorar mais do que 45 segundos para atualizar o quadro de pedidos.</text:p>
      <text:p text:style-name="P37"> </text:p>
      <text:p text:style-name="P9"/>
      <text:p text:style-name="P23"><text:span text:style-name="Fonte_20_parág._20_padrão"><text:span text:style-name="T8">RQN</text:span></text:span><text:span text:style-name="Fonte_20_parág._20_padrão"><text:span text:style-name="T8">22</text:span></text:span></text:p>
      <text:p text:style-name="P9">Usabilidade:</text:p>
      <text:p text:style-name="P9">O sistema web deve ser compatível com as normas do W3C para XHTML 1.0 transitional.</text:p>
      <text:p text:style-name="P37"> 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11">Atributo</text:p>
          </table:table-cell>
          <table:table-cell table:style-name="Tabela24.A1" office:value-type="string">
            <text:p text:style-name="P11">Valor</text:p>
          </table:table-cell>
        </table:table-row>
        <table:table-row>
          <table:table-cell table:style-name="Tabela24.A1" office:value-type="string">
            <text:p text:style-name="P12">Classificação</text:p>
          </table:table-cell>
          <table:table-cell table:style-name="Tabela24.A1" office:value-type="string">
            <text:p text:style-name="P12">Não Funcional</text:p>
          </table:table-cell>
        </table:table-row>
        <table:table-row>
          <table:table-cell table:style-name="Tabela24.A1" office:value-type="string">
            <text:p text:style-name="P12">Prioridade</text:p>
          </table:table-cell>
          <table:table-cell table:style-name="Tabela24.A1" office:value-type="string">
            <text:p text:style-name="P12">Média</text:p>
          </table:table-cell>
        </table:table-row>
        <table:table-row>
          <table:table-cell table:style-name="Tabela24.A1" office:value-type="string">
            <text:p text:style-name="P12">Complexidade</text:p>
          </table:table-cell>
          <table:table-cell table:style-name="Tabela24.A1" office:value-type="string">
            <text:p text:style-name="P12">Média</text:p>
          </table:table-cell>
        </table:table-row>
        <table:table-row>
          <table:table-cell table:style-name="Tabela24.A1" office:value-type="string">
            <text:p text:style-name="P12">Estado</text:p>
          </table:table-cell>
          <table:table-cell table:style-name="Tabela24.A1" office:value-type="string">
            <text:p text:style-name="P12">Aprovado</text:p>
          </table:table-cell>
        </table:table-row>
        <table:table-row>
          <table:table-cell table:style-name="Tabela24.A1" office:value-type="string">
            <text:p text:style-name="P12">Solicitante</text:p>
          </table:table-cell>
          <table:table-cell table:style-name="Tabela24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1 - O sistema web deve ser compatível com as normas do W3C para XHTML 1.0 transitional.</text:p>
      <text:p text:style-name="P9"/>
      <text:p text:style-name="P9"><text:soft-page-break/></text:p>
      <text:p text:style-name="P23"><text:span text:style-name="Fonte_20_parág._20_padrão"><text:span text:style-name="T8">RQN</text:span></text:span><text:span text:style-name="Fonte_20_parág._20_padrão"><text:span text:style-name="T8">23</text:span></text:span></text:p>
      <text:p text:style-name="P9">Segurança e Controle de Acesso:</text:p>
      <text:p text:style-name="P9">O sistema deverá guardar cópias de segurança diariamente.</text:p>
      <text:p text:style-name="P37"> </text:p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P11">Atributo</text:p>
          </table:table-cell>
          <table:table-cell table:style-name="Tabela25.A1" office:value-type="string">
            <text:p text:style-name="P11">Valor</text:p>
          </table:table-cell>
        </table:table-row>
        <table:table-row>
          <table:table-cell table:style-name="Tabela25.A1" office:value-type="string">
            <text:p text:style-name="P12">Classificação</text:p>
          </table:table-cell>
          <table:table-cell table:style-name="Tabela25.A1" office:value-type="string">
            <text:p text:style-name="P12">Não Funcional</text:p>
          </table:table-cell>
        </table:table-row>
        <table:table-row>
          <table:table-cell table:style-name="Tabela25.A1" office:value-type="string">
            <text:p text:style-name="P12">Prioridade</text:p>
          </table:table-cell>
          <table:table-cell table:style-name="Tabela25.A1" office:value-type="string">
            <text:p text:style-name="P12">Média</text:p>
          </table:table-cell>
        </table:table-row>
        <table:table-row>
          <table:table-cell table:style-name="Tabela25.A1" office:value-type="string">
            <text:p text:style-name="P12">Complexidade</text:p>
          </table:table-cell>
          <table:table-cell table:style-name="Tabela25.A1" office:value-type="string">
            <text:p text:style-name="P12">Média</text:p>
          </table:table-cell>
        </table:table-row>
        <table:table-row>
          <table:table-cell table:style-name="Tabela25.A1" office:value-type="string">
            <text:p text:style-name="P12">Estado</text:p>
          </table:table-cell>
          <table:table-cell table:style-name="Tabela25.A1" office:value-type="string">
            <text:p text:style-name="P12">Aprovado</text:p>
          </table:table-cell>
        </table:table-row>
        <table:table-row>
          <table:table-cell table:style-name="Tabela25.A1" office:value-type="string">
            <text:p text:style-name="P12">Solicitante</text:p>
          </table:table-cell>
          <table:table-cell table:style-name="Tabela25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14 - O sistema deverá guardar cópias de segurança diariamente.</text:p>
      <text:p text:style-name="P9"/>
      <text:p text:style-name="P9"/>
      <text:p text:style-name="P23"><text:span text:style-name="Fonte_20_parág._20_padrão"><text:span text:style-name="T8">RQN24</text:span></text:span></text:p>
      <text:p text:style-name="P9">Segurança e Controle de Acesso:</text:p>
      <text:p text:style-name="P9">O controle de acesso dos usuários será realizado através do Middleware MACA.</text:p>
      <text:p text:style-name="P37"> 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11">Atributo</text:p>
          </table:table-cell>
          <table:table-cell table:style-name="Tabela26.A1" office:value-type="string">
            <text:p text:style-name="P11">Valor</text:p>
          </table:table-cell>
        </table:table-row>
        <table:table-row>
          <table:table-cell table:style-name="Tabela26.A1" office:value-type="string">
            <text:p text:style-name="P12">Classificação</text:p>
          </table:table-cell>
          <table:table-cell table:style-name="Tabela26.A1" office:value-type="string">
            <text:p text:style-name="P12">Não Funcional</text:p>
          </table:table-cell>
        </table:table-row>
        <table:table-row>
          <table:table-cell table:style-name="Tabela26.A1" office:value-type="string">
            <text:p text:style-name="P12">Prioridade</text:p>
          </table:table-cell>
          <table:table-cell table:style-name="Tabela26.A1" office:value-type="string">
            <text:p text:style-name="P12">Média</text:p>
          </table:table-cell>
        </table:table-row>
        <table:table-row>
          <table:table-cell table:style-name="Tabela26.A1" office:value-type="string">
            <text:p text:style-name="P12">Complexidade</text:p>
          </table:table-cell>
          <table:table-cell table:style-name="Tabela26.A1" office:value-type="string">
            <text:p text:style-name="P12">Média</text:p>
          </table:table-cell>
        </table:table-row>
        <table:table-row>
          <table:table-cell table:style-name="Tabela26.A1" office:value-type="string">
            <text:p text:style-name="P12">Estado</text:p>
          </table:table-cell>
          <table:table-cell table:style-name="Tabela26.A1" office:value-type="string">
            <text:p text:style-name="P12">Aprovado</text:p>
          </table:table-cell>
        </table:table-row>
        <table:table-row>
          <table:table-cell table:style-name="Tabela26.A1" office:value-type="string">
            <text:p text:style-name="P12">Solicitante</text:p>
          </table:table-cell>
          <table:table-cell table:style-name="Tabela26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9">SUPP13 - O controle de acesso dos usuários será realizado através do Middleware MACA.</text:p>
      <text:p text:style-name="P9"/>
      <text:p text:style-name="P11"/>
      <text:p text:style-name="P23"><text:span text:style-name="Fonte_20_parág._20_padrão"><text:span text:style-name="T8">RQN2</text:span></text:span><text:span text:style-name="Fonte_20_parág._20_padrão"><text:span text:style-name="T8">5</text:span></text:span></text:p>
      <text:p text:style-name="P9">Neste momento o sistema não fará notificações de pedido ao estabelecimento via SMS.</text:p>
      <text:p text:style-name="P37"> </text:p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P11">Atributo</text:p>
          </table:table-cell>
          <table:table-cell table:style-name="Tabela27.A1" office:value-type="string">
            <text:p text:style-name="P11">Valor</text:p>
          </table:table-cell>
        </table:table-row>
        <table:table-row>
          <table:table-cell table:style-name="Tabela27.A1" office:value-type="string">
            <text:p text:style-name="P12">Classificação</text:p>
          </table:table-cell>
          <table:table-cell table:style-name="Tabela27.A1" office:value-type="string">
            <text:p text:style-name="P12">Inverso</text:p>
          </table:table-cell>
        </table:table-row>
        <table:table-row>
          <table:table-cell table:style-name="Tabela27.A1" office:value-type="string">
            <text:p text:style-name="P12">Prioridade</text:p>
          </table:table-cell>
          <table:table-cell table:style-name="Tabela27.A1" office:value-type="string">
            <text:p text:style-name="P12">Média</text:p>
          </table:table-cell>
        </table:table-row>
        <table:table-row>
          <table:table-cell table:style-name="Tabela27.A1" office:value-type="string">
            <text:p text:style-name="P12">Complexidade</text:p>
          </table:table-cell>
          <table:table-cell table:style-name="Tabela27.A1" office:value-type="string">
            <text:p text:style-name="P12">Média</text:p>
          </table:table-cell>
        </table:table-row>
        <table:table-row>
          <table:table-cell table:style-name="Tabela27.A1" office:value-type="string">
            <text:p text:style-name="P12">Estado</text:p>
          </table:table-cell>
          <table:table-cell table:style-name="Tabela27.A1" office:value-type="string">
            <text:p text:style-name="P12">Aprovado</text:p>
          </table:table-cell>
        </table:table-row>
        <table:table-row>
          <table:table-cell table:style-name="Tabela27.A1" office:value-type="string">
            <text:p text:style-name="P12">Solicitante</text:p>
          </table:table-cell>
          <table:table-cell table:style-name="Tabela27.A1" office:value-type="string">
            <text:p text:style-name="P12">Weslei</text:p>
          </table:table-cell>
        </table:table-row>
      </table:table>
      <text:p text:style-name="P9"/>
      <text:p text:style-name="P11">Casos de Uso associados</text:p>
      <text:p text:style-name="P9">Não há.</text:p>
      <text:p text:style-name="P9"><text:soft-page-break/></text:p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11"/>
      <text:p text:style-name="P23"><text:span text:style-name="Fonte_20_parág._20_padrão"><text:span text:style-name="T8">RQN2</text:span></text:span><text:span text:style-name="Fonte_20_parág._20_padrão"><text:span text:style-name="T8">6</text:span></text:span></text:p>
      <text:p text:style-name="P9">Neste momento o sistema não será internacionalizado.</text:p>
      <text:p text:style-name="P37">  </text:p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11">Atributo</text:p>
          </table:table-cell>
          <table:table-cell table:style-name="Tabela28.A1" office:value-type="string">
            <text:p text:style-name="P11">Valor</text:p>
          </table:table-cell>
        </table:table-row>
        <table:table-row>
          <table:table-cell table:style-name="Tabela28.A1" office:value-type="string">
            <text:p text:style-name="P12">Classificação</text:p>
          </table:table-cell>
          <table:table-cell table:style-name="Tabela28.A1" office:value-type="string">
            <text:p text:style-name="P12">Inverso</text:p>
          </table:table-cell>
        </table:table-row>
        <table:table-row>
          <table:table-cell table:style-name="Tabela28.A1" office:value-type="string">
            <text:p text:style-name="P12">Prioridade</text:p>
          </table:table-cell>
          <table:table-cell table:style-name="Tabela28.A1" office:value-type="string">
            <text:p text:style-name="P12">Média</text:p>
          </table:table-cell>
        </table:table-row>
        <table:table-row>
          <table:table-cell table:style-name="Tabela28.A1" office:value-type="string">
            <text:p text:style-name="P12">Complexidade</text:p>
          </table:table-cell>
          <table:table-cell table:style-name="Tabela28.A1" office:value-type="string">
            <text:p text:style-name="P12">Média</text:p>
          </table:table-cell>
        </table:table-row>
        <table:table-row>
          <table:table-cell table:style-name="Tabela28.A1" office:value-type="string">
            <text:p text:style-name="P12">Estado</text:p>
          </table:table-cell>
          <table:table-cell table:style-name="Tabela28.A1" office:value-type="string">
            <text:p text:style-name="P12">Aprovado</text:p>
          </table:table-cell>
        </table:table-row>
        <table:table-row>
          <table:table-cell table:style-name="Tabela28.A1" office:value-type="string">
            <text:p text:style-name="P12">Solicitante</text:p>
          </table:table-cell>
          <table:table-cell table:style-name="Tabela28.A1" office:value-type="string">
            <text:p text:style-name="P12">Weslei</text:p>
          </table:table-cell>
        </table:table-row>
      </table:table>
      <text:p text:style-name="P38"/>
      <text:p text:style-name="P11">Casos de Uso associados</text:p>
      <text:p text:style-name="P9">Não há.</text:p>
      <text:p text:style-name="P9"/>
      <text:p text:style-name="P11">Especificações suplementares associadas</text:p>
      <text:p text:style-name="P23"><text:span text:style-name="Fonte_20_parág._20_padrão"><text:span text:style-name="T9">Não há especificações associadas</text:span></text:span><text:span text:style-name="Fonte_20_parág._20_padrão"><text:span text:style-name="T9">.</text:span></text:span></text:p>
      <text:p text:style-name="P9"/>
      <text:p text:style-name="P9"/>
      <text:p text:style-name="P9"/>
      <text:p text:style-name="P23"><text:span text:style-name="Fonte_20_parág._20_padrão"><text:span text:style-name="T6">2 </text:span></text:span><text:span text:style-name="Fonte_20_parág._20_padrão"><text:span text:style-name="T6">- </text:span></text:span><text:span text:style-name="Fonte_20_parág._20_padrão"><text:span text:style-name="T7">Casos de Uso</text:span></text:span><text:span text:style-name="Fonte_20_parág._20_padrão"><text:span text:style-name="T7"> </text:span></text:span></text:p>
      <text:p text:style-name="P9"/>
      <text:p text:style-name="P11">UC1:</text:p>
      <text:p text:style-name="P39">Especificação de Caso de Uso</text:p>
      <text:h text:style-name="P68" text:outline-level="1"/>
      <text:p text:style-name="P9">Histórico de Revisões</text:p>
      <text:p text:style-name="P44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row>
          <table:table-cell table:style-name="Tabela29.A1" office:value-type="string">
            <text:p text:style-name="P45">Data</text:p>
          </table:table-cell>
          <table:table-cell table:style-name="Tabela29.A1" office:value-type="string">
            <text:p text:style-name="P45">Versão</text:p>
          </table:table-cell>
          <table:table-cell table:style-name="Tabela29.A1" office:value-type="string">
            <text:p text:style-name="P45">Descrição</text:p>
          </table:table-cell>
          <table:table-cell table:style-name="Tabela29.D1" office:value-type="string">
            <text:p text:style-name="P45">Autor</text:p>
          </table:table-cell>
        </table:table-row>
        <table:table-row>
          <table:table-cell table:style-name="Tabela29.A2" office:value-type="string">
            <text:p text:style-name="P41">13/10/09</text:p>
          </table:table-cell>
          <table:table-cell table:style-name="Tabela29.A2" office:value-type="string">
            <text:p text:style-name="P41">1</text:p>
          </table:table-cell>
          <table:table-cell table:style-name="Tabela29.A2" office:value-type="string">
            <text:p text:style-name="P41">Original</text:p>
          </table:table-cell>
          <table:table-cell table:style-name="Tabela29.D2" office:value-type="string">
            <text:p text:style-name="P41">Pedro</text:p>
          </table:table-cell>
        </table:table-row>
      </table:table>
      <text:p text:style-name="P52">Manter Cliente</text:p>
      <text:list xml:id="list28423107" text:style-name="WW_5f_OutlineListStyle">
        <text:list-item text:start-value="1">
          <text:p text:style-name="P70">Breve Descrição</text:p>
        </text:list-item>
      </text:list>
      <text:p text:style-name="P53">Este caso de uso permite a manutenção do cadastro de clientes e consulta às informações dos clientes.</text:p>
      <text:p text:style-name="P53"/>
      <text:list xml:id="list28464792" text:continue-numbering="true" text:style-name="WW_5f_OutlineListStyle">
        <text:list-item>
          <text:p text:style-name="P70">Referências</text:p>
        </text:list-item>
      </text:list>
      <text:p text:style-name="P55">Não há.</text:p>
      <text:p text:style-name="P55"/>
      <text:list xml:id="list28466448" text:continue-numbering="true" text:style-name="WW_5f_OutlineListStyle">
        <text:list-item>
          <text:p text:style-name="P70">Atores</text:p>
        </text:list-item>
      </text:list>
      <text:p text:style-name="P55">Administrador.</text:p>
      <text:list xml:id="list28476249" text:continue-numbering="true" text:style-name="WW_5f_OutlineListStyle">
        <text:list-item>
          <text:p text:style-name="P70">Pré-condições</text:p>
        </text:list-item>
      </text:list>
      <text:p text:style-name="P55">Realizar login no sistema.</text:p>
      <text:list xml:id="list28483806" text:continue-numbering="true" text:style-name="WW_5f_OutlineListStyle">
        <text:list-item>
          <text:p text:style-name="P70"><text:soft-page-break/>Fluxos de Eventos</text:p>
          <text:list>
            <text:list-item>
              <text:p text:style-name="P84">Fluxo Básico</text:p>
            </text:list-item>
          </text:list>
        </text:list-item>
      </text:list>
      <text:p text:style-name="P53">Este caso de uso começa quando o ator seleciona a opção Cliente no menu Administração:</text:p>
      <text:p text:style-name="P53">1. O sistema apresenta a grade com os clientes cadastrados mostrando Nome, E-mail, CEP e CPF ordenada por nome, e um painel com as opções de Visualizar Detalhes, Pesquisar Cliente, Incluir Cliente, Alterar Cliente e Excluir Cliente.</text:p>
      <text:p text:style-name="P53">2. O caso de uso se encerra.</text:p>
      <text:p text:style-name="P53"/>
      <text:list xml:id="list28483300" text:continue-numbering="true" text:style-name="WW_5f_OutlineListStyle">
        <text:list-item>
          <text:list>
            <text:list-item>
              <text:p text:style-name="P84">Fluxos Alternativos</text:p>
            </text:list-item>
          </text:list>
        </text:list-item>
      </text:list>
      <text:p text:style-name="P56"/>
      <text:p text:style-name="P56">A1 – Visualizar Detalhes</text:p>
      <text:p text:style-name="P53">No passo 1 do fluxo básico:</text:p>
      <text:p text:style-name="P53">1. O ator seleciona, na grade de valores, a linha para visualização e seleciona a opção Visualizar Detalhes.</text:p>
      <text:p text:style-name="P53">2. O sistema exibe um formulário com os campos: nome, e-mail, senha, endereço, ponto de referência, CEP, telefone fixo, celular, data de nascimento, sexo e CPF preenchidos com os valores salvos no banco de dados e um painel com a opção Voltar.</text:p>
      <text:p text:style-name="P53">3. O ator seleciona a opção Voltar.</text:p>
      <text:p text:style-name="P53">4. O sistema retorna ao passo 1 do fluxo básico.</text:p>
      <text:p text:style-name="P53"/>
      <text:p text:style-name="P54">A2 – Pesquisar Cliente</text:p>
      <text:p text:style-name="P53">No passo 1 do fluxo básico:</text:p>
      <text:p text:style-name="P53">1. O ator seleciona a opção Pesquisar Cliente.</text:p>
      <text:p text:style-name="P53">2. O sistema exibe um formulário com os campos: nome, e-mail, senha, endereço, ponto de referência, CEP, telefone fixo, celular, data de nascimento, sexo e CPF em branco e um painel com a opção Pesquisar.</text:p>
      <text:p text:style-name="P53">3. O ator informa os valores dos dados.</text:p>
      <text:p text:style-name="P53">4. O ator seleciona a opção Pesquisar.</text:p>
      <text:p text:style-name="P53">5. O sistema pesquisa no banco de dados os clientes que contenham os mesmos valores dos campos preenchidos.</text:p>
      <text:p text:style-name="P53">6. O sistema retorna ao passo 1 do fluxo básico mostrando na grade apenas os clientes que estiverem no resultado da pesquisa.</text:p>
      <text:p text:style-name="P53"/>
      <text:p text:style-name="P54">A3 – Incluir Cliente</text:p>
      <text:p text:style-name="P53">No passo 1 do fluxo básico:</text:p>
      <text:p text:style-name="P53">1. O ator seleciona a opção Incluir Cliente.</text:p>
      <text:p text:style-name="P53">2. O sistema exibe um formulário com os campos: nome, e-mail, senha, endereço, ponto de referência, CEP, telefone fixo, celular, data de nascimento, sexo e CPF em branco e um painel com a opção Salvar.</text:p>
      <text:p text:style-name="P53">3. O ator informa os valores dos dados.</text:p>
      <text:p text:style-name="P53">4. O ator seleciona a opção Salvar.</text:p>
      <text:p text:style-name="P53">5. O sistema valida os dados digitados conforme a regra de negocio “RN1 – Validação ao Incluir ou Alterar dados de Cliente”</text:p>
      <text:p text:style-name="P53">6. O sistema inclui os dados do cliente na base de dados e exibe a mensagem “Cliente cadastrado com sucesso”.</text:p>
      <text:p text:style-name="P53">7. O sistema retorna ao passo 1 do fluxo básico.</text:p>
      <text:p text:style-name="P53"/>
      <text:p text:style-name="P54">A4 – Alterar Cliente</text:p>
      <text:p text:style-name="P53">No passo 1 do fluxo básico:</text:p>
      <text:p text:style-name="P53">1. O ator seleciona, na grade de valores, a linha para alteração e seleciona a opção Alterar Cliente.</text:p>
      <text:p text:style-name="P53">2. O sistema exibe um formulário com os campos: nome, endereço, ponto de referência, CEP, telefone fixo, celular, data de nascimento, sexo e CPF preenchidos com os valores salvos no banco de dados e um painel com a opção Salvar.</text:p>
      <text:p text:style-name="P53"><text:soft-page-break/>3. O ator altera os valores dos dados.</text:p>
      <text:p text:style-name="P53">4. O ator seleciona a opção Salvar.</text:p>
      <text:p text:style-name="P53">5.O sistema valida os dados digitados conforme a regra de negocio “RN1 – Validação ao Incluir ou Alterar dados de Cliente”</text:p>
      <text:p text:style-name="P53">6. O sistema altera os dados do cliente na base de dados e exibe a mensagem “Cliente alterado com sucesso”.</text:p>
      <text:p text:style-name="P53">7. O sistema retorna ao passo 1 do fluxo básico.</text:p>
      <text:p text:style-name="P53"/>
      <text:p text:style-name="P54">A5 – Excluir Cliente</text:p>
      <text:p text:style-name="P53">No passo 1 do fluxo básico:</text:p>
      <text:p text:style-name="P53">1. O ator seleciona, na grade de valores, a linha para alteração e seleciona a opção Excluir Cliente.</text:p>
      <text:p text:style-name="P53">2. O sistema valida a exclusão conforme a regra de negocio “RN2 - Validação ao Excluir Cliente” .</text:p>
      <text:p text:style-name="P53">3. O sistema exclui os dados do cliente na base de dados e exibe a mensagem “Cliente excluído com sucesso”.</text:p>
      <text:p text:style-name="P53">4. O sistema retorna ao passo 1 do fluxo básico.</text:p>
      <text:p text:style-name="P53"/>
      <text:list xml:id="list28494340" text:continue-numbering="true" text:style-name="WW_5f_OutlineListStyle">
        <text:list-item>
          <text:p text:style-name="P70">Pontos de Extensão</text:p>
        </text:list-item>
      </text:list>
      <text:p text:style-name="P55">Não há.</text:p>
      <text:p text:style-name="P55"/>
      <text:list xml:id="list28483144" text:continue-numbering="true" text:style-name="WW_5f_OutlineListStyle">
        <text:list-item>
          <text:p text:style-name="P70">Casos de Uso Incluídos</text:p>
        </text:list-item>
      </text:list>
      <text:p text:style-name="P55">Não há.</text:p>
      <text:p text:style-name="P55"/>
      <text:list xml:id="list28479750" text:continue-numbering="true" text:style-name="WW_5f_OutlineListStyle">
        <text:list-item>
          <text:p text:style-name="P70">Pós-Condições</text:p>
        </text:list-item>
      </text:list>
      <text:p text:style-name="P55">Não há.</text:p>
      <text:p text:style-name="P47"/>
      <text:list xml:id="list28465369" text:continue-numbering="true" text:style-name="WW_5f_OutlineListStyle">
        <text:list-item>
          <text:p text:style-name="P70">Outros Diagramas</text:p>
        </text:list-item>
      </text:list>
      <text:p text:style-name="P55">Não há.</text:p>
      <text:p text:style-name="P11"/>
      <text:p text:style-name="P14">Atributos</text:p>
      <text:p text:style-name="P16"/>
      <table:table table:name="Tabela30" table:style-name="Tabela30">
        <table:table-column table:style-name="Tabela30.A" table:number-columns-repeated="2"/>
        <table:table-row>
          <table:table-cell table:style-name="Tabela30.A1" office:value-type="string">
            <text:p text:style-name="P18">Atributo</text:p>
          </table:table-cell>
          <table:table-cell table:style-name="Tabela30.A1" office:value-type="string">
            <text:p text:style-name="P18">Valor</text:p>
          </table:table-cell>
        </table:table-row>
        <table:table-row>
          <table:table-cell table:style-name="Tabela30.A1" office:value-type="string">
            <text:p text:style-name="P19">Tipo de Conteúdo</text:p>
          </table:table-cell>
          <table:table-cell table:style-name="Tabela30.A1" office:value-type="string">
            <text:p text:style-name="P19">Fluxo Básico</text:p>
          </table:table-cell>
        </table:table-row>
        <table:table-row>
          <table:table-cell table:style-name="Tabela30.A1" office:value-type="string">
            <text:p text:style-name="P19">Complexidade</text:p>
          </table:table-cell>
          <table:table-cell table:style-name="Tabela30.A1" office:value-type="string">
            <text:p text:style-name="P19">Baixa</text:p>
          </table:table-cell>
        </table:table-row>
        <table:table-row>
          <table:table-cell table:style-name="Tabela30.A1" office:value-type="string">
            <text:p text:style-name="P19">Estado</text:p>
          </table:table-cell>
          <table:table-cell table:style-name="Tabela30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 - Manter Cliente</text:p>
      <text:p text:style-name="P21"/>
      <text:p text:style-name="P14">Regras de negócio associadas</text:p>
      <text:p text:style-name="P20">RN1 – Validação ao Incluir ou Alterar dados de Cliente</text:p>
      <text:p text:style-name="P20">RN2 - Validação ao Excluir Cliente</text:p>
      <text:p text:style-name="P21"/>
      <text:p text:style-name="P14">Casos de uso subordinados</text:p>
      <text:p text:style-name="P57">Não há.</text:p>
      <text:p text:style-name="P11"/>
      <text:p text:style-name="P11">UC1.1:</text:p>
      <text:p text:style-name="P11">Atributos</text:p>
      <text:p text:style-name="P11"/>
      <table:table table:name="Tabela31" table:style-name="Tabela31">
        <table:table-column table:style-name="Tabela31.A" table:number-columns-repeated="2"/>
        <table:table-row>
          <table:table-cell table:style-name="Tabela31.A1" office:value-type="string">
            <text:p text:style-name="P18">Atributo</text:p>
          </table:table-cell>
          <table:table-cell table:style-name="Tabela31.A1" office:value-type="string">
            <text:p text:style-name="P18">Valor</text:p>
          </table:table-cell>
        </table:table-row>
        <text:soft-page-break/>
        <table:table-row>
          <table:table-cell table:style-name="Tabela31.A1" office:value-type="string">
            <text:p text:style-name="P19">Tipo de Conteúdo</text:p>
          </table:table-cell>
          <table:table-cell table:style-name="Tabela31.A1" office:value-type="string">
            <text:p text:style-name="P19">Fluxo Alternativo</text:p>
          </table:table-cell>
        </table:table-row>
        <table:table-row>
          <table:table-cell table:style-name="Tabela31.A1" office:value-type="string">
            <text:p text:style-name="P19">Complexidade</text:p>
          </table:table-cell>
          <table:table-cell table:style-name="Tabela31.A1" office:value-type="string">
            <text:p text:style-name="P19">Baixa</text:p>
          </table:table-cell>
        </table:table-row>
        <table:table-row>
          <table:table-cell table:style-name="Tabela31.A1" office:value-type="string">
            <text:p text:style-name="P19">Estado</text:p>
          </table:table-cell>
          <table:table-cell table:style-name="Tabela31.A1" office:value-type="string">
            <text:p text:style-name="P19">Aprovado</text:p>
          </table:table-cell>
        </table:table-row>
      </table:table>
      <text:p text:style-name="P11"/>
      <text:p text:style-name="P11">UC1.2:</text:p>
      <text:p text:style-name="P11">Atributos</text:p>
      <text:p text:style-name="P11"/>
      <table:table table:name="Tabela32" table:style-name="Tabela32">
        <table:table-column table:style-name="Tabela32.A" table:number-columns-repeated="2"/>
        <table:table-row>
          <table:table-cell table:style-name="Tabela32.A1" office:value-type="string">
            <text:p text:style-name="P18">Atributo</text:p>
          </table:table-cell>
          <table:table-cell table:style-name="Tabela32.A1" office:value-type="string">
            <text:p text:style-name="P18">Valor</text:p>
          </table:table-cell>
        </table:table-row>
        <table:table-row>
          <table:table-cell table:style-name="Tabela32.A1" office:value-type="string">
            <text:p text:style-name="P19">Tipo de Conteúdo</text:p>
          </table:table-cell>
          <table:table-cell table:style-name="Tabela32.A1" office:value-type="string">
            <text:p text:style-name="P19">Fluxo Alternativo</text:p>
          </table:table-cell>
        </table:table-row>
        <table:table-row>
          <table:table-cell table:style-name="Tabela32.A1" office:value-type="string">
            <text:p text:style-name="P19">Complexidade</text:p>
          </table:table-cell>
          <table:table-cell table:style-name="Tabela32.A1" office:value-type="string">
            <text:p text:style-name="P19">Baixa</text:p>
          </table:table-cell>
        </table:table-row>
        <table:table-row>
          <table:table-cell table:style-name="Tabela32.A1" office:value-type="string">
            <text:p text:style-name="P19">Estado</text:p>
          </table:table-cell>
          <table:table-cell table:style-name="Tabela32.A1" office:value-type="string">
            <text:p text:style-name="P19">Aprovado</text:p>
          </table:table-cell>
        </table:table-row>
      </table:table>
      <text:p text:style-name="P11"/>
      <text:p text:style-name="P11">UC1.3:</text:p>
      <text:p text:style-name="P11">Atributos</text:p>
      <text:p text:style-name="P11"/>
      <table:table table:name="Tabela33" table:style-name="Tabela33">
        <table:table-column table:style-name="Tabela33.A" table:number-columns-repeated="2"/>
        <table:table-row>
          <table:table-cell table:style-name="Tabela33.A1" office:value-type="string">
            <text:p text:style-name="P18">Atributo</text:p>
          </table:table-cell>
          <table:table-cell table:style-name="Tabela33.A1" office:value-type="string">
            <text:p text:style-name="P18">Valor</text:p>
          </table:table-cell>
        </table:table-row>
        <table:table-row>
          <table:table-cell table:style-name="Tabela33.A1" office:value-type="string">
            <text:p text:style-name="P19">Tipo de Conteúdo</text:p>
          </table:table-cell>
          <table:table-cell table:style-name="Tabela33.A1" office:value-type="string">
            <text:p text:style-name="P19">Fluxo Alternativo</text:p>
          </table:table-cell>
        </table:table-row>
        <table:table-row>
          <table:table-cell table:style-name="Tabela33.A1" office:value-type="string">
            <text:p text:style-name="P19">Complexidade</text:p>
          </table:table-cell>
          <table:table-cell table:style-name="Tabela33.A1" office:value-type="string">
            <text:p text:style-name="P19">Baixa</text:p>
          </table:table-cell>
        </table:table-row>
        <table:table-row>
          <table:table-cell table:style-name="Tabela33.A1" office:value-type="string">
            <text:p text:style-name="P19">Estado</text:p>
          </table:table-cell>
          <table:table-cell table:style-name="Tabela33.A1" office:value-type="string">
            <text:p text:style-name="P19">Aprovado</text:p>
          </table:table-cell>
        </table:table-row>
      </table:table>
      <text:p text:style-name="P11"/>
      <text:p text:style-name="P11">UC1.4:</text:p>
      <text:p text:style-name="P11">Atributos</text:p>
      <text:p text:style-name="P11"/>
      <table:table table:name="Tabela34" table:style-name="Tabela34">
        <table:table-column table:style-name="Tabela34.A" table:number-columns-repeated="2"/>
        <table:table-row>
          <table:table-cell table:style-name="Tabela34.A1" office:value-type="string">
            <text:p text:style-name="P18">Atributo</text:p>
          </table:table-cell>
          <table:table-cell table:style-name="Tabela34.A1" office:value-type="string">
            <text:p text:style-name="P18">Valor</text:p>
          </table:table-cell>
        </table:table-row>
        <table:table-row>
          <table:table-cell table:style-name="Tabela34.A1" office:value-type="string">
            <text:p text:style-name="P19">Tipo de Conteúdo</text:p>
          </table:table-cell>
          <table:table-cell table:style-name="Tabela34.A1" office:value-type="string">
            <text:p text:style-name="P19">Fluxo Alternativo</text:p>
          </table:table-cell>
        </table:table-row>
        <table:table-row>
          <table:table-cell table:style-name="Tabela34.A1" office:value-type="string">
            <text:p text:style-name="P19">Complexidade</text:p>
          </table:table-cell>
          <table:table-cell table:style-name="Tabela34.A1" office:value-type="string">
            <text:p text:style-name="P19">Baixa</text:p>
          </table:table-cell>
        </table:table-row>
        <table:table-row>
          <table:table-cell table:style-name="Tabela34.A1" office:value-type="string">
            <text:p text:style-name="P19">Estado</text:p>
          </table:table-cell>
          <table:table-cell table:style-name="Tabela34.A1" office:value-type="string">
            <text:p text:style-name="P19">Aprovado</text:p>
          </table:table-cell>
        </table:table-row>
      </table:table>
      <text:p text:style-name="P11"/>
      <text:p text:style-name="P11">UC1.5:</text:p>
      <text:p text:style-name="P11">Atributos</text:p>
      <text:p text:style-name="P11"/>
      <table:table table:name="Tabela35" table:style-name="Tabela35">
        <table:table-column table:style-name="Tabela35.A" table:number-columns-repeated="2"/>
        <table:table-row>
          <table:table-cell table:style-name="Tabela35.A1" office:value-type="string">
            <text:p text:style-name="P18">Atributo</text:p>
          </table:table-cell>
          <table:table-cell table:style-name="Tabela35.A1" office:value-type="string">
            <text:p text:style-name="P18">Valor</text:p>
          </table:table-cell>
        </table:table-row>
        <table:table-row>
          <table:table-cell table:style-name="Tabela35.A1" office:value-type="string">
            <text:p text:style-name="P19">Tipo de Conteúdo</text:p>
          </table:table-cell>
          <table:table-cell table:style-name="Tabela35.A1" office:value-type="string">
            <text:p text:style-name="P19">Fluxo Alternativo</text:p>
          </table:table-cell>
        </table:table-row>
        <table:table-row>
          <table:table-cell table:style-name="Tabela35.A1" office:value-type="string">
            <text:p text:style-name="P19">Complexidade</text:p>
          </table:table-cell>
          <table:table-cell table:style-name="Tabela35.A1" office:value-type="string">
            <text:p text:style-name="P19">Baixa</text:p>
          </table:table-cell>
        </table:table-row>
        <table:table-row>
          <table:table-cell table:style-name="Tabela35.A1" office:value-type="string">
            <text:p text:style-name="P19">Estado</text:p>
          </table:table-cell>
          <table:table-cell table:style-name="Tabela35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2:</text:p>
      <text:p text:style-name="P42">Especificação de Caso de Uso</text:p>
      <text:p text:style-name="P40"/>
      <text:p text:style-name="P9">Histórico de Revisões</text:p>
      <text:p text:style-name="P44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row>
          <table:table-cell table:style-name="Tabela36.A1" office:value-type="string">
            <text:p text:style-name="P45">Data</text:p>
          </table:table-cell>
          <table:table-cell table:style-name="Tabela36.A1" office:value-type="string">
            <text:p text:style-name="P45">Versão</text:p>
          </table:table-cell>
          <table:table-cell table:style-name="Tabela36.A1" office:value-type="string">
            <text:p text:style-name="P45">Descrição</text:p>
          </table:table-cell>
          <table:table-cell table:style-name="Tabela36.D1" office:value-type="string">
            <text:p text:style-name="P45">Autor</text:p>
          </table:table-cell>
        </table:table-row>
        <table:table-row>
          <table:table-cell table:style-name="Tabela36.A2" office:value-type="string">
            <text:p text:style-name="P41">14/10/09</text:p>
          </table:table-cell>
          <table:table-cell table:style-name="Tabela36.A2" office:value-type="string">
            <text:p text:style-name="P41">1</text:p>
          </table:table-cell>
          <table:table-cell table:style-name="Tabela36.A2" office:value-type="string">
            <text:p text:style-name="P43"><text:span text:style-name="Fonte_20_parág._20_padrão"><text:span text:style-name="T2">Criação do documento de caso de uso “</text:span></text:span><text:span text:style-name="Fonte_20_parág._20_padrão"><text:span text:style-name="T3">Manter CEP”</text:span></text:span><text:span text:style-name="Fonte_20_parág._20_padrão"><text:span text:style-name="T2">.</text:span></text:span></text:p>
          </table:table-cell>
          <table:table-cell table:style-name="Tabela36.D2" office:value-type="string">
            <text:p text:style-name="P41">Paulo Daniel</text:p>
          </table:table-cell>
        </table:table-row>
      </table:table>
      <text:p text:style-name="P52">Manter CEP</text:p>
      <text:list xml:id="list28434726" text:style-name="WW_5f_OutlineListStyle">
        <text:list-item text:start-value="1">
          <text:p text:style-name="P71"><text:soft-page-break/>Breve Descrição</text:p>
        </text:list-item>
      </text:list>
      <text:p text:style-name="P53"><text:tab/>Este caso de uso é utilizado para manter as informações referentes aos CEP's utilizados no sistema. Ele permite que o administrador realize operações de pesquisa, inclusão, edição e exclusão de dados.</text:p>
      <text:p text:style-name="P53"/>
      <text:list xml:id="list28480815" text:continue-numbering="true" text:style-name="WW_5f_OutlineListStyle">
        <text:list-item>
          <text:p text:style-name="P71">Referências</text:p>
        </text:list-item>
      </text:list>
      <text:p text:style-name="P30">Não há.</text:p>
      <text:p text:style-name="P30"/>
      <text:list xml:id="list28477703" text:continue-numbering="true" text:style-name="WW_5f_OutlineListStyle">
        <text:list-item>
          <text:p text:style-name="P71">Atores</text:p>
        </text:list-item>
      </text:list>
      <text:p text:style-name="P30">Administrador.</text:p>
      <text:p text:style-name="P30"/>
      <text:list xml:id="list28493446" text:continue-numbering="true" text:style-name="WW_5f_OutlineListStyle">
        <text:list-item>
          <text:p text:style-name="P71">Pré-condições</text:p>
        </text:list-item>
      </text:list>
      <text:p text:style-name="P30">Realizar login no sistema.</text:p>
      <text:p text:style-name="P30"/>
      <text:list xml:id="list28493990" text:continue-numbering="true" text:style-name="WW_5f_OutlineListStyle">
        <text:list-item>
          <text:p text:style-name="P71">Fluxos de Eventos</text:p>
          <text:list>
            <text:list-item>
              <text:p text:style-name="P84">Fluxo Básico</text:p>
            </text:list-item>
          </text:list>
        </text:list-item>
      </text:list>
      <text:p text:style-name="P31">Este caso de uso começa quando o ator seleciona a opção manter CEP no menu:</text:p>
      <text:p text:style-name="P31">1. O sistema apresenta ao usuário um painel de controle com os ícones referentes às opções <text:tab/>de inclusão, alteração, exclusão e uma grade contendo número do CEP, logradouro, bairro, <text:tab/>cidade e estado para realização de uma consulta. As informações na grade estarão ordenadas pelo estado, seguido pela cidade, bairro e por fim logradouro, a fim de facilitar o encontro da informação.</text:p>
      <text:p text:style-name="P31">2. O caso de uso se encerra.</text:p>
      <text:list xml:id="list28492122" text:continue-numbering="true" text:style-name="WW_5f_OutlineListStyle">
        <text:list-item>
          <text:list>
            <text:list-item>
              <text:p text:style-name="P86">Fluxos Alternativos</text:p>
            </text:list-item>
          </text:list>
        </text:list-item>
      </text:list>
      <text:p text:style-name="P56">A1 – Incluir CEP</text:p>
      <text:p text:style-name="P31">No passo 1 do fluxo básico:</text:p>
      <text:p text:style-name="P31">1. O ator clica no ícone de incluir novo CEP.</text:p>
      <text:p text:style-name="P31">2. O sistema exibe um formulário com os campos: número do CEP, logradouro, bairro, cidade <text:tab/>e estado.</text:p>
      <text:p text:style-name="P31">3. O ator informa os valores dos dados.</text:p>
      <text:p text:style-name="P31">4. O ator clica no ícone para salvar os dados.</text:p>
      <text:p text:style-name="P31">5. O sistema inclui os dados na base de dados e exibe a mensagem “CEP cadastrado com <text:tab/>sucesso”.</text:p>
      <text:p text:style-name="P31">6. O sistema retorna ao passo 1 do fluxo básico.</text:p>
      <text:p text:style-name="P31"/>
      <text:p text:style-name="P32">A2 – Alterar CEP</text:p>
      <text:p text:style-name="P31">No passo 1 do fluxo básico:</text:p>
      <text:p text:style-name="P31">1. O ator seleciona, na grade de valores, a linha para alteração e clica no ícone referente à opção Alterar.</text:p>
      <text:p text:style-name="P31">2. O sistema exibe um formulário com os campos: número do CEP, logradouro, bairro, cidade <text:tab/>e estado, preenchidos.</text:p>
      <text:p text:style-name="P31">3. O ator altera os valores dos dados.</text:p>
      <text:p text:style-name="P31">4. O ator clica no ícone para salvar os dados.</text:p>
      <text:p text:style-name="P31">5. O sistema altera os dados pertinentes ao registro atual na base de dados e exibe a <text:tab/>mensagem “CEP alterado com sucesso”.</text:p>
      <text:p text:style-name="P31">6. O sistema retorna ao passo 1 do fluxo básico.</text:p>
      <text:p text:style-name="P31"/>
      <text:p text:style-name="P32">A3 – Excluir CEP</text:p>
      <text:p text:style-name="P31">No passo 1 do fluxo básico:</text:p>
      <text:p text:style-name="P31"><text:soft-page-break/>1. O ator seleciona, na grade de valores, a linha para exclusão e clica no ícone referente à opção Excluir.</text:p>
      <text:p text:style-name="P31">2. O sistema exclui o registro selecionado na base de dados e exibe a mensagem “CEP <text:tab/>excluído com sucesso”.</text:p>
      <text:p text:style-name="P31">3. O sistema retorna ao passo 1 do fluxo básico.</text:p>
      <text:p text:style-name="P31"/>
      <text:list xml:id="list28478774" text:continue-numbering="true" text:style-name="WW_5f_OutlineListStyle">
        <text:list-item>
          <text:p text:style-name="P71">Pontos de Extensão</text:p>
        </text:list-item>
      </text:list>
      <text:p text:style-name="P30">Não há.</text:p>
      <text:p text:style-name="P30"/>
      <text:list xml:id="list28487217" text:continue-numbering="true" text:style-name="WW_5f_OutlineListStyle">
        <text:list-item>
          <text:p text:style-name="P71">Casos de Uso Incluídos</text:p>
        </text:list-item>
      </text:list>
      <text:p text:style-name="P30">Não há.</text:p>
      <text:p text:style-name="P30"/>
      <text:list xml:id="list28478031" text:continue-numbering="true" text:style-name="WW_5f_OutlineListStyle">
        <text:list-item>
          <text:p text:style-name="P71">Pós-Condições</text:p>
        </text:list-item>
      </text:list>
      <text:p text:style-name="P30">Não há.</text:p>
      <text:p text:style-name="P30"/>
      <text:list xml:id="list28480187" text:continue-numbering="true" text:style-name="WW_5f_OutlineListStyle">
        <text:list-item>
          <text:p text:style-name="P71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37" table:style-name="Tabela37">
        <table:table-column table:style-name="Tabela37.A" table:number-columns-repeated="2"/>
        <table:table-row>
          <table:table-cell table:style-name="Tabela37.A1" office:value-type="string">
            <text:p text:style-name="P18">Atributo</text:p>
          </table:table-cell>
          <table:table-cell table:style-name="Tabela37.A1" office:value-type="string">
            <text:p text:style-name="P18">Valor</text:p>
          </table:table-cell>
        </table:table-row>
        <table:table-row>
          <table:table-cell table:style-name="Tabela37.A1" office:value-type="string">
            <text:p text:style-name="P19">Tipo de Conteúdo</text:p>
          </table:table-cell>
          <table:table-cell table:style-name="Tabela37.A1" office:value-type="string">
            <text:p text:style-name="P19">Fluxo Básico</text:p>
          </table:table-cell>
        </table:table-row>
        <table:table-row>
          <table:table-cell table:style-name="Tabela37.A1" office:value-type="string">
            <text:p text:style-name="P19">Complexidade</text:p>
          </table:table-cell>
          <table:table-cell table:style-name="Tabela37.A1" office:value-type="string">
            <text:p text:style-name="P19">Baixa</text:p>
          </table:table-cell>
        </table:table-row>
        <table:table-row>
          <table:table-cell table:style-name="Tabela37.A1" office:value-type="string">
            <text:p text:style-name="P19">Estado</text:p>
          </table:table-cell>
          <table:table-cell table:style-name="Tabela37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2 - Manter CEP</text:p>
      <text:p text:style-name="P21"/>
      <text:p text:style-name="P14">Regras de negócio associadas</text:p>
      <text:p text:style-name="P44">Não há.</text:p>
      <text:p text:style-name="P21"/>
      <text:p text:style-name="P14">Casos de uso subordinados</text:p>
      <text:p text:style-name="P44">Não há.</text:p>
      <text:p text:style-name="P11"/>
      <text:p text:style-name="P11"/>
      <text:p text:style-name="P11">UC2.1:</text:p>
      <text:p text:style-name="P11">Atributos</text:p>
      <text:p text:style-name="P11"/>
      <table:table table:name="Tabela38" table:style-name="Tabela38">
        <table:table-column table:style-name="Tabela38.A" table:number-columns-repeated="2"/>
        <table:table-row>
          <table:table-cell table:style-name="Tabela38.A1" office:value-type="string">
            <text:p text:style-name="P18">Atributo</text:p>
          </table:table-cell>
          <table:table-cell table:style-name="Tabela38.A1" office:value-type="string">
            <text:p text:style-name="P18">Valor</text:p>
          </table:table-cell>
        </table:table-row>
        <table:table-row>
          <table:table-cell table:style-name="Tabela38.A1" office:value-type="string">
            <text:p text:style-name="P19">Tipo de Conteúdo</text:p>
          </table:table-cell>
          <table:table-cell table:style-name="Tabela38.A1" office:value-type="string">
            <text:p text:style-name="P19">Fluxo Alternativo</text:p>
          </table:table-cell>
        </table:table-row>
        <table:table-row>
          <table:table-cell table:style-name="Tabela38.A1" office:value-type="string">
            <text:p text:style-name="P19">Complexidade</text:p>
          </table:table-cell>
          <table:table-cell table:style-name="Tabela38.A1" office:value-type="string">
            <text:p text:style-name="P19">Baixa</text:p>
          </table:table-cell>
        </table:table-row>
        <table:table-row>
          <table:table-cell table:style-name="Tabela38.A1" office:value-type="string">
            <text:p text:style-name="P19">Estado</text:p>
          </table:table-cell>
          <table:table-cell table:style-name="Tabela38.A1" office:value-type="string">
            <text:p text:style-name="P19">Aprovado</text:p>
          </table:table-cell>
        </table:table-row>
      </table:table>
      <text:p text:style-name="P11"/>
      <text:p text:style-name="P11">UC2.2:</text:p>
      <text:p text:style-name="P11">Atributos</text:p>
      <text:p text:style-name="P11"/>
      <table:table table:name="Tabela39" table:style-name="Tabela39">
        <table:table-column table:style-name="Tabela39.A" table:number-columns-repeated="2"/>
        <table:table-row>
          <table:table-cell table:style-name="Tabela39.A1" office:value-type="string">
            <text:p text:style-name="P18">Atributo</text:p>
          </table:table-cell>
          <table:table-cell table:style-name="Tabela39.A1" office:value-type="string">
            <text:p text:style-name="P18">Valor</text:p>
          </table:table-cell>
        </table:table-row>
        <table:table-row>
          <table:table-cell table:style-name="Tabela39.A1" office:value-type="string">
            <text:p text:style-name="P19">Tipo de Conteúdo</text:p>
          </table:table-cell>
          <table:table-cell table:style-name="Tabela39.A1" office:value-type="string">
            <text:p text:style-name="P19">Fluxo Alternativo</text:p>
          </table:table-cell>
        </table:table-row>
        <table:table-row>
          <table:table-cell table:style-name="Tabela39.A1" office:value-type="string">
            <text:p text:style-name="P19">Complexidade</text:p>
          </table:table-cell>
          <table:table-cell table:style-name="Tabela39.A1" office:value-type="string">
            <text:p text:style-name="P19">Baixa</text:p>
          </table:table-cell>
        </table:table-row>
        <table:table-row>
          <table:table-cell table:style-name="Tabela39.A1" office:value-type="string">
            <text:p text:style-name="P19">Estado</text:p>
          </table:table-cell>
          <table:table-cell table:style-name="Tabela39.A1" office:value-type="string">
            <text:p text:style-name="P19">Aprovado</text:p>
          </table:table-cell>
        </table:table-row>
      </table:table>
      <text:p text:style-name="P11"/>
      <text:p text:style-name="P11"><text:soft-page-break/>UC2.3:</text:p>
      <text:p text:style-name="P11">Atributos</text:p>
      <text:p text:style-name="P11"/>
      <table:table table:name="Tabela40" table:style-name="Tabela40">
        <table:table-column table:style-name="Tabela40.A" table:number-columns-repeated="2"/>
        <table:table-row>
          <table:table-cell table:style-name="Tabela40.A1" office:value-type="string">
            <text:p text:style-name="P18">Atributo</text:p>
          </table:table-cell>
          <table:table-cell table:style-name="Tabela40.A1" office:value-type="string">
            <text:p text:style-name="P18">Valor</text:p>
          </table:table-cell>
        </table:table-row>
        <table:table-row>
          <table:table-cell table:style-name="Tabela40.A1" office:value-type="string">
            <text:p text:style-name="P19">Tipo de Conteúdo</text:p>
          </table:table-cell>
          <table:table-cell table:style-name="Tabela40.A1" office:value-type="string">
            <text:p text:style-name="P19">Fluxo Alternativo</text:p>
          </table:table-cell>
        </table:table-row>
        <table:table-row>
          <table:table-cell table:style-name="Tabela40.A1" office:value-type="string">
            <text:p text:style-name="P19">Complexidade</text:p>
          </table:table-cell>
          <table:table-cell table:style-name="Tabela40.A1" office:value-type="string">
            <text:p text:style-name="P19">Baixa</text:p>
          </table:table-cell>
        </table:table-row>
        <table:table-row>
          <table:table-cell table:style-name="Tabela40.A1" office:value-type="string">
            <text:p text:style-name="P19">Estado</text:p>
          </table:table-cell>
          <table:table-cell table:style-name="Tabela40.A1" office:value-type="string">
            <text:p text:style-name="P19">Aprovado</text:p>
          </table:table-cell>
        </table:table-row>
      </table:table>
      <text:p text:style-name="P48"/>
      <text:p text:style-name="P11"/>
      <text:p text:style-name="P11">UC3:</text:p>
      <text:p text:style-name="P39">Especificação de Caso de Uso</text:p>
      <text:p text:style-name="P9"/>
      <text:p text:style-name="P9">Histórico de Revisões</text:p>
      <text:p text:style-name="P49"/>
      <table:table table:name="Tabela41" table:style-name="Tabela41">
        <table:table-column table:style-name="Tabela41.A"/>
        <table:table-column table:style-name="Tabela41.B"/>
        <table:table-column table:style-name="Tabela41.C"/>
        <table:table-column table:style-name="Tabela41.D"/>
        <table:table-row>
          <table:table-cell table:style-name="Tabela41.A1" office:value-type="string">
            <text:p text:style-name="P45">Data</text:p>
          </table:table-cell>
          <table:table-cell table:style-name="Tabela41.A1" office:value-type="string">
            <text:p text:style-name="P45">Versão</text:p>
          </table:table-cell>
          <table:table-cell table:style-name="Tabela41.A1" office:value-type="string">
            <text:p text:style-name="P45">Descrição</text:p>
          </table:table-cell>
          <table:table-cell table:style-name="Tabela41.D1" office:value-type="string">
            <text:p text:style-name="P45">Autor</text:p>
          </table:table-cell>
        </table:table-row>
        <table:table-row>
          <table:table-cell table:style-name="Tabela41.A2" office:value-type="string">
            <text:p text:style-name="P41">14/10/09</text:p>
          </table:table-cell>
          <table:table-cell table:style-name="Tabela41.A2" office:value-type="string">
            <text:p text:style-name="P41">1</text:p>
          </table:table-cell>
          <table:table-cell table:style-name="Tabela41.A2" office:value-type="string">
            <text:p text:style-name="P41">Primeira versão do caso de uso Manter Estabelecimento</text:p>
          </table:table-cell>
          <table:table-cell table:style-name="Tabela41.D2" office:value-type="string">
            <text:p text:style-name="P41">Thaiz Cabral</text:p>
          </table:table-cell>
        </table:table-row>
      </table:table>
      <text:p text:style-name="P52">Manter Estabelecimento</text:p>
      <text:list xml:id="list28428143" text:style-name="WW_5f_OutlineListStyle">
        <text:list-item text:start-value="1">
          <text:p text:style-name="P71">Breve Descrição</text:p>
        </text:list-item>
      </text:list>
      <text:p text:style-name="P33">Este caso de uso permite a inclusão, consulta e manutenção dos Estabelecimentos associados ao Food Delivery Web.</text:p>
      <text:p text:style-name="P33"/>
      <text:list xml:id="list28464467" text:continue-numbering="true" text:style-name="WW_5f_OutlineListStyle">
        <text:list-item>
          <text:p text:style-name="P71">Referências</text:p>
        </text:list-item>
      </text:list>
      <text:p text:style-name="P33">Não há.</text:p>
      <text:p text:style-name="P33"/>
      <text:list xml:id="list28484463" text:continue-numbering="true" text:style-name="WW_5f_OutlineListStyle">
        <text:list-item>
          <text:p text:style-name="P71">Atores</text:p>
        </text:list-item>
      </text:list>
      <text:p text:style-name="P33">Administrador e Gestor do Estabelecimento.</text:p>
      <text:p text:style-name="P33"/>
      <text:list xml:id="list28490547" text:continue-numbering="true" text:style-name="WW_5f_OutlineListStyle">
        <text:list-item>
          <text:p text:style-name="P71">Pré-condições</text:p>
        </text:list-item>
      </text:list>
      <text:p text:style-name="P33">O ator deve estar logado no sistema para que sejam verificadas as suas permissões de acesso (Administrador ou Gestor).</text:p>
      <text:p text:style-name="P33"/>
      <text:list xml:id="list28467855" text:continue-numbering="true" text:style-name="WW_5f_OutlineListStyle">
        <text:list-item>
          <text:p text:style-name="P71">Fluxos de Eventos</text:p>
          <text:list>
            <text:list-item>
              <text:p text:style-name="P84">Fluxo Básico</text:p>
            </text:list-item>
          </text:list>
        </text:list-item>
      </text:list>
      <text:p text:style-name="P33">Este caso de uso começa quando o ator seleciona a opção Estabelecimentos no menu Administração:</text:p>
      <text:p text:style-name="P33">1. O sistema apresenta quatro opções: Incluir Estabelecimento, Excluir Estabelecimento, Alterar Estabelecimento e Consultar Estabelecimento.</text:p>
      <text:p text:style-name="P33">2. O caso de uso se encerra.</text:p>
      <text:list xml:id="list28475831" text:continue-numbering="true" text:style-name="WW_5f_OutlineListStyle">
        <text:list-item>
          <text:list>
            <text:list-item>
              <text:p text:style-name="P85"><text:span text:style-name="Fonte_20_parág._20_padrão"><text:span text:style-name="T14">Fluxos Alternativos</text:span></text:span></text:p>
            </text:list-item>
          </text:list>
        </text:list-item>
      </text:list>
      <text:p text:style-name="P33"/>
      <text:p text:style-name="P35">A1 – Incluir Estabelecimento</text:p>
      <text:p text:style-name="P33">No passo 1 do fluxo básico:</text:p>
      <text:p text:style-name="P33">1. O ator clica na opção Inclusão de Estabelecimento;</text:p>
      <text:p text:style-name="P33">2.O sistema exibe o formulário com os campos: nome do estabelecimento, CNPJ, slogan, endereço, CEP, email, telefone fixo, responsável, celular do responsável, tempo de entrega, custo de entrega, formas de pagamento aceitas, dias de funcionamento, horário de abertura e horário de encerramento para preenchimento;</text:p>
      <text:p text:style-name="P33"><text:soft-page-break/>3. O ator informa os valores de cada campo;</text:p>
      <text:p text:style-name="P33">4. O ator clica em Gravar para salvar os dados;</text:p>
      <text:p text:style-name="P33">5. O sistema inclui os dados na base de dados e exibe a mensagem “Estabelecimento incluído com sucesso”.</text:p>
      <text:p text:style-name="P33">O sistema retorna ao passo 1 do fluxo básico.</text:p>
      <text:p text:style-name="P33"/>
      <text:p text:style-name="P35">A2 – Excluir Estabelecimento</text:p>
      <text:p text:style-name="P33">No passo 1 do fluxo básico:</text:p>
      <text:p text:style-name="P33">1. O ator clica na opção Exclusão de Estabelecimento;</text:p>
      <text:p text:style-name="P33">2. O sistema exibe tela de busca com os filtros: Nome do Estabelecimento, CNPJ e telefone fixo;</text:p>
      <text:p text:style-name="P33">3. O ator informa um ou mais filtros de busca;</text:p>
      <text:p text:style-name="P33">4. O ator clica em buscar;</text:p>
      <text:p text:style-name="P33">5. A lista com os resultados correspondentes é exibida com as colunas: Nome do Estabelecimento, CNPJ, telefone fixo e as opções Visualizar Detalhes e Excluir Estabelecimento;</text:p>
      <text:p text:style-name="P33">6. O ator clica na opção Excluir Estabelecimento;</text:p>
      <text:p text:style-name="P33">7. O sistema exibe a mensagem “Confirma a exclusão deste estabelecimento?” juntamente com as opções SIM e NÃO;</text:p>
      <text:p text:style-name="P33">8. O sistema exclui o estabelecimento e exibe a mensagem “Estabelecimento excluído com sucesso”.</text:p>
      <text:p text:style-name="P33">O sistema retorna para o passo 2 do fluxo alternativo A2 – Exclusão de Estabelecimento.</text:p>
      <text:p text:style-name="P33"/>
      <text:p text:style-name="P35">A3 – Consultar Estabelecimento</text:p>
      <text:p text:style-name="P33">No passo 1 do fluxo básico:</text:p>
      <text:p text:style-name="P33">1. O ator clica na opção Consulta de Estabelecimento;</text:p>
      <text:p text:style-name="P33">2. O sistema exibe tela de busca com os filtros: Nome do Estabelecimento, CNPJ e telefone fixo;</text:p>
      <text:p text:style-name="P33">3. O ator informa um ou mais filtros de busca;</text:p>
      <text:p text:style-name="P34">4. O ator clica em buscar;</text:p>
      <text:p text:style-name="P33">5. A lista com os resultados correspondentes é exibida com as colunas: Nome do Estabelecimento, CNPJ, telefone fixo e as opções Visualizar Detalhes e Excluir Estabelecimento;</text:p>
      <text:p text:style-name="P33">6. O ator clica na opção Consultar Estabelecimento;</text:p>
      <text:p text:style-name="P33">7. O sistema exibe o formulário referente ao estabelecimento com os dados preenchidos em modo somente leitura;</text:p>
      <text:p text:style-name="P33">8. O ator clica em Sair para sair do modo de consulta;</text:p>
      <text:p text:style-name="P33">O sistema retorna para o passo 2 do fluxo alternativo A2 – Consulta Estabelecimento.</text:p>
      <text:p text:style-name="P33"/>
      <text:p text:style-name="P35">A4 – Alterar Estabelecimento</text:p>
      <text:p text:style-name="P33">No passo 1 do fluxo básico:</text:p>
      <text:p text:style-name="P33">1. O ator clica na opção Edição de Estabelecimento;</text:p>
      <text:p text:style-name="P33">2. O sistema exibe tela de busca com os filtros: Nome do Estabelecimento, CNPJ e telefone fixo;</text:p>
      <text:p text:style-name="P33">3. O ator informa um ou mais filtros de busca;</text:p>
      <text:p text:style-name="P33">4. O ator clica em buscar;</text:p>
      <text:p text:style-name="P33">5. A lista com os resultados correspondentes é exibida com as colunas: Nome do Estabelecimento, CNPJ, telefone fixo e as opções Visualizar Detalhes e Excluir Estabelecimento;</text:p>
      <text:p text:style-name="P33">6. O ator clica na opção Editar Estabelecimento;</text:p>
      <text:p text:style-name="P33">7. O sistema exibe o formulário referente ao estabelecimento com os dados preenchidos;</text:p>
      <text:p text:style-name="P33">8. O ator edita os campos que forem necessários;</text:p>
      <text:p text:style-name="P33">9. O ator clica em Gravar para salvar os dados;</text:p>
      <text:p text:style-name="P33">10. O sistema grava os dados na base de dados e exibe a mensagem “Estabelecimento editado com sucesso”.</text:p>
      <text:p text:style-name="P33">O sistema retorna ao passo 1 do fluxo básico.</text:p>
      <text:p text:style-name="P33"/>
      <text:p text:style-name="P35">A5 – Visualizar Detalhes</text:p>
      <text:p text:style-name="P53">No passo 5 dos fluxos alternativos A2, A3 e A4:</text:p>
      <text:list xml:id="list28429259" text:style-name="L1">
        <text:list-item>
          <text:p text:style-name="P67"><text:soft-page-break/>O ator seleciona um estabelecimento na listagem e clica em Visualizar Detalhes;</text:p>
        </text:list-item>
        <text:list-item>
          <text:p text:style-name="P67">O sistema exibe tela contendo os detalhes do estabelecimento: Nome completo, Endereço, Slogan, tempo de entrega, custo de entrega, formas de pagamento aceitas, dias de funcionamento e horário de abertura;</text:p>
        </text:list-item>
        <text:list-item>
          <text:p text:style-name="P67">O ator clica em Retornar para Página Principal;</text:p>
        </text:list-item>
      </text:list>
      <text:p text:style-name="P33">O sistema retorna ao passo 5 do fluxo alternativo A2, A3 ou A4.</text:p>
      <text:p text:style-name="P44"/>
      <text:list xml:id="list28421025" text:style-name="WW_5f_OutlineListStyle">
        <text:list-item>
          <text:p text:style-name="P71">Pontos de Extensão</text:p>
        </text:list-item>
      </text:list>
      <text:p text:style-name="P33">Não há.</text:p>
      <text:p text:style-name="P33"/>
      <text:list xml:id="list28475642" text:continue-numbering="true" text:style-name="WW_5f_OutlineListStyle">
        <text:list-item>
          <text:p text:style-name="P70">Casos de Uso Incluídos</text:p>
        </text:list-item>
      </text:list>
      <text:p text:style-name="P33">Não há.</text:p>
      <text:list xml:id="list28465075" text:continue-numbering="true" text:style-name="WW_5f_OutlineListStyle">
        <text:list-item>
          <text:p text:style-name="P71">Pós-Condições</text:p>
        </text:list-item>
      </text:list>
      <text:p text:style-name="P33">Não há.</text:p>
      <text:p text:style-name="P33"/>
      <text:list xml:id="list28464635" text:continue-numbering="true" text:style-name="WW_5f_OutlineListStyle">
        <text:list-item>
          <text:p text:style-name="P71">Outros Diagramas</text:p>
        </text:list-item>
      </text:list>
      <text:p text:style-name="P33">Não há.</text:p>
      <text:p text:style-name="P49"/>
      <text:p text:style-name="P14">Atributos</text:p>
      <text:p text:style-name="P16"/>
      <table:table table:name="Tabela42" table:style-name="Tabela42">
        <table:table-column table:style-name="Tabela42.A" table:number-columns-repeated="2"/>
        <table:table-row>
          <table:table-cell table:style-name="Tabela42.A1" office:value-type="string">
            <text:p text:style-name="P18">Atributo</text:p>
          </table:table-cell>
          <table:table-cell table:style-name="Tabela42.A1" office:value-type="string">
            <text:p text:style-name="P18">Valor</text:p>
          </table:table-cell>
        </table:table-row>
        <table:table-row>
          <table:table-cell table:style-name="Tabela42.A1" office:value-type="string">
            <text:p text:style-name="P19">Tipo de Conteúdo</text:p>
          </table:table-cell>
          <table:table-cell table:style-name="Tabela42.A1" office:value-type="string">
            <text:p text:style-name="P19">Fluxo Básico</text:p>
          </table:table-cell>
        </table:table-row>
        <table:table-row>
          <table:table-cell table:style-name="Tabela42.A1" office:value-type="string">
            <text:p text:style-name="P19">Complexidade</text:p>
          </table:table-cell>
          <table:table-cell table:style-name="Tabela42.A1" office:value-type="string">
            <text:p text:style-name="P19">Baixa</text:p>
          </table:table-cell>
        </table:table-row>
        <table:table-row>
          <table:table-cell table:style-name="Tabela42.A1" office:value-type="string">
            <text:p text:style-name="P19">Estado</text:p>
          </table:table-cell>
          <table:table-cell table:style-name="Tabela42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3 - Manter Estabelecimento</text:p>
      <text:p text:style-name="P21"/>
      <text:p text:style-name="P14">Regras de negócio associadas</text:p>
      <text:p text:style-name="P44">Não há.</text:p>
      <text:p text:style-name="P21"/>
      <text:p text:style-name="P14">Casos de uso subordinados</text:p>
      <text:p text:style-name="P44">Não há.</text:p>
      <text:p text:style-name="P11"/>
      <text:p text:style-name="P11">UC3.1:</text:p>
      <text:p text:style-name="P11">Atributos</text:p>
      <text:p text:style-name="P11"/>
      <table:table table:name="Tabela43" table:style-name="Tabela43">
        <table:table-column table:style-name="Tabela43.A" table:number-columns-repeated="2"/>
        <table:table-row>
          <table:table-cell table:style-name="Tabela43.A1" office:value-type="string">
            <text:p text:style-name="P18">Atributo</text:p>
          </table:table-cell>
          <table:table-cell table:style-name="Tabela43.A1" office:value-type="string">
            <text:p text:style-name="P18">Valor</text:p>
          </table:table-cell>
        </table:table-row>
        <table:table-row>
          <table:table-cell table:style-name="Tabela43.A1" office:value-type="string">
            <text:p text:style-name="P19">Tipo de Conteúdo</text:p>
          </table:table-cell>
          <table:table-cell table:style-name="Tabela43.A1" office:value-type="string">
            <text:p text:style-name="P19">Fluxo Alternativo</text:p>
          </table:table-cell>
        </table:table-row>
        <table:table-row>
          <table:table-cell table:style-name="Tabela43.A1" office:value-type="string">
            <text:p text:style-name="P19">Complexidade</text:p>
          </table:table-cell>
          <table:table-cell table:style-name="Tabela43.A1" office:value-type="string">
            <text:p text:style-name="P19">Baixa</text:p>
          </table:table-cell>
        </table:table-row>
        <table:table-row>
          <table:table-cell table:style-name="Tabela43.A1" office:value-type="string">
            <text:p text:style-name="P19">Estado</text:p>
          </table:table-cell>
          <table:table-cell table:style-name="Tabela43.A1" office:value-type="string">
            <text:p text:style-name="P19">Aprovado</text:p>
          </table:table-cell>
        </table:table-row>
      </table:table>
      <text:p text:style-name="P11"/>
      <text:p text:style-name="P11">UC3.2:</text:p>
      <text:p text:style-name="P11">Atributos</text:p>
      <text:p text:style-name="P11"/>
      <table:table table:name="Tabela44" table:style-name="Tabela44">
        <table:table-column table:style-name="Tabela44.A" table:number-columns-repeated="2"/>
        <table:table-row>
          <table:table-cell table:style-name="Tabela44.A1" office:value-type="string">
            <text:p text:style-name="P18">Atributo</text:p>
          </table:table-cell>
          <table:table-cell table:style-name="Tabela44.A1" office:value-type="string">
            <text:p text:style-name="P18">Valor</text:p>
          </table:table-cell>
        </table:table-row>
        <table:table-row>
          <table:table-cell table:style-name="Tabela44.A1" office:value-type="string">
            <text:p text:style-name="P19">Tipo de Conteúdo</text:p>
          </table:table-cell>
          <table:table-cell table:style-name="Tabela44.A1" office:value-type="string">
            <text:p text:style-name="P19">Fluxo Alternativo</text:p>
          </table:table-cell>
        </table:table-row>
        <table:table-row>
          <table:table-cell table:style-name="Tabela44.A1" office:value-type="string">
            <text:p text:style-name="P19">Complexidade</text:p>
          </table:table-cell>
          <table:table-cell table:style-name="Tabela44.A1" office:value-type="string">
            <text:p text:style-name="P19">Baixa</text:p>
          </table:table-cell>
        </table:table-row>
        <table:table-row>
          <table:table-cell table:style-name="Tabela44.A1" office:value-type="string">
            <text:p text:style-name="P19">Estado</text:p>
          </table:table-cell>
          <table:table-cell table:style-name="Tabela44.A1" office:value-type="string">
            <text:p text:style-name="P19">Aprovado</text:p>
          </table:table-cell>
        </table:table-row>
      </table:table>
      <text:p text:style-name="P11"><text:soft-page-break/></text:p>
      <text:p text:style-name="P11">UC3.3:</text:p>
      <text:p text:style-name="P11">Atributos</text:p>
      <text:p text:style-name="P11"/>
      <table:table table:name="Tabela45" table:style-name="Tabela45">
        <table:table-column table:style-name="Tabela45.A" table:number-columns-repeated="2"/>
        <table:table-row>
          <table:table-cell table:style-name="Tabela45.A1" office:value-type="string">
            <text:p text:style-name="P18">Atributo</text:p>
          </table:table-cell>
          <table:table-cell table:style-name="Tabela45.A1" office:value-type="string">
            <text:p text:style-name="P18">Valor</text:p>
          </table:table-cell>
        </table:table-row>
        <table:table-row>
          <table:table-cell table:style-name="Tabela45.A1" office:value-type="string">
            <text:p text:style-name="P19">Tipo de Conteúdo</text:p>
          </table:table-cell>
          <table:table-cell table:style-name="Tabela45.A1" office:value-type="string">
            <text:p text:style-name="P19">Fluxo Alternativo</text:p>
          </table:table-cell>
        </table:table-row>
        <table:table-row>
          <table:table-cell table:style-name="Tabela45.A1" office:value-type="string">
            <text:p text:style-name="P19">Complexidade</text:p>
          </table:table-cell>
          <table:table-cell table:style-name="Tabela45.A1" office:value-type="string">
            <text:p text:style-name="P19">Baixa</text:p>
          </table:table-cell>
        </table:table-row>
        <table:table-row>
          <table:table-cell table:style-name="Tabela45.A1" office:value-type="string">
            <text:p text:style-name="P19">Estado</text:p>
          </table:table-cell>
          <table:table-cell table:style-name="Tabela45.A1" office:value-type="string">
            <text:p text:style-name="P19">Aprovado</text:p>
          </table:table-cell>
        </table:table-row>
      </table:table>
      <text:p text:style-name="P11"/>
      <text:p text:style-name="P11">UC3.4:</text:p>
      <text:p text:style-name="P11">Atributos</text:p>
      <text:p text:style-name="P11"/>
      <table:table table:name="Tabela46" table:style-name="Tabela46">
        <table:table-column table:style-name="Tabela46.A" table:number-columns-repeated="2"/>
        <table:table-row>
          <table:table-cell table:style-name="Tabela46.A1" office:value-type="string">
            <text:p text:style-name="P18">Atributo</text:p>
          </table:table-cell>
          <table:table-cell table:style-name="Tabela46.A1" office:value-type="string">
            <text:p text:style-name="P18">Valor</text:p>
          </table:table-cell>
        </table:table-row>
        <table:table-row>
          <table:table-cell table:style-name="Tabela46.A1" office:value-type="string">
            <text:p text:style-name="P19">Tipo de Conteúdo</text:p>
          </table:table-cell>
          <table:table-cell table:style-name="Tabela46.A1" office:value-type="string">
            <text:p text:style-name="P19">Fluxo Alternativo</text:p>
          </table:table-cell>
        </table:table-row>
        <table:table-row>
          <table:table-cell table:style-name="Tabela46.A1" office:value-type="string">
            <text:p text:style-name="P19">Complexidade</text:p>
          </table:table-cell>
          <table:table-cell table:style-name="Tabela46.A1" office:value-type="string">
            <text:p text:style-name="P19">Baixa</text:p>
          </table:table-cell>
        </table:table-row>
        <table:table-row>
          <table:table-cell table:style-name="Tabela46.A1" office:value-type="string">
            <text:p text:style-name="P19">Estado</text:p>
          </table:table-cell>
          <table:table-cell table:style-name="Tabela46.A1" office:value-type="string">
            <text:p text:style-name="P19">Aprovado</text:p>
          </table:table-cell>
        </table:table-row>
      </table:table>
      <text:p text:style-name="P11"/>
      <text:p text:style-name="P11">UC3.5:</text:p>
      <text:p text:style-name="P11">Atributos</text:p>
      <text:p text:style-name="P11"/>
      <table:table table:name="Tabela47" table:style-name="Tabela47">
        <table:table-column table:style-name="Tabela47.A" table:number-columns-repeated="2"/>
        <table:table-row>
          <table:table-cell table:style-name="Tabela47.A1" office:value-type="string">
            <text:p text:style-name="P18">Atributo</text:p>
          </table:table-cell>
          <table:table-cell table:style-name="Tabela47.A1" office:value-type="string">
            <text:p text:style-name="P18">Valor</text:p>
          </table:table-cell>
        </table:table-row>
        <table:table-row>
          <table:table-cell table:style-name="Tabela47.A1" office:value-type="string">
            <text:p text:style-name="P19">Tipo de Conteúdo</text:p>
          </table:table-cell>
          <table:table-cell table:style-name="Tabela47.A1" office:value-type="string">
            <text:p text:style-name="P19">Fluxo Alternativo</text:p>
          </table:table-cell>
        </table:table-row>
        <table:table-row>
          <table:table-cell table:style-name="Tabela47.A1" office:value-type="string">
            <text:p text:style-name="P19">Complexidade</text:p>
          </table:table-cell>
          <table:table-cell table:style-name="Tabela47.A1" office:value-type="string">
            <text:p text:style-name="P19">Baixa</text:p>
          </table:table-cell>
        </table:table-row>
        <table:table-row>
          <table:table-cell table:style-name="Tabela47.A1" office:value-type="string">
            <text:p text:style-name="P19">Estado</text:p>
          </table:table-cell>
          <table:table-cell table:style-name="Tabela47.A1" office:value-type="string">
            <text:p text:style-name="P19">Aprovado</text:p>
          </table:table-cell>
        </table:table-row>
      </table:table>
      <text:p text:style-name="P49"/>
      <text:p text:style-name="P49"/>
      <text:p text:style-name="P11">UC4:</text:p>
      <text:p text:style-name="P39">Especificação de Caso de Uso</text:p>
      <text:p text:style-name="P49"/>
      <text:p text:style-name="P9">Histórico de Revisões</text:p>
      <text:p text:style-name="P50"/>
      <table:table table:name="Tabela48" table:style-name="Tabela48">
        <table:table-column table:style-name="Tabela48.A"/>
        <table:table-column table:style-name="Tabela48.B"/>
        <table:table-column table:style-name="Tabela48.C"/>
        <table:table-column table:style-name="Tabela48.D"/>
        <table:table-row>
          <table:table-cell table:style-name="Tabela48.A1" office:value-type="string">
            <text:p text:style-name="P45">Data</text:p>
          </table:table-cell>
          <table:table-cell table:style-name="Tabela48.A1" office:value-type="string">
            <text:p text:style-name="P45">Versão</text:p>
          </table:table-cell>
          <table:table-cell table:style-name="Tabela48.A1" office:value-type="string">
            <text:p text:style-name="P45">Descrição</text:p>
          </table:table-cell>
          <table:table-cell table:style-name="Tabela48.D1" office:value-type="string">
            <text:p text:style-name="P45">Autor</text:p>
          </table:table-cell>
        </table:table-row>
        <table:table-row>
          <table:table-cell table:style-name="Tabela48.A2" office:value-type="string">
            <text:p text:style-name="P41">16/10/09</text:p>
          </table:table-cell>
          <table:table-cell table:style-name="Tabela48.A2" office:value-type="string">
            <text:p text:style-name="P41">1</text:p>
          </table:table-cell>
          <table:table-cell table:style-name="Tabela48.A2" office:value-type="string">
            <text:p text:style-name="P41">Primeira Versão do Caso de Uso Manter Cardápio</text:p>
          </table:table-cell>
          <table:table-cell table:style-name="Tabela48.D2" office:value-type="string">
            <text:p text:style-name="P41">Paulo Roberto</text:p>
          </table:table-cell>
        </table:table-row>
      </table:table>
      <text:p text:style-name="P52">Manter Cardápio</text:p>
      <text:list xml:id="list28424917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Breve Descriçã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Este Caso de Uso permite A inclusão e manutenção dos cardápios.</text:p>
      <text:p text:style-name="P33"/>
      <text:list xml:id="list2848050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Referênci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7398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Ator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Gestor do Estabelecimento.</text:p>
      <text:p text:style-name="P33"/>
      <text:list xml:id="list28483886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Pré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Os atores devem estar logados no sistema para efetuarem as operações.</text:p>
      <text:p text:style-name="P33"/>
      <text:list xml:id="list2847443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oft-page-break/>Fluxos de Event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>5.1 Fluxo Básico</text:p>
      <text:p text:style-name="P33">Este caso de uso começa quando o ator seleciona a opção Cardápios no menu Administração.</text:p>
      <text:p text:style-name="P33">1. O sistema apresenta uma grande com os cardápios do estabelecimento que já foram cadastrados mostrando o Nome do Cardápio e um painel com as opções de Visualizar Detalhes, Pesquisar Cardápio, Incluir Cardápio e Excluir Cardápio.</text:p>
      <text:p text:style-name="P33">2. O caso de uso se encerra.</text:p>
      <text:p text:style-name="P87">5.2 Fluxos Alternativos</text:p>
      <text:p text:style-name="P33"/>
      <text:p text:style-name="P35">A1 – Visualizar Detalhes</text:p>
      <text:p text:style-name="P33">No passo 1 do fluxo básico:</text:p>
      <text:p text:style-name="P33">O ator seleciona, na grade de valores, a linha para visualização e seleciona a opção Visualizar Detalhes.</text:p>
      <text:p text:style-name="P33">O sistema exibe um formulário com o campo: Nome do Cardápio preenchido com o valor salvo no banco de dados e um painel com a opção Voltar.</text:p>
      <text:p text:style-name="P33">O ator seleciona a opção Voltar.</text:p>
      <text:p text:style-name="P33">O sistema retorna ao passo 1 do fluxo básico.</text:p>
      <text:p text:style-name="P33"/>
      <text:p text:style-name="P35">A2 – Pesquisar Cardápio</text:p>
      <text:p text:style-name="P33">No passo 1 do fluxo básico:</text:p>
      <text:p text:style-name="P33">O ator seleciona a opção Pesquisar Cardápio.</text:p>
      <text:p text:style-name="P33">O sistema exibe um formulário com o campo: Nome do Cardápio em branco e um painel com a opção Pesquisar.</text:p>
      <text:p text:style-name="P33">O ator informa o valor do dado.</text:p>
      <text:p text:style-name="P33">O ator seleciona a opção Pesquisar.</text:p>
      <text:p text:style-name="P33">O sistema pesquisa no banco de dados os Cardápios deste Estabelecimento que contenham o mesmo valor do campo preenchido.</text:p>
      <text:p text:style-name="P33">O sistema retorna ao passo 1 do fluxo básico mostrando na grade apenas os Cardápios que estiverem no resultado da pesquisa.</text:p>
      <text:p text:style-name="P33"/>
      <text:p text:style-name="P35">A3 – Incluir Cardápio</text:p>
      <text:p text:style-name="P33">No passo 1 do fluxo básico:</text:p>
      <text:p text:style-name="P33">O ator seleciona a opção Incluir Cardápio.</text:p>
      <text:p text:style-name="P33">O sistema apresenta um formulário com o campo: Nome do Cardápio.</text:p>
      <text:p text:style-name="P33">O ator informa os valores dos dados.</text:p>
      <text:p text:style-name="P33">O ator seleciona a opção Salvar.</text:p>
      <text:p text:style-name="P33">O sistema busca o código do Estabelecimento através do código do Gestor do Estabelecimento;</text:p>
      <text:p text:style-name="P33">O sistema valida os dados digitados conforme a regra de negócio “RN3 – Validação ao Incluir ou Alterar Cardápios”</text:p>
      <text:p text:style-name="P33">O sistema inclui os dados do Cardápio e o Código do Estabelecimento e exibe a mensagem: “Cardápio Cadastrado com Sucesso”;</text:p>
      <text:p text:style-name="P33">O sistema retorna ao passo 1 do fluxo básico.</text:p>
      <text:p text:style-name="P33"/>
      <text:p text:style-name="P35">A4 – Alterar Cardápio</text:p>
      <text:p text:style-name="P33">No passo 1 do fluxo básico:</text:p>
      <text:p text:style-name="P33">O ator seleciona, na grade de valores, a linha para alteração e seleciona a opção Alterar Cardápio.</text:p>
      <text:p text:style-name="P33">O sistema exibe um formulário com o campo: Nome do Cardápio preenchido com o valor salvo no banco de dados e um painel com a opção Salvar.</text:p>
      <text:p text:style-name="P33">O ator altera o valor do dado.</text:p>
      <text:p text:style-name="P33">O ator seleciona a opção Salvar.</text:p>
      <text:p text:style-name="P33"><text:soft-page-break/>O sistema inclui os dados do Cardápio e o Código do Estabelecimento e exibe a mensagem: “Cardápio Alterado com Sucesso”;</text:p>
      <text:p text:style-name="P33">O sistema retorna ao passo 1 do fluxo básico.</text:p>
      <text:p text:style-name="P33"/>
      <text:p text:style-name="P35">A5 – Excluir Cardápio</text:p>
      <text:p text:style-name="P33">No passo 1 do fluxo básico:</text:p>
      <text:p text:style-name="P33">O ator seleciona, na grade de valores a linha para alteração e seleciona a opção Excluir Cardápio.</text:p>
      <text:p text:style-name="P33">O sistema valida a exclusão conforme a regra de negócio “RN4 – Validação ao Excluir Cardápio”.</text:p>
      <text:p text:style-name="P33">O sistema exclui os dados do Cardápio na base de dados e exibe a mensagem: “Cardápio Excluído com Sucesso”.</text:p>
      <text:p text:style-name="P33">O sistema retorna ao passo 1 do fluxo básico.</text:p>
      <text:list xml:id="list2848473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3"><text:span text:style-name="Fonte_20_parág._20_padrão"><text:span text:style-name="T14">Pontos de Extensão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9634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Casos de Uso Incluí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362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Pós-Condiçõ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154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Outros Diagrama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14"/>
      <text:p text:style-name="P14">Atributos</text:p>
      <text:p text:style-name="P16"/>
      <table:table table:name="Tabela49" table:style-name="Tabela49">
        <table:table-column table:style-name="Tabela49.A" table:number-columns-repeated="2"/>
        <table:table-row>
          <table:table-cell table:style-name="Tabela49.A1" office:value-type="string">
            <text:p text:style-name="P18">Atributo</text:p>
          </table:table-cell>
          <table:table-cell table:style-name="Tabela49.A1" office:value-type="string">
            <text:p text:style-name="P18">Valor</text:p>
          </table:table-cell>
        </table:table-row>
        <table:table-row>
          <table:table-cell table:style-name="Tabela49.A1" office:value-type="string">
            <text:p text:style-name="P19">Tipo de Conteúdo</text:p>
          </table:table-cell>
          <table:table-cell table:style-name="Tabela49.A1" office:value-type="string">
            <text:p text:style-name="P19">Fluxo Básico</text:p>
          </table:table-cell>
        </table:table-row>
        <table:table-row>
          <table:table-cell table:style-name="Tabela49.A1" office:value-type="string">
            <text:p text:style-name="P19">Complexidade</text:p>
          </table:table-cell>
          <table:table-cell table:style-name="Tabela49.A1" office:value-type="string">
            <text:p text:style-name="P19">Baixa</text:p>
          </table:table-cell>
        </table:table-row>
        <table:table-row>
          <table:table-cell table:style-name="Tabela49.A1" office:value-type="string">
            <text:p text:style-name="P19">Estado</text:p>
          </table:table-cell>
          <table:table-cell table:style-name="Tabela49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4 - Manter Cardápio.</text:p>
      <text:p text:style-name="P21"/>
      <text:p text:style-name="P14">Regras de negócio associadas</text:p>
      <text:p text:style-name="P44">RN3 – Validação ao Incluir ou Alterar Cardápios.</text:p>
      <text:p text:style-name="P20">RN4 – Validação ao Excluir Cardápio.</text:p>
      <text:p text:style-name="P21"/>
      <text:p text:style-name="P14">Casos de uso subordinados</text:p>
      <text:p text:style-name="P44">Não há.</text:p>
      <text:p text:style-name="P11"/>
      <text:p text:style-name="P11">UC4.1:</text:p>
      <text:p text:style-name="P11">Atributos</text:p>
      <text:p text:style-name="P11"/>
      <table:table table:name="Tabela50" table:style-name="Tabela50">
        <table:table-column table:style-name="Tabela50.A" table:number-columns-repeated="2"/>
        <table:table-row>
          <table:table-cell table:style-name="Tabela50.A1" office:value-type="string">
            <text:p text:style-name="P18">Atributo</text:p>
          </table:table-cell>
          <table:table-cell table:style-name="Tabela50.A1" office:value-type="string">
            <text:p text:style-name="P18">Valor</text:p>
          </table:table-cell>
        </table:table-row>
        <table:table-row>
          <table:table-cell table:style-name="Tabela50.A1" office:value-type="string">
            <text:p text:style-name="P19">Tipo de Conteúdo</text:p>
          </table:table-cell>
          <table:table-cell table:style-name="Tabela50.A1" office:value-type="string">
            <text:p text:style-name="P19">Fluxo Alternativo</text:p>
          </table:table-cell>
        </table:table-row>
        <table:table-row>
          <table:table-cell table:style-name="Tabela50.A1" office:value-type="string">
            <text:p text:style-name="P19">Complexidade</text:p>
          </table:table-cell>
          <table:table-cell table:style-name="Tabela50.A1" office:value-type="string">
            <text:p text:style-name="P19">Baixa</text:p>
          </table:table-cell>
        </table:table-row>
        <table:table-row>
          <table:table-cell table:style-name="Tabela50.A1" office:value-type="string">
            <text:p text:style-name="P19">Estado</text:p>
          </table:table-cell>
          <table:table-cell table:style-name="Tabela50.A1" office:value-type="string">
            <text:p text:style-name="P19">Aprovado</text:p>
          </table:table-cell>
        </table:table-row>
      </table:table>
      <text:p text:style-name="P11"/>
      <text:p text:style-name="P11">UC4.2:</text:p>
      <text:p text:style-name="P11"><text:soft-page-break/>Atributos</text:p>
      <text:p text:style-name="P11"/>
      <table:table table:name="Tabela51" table:style-name="Tabela51">
        <table:table-column table:style-name="Tabela51.A" table:number-columns-repeated="2"/>
        <table:table-row>
          <table:table-cell table:style-name="Tabela51.A1" office:value-type="string">
            <text:p text:style-name="P18">Atributo</text:p>
          </table:table-cell>
          <table:table-cell table:style-name="Tabela51.A1" office:value-type="string">
            <text:p text:style-name="P18">Valor</text:p>
          </table:table-cell>
        </table:table-row>
        <table:table-row>
          <table:table-cell table:style-name="Tabela51.A1" office:value-type="string">
            <text:p text:style-name="P19">Tipo de Conteúdo</text:p>
          </table:table-cell>
          <table:table-cell table:style-name="Tabela51.A1" office:value-type="string">
            <text:p text:style-name="P19">Fluxo Alternativo</text:p>
          </table:table-cell>
        </table:table-row>
        <table:table-row>
          <table:table-cell table:style-name="Tabela51.A1" office:value-type="string">
            <text:p text:style-name="P19">Complexidade</text:p>
          </table:table-cell>
          <table:table-cell table:style-name="Tabela51.A1" office:value-type="string">
            <text:p text:style-name="P19">Baixa</text:p>
          </table:table-cell>
        </table:table-row>
        <table:table-row>
          <table:table-cell table:style-name="Tabela51.A1" office:value-type="string">
            <text:p text:style-name="P19">Estado</text:p>
          </table:table-cell>
          <table:table-cell table:style-name="Tabela51.A1" office:value-type="string">
            <text:p text:style-name="P19">Aprovado</text:p>
          </table:table-cell>
        </table:table-row>
      </table:table>
      <text:p text:style-name="P11"/>
      <text:p text:style-name="P11">UC4.3:</text:p>
      <text:p text:style-name="P11">Atributos</text:p>
      <text:p text:style-name="P11"/>
      <table:table table:name="Tabela52" table:style-name="Tabela52">
        <table:table-column table:style-name="Tabela52.A" table:number-columns-repeated="2"/>
        <table:table-row>
          <table:table-cell table:style-name="Tabela52.A1" office:value-type="string">
            <text:p text:style-name="P18">Atributo</text:p>
          </table:table-cell>
          <table:table-cell table:style-name="Tabela52.A1" office:value-type="string">
            <text:p text:style-name="P18">Valor</text:p>
          </table:table-cell>
        </table:table-row>
        <table:table-row>
          <table:table-cell table:style-name="Tabela52.A1" office:value-type="string">
            <text:p text:style-name="P19">Tipo de Conteúdo</text:p>
          </table:table-cell>
          <table:table-cell table:style-name="Tabela52.A1" office:value-type="string">
            <text:p text:style-name="P19">Fluxo Alternativo</text:p>
          </table:table-cell>
        </table:table-row>
        <table:table-row>
          <table:table-cell table:style-name="Tabela52.A1" office:value-type="string">
            <text:p text:style-name="P19">Complexidade</text:p>
          </table:table-cell>
          <table:table-cell table:style-name="Tabela52.A1" office:value-type="string">
            <text:p text:style-name="P19">Baixa</text:p>
          </table:table-cell>
        </table:table-row>
        <table:table-row>
          <table:table-cell table:style-name="Tabela52.A1" office:value-type="string">
            <text:p text:style-name="P19">Estado</text:p>
          </table:table-cell>
          <table:table-cell table:style-name="Tabela52.A1" office:value-type="string">
            <text:p text:style-name="P19">Aprovado</text:p>
          </table:table-cell>
        </table:table-row>
      </table:table>
      <text:p text:style-name="P11"/>
      <text:p text:style-name="P11">UC4.4:</text:p>
      <text:p text:style-name="P11">Atributos</text:p>
      <text:p text:style-name="P11"/>
      <table:table table:name="Tabela53" table:style-name="Tabela53">
        <table:table-column table:style-name="Tabela53.A" table:number-columns-repeated="2"/>
        <table:table-row>
          <table:table-cell table:style-name="Tabela53.A1" office:value-type="string">
            <text:p text:style-name="P18">Atributo</text:p>
          </table:table-cell>
          <table:table-cell table:style-name="Tabela53.A1" office:value-type="string">
            <text:p text:style-name="P18">Valor</text:p>
          </table:table-cell>
        </table:table-row>
        <table:table-row>
          <table:table-cell table:style-name="Tabela53.A1" office:value-type="string">
            <text:p text:style-name="P19">Tipo de Conteúdo</text:p>
          </table:table-cell>
          <table:table-cell table:style-name="Tabela53.A1" office:value-type="string">
            <text:p text:style-name="P19">Fluxo Alternativo</text:p>
          </table:table-cell>
        </table:table-row>
        <table:table-row>
          <table:table-cell table:style-name="Tabela53.A1" office:value-type="string">
            <text:p text:style-name="P19">Complexidade</text:p>
          </table:table-cell>
          <table:table-cell table:style-name="Tabela53.A1" office:value-type="string">
            <text:p text:style-name="P19">Baixa</text:p>
          </table:table-cell>
        </table:table-row>
        <table:table-row>
          <table:table-cell table:style-name="Tabela53.A1" office:value-type="string">
            <text:p text:style-name="P19">Estado</text:p>
          </table:table-cell>
          <table:table-cell table:style-name="Tabela53.A1" office:value-type="string">
            <text:p text:style-name="P19">Aprovado</text:p>
          </table:table-cell>
        </table:table-row>
      </table:table>
      <text:p text:style-name="P11"/>
      <text:p text:style-name="P11">UC4.5:</text:p>
      <text:p text:style-name="P11">Atributos</text:p>
      <text:p text:style-name="P11"/>
      <table:table table:name="Tabela54" table:style-name="Tabela54">
        <table:table-column table:style-name="Tabela54.A" table:number-columns-repeated="2"/>
        <table:table-row>
          <table:table-cell table:style-name="Tabela54.A1" office:value-type="string">
            <text:p text:style-name="P18">Atributo</text:p>
          </table:table-cell>
          <table:table-cell table:style-name="Tabela54.A1" office:value-type="string">
            <text:p text:style-name="P18">Valor</text:p>
          </table:table-cell>
        </table:table-row>
        <table:table-row>
          <table:table-cell table:style-name="Tabela54.A1" office:value-type="string">
            <text:p text:style-name="P19">Tipo de Conteúdo</text:p>
          </table:table-cell>
          <table:table-cell table:style-name="Tabela54.A1" office:value-type="string">
            <text:p text:style-name="P19">Fluxo Alternativo</text:p>
          </table:table-cell>
        </table:table-row>
        <table:table-row>
          <table:table-cell table:style-name="Tabela54.A1" office:value-type="string">
            <text:p text:style-name="P19">Complexidade</text:p>
          </table:table-cell>
          <table:table-cell table:style-name="Tabela54.A1" office:value-type="string">
            <text:p text:style-name="P19">Baixa</text:p>
          </table:table-cell>
        </table:table-row>
        <table:table-row>
          <table:table-cell table:style-name="Tabela54.A1" office:value-type="string">
            <text:p text:style-name="P19">Estado</text:p>
          </table:table-cell>
          <table:table-cell table:style-name="Tabela54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5:</text:p>
      <text:p text:style-name="P42">Especificação de Caso de Uso</text:p>
      <text:p text:style-name="P40"/>
      <text:p text:style-name="P9">Histórico de Revisões</text:p>
      <text:p text:style-name="P50"/>
      <table:table table:name="Tabela55" table:style-name="Tabela55">
        <table:table-column table:style-name="Tabela55.A"/>
        <table:table-column table:style-name="Tabela55.B"/>
        <table:table-column table:style-name="Tabela55.C"/>
        <table:table-column table:style-name="Tabela55.D"/>
        <table:table-row>
          <table:table-cell table:style-name="Tabela55.A1" office:value-type="string">
            <text:p text:style-name="P45">Data</text:p>
          </table:table-cell>
          <table:table-cell table:style-name="Tabela55.A1" office:value-type="string">
            <text:p text:style-name="P45">Versão</text:p>
          </table:table-cell>
          <table:table-cell table:style-name="Tabela55.A1" office:value-type="string">
            <text:p text:style-name="P45">Descrição</text:p>
          </table:table-cell>
          <table:table-cell table:style-name="Tabela55.D1" office:value-type="string">
            <text:p text:style-name="P45">Autor</text:p>
          </table:table-cell>
        </table:table-row>
        <table:table-row>
          <table:table-cell table:style-name="Tabela55.A2" office:value-type="string">
            <text:p text:style-name="P41">15/10/09</text:p>
          </table:table-cell>
          <table:table-cell table:style-name="Tabela55.A2" office:value-type="string">
            <text:p text:style-name="P41">1</text:p>
          </table:table-cell>
          <table:table-cell table:style-name="Tabela55.A2" office:value-type="string">
            <text:p text:style-name="P41">Caso de uso “Manter Parto”</text:p>
          </table:table-cell>
          <table:table-cell table:style-name="Tabela55.D2" office:value-type="string">
            <text:p text:style-name="P41">Melque</text:p>
          </table:table-cell>
        </table:table-row>
      </table:table>
      <text:p text:style-name="P52">Manter Prato</text:p>
      <text:list xml:id="list28481092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Breve Descriç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Este caso de uso permite realizar todas as operações de manipulação sobre os pratos (cadastrados ou não) no sistema.</text:p>
      <text:p text:style-name="P33"/>
      <text:list xml:id="list28475302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Referênci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1244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<text:soft-page-break/>Ator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Administrador.</text:p>
      <text:p text:style-name="P33"/>
      <text:list xml:id="list2848155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Pré-condiçõ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Ter efetuado login no sistema.</text:p>
      <text:p text:style-name="P33"/>
      <text:list xml:id="list2849100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Fluxos de Event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><text:span text:style-name="Fonte_20_parág._20_padrão"><text:span text:style-name="T14">5.</text:span></text:span><text:span text:style-name="Fonte_20_parág._20_padrão"><text:span text:style-name="T15">1 </text:span></text:span><text:span text:style-name="Fonte_20_parág._20_padrão"><text:span text:style-name="T15">Fluxo Básico</text:span></text:span></text:p>
      <text:p text:style-name="P33">Este caso de uso começa quando o administrador seleciona a opção “Pratos” no menu Administração do sistema:</text:p>
      <text:p text:style-name="P33">O administrador seleciona o estabelecimento na qual deseja efetuar o cadastro.</text:p>
      <text:p text:style-name="P33">O sistema apresenta um formulário de cadastro com os seguintes campos: Nome, Descrição, Tamanho, Valor, Foto e Cardápio. Além disso, mostra também uma grade de visualização dos pratos já cadastrados ou recém cadastrados, e as seguintes opções de manipulação: Visualizar, Incluir, Consultar, Atualizar e Excluir.</text:p>
      <text:p text:style-name="P33">O caso de uso se encerra.</text:p>
      <text:p text:style-name="P87">5.2 Fluxos Alternativos</text:p>
      <text:p text:style-name="P33"/>
      <text:p text:style-name="P35">A1 – Visualizar Detalhes</text:p>
      <text:p text:style-name="P33">No primeiro passo do fluxo básico.</text:p>
      <text:p text:style-name="P33">O administrador seleciona uma linha na grade de visualização referente ao prato, já cadastrado na base de dados, que o mesmo deseja visualizar.</text:p>
      <text:p text:style-name="P33">O administrador seleciona a opção Visualizar.</text:p>
      <text:p text:style-name="P33">O sistema exibe no mesmo formulário de cadastros todos os campos preenchidos referentes ao prato escolhido.</text:p>
      <text:p text:style-name="P33">O sistema retorna ao segundo passo do fluxo básico.</text:p>
      <text:p text:style-name="P33"><text:tab/></text:p>
      <text:p text:style-name="P35">A2 – Incluir Prato</text:p>
      <text:p text:style-name="P33">No primeiro passo do fluxo básico:</text:p>
      <text:p text:style-name="P33">O administrador seleciona a opção Incluir do formulário de cadastro.</text:p>
      <text:p text:style-name="P33">O sistema desbloqueia todos os campos do formulário para que os dados sejam inseridos.</text:p>
      <text:p text:style-name="P33">O administrador informa os dados a serem cadastrados.</text:p>
      <text:p text:style-name="P33">O administrador seleciona novamente a opção Incluir.</text:p>
      <text:p text:style-name="P33">O sistema valida os dados e verifica se há algum prato já cadastrado com os dados informados pelo administrador, conforme a regra de negócio RN5– Validação ao Incluir ou Alterar dados de Pratos.</text:p>
      <text:p text:style-name="P33">O sistema inclui os dados do prato na base de dados e retorna a seguinte mensagem “Prato Cadastrado com Sucesso!”.</text:p>
      <text:p text:style-name="P33">O sistema retorna ao segundo passo do fluxo básico.</text:p>
      <text:p text:style-name="P33"><text:tab/></text:p>
      <text:p text:style-name="P35">A3 – Consultar Prato</text:p>
      <text:p text:style-name="P33">No primeiro passo do fluxo básico:</text:p>
      <text:p text:style-name="P33">O administrador seleciona a opção Consultar do formulário de cadastro.</text:p>
      <text:p text:style-name="P33">O sistema desbloqueia os campos do formulário para efetuar a busca.</text:p>
      <text:p text:style-name="P33">O administrador escolhe um determinado campo (Nome, Descrição, Tamanho, Valor, Foto ou Cardápio) do formulário para efetuar a busca.</text:p>
      <text:p text:style-name="P33">O administrador informa os valores dos dados para efetuar a busca.</text:p>
      <text:p text:style-name="P33">O sistema faz uma busca na base dados, filtrando as informações a partir do momento em que o usuário digita o primeiro caractere do valor a ser informado e mostra na grade de visualização os dados referentes aos pratos que tenham os valores definidos pelo administrador.</text:p>
      <text:p text:style-name="P33">O administrador escolhe a linha da grade de visualização referente ao prato que está buscando.</text:p>
      <text:p text:style-name="P33"><text:soft-page-break/>O sistema exibe e preenche os campos do formulário de cadastro referente ao prato consultado pelo administrador.</text:p>
      <text:p text:style-name="P33">O sistema retorna ao segundo passo do fluxo básico.</text:p>
      <text:p text:style-name="P33"/>
      <text:p text:style-name="P35">A4 – Atualizar Prato</text:p>
      <text:p text:style-name="P33">No primeiro passo do fluxo básico:</text:p>
      <text:p text:style-name="P33">O administrador seleciona uma linha na grade de visualização referente ao prato que deseja efetuar a atualização.</text:p>
      <text:p text:style-name="P33">O administrador seleciona a opção Visualizar.</text:p>
      <text:p text:style-name="P33">O sistema exibe no mesmo formulário de cadastros todos os campos preenchidos referentes ao prato escolhido.</text:p>
      <text:p text:style-name="P33">O administrador seleciona a opção Atualizar.</text:p>
      <text:p text:style-name="P33">O sistema desbloqueia todos os campos do formulário para que as alterações sejam feitas.</text:p>
      <text:p text:style-name="P33">O administrador efetua as alterações.</text:p>
      <text:p text:style-name="P33"><text:s/>O administrador seleciona novamente a opção Atualizar.</text:p>
      <text:p text:style-name="P33">O sistema valida os valores dos dados informados pelo administrador, conforme a regra de negócio RN5– Validação ao Incluir ou Alterar dados de Pratos.</text:p>
      <text:p text:style-name="P33">O sistema altera os dados do prato modificados pelo administrador na base de dados e retorna a seguinte mensagem “Atualização realizada com sucesso!”.</text:p>
      <text:p text:style-name="P33">O sistema retorna ao segundo passo do fluxo básico.</text:p>
      <text:p text:style-name="P33"><text:tab/></text:p>
      <text:p text:style-name="P35">A5 – Excluir Prato</text:p>
      <text:p text:style-name="P33">No primeiro passo do fluxo básico:</text:p>
      <text:p text:style-name="P33">O administrador seleciona uma linha na grade de visualização referente ao prato que deseja excluir.</text:p>
      <text:p text:style-name="P33">O administrador seleciona a opção Excluir.</text:p>
      <text:p text:style-name="P33">O sistema valida a exclusão.</text:p>
      <text:p text:style-name="P33">O sistema exclui o prato e seus atributos da base de dados e retorna a seguinte mensagem “Prato Excluído!”.</text:p>
      <text:p text:style-name="P33">O sistema retorna ao segundo passo do fluxo básico.</text:p>
      <text:p text:style-name="P36"><text:tab/></text:p>
      <text:list xml:id="list2848280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Pontos de Extensã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7328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Casos de Uso Incluíd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7622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Pós-Condiçõ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599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2">Outros Diagram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p text:style-name="P14">Atributos</text:p>
      <text:p text:style-name="P16"/>
      <table:table table:name="Tabela56" table:style-name="Tabela56">
        <table:table-column table:style-name="Tabela56.A" table:number-columns-repeated="2"/>
        <table:table-row>
          <table:table-cell table:style-name="Tabela56.A1" office:value-type="string">
            <text:p text:style-name="P18">Atributo</text:p>
          </table:table-cell>
          <table:table-cell table:style-name="Tabela56.A1" office:value-type="string">
            <text:p text:style-name="P18">Valor</text:p>
          </table:table-cell>
        </table:table-row>
        <table:table-row>
          <table:table-cell table:style-name="Tabela56.A1" office:value-type="string">
            <text:p text:style-name="P19">Tipo de Conteúdo</text:p>
          </table:table-cell>
          <table:table-cell table:style-name="Tabela56.A1" office:value-type="string">
            <text:p text:style-name="P19">Fluxo Básico</text:p>
          </table:table-cell>
        </table:table-row>
        <table:table-row>
          <table:table-cell table:style-name="Tabela56.A1" office:value-type="string">
            <text:p text:style-name="P19">Complexidade</text:p>
          </table:table-cell>
          <table:table-cell table:style-name="Tabela56.A1" office:value-type="string">
            <text:p text:style-name="P19">Baixa</text:p>
          </table:table-cell>
        </table:table-row>
        <table:table-row>
          <table:table-cell table:style-name="Tabela56.A1" office:value-type="string">
            <text:p text:style-name="P19">Estado</text:p>
          </table:table-cell>
          <table:table-cell table:style-name="Tabela56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5 - Manter Prato.</text:p>
      <text:p text:style-name="P21"><text:soft-page-break/></text:p>
      <text:p text:style-name="P14">Regras de negócio associadas</text:p>
      <text:p text:style-name="P23"><text:span text:style-name="Fonte_20_parág._20_padrão"><text:span text:style-name="T1">RN5– Validação ao Incluir ou Alterar dados de Pratos.</text:span></text:span></text:p>
      <text:p text:style-name="P21"/>
      <text:p text:style-name="P14">Casos de uso subordinados</text:p>
      <text:p text:style-name="P44">Não há.</text:p>
      <text:p text:style-name="P11"/>
      <text:p text:style-name="P11">UC5.1:</text:p>
      <text:p text:style-name="P11">Atributos</text:p>
      <text:p text:style-name="P11"/>
      <table:table table:name="Tabela57" table:style-name="Tabela57">
        <table:table-column table:style-name="Tabela57.A" table:number-columns-repeated="2"/>
        <table:table-row>
          <table:table-cell table:style-name="Tabela57.A1" office:value-type="string">
            <text:p text:style-name="P18">Atributo</text:p>
          </table:table-cell>
          <table:table-cell table:style-name="Tabela57.A1" office:value-type="string">
            <text:p text:style-name="P18">Valor</text:p>
          </table:table-cell>
        </table:table-row>
        <table:table-row>
          <table:table-cell table:style-name="Tabela57.A1" office:value-type="string">
            <text:p text:style-name="P19">Tipo de Conteúdo</text:p>
          </table:table-cell>
          <table:table-cell table:style-name="Tabela57.A1" office:value-type="string">
            <text:p text:style-name="P19">Fluxo Alternativo</text:p>
          </table:table-cell>
        </table:table-row>
        <table:table-row>
          <table:table-cell table:style-name="Tabela57.A1" office:value-type="string">
            <text:p text:style-name="P19">Complexidade</text:p>
          </table:table-cell>
          <table:table-cell table:style-name="Tabela57.A1" office:value-type="string">
            <text:p text:style-name="P19">Baixa</text:p>
          </table:table-cell>
        </table:table-row>
        <table:table-row>
          <table:table-cell table:style-name="Tabela57.A1" office:value-type="string">
            <text:p text:style-name="P19">Estado</text:p>
          </table:table-cell>
          <table:table-cell table:style-name="Tabela57.A1" office:value-type="string">
            <text:p text:style-name="P19">Aprovado</text:p>
          </table:table-cell>
        </table:table-row>
      </table:table>
      <text:p text:style-name="P11"/>
      <text:p text:style-name="P11">UC5.2:</text:p>
      <text:p text:style-name="P11">Atributos</text:p>
      <text:p text:style-name="P11"/>
      <table:table table:name="Tabela58" table:style-name="Tabela58">
        <table:table-column table:style-name="Tabela58.A" table:number-columns-repeated="2"/>
        <table:table-row>
          <table:table-cell table:style-name="Tabela58.A1" office:value-type="string">
            <text:p text:style-name="P18">Atributo</text:p>
          </table:table-cell>
          <table:table-cell table:style-name="Tabela58.A1" office:value-type="string">
            <text:p text:style-name="P18">Valor</text:p>
          </table:table-cell>
        </table:table-row>
        <table:table-row>
          <table:table-cell table:style-name="Tabela58.A1" office:value-type="string">
            <text:p text:style-name="P19">Tipo de Conteúdo</text:p>
          </table:table-cell>
          <table:table-cell table:style-name="Tabela58.A1" office:value-type="string">
            <text:p text:style-name="P19">Fluxo Alternativo</text:p>
          </table:table-cell>
        </table:table-row>
        <table:table-row>
          <table:table-cell table:style-name="Tabela58.A1" office:value-type="string">
            <text:p text:style-name="P19">Complexidade</text:p>
          </table:table-cell>
          <table:table-cell table:style-name="Tabela58.A1" office:value-type="string">
            <text:p text:style-name="P19">Baixa</text:p>
          </table:table-cell>
        </table:table-row>
        <table:table-row>
          <table:table-cell table:style-name="Tabela58.A1" office:value-type="string">
            <text:p text:style-name="P19">Estado</text:p>
          </table:table-cell>
          <table:table-cell table:style-name="Tabela58.A1" office:value-type="string">
            <text:p text:style-name="P19">Aprovado</text:p>
          </table:table-cell>
        </table:table-row>
      </table:table>
      <text:p text:style-name="P11"/>
      <text:p text:style-name="P11">UC5.3:</text:p>
      <text:p text:style-name="P11">Atributos</text:p>
      <text:p text:style-name="P11"/>
      <table:table table:name="Tabela59" table:style-name="Tabela59">
        <table:table-column table:style-name="Tabela59.A" table:number-columns-repeated="2"/>
        <table:table-row>
          <table:table-cell table:style-name="Tabela59.A1" office:value-type="string">
            <text:p text:style-name="P18">Atributo</text:p>
          </table:table-cell>
          <table:table-cell table:style-name="Tabela59.A1" office:value-type="string">
            <text:p text:style-name="P18">Valor</text:p>
          </table:table-cell>
        </table:table-row>
        <table:table-row>
          <table:table-cell table:style-name="Tabela59.A1" office:value-type="string">
            <text:p text:style-name="P19">Tipo de Conteúdo</text:p>
          </table:table-cell>
          <table:table-cell table:style-name="Tabela59.A1" office:value-type="string">
            <text:p text:style-name="P19">Fluxo Alternativo</text:p>
          </table:table-cell>
        </table:table-row>
        <table:table-row>
          <table:table-cell table:style-name="Tabela59.A1" office:value-type="string">
            <text:p text:style-name="P19">Complexidade</text:p>
          </table:table-cell>
          <table:table-cell table:style-name="Tabela59.A1" office:value-type="string">
            <text:p text:style-name="P19">Baixa</text:p>
          </table:table-cell>
        </table:table-row>
        <table:table-row>
          <table:table-cell table:style-name="Tabela59.A1" office:value-type="string">
            <text:p text:style-name="P19">Estado</text:p>
          </table:table-cell>
          <table:table-cell table:style-name="Tabela59.A1" office:value-type="string">
            <text:p text:style-name="P19">Aprovado</text:p>
          </table:table-cell>
        </table:table-row>
      </table:table>
      <text:p text:style-name="P11"/>
      <text:p text:style-name="P11">UC5.4:</text:p>
      <text:p text:style-name="P11">Atributos</text:p>
      <text:p text:style-name="P11"/>
      <table:table table:name="Tabela60" table:style-name="Tabela60">
        <table:table-column table:style-name="Tabela60.A" table:number-columns-repeated="2"/>
        <table:table-row>
          <table:table-cell table:style-name="Tabela60.A1" office:value-type="string">
            <text:p text:style-name="P18">Atributo</text:p>
          </table:table-cell>
          <table:table-cell table:style-name="Tabela60.A1" office:value-type="string">
            <text:p text:style-name="P18">Valor</text:p>
          </table:table-cell>
        </table:table-row>
        <table:table-row>
          <table:table-cell table:style-name="Tabela60.A1" office:value-type="string">
            <text:p text:style-name="P19">Tipo de Conteúdo</text:p>
          </table:table-cell>
          <table:table-cell table:style-name="Tabela60.A1" office:value-type="string">
            <text:p text:style-name="P19">Fluxo Alternativo</text:p>
          </table:table-cell>
        </table:table-row>
        <table:table-row>
          <table:table-cell table:style-name="Tabela60.A1" office:value-type="string">
            <text:p text:style-name="P19">Complexidade</text:p>
          </table:table-cell>
          <table:table-cell table:style-name="Tabela60.A1" office:value-type="string">
            <text:p text:style-name="P19">Baixa</text:p>
          </table:table-cell>
        </table:table-row>
        <table:table-row>
          <table:table-cell table:style-name="Tabela60.A1" office:value-type="string">
            <text:p text:style-name="P19">Estado</text:p>
          </table:table-cell>
          <table:table-cell table:style-name="Tabela60.A1" office:value-type="string">
            <text:p text:style-name="P19">Aprovado</text:p>
          </table:table-cell>
        </table:table-row>
      </table:table>
      <text:p text:style-name="P11"/>
      <text:p text:style-name="P11">UC5.5:</text:p>
      <text:p text:style-name="P11">Atributos</text:p>
      <text:p text:style-name="P11"/>
      <table:table table:name="Tabela61" table:style-name="Tabela61">
        <table:table-column table:style-name="Tabela61.A" table:number-columns-repeated="2"/>
        <table:table-row>
          <table:table-cell table:style-name="Tabela61.A1" office:value-type="string">
            <text:p text:style-name="P18">Atributo</text:p>
          </table:table-cell>
          <table:table-cell table:style-name="Tabela61.A1" office:value-type="string">
            <text:p text:style-name="P18">Valor</text:p>
          </table:table-cell>
        </table:table-row>
        <table:table-row>
          <table:table-cell table:style-name="Tabela61.A1" office:value-type="string">
            <text:p text:style-name="P19">Tipo de Conteúdo</text:p>
          </table:table-cell>
          <table:table-cell table:style-name="Tabela61.A1" office:value-type="string">
            <text:p text:style-name="P19">Fluxo Alternativo</text:p>
          </table:table-cell>
        </table:table-row>
        <table:table-row>
          <table:table-cell table:style-name="Tabela61.A1" office:value-type="string">
            <text:p text:style-name="P19">Complexidade</text:p>
          </table:table-cell>
          <table:table-cell table:style-name="Tabela61.A1" office:value-type="string">
            <text:p text:style-name="P19">Baixa</text:p>
          </table:table-cell>
        </table:table-row>
        <table:table-row>
          <table:table-cell table:style-name="Tabela61.A1" office:value-type="string">
            <text:p text:style-name="P19">Estado</text:p>
          </table:table-cell>
          <table:table-cell table:style-name="Tabela61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6:</text:p>
      <text:p text:style-name="P42">Especificação de Caso de Uso</text:p>
      <text:p text:style-name="P40"/>
      <text:p text:style-name="P9"><text:soft-page-break/>Histórico de Revisões</text:p>
      <text:p text:style-name="P50"/>
      <table:table table:name="Tabela62" table:style-name="Tabela62">
        <table:table-column table:style-name="Tabela62.A"/>
        <table:table-column table:style-name="Tabela62.B"/>
        <table:table-column table:style-name="Tabela62.C"/>
        <table:table-column table:style-name="Tabela62.D"/>
        <table:table-row>
          <table:table-cell table:style-name="Tabela62.A1" office:value-type="string">
            <text:p text:style-name="P45">Data</text:p>
          </table:table-cell>
          <table:table-cell table:style-name="Tabela62.A1" office:value-type="string">
            <text:p text:style-name="P45">Versão</text:p>
          </table:table-cell>
          <table:table-cell table:style-name="Tabela62.A1" office:value-type="string">
            <text:p text:style-name="P45">Descrição</text:p>
          </table:table-cell>
          <table:table-cell table:style-name="Tabela62.D1" office:value-type="string">
            <text:p text:style-name="P45">Autor</text:p>
          </table:table-cell>
        </table:table-row>
        <table:table-row>
          <table:table-cell table:style-name="Tabela62.A2" office:value-type="string">
            <text:p text:style-name="P41">15/10/09</text:p>
          </table:table-cell>
          <table:table-cell table:style-name="Tabela62.A2" office:value-type="string">
            <text:p text:style-name="P41">1.0</text:p>
          </table:table-cell>
          <table:table-cell table:style-name="Tabela62.A2" office:value-type="string">
            <text:p text:style-name="P41">Criação do documento</text:p>
          </table:table-cell>
          <table:table-cell table:style-name="Tabela62.D2" office:value-type="string">
            <text:p text:style-name="P41">Janaina</text:p>
          </table:table-cell>
        </table:table-row>
        <table:table-row>
          <table:table-cell table:style-name="Tabela62.A2" office:value-type="string">
            <text:p text:style-name="P41">18/10/09</text:p>
          </table:table-cell>
          <table:table-cell table:style-name="Tabela62.A2" office:value-type="string">
            <text:p text:style-name="P41">1,1</text:p>
          </table:table-cell>
          <table:table-cell table:style-name="Tabela62.A2" office:value-type="string">
            <text:p text:style-name="P41">Correções Referentes às Regras de Negócio</text:p>
          </table:table-cell>
          <table:table-cell table:style-name="Tabela62.D2" office:value-type="string">
            <text:p text:style-name="P41">Paulo Roberto</text:p>
          </table:table-cell>
        </table:table-row>
      </table:table>
      <text:p text:style-name="P52">Manter Pedido</text:p>
      <text:list xml:id="list28493925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Breve Descriçã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Este caso de uso permite a inclusão e consulta de pedidos realizados a um estabelecimento. Além disto, o pedido pode ser desativado do sistema devido a uma manutenção da base de dados.</text:p>
      <text:p text:style-name="P33"/>
      <text:list xml:id="list28488873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Referência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Documento de Regra de Negócios.</text:p>
      <text:p text:style-name="P33"/>
      <text:list xml:id="list28466015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Ator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Administrador, Gestor e Atendente.</text:p>
      <text:p text:style-name="P33"/>
      <text:list xml:id="list28479468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Pré-condiçõ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O Ator deve realizar login no sistema;</text:p>
      <text:p text:style-name="P33">Devem estar cadastrados no sistema o cliente, prato e forma de pagamento.</text:p>
      <text:p text:style-name="P33"/>
      <text:list xml:id="list28473005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Fluxos de Event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>5.1 Fluxo Básico</text:p>
      <text:p text:style-name="P33">Este caso de uso começa quando o ator seleciona a opção Pedido no menu Administração:</text:p>
      <text:p text:style-name="P33">1. O sistema apresenta a grade com os pedidos agendados e cadastrados para a data do acesso. As informações que serão apresentadas na grade são: cliente, data e hora do pedido e situação do mesmo. Também será apresentado um painel com as opções Visualizar Detalhes, Pesquisar Pedido e Incluir Pedido.</text:p>
      <text:p text:style-name="P33">2. O caso de uso se encerra.</text:p>
      <text:p text:style-name="P87">5.2 Fluxos Alternativos</text:p>
      <text:p text:style-name="P33"/>
      <text:p text:style-name="P35">A1 – Visualizar Detalhes</text:p>
      <text:p text:style-name="P33">Após o passo 1 do fluxo básico:<text:tab/></text:p>
      <text:p text:style-name="P33">1. O ator seleciona o pedido a ser visualizado e aciona a opção “Visualizar Detalhes”;</text:p>
      <text:p text:style-name="P33">2. O sistema exibe um formulário com os seguintes dados: nome do cliente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, ”Cancelar Pedido”, “Finalizar Pedido” e “Excluir Pedido” de acordo com a regra de negócio “RN9 – Validação a Excluir Pedido”;</text:p>
      <text:p text:style-name="P33">3. O sistema retorna ao passo 1 do fluxo básico.</text:p>
      <text:p text:style-name="P33"/>
      <text:p text:style-name="P35">A2 – Pesquisar Pedido</text:p>
      <text:p text:style-name="P33">Após o passo 1 do fluxo básico:<text:tab/></text:p>
      <text:p text:style-name="P33">1. O ator seleciona a opção “Pesquisar Pedido”;</text:p>
      <text:p text:style-name="P33">2. O sistema exibe um formulário com os campos: cliente e data do pedido em branco e a opção “Pesquisar”;</text:p>
      <text:p text:style-name="P33">3. O ator informa os dados para pesquisa e aciona a opção “Pesquisar”;</text:p>
      <text:p text:style-name="P33"><text:soft-page-break/>5. O sistema pesquisa na base de dados os registros correspondentes aos dados da pesquisa;</text:p>
      <text:p text:style-name="P33">6. O sistema retorna ao passo 1 do fluxo básico exibindo na grade apenas os pedidos retornados da pesquisa.</text:p>
      <text:p text:style-name="P33"/>
      <text:p text:style-name="P35">A3 – Incluir Pedido</text:p>
      <text:p text:style-name="P33">Após o passo 1 do fluxo básico:<text:tab/></text:p>
      <text:p text:style-name="P33">1. O ator seleciona a opção “Incluir Pedido”;</text:p>
      <text:p text:style-name="P33">2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33">3. O ator informa os dados para inclusão do pedido e aciona a opção “Salvar”;</text:p>
      <text:p text:style-name="P33">4. O sistema pesquisa na base de dados e valida os mesmo de acordo com as regras de negócio “RN7 – Validação ao Incluir Pedido”;</text:p>
      <text:p text:style-name="P33">5. O sistema inclui os dados informados e envia mensagem “Pedido cadastrado com sucesso”;</text:p>
      <text:p text:style-name="P33">6. O sistema retorna ao passo 1 do fluxo básico.</text:p>
      <text:p text:style-name="P33"/>
      <text:p text:style-name="P35">A4 – Cancelar Pedido</text:p>
      <text:p text:style-name="P33">Após o passo 2 do fluxo alternativo A1:<text:tab/></text:p>
      <text:p text:style-name="P33">1. O ator seleciona a opção “Cancelar Pedido”;</text:p>
      <text:p text:style-name="P33">2. O sistema valida os dados conforme a regra de negócio “RN8 – Validação ao Alterar Estado da Situação do Pedido”;</text:p>
      <text:p text:style-name="P33">3. Altera a situação do pedido para “cancelado”;</text:p>
      <text:p text:style-name="P33">4. O sistema retorna ao passo 1 do fluxo básico.</text:p>
      <text:p text:style-name="P33"/>
      <text:p text:style-name="P35">A5 – Excluir Pedido</text:p>
      <text:p text:style-name="P33">Após o passo 2 do fluxo alternativo A1:<text:tab/></text:p>
      <text:p text:style-name="P33">1. O ator seleciona a opção “Excluir”;</text:p>
      <text:p text:style-name="P33">2. O sistema valida os dados de acordo com a regra de negócio “RN9 – Validação ao Excluir Pedido”;</text:p>
      <text:p text:style-name="P33">3. O sistema registra na base de dados que o pedido foi excluído;</text:p>
      <text:p text:style-name="P33">2. O sistema retorna para o passo 1 do fluxo básico.</text:p>
      <text:p text:style-name="P33"/>
      <text:p text:style-name="P35">A6 – Finalizar Pedido</text:p>
      <text:p text:style-name="P33">Após o passo 2 do fluxo alternativo A1:<text:tab/></text:p>
      <text:p text:style-name="P33">1. O ator seleciona a opção “Finalizar Pedido”;</text:p>
      <text:p text:style-name="P33">2. O sistema atualiza a situação do pedido na base de dados para “finalizado”;</text:p>
      <text:p text:style-name="P33">3. O sistema retorna para o passo 1 do fluxo básico.</text:p>
      <text:p text:style-name="P33"/>
      <text:list xml:id="list28473823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Pontos de Extensã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Agendar Entrega de Pedido;</text:p>
      <text:p text:style-name="P33">Se no passo 3 do fluxo alternativo A3 - Incluir pedido, o cliente desejar agendar a entrega do pedido, o caso de uso “Agendar Entrega de Pedido” é acionado.</text:p>
      <text:p text:style-name="P33"/>
      <text:list xml:id="list28490725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Casos de Uso Incluíd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7469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Pós-Condiçõ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467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4"><text:soft-page-break/>Outros Diagrama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14"/>
      <text:p text:style-name="P14">Atributos</text:p>
      <text:p text:style-name="P16"/>
      <table:table table:name="Tabela63" table:style-name="Tabela63">
        <table:table-column table:style-name="Tabela63.A" table:number-columns-repeated="2"/>
        <table:table-row>
          <table:table-cell table:style-name="Tabela63.A1" office:value-type="string">
            <text:p text:style-name="P18">Atributo</text:p>
          </table:table-cell>
          <table:table-cell table:style-name="Tabela63.A1" office:value-type="string">
            <text:p text:style-name="P18">Valor</text:p>
          </table:table-cell>
        </table:table-row>
        <table:table-row>
          <table:table-cell table:style-name="Tabela63.A1" office:value-type="string">
            <text:p text:style-name="P19">Tipo de Conteúdo</text:p>
          </table:table-cell>
          <table:table-cell table:style-name="Tabela63.A1" office:value-type="string">
            <text:p text:style-name="P19">Fluxo Básico</text:p>
          </table:table-cell>
        </table:table-row>
        <table:table-row>
          <table:table-cell table:style-name="Tabela63.A1" office:value-type="string">
            <text:p text:style-name="P19">Complexidade</text:p>
          </table:table-cell>
          <table:table-cell table:style-name="Tabela63.A1" office:value-type="string">
            <text:p text:style-name="P19">Média</text:p>
          </table:table-cell>
        </table:table-row>
        <table:table-row>
          <table:table-cell table:style-name="Tabela63.A1" office:value-type="string">
            <text:p text:style-name="P19">Estado</text:p>
          </table:table-cell>
          <table:table-cell table:style-name="Tabela63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6 - Manter Pedido.</text:p>
      <text:p text:style-name="P21"/>
      <text:p text:style-name="P14">Regras de negócio associadas</text:p>
      <text:p text:style-name="P44">RN7 – Validação ao Incluir Pedido.</text:p>
      <text:p text:style-name="P44">RN8 – Validação ao Alterar Estado da Situação do Pedido.</text:p>
      <text:p text:style-name="P44">RN9 – Validação a Excluir Pedido.</text:p>
      <text:p text:style-name="P21"/>
      <text:p text:style-name="P14">Casos de uso subordinados</text:p>
      <text:p text:style-name="P44">UC9 – Agendar Entrega de Pedido.</text:p>
      <text:p text:style-name="P11"/>
      <text:p text:style-name="P11">UC6.1:</text:p>
      <text:p text:style-name="P11">Atributos</text:p>
      <text:p text:style-name="P11"/>
      <table:table table:name="Tabela64" table:style-name="Tabela64">
        <table:table-column table:style-name="Tabela64.A" table:number-columns-repeated="2"/>
        <table:table-row>
          <table:table-cell table:style-name="Tabela64.A1" office:value-type="string">
            <text:p text:style-name="P18">Atributo</text:p>
          </table:table-cell>
          <table:table-cell table:style-name="Tabela64.A1" office:value-type="string">
            <text:p text:style-name="P18">Valor</text:p>
          </table:table-cell>
        </table:table-row>
        <table:table-row>
          <table:table-cell table:style-name="Tabela64.A1" office:value-type="string">
            <text:p text:style-name="P19">Tipo de Conteúdo</text:p>
          </table:table-cell>
          <table:table-cell table:style-name="Tabela64.A1" office:value-type="string">
            <text:p text:style-name="P19">Fluxo Alternativo</text:p>
          </table:table-cell>
        </table:table-row>
        <table:table-row>
          <table:table-cell table:style-name="Tabela64.A1" office:value-type="string">
            <text:p text:style-name="P19">Complexidade</text:p>
          </table:table-cell>
          <table:table-cell table:style-name="Tabela64.A1" office:value-type="string">
            <text:p text:style-name="P19">Baixa</text:p>
          </table:table-cell>
        </table:table-row>
        <table:table-row>
          <table:table-cell table:style-name="Tabela64.A1" office:value-type="string">
            <text:p text:style-name="P19">Estado</text:p>
          </table:table-cell>
          <table:table-cell table:style-name="Tabela64.A1" office:value-type="string">
            <text:p text:style-name="P19">Aprovado</text:p>
          </table:table-cell>
        </table:table-row>
      </table:table>
      <text:p text:style-name="P11"/>
      <text:p text:style-name="P11">UC6.2:</text:p>
      <text:p text:style-name="P11">Atributos</text:p>
      <text:p text:style-name="P11"/>
      <table:table table:name="Tabela65" table:style-name="Tabela65">
        <table:table-column table:style-name="Tabela65.A" table:number-columns-repeated="2"/>
        <table:table-row>
          <table:table-cell table:style-name="Tabela65.A1" office:value-type="string">
            <text:p text:style-name="P18">Atributo</text:p>
          </table:table-cell>
          <table:table-cell table:style-name="Tabela65.A1" office:value-type="string">
            <text:p text:style-name="P18">Valor</text:p>
          </table:table-cell>
        </table:table-row>
        <table:table-row>
          <table:table-cell table:style-name="Tabela65.A1" office:value-type="string">
            <text:p text:style-name="P19">Tipo de Conteúdo</text:p>
          </table:table-cell>
          <table:table-cell table:style-name="Tabela65.A1" office:value-type="string">
            <text:p text:style-name="P19">Fluxo Alternativo</text:p>
          </table:table-cell>
        </table:table-row>
        <table:table-row>
          <table:table-cell table:style-name="Tabela65.A1" office:value-type="string">
            <text:p text:style-name="P19">Complexidade</text:p>
          </table:table-cell>
          <table:table-cell table:style-name="Tabela65.A1" office:value-type="string">
            <text:p text:style-name="P19">Média</text:p>
          </table:table-cell>
        </table:table-row>
        <table:table-row>
          <table:table-cell table:style-name="Tabela65.A1" office:value-type="string">
            <text:p text:style-name="P19">Estado</text:p>
          </table:table-cell>
          <table:table-cell table:style-name="Tabela65.A1" office:value-type="string">
            <text:p text:style-name="P19">Aprovado</text:p>
          </table:table-cell>
        </table:table-row>
      </table:table>
      <text:p text:style-name="P11"/>
      <text:p text:style-name="P11">UC6.3:</text:p>
      <text:p text:style-name="P11">Atributos</text:p>
      <text:p text:style-name="P11"/>
      <table:table table:name="Tabela66" table:style-name="Tabela66">
        <table:table-column table:style-name="Tabela66.A" table:number-columns-repeated="2"/>
        <table:table-row>
          <table:table-cell table:style-name="Tabela66.A1" office:value-type="string">
            <text:p text:style-name="P18">Atributo</text:p>
          </table:table-cell>
          <table:table-cell table:style-name="Tabela66.A1" office:value-type="string">
            <text:p text:style-name="P18">Valor</text:p>
          </table:table-cell>
        </table:table-row>
        <table:table-row>
          <table:table-cell table:style-name="Tabela66.A1" office:value-type="string">
            <text:p text:style-name="P19">Tipo de Conteúdo</text:p>
          </table:table-cell>
          <table:table-cell table:style-name="Tabela66.A1" office:value-type="string">
            <text:p text:style-name="P19">Fluxo Alternativo</text:p>
          </table:table-cell>
        </table:table-row>
        <table:table-row>
          <table:table-cell table:style-name="Tabela66.A1" office:value-type="string">
            <text:p text:style-name="P19">Complexidade</text:p>
          </table:table-cell>
          <table:table-cell table:style-name="Tabela66.A1" office:value-type="string">
            <text:p text:style-name="P19">Média</text:p>
          </table:table-cell>
        </table:table-row>
        <table:table-row>
          <table:table-cell table:style-name="Tabela66.A1" office:value-type="string">
            <text:p text:style-name="P19">Estado</text:p>
          </table:table-cell>
          <table:table-cell table:style-name="Tabela66.A1" office:value-type="string">
            <text:p text:style-name="P19">Aprovado</text:p>
          </table:table-cell>
        </table:table-row>
      </table:table>
      <text:p text:style-name="P11"/>
      <text:p text:style-name="P11">UC6.4:</text:p>
      <text:p text:style-name="P11">Atributos</text:p>
      <text:p text:style-name="P11"/>
      <table:table table:name="Tabela67" table:style-name="Tabela67">
        <table:table-column table:style-name="Tabela67.A" table:number-columns-repeated="2"/>
        <table:table-row>
          <table:table-cell table:style-name="Tabela67.A1" office:value-type="string">
            <text:p text:style-name="P18">Atributo</text:p>
          </table:table-cell>
          <table:table-cell table:style-name="Tabela67.A1" office:value-type="string">
            <text:p text:style-name="P18">Valor</text:p>
          </table:table-cell>
        </table:table-row>
        <table:table-row>
          <table:table-cell table:style-name="Tabela67.A1" office:value-type="string">
            <text:p text:style-name="P19">Tipo de Conteúdo</text:p>
          </table:table-cell>
          <table:table-cell table:style-name="Tabela67.A1" office:value-type="string">
            <text:p text:style-name="P19">Fluxo Alternativo</text:p>
          </table:table-cell>
        </table:table-row>
        <table:table-row>
          <table:table-cell table:style-name="Tabela67.A1" office:value-type="string">
            <text:p text:style-name="P19">Complexidade</text:p>
          </table:table-cell>
          <table:table-cell table:style-name="Tabela67.A1" office:value-type="string">
            <text:p text:style-name="P19">Média</text:p>
          </table:table-cell>
        </table:table-row>
        <text:soft-page-break/>
        <table:table-row>
          <table:table-cell table:style-name="Tabela67.A1" office:value-type="string">
            <text:p text:style-name="P19">Estado</text:p>
          </table:table-cell>
          <table:table-cell table:style-name="Tabela67.A1" office:value-type="string">
            <text:p text:style-name="P19">Aprovado</text:p>
          </table:table-cell>
        </table:table-row>
      </table:table>
      <text:p text:style-name="P11"/>
      <text:p text:style-name="P11">UC6.5:</text:p>
      <text:p text:style-name="P11">Atributos</text:p>
      <text:p text:style-name="P11"/>
      <table:table table:name="Tabela68" table:style-name="Tabela68">
        <table:table-column table:style-name="Tabela68.A" table:number-columns-repeated="2"/>
        <table:table-row>
          <table:table-cell table:style-name="Tabela68.A1" office:value-type="string">
            <text:p text:style-name="P18">Atributo</text:p>
          </table:table-cell>
          <table:table-cell table:style-name="Tabela68.A1" office:value-type="string">
            <text:p text:style-name="P18">Valor</text:p>
          </table:table-cell>
        </table:table-row>
        <table:table-row>
          <table:table-cell table:style-name="Tabela68.A1" office:value-type="string">
            <text:p text:style-name="P19">Tipo de Conteúdo</text:p>
          </table:table-cell>
          <table:table-cell table:style-name="Tabela68.A1" office:value-type="string">
            <text:p text:style-name="P19">Fluxo Alternativo</text:p>
          </table:table-cell>
        </table:table-row>
        <table:table-row>
          <table:table-cell table:style-name="Tabela68.A1" office:value-type="string">
            <text:p text:style-name="P19">Complexidade</text:p>
          </table:table-cell>
          <table:table-cell table:style-name="Tabela68.A1" office:value-type="string">
            <text:p text:style-name="P19">Baixa</text:p>
          </table:table-cell>
        </table:table-row>
        <table:table-row>
          <table:table-cell table:style-name="Tabela68.A1" office:value-type="string">
            <text:p text:style-name="P19">Estado</text:p>
          </table:table-cell>
          <table:table-cell table:style-name="Tabela68.A1" office:value-type="string">
            <text:p text:style-name="P19">Aprovado</text:p>
          </table:table-cell>
        </table:table-row>
      </table:table>
      <text:p text:style-name="P11"/>
      <text:p text:style-name="P11">UC6.6:</text:p>
      <text:p text:style-name="P11">Atributos</text:p>
      <text:p text:style-name="P11"/>
      <table:table table:name="Tabela69" table:style-name="Tabela69">
        <table:table-column table:style-name="Tabela69.A" table:number-columns-repeated="2"/>
        <table:table-row>
          <table:table-cell table:style-name="Tabela69.A1" office:value-type="string">
            <text:p text:style-name="P18">Atributo</text:p>
          </table:table-cell>
          <table:table-cell table:style-name="Tabela69.A1" office:value-type="string">
            <text:p text:style-name="P18">Valor</text:p>
          </table:table-cell>
        </table:table-row>
        <table:table-row>
          <table:table-cell table:style-name="Tabela69.A1" office:value-type="string">
            <text:p text:style-name="P19">Tipo de Conteúdo</text:p>
          </table:table-cell>
          <table:table-cell table:style-name="Tabela69.A1" office:value-type="string">
            <text:p text:style-name="P19">Fluxo Alternativo</text:p>
          </table:table-cell>
        </table:table-row>
        <table:table-row>
          <table:table-cell table:style-name="Tabela69.A1" office:value-type="string">
            <text:p text:style-name="P19">Complexidade</text:p>
          </table:table-cell>
          <table:table-cell table:style-name="Tabela69.A1" office:value-type="string">
            <text:p text:style-name="P19">Média</text:p>
          </table:table-cell>
        </table:table-row>
        <table:table-row>
          <table:table-cell table:style-name="Tabela69.A1" office:value-type="string">
            <text:p text:style-name="P19">Estado</text:p>
          </table:table-cell>
          <table:table-cell table:style-name="Tabela69.A1" office:value-type="string">
            <text:p text:style-name="P19">Aprovado</text:p>
          </table:table-cell>
        </table:table-row>
      </table:table>
      <text:p text:style-name="Normal"/>
      <text:p text:style-name="Normal"/>
      <text:p text:style-name="P11">UC7:</text:p>
      <text:p text:style-name="P42">Especificação de Caso de Uso</text:p>
      <text:p text:style-name="P40"/>
      <text:p text:style-name="P9">Histórico de Revisões</text:p>
      <text:p text:style-name="P49"/>
      <table:table table:name="Tabela70" table:style-name="Tabela70">
        <table:table-column table:style-name="Tabela70.A"/>
        <table:table-column table:style-name="Tabela70.B"/>
        <table:table-column table:style-name="Tabela70.C"/>
        <table:table-column table:style-name="Tabela70.D"/>
        <table:table-row>
          <table:table-cell table:style-name="Tabela70.A1" office:value-type="string">
            <text:p text:style-name="P45">Data</text:p>
          </table:table-cell>
          <table:table-cell table:style-name="Tabela70.A1" office:value-type="string">
            <text:p text:style-name="P45">Versão</text:p>
          </table:table-cell>
          <table:table-cell table:style-name="Tabela70.A1" office:value-type="string">
            <text:p text:style-name="P45">Descrição</text:p>
          </table:table-cell>
          <table:table-cell table:style-name="Tabela70.D1" office:value-type="string">
            <text:p text:style-name="P45">Autor</text:p>
          </table:table-cell>
        </table:table-row>
        <table:table-row>
          <table:table-cell table:style-name="Tabela70.A2" office:value-type="string">
            <text:p text:style-name="P41">15/10/09</text:p>
          </table:table-cell>
          <table:table-cell table:style-name="Tabela70.A2" office:value-type="string">
            <text:p text:style-name="P41">1</text:p>
          </table:table-cell>
          <table:table-cell table:style-name="Tabela70.A2" office:value-type="string">
            <text:p text:style-name="P41">Caso de Uso “Manter formas de pagamento”</text:p>
          </table:table-cell>
          <table:table-cell table:style-name="Tabela70.D2" office:value-type="string">
            <text:p text:style-name="P58"><text:s text:c="2"/>Renato Correa</text:p>
          </table:table-cell>
        </table:table-row>
        <table:table-row>
          <table:table-cell table:style-name="Tabela70.A2" office:value-type="string">
            <text:p text:style-name="P41">17/10/09</text:p>
          </table:table-cell>
          <table:table-cell table:style-name="Tabela70.A2" office:value-type="string">
            <text:p text:style-name="P41">1.1</text:p>
          </table:table-cell>
          <table:table-cell table:style-name="Tabela70.A2" office:value-type="string">
            <text:p text:style-name="P41">Revisão - Caso de Uso “Manter formas de pagamento”</text:p>
          </table:table-cell>
          <table:table-cell table:style-name="Tabela70.D2" office:value-type="string">
            <text:p text:style-name="P59">Renato Correa</text:p>
          </table:table-cell>
        </table:table-row>
      </table:table>
      <text:p text:style-name="P52">Manter Formas de Pagamento</text:p>
      <text:list xml:id="list2848604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Breve Descriçã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Este caso de uso representa a manutenção dos dados referentes às formas de pagamento. Será demonstrado como efetuar inserção, alteração, exclusão e consulta das formas de pagamento.</text:p>
      <text:p text:style-name="P33"/>
      <text:list xml:id="list2848957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Referência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9529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Ator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Administrador.</text:p>
      <text:p text:style-name="P33"/>
      <text:list xml:id="list2849179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Pré-condiçõ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O ator deve realizar login no sistema.</text:p>
      <text:p text:style-name="P33"/>
      <text:list xml:id="list2848660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Fluxos de Event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>5.1 Fluxo Básico</text:p>
      <text:p text:style-name="P33">Este caso de uso começa quando o ator seleciona a opção “Formas de pagamento” no menu “Administração”:</text:p>
      <text:p text:style-name="P33"><text:soft-page-break/>O sistema apresenta a grade com todos as formas de pagamento cadastradas, ordenando-as por código de identificação e data de cadastrado. As seguintes informações serão exibidas na grade: código; descrição; tipo (Cartão, Cheque, Dinheiro); desconto/acréscimo por utilizar aquela forma de pagamento; quantas parcelas o valor total pode ser dividido através da forma de pagamento (1x, 2x, 3x, Nx).</text:p>
      <text:p text:style-name="P33">O sistema disponibilizará, em forma de ícone, a opção de inserir, alterar, remover e visualizar detalhes.</text:p>
      <text:p text:style-name="P33">O caso de uso se encerra.</text:p>
      <text:p text:style-name="P89">5.2 Fluxos Alternativos</text:p>
      <text:p text:style-name="P35">A1 – Incluir Forma de Pagamento</text:p>
      <text:p text:style-name="P33">No passo 1 do fluxo básico:</text:p>
      <text:p text:style-name="P33">1. O ator clica no ícone de incluir “Forma de Pagamento”;</text:p>
      <text:p text:style-name="P33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3">3. O ator informa os valores dos dados.</text:p>
      <text:p text:style-name="P33">4. O ator clica no ícone para salvar os dados.</text:p>
      <text:p text:style-name="P33">5. O sistema inclui os dados na base de dados e exibe a mensagem “Forma de pagamento cadastrada com sucesso”.</text:p>
      <text:p text:style-name="P33">6. O sistema retorna ao passo 1 do fluxo básico.</text:p>
      <text:p text:style-name="P33"/>
      <text:p text:style-name="P35">A2 – Alterar Forma de Pagamento</text:p>
      <text:p text:style-name="P33">No passo 1 do fluxo básico:</text:p>
      <text:p text:style-name="P33">1. O ator clica no ícone de alterar “Forma de Pagamento”;</text:p>
      <text:p text:style-name="P33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3">3. O ator altera os valores dos dados.</text:p>
      <text:p text:style-name="P33">4. O ator seleciona a opção Salvar.</text:p>
      <text:p text:style-name="P33">5. O sistema altera os dados da forma de pagamento na base de dados e exibe a mensagem “Forma de pagamento alterada com sucesso”.</text:p>
      <text:p text:style-name="P33">6. O sistema retorna ao passo 1 do fluxo básico.</text:p>
      <text:p text:style-name="P33"/>
      <text:p text:style-name="P35">A3 – Excluir Forma de Pagamento</text:p>
      <text:p text:style-name="P33">No passo 1 do fluxo básico:</text:p>
      <text:p text:style-name="P33">1. O ator clica no ícone de excluir “Forma de Pagamento” da linha correspondente ao item que deseja remover;</text:p>
      <text:p text:style-name="P33">2. O sistema valida a exclusão</text:p>
      <text:p text:style-name="P33">3. O sistema exclui as informações referentes àquela “Forma de Pagamento”.</text:p>
      <text:p text:style-name="P33">4. O sistema exibe a mensagem “Forma de Pagamento excluída com sucesso!”.</text:p>
      <text:p text:style-name="P33">6. O sistema retorna ao passo 1 do fluxo básico.</text:p>
      <text:p text:style-name="P33"/>
      <text:p text:style-name="P35">A4 – Visualizar Detalhes</text:p>
      <text:p text:style-name="P33">No passo 1 do fluxo básico:</text:p>
      <text:p text:style-name="P33">1. O ator clica no ícone de exibir detalhes correspondente ao item que deseja visualizar;</text:p>
      <text:p text:style-name="P33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33">3. O sistema bloqueia os campos do formulário;</text:p>
      <text:p text:style-name="P33">4. O sistema retorna ao passo 1 do fluxo básico.</text:p>
      <text:p text:style-name="P33"><text:soft-page-break/></text:p>
      <text:list xml:id="list2848986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Pontos de Extensã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list xml:id="list28482192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Casos de Uso Incluíd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854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Pós-Condiçõe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68722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2">Outros Diagrama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p text:style-name="P14">Atributos</text:p>
      <text:p text:style-name="P16"/>
      <table:table table:name="Tabela71" table:style-name="Tabela71">
        <table:table-column table:style-name="Tabela71.A" table:number-columns-repeated="2"/>
        <table:table-row>
          <table:table-cell table:style-name="Tabela71.A1" office:value-type="string">
            <text:p text:style-name="P18">Atributo</text:p>
          </table:table-cell>
          <table:table-cell table:style-name="Tabela71.A1" office:value-type="string">
            <text:p text:style-name="P18">Valor</text:p>
          </table:table-cell>
        </table:table-row>
        <table:table-row>
          <table:table-cell table:style-name="Tabela71.A1" office:value-type="string">
            <text:p text:style-name="P19">Tipo de Conteúdo</text:p>
          </table:table-cell>
          <table:table-cell table:style-name="Tabela71.A1" office:value-type="string">
            <text:p text:style-name="P19">Fluxo Básico</text:p>
          </table:table-cell>
        </table:table-row>
        <table:table-row>
          <table:table-cell table:style-name="Tabela71.A1" office:value-type="string">
            <text:p text:style-name="P19">Complexidade</text:p>
          </table:table-cell>
          <table:table-cell table:style-name="Tabela71.A1" office:value-type="string">
            <text:p text:style-name="P19">Baixa</text:p>
          </table:table-cell>
        </table:table-row>
        <table:table-row>
          <table:table-cell table:style-name="Tabela71.A1" office:value-type="string">
            <text:p text:style-name="P19">Estado</text:p>
          </table:table-cell>
          <table:table-cell table:style-name="Tabela71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3"><text:span text:style-name="Fonte_20_parág._20_padrão"><text:span text:style-name="T4">RQN7 - Manter Formas de pagamento.</text:span></text:span></text:p>
      <text:p text:style-name="P21"/>
      <text:p text:style-name="P14">Regras de negócio associadas</text:p>
      <text:p text:style-name="P44">Não há.</text:p>
      <text:p text:style-name="P21"/>
      <text:p text:style-name="P14">Casos de uso subordinados</text:p>
      <text:p text:style-name="P44">Não há.</text:p>
      <text:p text:style-name="P11"/>
      <text:p text:style-name="P11">UC7.1:</text:p>
      <text:p text:style-name="P11">Atributos</text:p>
      <text:p text:style-name="P11"/>
      <table:table table:name="Tabela72" table:style-name="Tabela72">
        <table:table-column table:style-name="Tabela72.A" table:number-columns-repeated="2"/>
        <table:table-row>
          <table:table-cell table:style-name="Tabela72.A1" office:value-type="string">
            <text:p text:style-name="P18">Atributo</text:p>
          </table:table-cell>
          <table:table-cell table:style-name="Tabela72.A1" office:value-type="string">
            <text:p text:style-name="P18">Valor</text:p>
          </table:table-cell>
        </table:table-row>
        <table:table-row>
          <table:table-cell table:style-name="Tabela72.A1" office:value-type="string">
            <text:p text:style-name="P19">Tipo de Conteúdo</text:p>
          </table:table-cell>
          <table:table-cell table:style-name="Tabela72.A1" office:value-type="string">
            <text:p text:style-name="P19">Fluxo Alternativo</text:p>
          </table:table-cell>
        </table:table-row>
        <table:table-row>
          <table:table-cell table:style-name="Tabela72.A1" office:value-type="string">
            <text:p text:style-name="P19">Complexidade</text:p>
          </table:table-cell>
          <table:table-cell table:style-name="Tabela72.A1" office:value-type="string">
            <text:p text:style-name="P19">Baixa</text:p>
          </table:table-cell>
        </table:table-row>
        <table:table-row>
          <table:table-cell table:style-name="Tabela72.A1" office:value-type="string">
            <text:p text:style-name="P19">Estado</text:p>
          </table:table-cell>
          <table:table-cell table:style-name="Tabela72.A1" office:value-type="string">
            <text:p text:style-name="P19">Aprovado</text:p>
          </table:table-cell>
        </table:table-row>
      </table:table>
      <text:p text:style-name="P11"/>
      <text:p text:style-name="P11">UC7.2:</text:p>
      <text:p text:style-name="P11">Atributos</text:p>
      <text:p text:style-name="P11"/>
      <table:table table:name="Tabela73" table:style-name="Tabela73">
        <table:table-column table:style-name="Tabela73.A" table:number-columns-repeated="2"/>
        <table:table-row>
          <table:table-cell table:style-name="Tabela73.A1" office:value-type="string">
            <text:p text:style-name="P18">Atributo</text:p>
          </table:table-cell>
          <table:table-cell table:style-name="Tabela73.A1" office:value-type="string">
            <text:p text:style-name="P18">Valor</text:p>
          </table:table-cell>
        </table:table-row>
        <table:table-row>
          <table:table-cell table:style-name="Tabela73.A1" office:value-type="string">
            <text:p text:style-name="P19">Tipo de Conteúdo</text:p>
          </table:table-cell>
          <table:table-cell table:style-name="Tabela73.A1" office:value-type="string">
            <text:p text:style-name="P19">Fluxo Alternativo</text:p>
          </table:table-cell>
        </table:table-row>
        <table:table-row>
          <table:table-cell table:style-name="Tabela73.A1" office:value-type="string">
            <text:p text:style-name="P19">Complexidade</text:p>
          </table:table-cell>
          <table:table-cell table:style-name="Tabela73.A1" office:value-type="string">
            <text:p text:style-name="P19">Baixa</text:p>
          </table:table-cell>
        </table:table-row>
        <table:table-row>
          <table:table-cell table:style-name="Tabela73.A1" office:value-type="string">
            <text:p text:style-name="P19">Estado</text:p>
          </table:table-cell>
          <table:table-cell table:style-name="Tabela73.A1" office:value-type="string">
            <text:p text:style-name="P19">Aprovado</text:p>
          </table:table-cell>
        </table:table-row>
      </table:table>
      <text:p text:style-name="P11"/>
      <text:p text:style-name="P11">UC7.3:</text:p>
      <text:p text:style-name="P11">Atributos</text:p>
      <text:p text:style-name="P11"/>
      <table:table table:name="Tabela74" table:style-name="Tabela74">
        <table:table-column table:style-name="Tabela74.A" table:number-columns-repeated="2"/>
        <table:table-row>
          <table:table-cell table:style-name="Tabela74.A1" office:value-type="string">
            <text:p text:style-name="P18">Atributo</text:p>
          </table:table-cell>
          <table:table-cell table:style-name="Tabela74.A1" office:value-type="string">
            <text:p text:style-name="P18">Valor</text:p>
          </table:table-cell>
        </table:table-row>
        <table:table-row>
          <table:table-cell table:style-name="Tabela74.A1" office:value-type="string">
            <text:p text:style-name="P19">Tipo de Conteúdo</text:p>
          </table:table-cell>
          <table:table-cell table:style-name="Tabela74.A1" office:value-type="string">
            <text:p text:style-name="P19">Fluxo Alternativo</text:p>
          </table:table-cell>
        </table:table-row>
        <table:table-row>
          <table:table-cell table:style-name="Tabela74.A1" office:value-type="string">
            <text:p text:style-name="P19">Complexidade</text:p>
          </table:table-cell>
          <table:table-cell table:style-name="Tabela74.A1" office:value-type="string">
            <text:p text:style-name="P19">Baixa</text:p>
          </table:table-cell>
        </table:table-row>
        <text:soft-page-break/>
        <table:table-row>
          <table:table-cell table:style-name="Tabela74.A1" office:value-type="string">
            <text:p text:style-name="P19">Estado</text:p>
          </table:table-cell>
          <table:table-cell table:style-name="Tabela74.A1" office:value-type="string">
            <text:p text:style-name="P19">Aprovado</text:p>
          </table:table-cell>
        </table:table-row>
      </table:table>
      <text:p text:style-name="P11"/>
      <text:p text:style-name="P11">UC7.4:</text:p>
      <text:p text:style-name="P11">Atributos</text:p>
      <text:p text:style-name="P11"/>
      <table:table table:name="Tabela75" table:style-name="Tabela75">
        <table:table-column table:style-name="Tabela75.A" table:number-columns-repeated="2"/>
        <table:table-row>
          <table:table-cell table:style-name="Tabela75.A1" office:value-type="string">
            <text:p text:style-name="P18">Atributo</text:p>
          </table:table-cell>
          <table:table-cell table:style-name="Tabela75.A1" office:value-type="string">
            <text:p text:style-name="P18">Valor</text:p>
          </table:table-cell>
        </table:table-row>
        <table:table-row>
          <table:table-cell table:style-name="Tabela75.A1" office:value-type="string">
            <text:p text:style-name="P19">Tipo de Conteúdo</text:p>
          </table:table-cell>
          <table:table-cell table:style-name="Tabela75.A1" office:value-type="string">
            <text:p text:style-name="P19">Fluxo Alternativo</text:p>
          </table:table-cell>
        </table:table-row>
        <table:table-row>
          <table:table-cell table:style-name="Tabela75.A1" office:value-type="string">
            <text:p text:style-name="P19">Complexidade</text:p>
          </table:table-cell>
          <table:table-cell table:style-name="Tabela75.A1" office:value-type="string">
            <text:p text:style-name="P19">Baixa</text:p>
          </table:table-cell>
        </table:table-row>
        <table:table-row>
          <table:table-cell table:style-name="Tabela75.A1" office:value-type="string">
            <text:p text:style-name="P19">Estado</text:p>
          </table:table-cell>
          <table:table-cell table:style-name="Tabela75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8:</text:p>
      <text:p text:style-name="P42">Especificação de Caso de Uso</text:p>
      <text:p text:style-name="P40"/>
      <text:p text:style-name="P51"><text:span text:style-name="Fonte_20_parág._20_padrão"><text:span text:style-name="T9">Histórico de Revisões</text:span></text:span></text:p>
      <text:p text:style-name="P50"/>
      <table:table table:name="Tabela76" table:style-name="Tabela76">
        <table:table-column table:style-name="Tabela76.A"/>
        <table:table-column table:style-name="Tabela76.B"/>
        <table:table-column table:style-name="Tabela76.C"/>
        <table:table-column table:style-name="Tabela76.D"/>
        <table:table-row>
          <table:table-cell table:style-name="Tabela76.A1" office:value-type="string">
            <text:p text:style-name="P45">Data</text:p>
          </table:table-cell>
          <table:table-cell table:style-name="Tabela76.A1" office:value-type="string">
            <text:p text:style-name="P45">Versão</text:p>
          </table:table-cell>
          <table:table-cell table:style-name="Tabela76.A1" office:value-type="string">
            <text:p text:style-name="P45">Descrição</text:p>
          </table:table-cell>
          <table:table-cell table:style-name="Tabela76.D1" office:value-type="string">
            <text:p text:style-name="P45">Autor</text:p>
          </table:table-cell>
        </table:table-row>
        <table:table-row>
          <table:table-cell table:style-name="Tabela76.A2" office:value-type="string">
            <text:p text:style-name="P41">14/10/09</text:p>
          </table:table-cell>
          <table:table-cell table:style-name="Tabela76.A2" office:value-type="string">
            <text:p text:style-name="P41">1</text:p>
          </table:table-cell>
          <table:table-cell table:style-name="Tabela76.A2" office:value-type="string">
            <text:p text:style-name="P41">Original</text:p>
          </table:table-cell>
          <table:table-cell table:style-name="Tabela76.D2" office:value-type="string">
            <text:p text:style-name="P41">Pedro</text:p>
          </table:table-cell>
        </table:table-row>
      </table:table>
      <text:p text:style-name="P52">Efetuar Cadastro</text:p>
      <text:list xml:id="list28469793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Breve Descriçã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Este caso de uso permite que o cliente cadastre, altere e visualize seus dados.</text:p>
      <text:p text:style-name="P33"/>
      <text:list xml:id="list28479808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Referência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86492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Ator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Cliente.</text:p>
      <text:p text:style-name="P33"/>
      <text:list xml:id="list2847111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Pré-condiçõ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69907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Fluxos de Event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>5.1 Fluxo Básico</text:p>
      <text:p text:style-name="P33">Este caso de uso começa quando o ator seleciona a opção cadastro na tela inicial.</text:p>
      <text:p text:style-name="P33">1. O sistema verifica que não há usuário logado no sistema.</text:p>
      <text:p text:style-name="P33">2. O sistema exibe um formulário com os campos: nome, e-mail, senha, endereço, ponto de referência, CEP, telefone fixo, celular, data de nascimento, sexo e CPF em branco e um painel com a opção Cadastrar.</text:p>
      <text:p text:style-name="P33">3. O ator informa os dados para o cadastro.</text:p>
      <text:p text:style-name="P33">4. O ator seleciona a opção Cadastrar</text:p>
      <text:p text:style-name="P33">5. O sistema valida os dados digitados conforme a regra de negocio “RN1 – Validação ao Incluir ou Alterar dados de Cliente”</text:p>
      <text:p text:style-name="P33">6. O sistema inclui os dados do cliente na base de dados e exibe a mensagem “Cliente cadastrado com sucesso”.</text:p>
      <text:p text:style-name="P33">7. O sistema efetua o login do cliente recém cadastrado.</text:p>
      <text:p text:style-name="P33">8. O caso de uso é encerrado.</text:p>
      <text:p text:style-name="P87">5.2 Fluxos Alternativos</text:p>
      <text:p text:style-name="P33"/>
      <text:p text:style-name="P35"><text:soft-page-break/>A1 – Alterar Cadastro</text:p>
      <text:p text:style-name="P33">No passo 1 do fluxo básico:</text:p>
      <text:p text:style-name="P33">1. O sistema verifica que já há um cliente logado.</text:p>
      <text:p text:style-name="P33">2. O sistema exibe um formulário com os campos: nome, e-mail, senha, endereço, ponto de referência, CEP, telefone fixo, celular, data de nascimento, sexo e CPF preenchidos com os valores salvos no banco de dados sem permissão para edição e um painel com a opção Alterar Dados.</text:p>
      <text:p text:style-name="P33">3. O ator seleciona a opção Alterar Dados.</text:p>
      <text:p text:style-name="P33">4. O sistema exibe um formulário com os campos: nome, e-mail, senha, endereço, ponto de referência, CEP, telefone fixo, celular, data de nascimento, sexo e CPF preenchidos com os valores salvos no banco de dados e um painel com a opção Salvar.</text:p>
      <text:p text:style-name="P33">5. O ator altera os valores dos dados.</text:p>
      <text:p text:style-name="P33">6. O ator seleciona a opção Salvar.</text:p>
      <text:p text:style-name="P33">7.O sistema valida os dados digitados conforme a regra de negocio “RN1 – Validação ao Incluir ou Alterar dados de Cliente”</text:p>
      <text:p text:style-name="P33">8. O sistema altera os dados do cliente na base de dados e exibe a mensagem “Dados alterado com sucesso”.</text:p>
      <text:p text:style-name="P33">9. O caso de uso é encerrado.</text:p>
      <text:p text:style-name="P33"/>
      <text:list xml:id="list28469669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Pontos de Extensã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77261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Casos de Uso Incluíd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33"/>
      <text:list xml:id="list28464503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Pós-Condiçõe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46"/>
      <text:list xml:id="list28495494" text:continue-numbering="true" text:style-name="WW8Num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2">Outros Diagrama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Não há.</text:p>
      <text:p text:style-name="P49"/>
      <text:p text:style-name="P14">Atributos</text:p>
      <text:p text:style-name="P16"/>
      <table:table table:name="Tabela77" table:style-name="Tabela77">
        <table:table-column table:style-name="Tabela77.A" table:number-columns-repeated="2"/>
        <table:table-row>
          <table:table-cell table:style-name="Tabela77.A1" office:value-type="string">
            <text:p text:style-name="P18">Atributo</text:p>
          </table:table-cell>
          <table:table-cell table:style-name="Tabela77.A1" office:value-type="string">
            <text:p text:style-name="P18">Valor</text:p>
          </table:table-cell>
        </table:table-row>
        <table:table-row>
          <table:table-cell table:style-name="Tabela77.A1" office:value-type="string">
            <text:p text:style-name="P19">Tipo de Conteúdo</text:p>
          </table:table-cell>
          <table:table-cell table:style-name="Tabela77.A1" office:value-type="string">
            <text:p text:style-name="P19">Fluxo Básico</text:p>
          </table:table-cell>
        </table:table-row>
        <table:table-row>
          <table:table-cell table:style-name="Tabela77.A1" office:value-type="string">
            <text:p text:style-name="P19">Complexidade</text:p>
          </table:table-cell>
          <table:table-cell table:style-name="Tabela77.A1" office:value-type="string">
            <text:p text:style-name="P19">Média</text:p>
          </table:table-cell>
        </table:table-row>
        <table:table-row>
          <table:table-cell table:style-name="Tabela77.A1" office:value-type="string">
            <text:p text:style-name="P19">Estado</text:p>
          </table:table-cell>
          <table:table-cell table:style-name="Tabela77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8 - Efetuar cadastro.</text:p>
      <text:p text:style-name="P20"/>
      <text:p text:style-name="P14">Regras de negócio associadas</text:p>
      <text:p text:style-name="P20">RN1 – Validação ao Incluir ou Alterar dados de Cliente.</text:p>
      <text:p text:style-name="P21"/>
      <text:p text:style-name="P14">Casos de uso subordinados</text:p>
      <text:p text:style-name="P44">Não há.</text:p>
      <text:p text:style-name="P11"/>
      <text:p text:style-name="P11">UC8.1:</text:p>
      <text:p text:style-name="P11">Atributos</text:p>
      <text:p text:style-name="P11"/>
      <table:table table:name="Tabela78" table:style-name="Tabela78">
        <table:table-column table:style-name="Tabela78.A" table:number-columns-repeated="2"/>
        <table:table-row>
          <table:table-cell table:style-name="Tabela78.A1" office:value-type="string">
            <text:p text:style-name="P18">Atributo</text:p>
          </table:table-cell>
          <table:table-cell table:style-name="Tabela78.A1" office:value-type="string">
            <text:p text:style-name="P18">Valor</text:p>
          </table:table-cell>
        </table:table-row>
        <text:soft-page-break/>
        <table:table-row>
          <table:table-cell table:style-name="Tabela78.A1" office:value-type="string">
            <text:p text:style-name="P19">Tipo de Conteúdo</text:p>
          </table:table-cell>
          <table:table-cell table:style-name="Tabela78.A1" office:value-type="string">
            <text:p text:style-name="P19">Fluxo Alternativo</text:p>
          </table:table-cell>
        </table:table-row>
        <table:table-row>
          <table:table-cell table:style-name="Tabela78.A1" office:value-type="string">
            <text:p text:style-name="P19">Complexidade</text:p>
          </table:table-cell>
          <table:table-cell table:style-name="Tabela78.A1" office:value-type="string">
            <text:p text:style-name="P19">Média</text:p>
          </table:table-cell>
        </table:table-row>
        <table:table-row>
          <table:table-cell table:style-name="Tabela78.A1" office:value-type="string">
            <text:p text:style-name="P19">Estado</text:p>
          </table:table-cell>
          <table:table-cell table:style-name="Tabela78.A1" office:value-type="string">
            <text:p text:style-name="P19">Aprovado</text:p>
          </table:table-cell>
        </table:table-row>
      </table:table>
      <text:p text:style-name="P49"/>
      <text:p text:style-name="P11"/>
      <text:p text:style-name="P11">UC9:</text:p>
      <text:p text:style-name="P42">Especificação de Caso de Uso</text:p>
      <text:p text:style-name="P40"/>
      <text:p text:style-name="P51"><text:span text:style-name="Fonte_20_parág._20_padrão"><text:span text:style-name="T9">Histórico de Revisões</text:span></text:span></text:p>
      <text:p text:style-name="P50"/>
      <table:table table:name="Tabela79" table:style-name="Tabela79">
        <table:table-column table:style-name="Tabela79.A"/>
        <table:table-column table:style-name="Tabela79.B"/>
        <table:table-column table:style-name="Tabela79.C"/>
        <table:table-column table:style-name="Tabela79.D"/>
        <table:table-row>
          <table:table-cell table:style-name="Tabela79.A1" office:value-type="string">
            <text:p text:style-name="P45">Data</text:p>
          </table:table-cell>
          <table:table-cell table:style-name="Tabela79.A1" office:value-type="string">
            <text:p text:style-name="P45">Versão</text:p>
          </table:table-cell>
          <table:table-cell table:style-name="Tabela79.A1" office:value-type="string">
            <text:p text:style-name="P45">Descrição</text:p>
          </table:table-cell>
          <table:table-cell table:style-name="Tabela79.D1" office:value-type="string">
            <text:p text:style-name="P45">Autor</text:p>
          </table:table-cell>
        </table:table-row>
        <table:table-row>
          <table:table-cell table:style-name="Tabela79.A2" office:value-type="string">
            <text:p text:style-name="P41">16/10/09</text:p>
          </table:table-cell>
          <table:table-cell table:style-name="Tabela79.A2" office:value-type="string">
            <text:p text:style-name="P41">1.0</text:p>
          </table:table-cell>
          <table:table-cell table:style-name="Tabela79.A2" office:value-type="string">
            <text:p text:style-name="P41">Criação do documento</text:p>
          </table:table-cell>
          <table:table-cell table:style-name="Tabela79.D2" office:value-type="string">
            <text:p text:style-name="P41">Janaina</text:p>
          </table:table-cell>
        </table:table-row>
        <table:table-row>
          <table:table-cell table:style-name="Tabela79.A2" office:value-type="string">
            <text:p text:style-name="P41">18/10/09</text:p>
          </table:table-cell>
          <table:table-cell table:style-name="Tabela79.A2" office:value-type="string">
            <text:p text:style-name="P41">1.1</text:p>
          </table:table-cell>
          <table:table-cell table:style-name="Tabela79.A2" office:value-type="string">
            <text:p text:style-name="P41">Alterações Referentes às Regras de Negócio</text:p>
          </table:table-cell>
          <table:table-cell table:style-name="Tabela79.D2" office:value-type="string">
            <text:p text:style-name="P41">Paulo Roberto</text:p>
          </table:table-cell>
        </table:table-row>
      </table:table>
      <text:p text:style-name="P52">Agendar Entrega de Pedido</text:p>
      <text:list xml:id="list28414840" text:style-name="L2">
        <text:list-item>
          <text:p text:style-name="P75">Breve Descrição</text:p>
        </text:list-item>
      </text:list>
      <text:p text:style-name="P33">Este caso de uso permite que na inclusão do pedido, o cliente agende a entrega do pedido para uma data e horário desejados, desde que os mesmos estejam no horário de funcionamento de entrega do estabelecimento.</text:p>
      <text:p text:style-name="P33"/>
      <text:list xml:id="list28470759" text:continue-numbering="true" text:style-name="L2">
        <text:list-item>
          <text:p text:style-name="P75">Referências</text:p>
        </text:list-item>
      </text:list>
      <text:p text:style-name="P33">Não há.</text:p>
      <text:p text:style-name="P33"/>
      <text:list xml:id="list28479631" text:continue-numbering="true" text:style-name="L2">
        <text:list-item>
          <text:p text:style-name="P75">Atores</text:p>
        </text:list-item>
      </text:list>
      <text:p text:style-name="P33">Gestor do Estabelecimento e Atendente.</text:p>
      <text:p text:style-name="P33"/>
      <text:list xml:id="list28476654" text:continue-numbering="true" text:style-name="L2">
        <text:list-item>
          <text:p text:style-name="P75">Pré-condições</text:p>
        </text:list-item>
      </text:list>
      <text:p text:style-name="P33">O Ator deve realizar login no sistema.</text:p>
      <text:p text:style-name="P33"/>
      <text:list xml:id="list28489400" text:continue-numbering="true" text:style-name="L2">
        <text:list-item>
          <text:p text:style-name="P75">Fluxos de Eventos</text:p>
        </text:list-item>
      </text:list>
      <text:p text:style-name="P87">5.1 Fluxo Básico</text:p>
      <text:p text:style-name="P33">Este caso de uso começa quando o ator seleciona a opção “Incluir Pedido” existente no formulário exibido após a seleção da opção “Pedido” no menu Administração:</text:p>
      <text:p text:style-name="P33">1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33">2. O ator informa os dados e seleciona a opção “Agendar Entrega”;</text:p>
      <text:p text:style-name="P33">3. O sistema apresenta os campos “Data de Entrega” e “Hora de Entrega” editáveis;</text:p>
      <text:p text:style-name="P33">4. O ator informa a data e hora da entrega que o cliente deseja agendar;</text:p>
      <text:p text:style-name="P33">5. O ator seleciona a opção “Salvar”;</text:p>
      <text:p text:style-name="P33">6. O sistema valida os dados de acordo com a regra de negócio “RN7 – Validação ao Incluir Pedido”;</text:p>
      <text:p text:style-name="P33">7. O sistema cadastra o pedido na base de dados e exibe a mensagem “Pedido Agendado com sucesso.”;</text:p>
      <text:p text:style-name="P33">8. O caso de uso se encerra.</text:p>
      <text:p text:style-name="P87">5.2 Fluxos Alternativos</text:p>
      <text:p text:style-name="P33"/>
      <text:p text:style-name="P35"><text:soft-page-break/>A1 – Consistência ao Agendar Entrega de Pedido</text:p>
      <text:p text:style-name="P33">No passo 4 do fluxo básico:<text:tab/></text:p>
      <text:p text:style-name="P33">1. O sistema valida os dados de acordo com a regra de negócio “RN10 – Validação ao Agendar um Pedido”;</text:p>
      <text:p text:style-name="P33">2. O sistema exibe a mensagem “O Pedido não pode ter a entrega agendada neste horário, pois não corresponde ao horário de entrega do estabelecimento.”;</text:p>
      <text:p text:style-name="P33">3. O sistema retorna ao passo 3 do fluxo básico.</text:p>
      <text:p text:style-name="P33"/>
      <text:list xml:id="list28494036" text:continue-numbering="true" text:style-name="L2">
        <text:list-item>
          <text:p text:style-name="P75">Pontos de Extensão</text:p>
        </text:list-item>
      </text:list>
      <text:p text:style-name="P33">Não há.</text:p>
      <text:p text:style-name="P33"/>
      <text:list xml:id="list28467074" text:continue-numbering="true" text:style-name="L2">
        <text:list-item>
          <text:p text:style-name="P75">Casos de Uso Incluídos</text:p>
        </text:list-item>
      </text:list>
      <text:p text:style-name="P33">Não há.</text:p>
      <text:p text:style-name="P33"/>
      <text:list xml:id="list28486181" text:continue-numbering="true" text:style-name="L2">
        <text:list-item>
          <text:p text:style-name="P75">Pós-Condições</text:p>
        </text:list-item>
      </text:list>
      <text:p text:style-name="P33">Não há.</text:p>
      <text:p text:style-name="P33"/>
      <text:list xml:id="list28474667" text:continue-numbering="true" text:style-name="L2">
        <text:list-item>
          <text:p text:style-name="P75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80" table:style-name="Tabela80">
        <table:table-column table:style-name="Tabela80.A" table:number-columns-repeated="2"/>
        <table:table-row>
          <table:table-cell table:style-name="Tabela80.A1" office:value-type="string">
            <text:p text:style-name="P18">Atributo</text:p>
          </table:table-cell>
          <table:table-cell table:style-name="Tabela80.A1" office:value-type="string">
            <text:p text:style-name="P18">Valor</text:p>
          </table:table-cell>
        </table:table-row>
        <table:table-row>
          <table:table-cell table:style-name="Tabela80.A1" office:value-type="string">
            <text:p text:style-name="P19">Tipo de Conteúdo</text:p>
          </table:table-cell>
          <table:table-cell table:style-name="Tabela80.A1" office:value-type="string">
            <text:p text:style-name="P19">Fluxo Básico</text:p>
          </table:table-cell>
        </table:table-row>
        <table:table-row>
          <table:table-cell table:style-name="Tabela80.A1" office:value-type="string">
            <text:p text:style-name="P19">Complexidade</text:p>
          </table:table-cell>
          <table:table-cell table:style-name="Tabela80.A1" office:value-type="string">
            <text:p text:style-name="P19">Média</text:p>
          </table:table-cell>
        </table:table-row>
        <table:table-row>
          <table:table-cell table:style-name="Tabela80.A1" office:value-type="string">
            <text:p text:style-name="P19">Estado</text:p>
          </table:table-cell>
          <table:table-cell table:style-name="Tabela80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6 - Manter Pedido.</text:p>
      <text:p text:style-name="P20">RQN9 - Agendar entrega de pedido.</text:p>
      <text:p text:style-name="P20">RQN14 - Solicitar pedido.</text:p>
      <text:p text:style-name="P20"/>
      <text:p text:style-name="P14">Regras de negócio associadas</text:p>
      <text:p text:style-name="P20">RN7 – Validação ao Incluir Pedido.</text:p>
      <text:p text:style-name="P20">RN10 – Validação ao Agendar um Pedido.</text:p>
      <text:p text:style-name="P21"/>
      <text:p text:style-name="P14">Casos de uso subordinados</text:p>
      <text:p text:style-name="P44">Não há.</text:p>
      <text:p text:style-name="P11"/>
      <text:p text:style-name="P11">UC9.1:</text:p>
      <text:p text:style-name="P11">Atributos</text:p>
      <text:p text:style-name="P11"/>
      <table:table table:name="Tabela81" table:style-name="Tabela81">
        <table:table-column table:style-name="Tabela81.A" table:number-columns-repeated="2"/>
        <table:table-row>
          <table:table-cell table:style-name="Tabela81.A1" office:value-type="string">
            <text:p text:style-name="P18">Atributo</text:p>
          </table:table-cell>
          <table:table-cell table:style-name="Tabela81.A1" office:value-type="string">
            <text:p text:style-name="P18">Valor</text:p>
          </table:table-cell>
        </table:table-row>
        <table:table-row>
          <table:table-cell table:style-name="Tabela81.A1" office:value-type="string">
            <text:p text:style-name="P19">Tipo de Conteúdo</text:p>
          </table:table-cell>
          <table:table-cell table:style-name="Tabela81.A1" office:value-type="string">
            <text:p text:style-name="P19">Fluxo Alternativo</text:p>
          </table:table-cell>
        </table:table-row>
        <table:table-row>
          <table:table-cell table:style-name="Tabela81.A1" office:value-type="string">
            <text:p text:style-name="P19">Complexidade</text:p>
          </table:table-cell>
          <table:table-cell table:style-name="Tabela81.A1" office:value-type="string">
            <text:p text:style-name="P19">Média</text:p>
          </table:table-cell>
        </table:table-row>
        <table:table-row>
          <table:table-cell table:style-name="Tabela81.A1" office:value-type="string">
            <text:p text:style-name="P19">Estado</text:p>
          </table:table-cell>
          <table:table-cell table:style-name="Tabela81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10:</text:p>
      <text:p text:style-name="P42">Especificação de Caso de Uso</text:p>
      <text:p text:style-name="P40"/>
      <text:p text:style-name="P51"><text:soft-page-break/><text:span text:style-name="Fonte_20_parág._20_padrão"><text:span text:style-name="T9">Histórico de Revisões</text:span></text:span></text:p>
      <text:p text:style-name="P50"/>
      <table:table table:name="Tabela82" table:style-name="Tabela82">
        <table:table-column table:style-name="Tabela82.A"/>
        <table:table-column table:style-name="Tabela82.B"/>
        <table:table-column table:style-name="Tabela82.C"/>
        <table:table-column table:style-name="Tabela82.D"/>
        <table:table-row>
          <table:table-cell table:style-name="Tabela82.A1" office:value-type="string">
            <text:p text:style-name="P45">Data</text:p>
          </table:table-cell>
          <table:table-cell table:style-name="Tabela82.A1" office:value-type="string">
            <text:p text:style-name="P45">Versão</text:p>
          </table:table-cell>
          <table:table-cell table:style-name="Tabela82.A1" office:value-type="string">
            <text:p text:style-name="P45">Descrição</text:p>
          </table:table-cell>
          <table:table-cell table:style-name="Tabela82.D1" office:value-type="string">
            <text:p text:style-name="P45">Autor</text:p>
          </table:table-cell>
        </table:table-row>
        <table:table-row>
          <table:table-cell table:style-name="Tabela82.A2" office:value-type="string">
            <text:p text:style-name="P41">16/10/09</text:p>
          </table:table-cell>
          <table:table-cell table:style-name="Tabela82.A2" office:value-type="string">
            <text:p text:style-name="P41">1.0</text:p>
          </table:table-cell>
          <table:table-cell table:style-name="Tabela82.A2" office:value-type="string">
            <text:p text:style-name="P41">Criação do documento</text:p>
          </table:table-cell>
          <table:table-cell table:style-name="Tabela82.D2" office:value-type="string">
            <text:p text:style-name="P41">Janaina</text:p>
          </table:table-cell>
        </table:table-row>
        <table:table-row>
          <table:table-cell table:style-name="Tabela82.A2" office:value-type="string">
            <text:p text:style-name="P41">19/10/09</text:p>
          </table:table-cell>
          <table:table-cell table:style-name="Tabela82.A2" office:value-type="string">
            <text:p text:style-name="P41">1.1</text:p>
          </table:table-cell>
          <table:table-cell table:style-name="Tabela82.A2" office:value-type="string">
            <text:p text:style-name="P41">Inserção do Caso de Uso de Extensão</text:p>
          </table:table-cell>
          <table:table-cell table:style-name="Tabela82.D2" office:value-type="string">
            <text:p text:style-name="P41">Janaina</text:p>
          </table:table-cell>
        </table:table-row>
      </table:table>
      <text:p text:style-name="P52">Pesquisar Pedido</text:p>
      <text:list xml:id="list28439750" text:style-name="L3">
        <text:list-item>
          <text:p text:style-name="P76">Breve Descrição</text:p>
        </text:list-item>
      </text:list>
      <text:p text:style-name="P33">Este caso de uso permite ao cliente pesquisar seus pedidos realizados.</text:p>
      <text:p text:style-name="P33"/>
      <text:list xml:id="list28479101" text:continue-numbering="true" text:style-name="L3">
        <text:list-item>
          <text:p text:style-name="P76">Referências</text:p>
        </text:list-item>
      </text:list>
      <text:p text:style-name="P33">Não há.</text:p>
      <text:p text:style-name="P33"/>
      <text:list xml:id="list28479955" text:continue-numbering="true" text:style-name="L3">
        <text:list-item>
          <text:p text:style-name="P76">Atores</text:p>
        </text:list-item>
      </text:list>
      <text:p text:style-name="P33">Cliente.</text:p>
      <text:p text:style-name="P33"/>
      <text:list xml:id="list28483243" text:continue-numbering="true" text:style-name="L3">
        <text:list-item>
          <text:p text:style-name="P76">Pré-condições</text:p>
        </text:list-item>
      </text:list>
      <text:p text:style-name="P33">O Ator deve realizar login no sistema.</text:p>
      <text:p text:style-name="P33"/>
      <text:list xml:id="list28491143" text:continue-numbering="true" text:style-name="L3">
        <text:list-item>
          <text:p text:style-name="P76">Fluxos de Eventos</text:p>
        </text:list-item>
      </text:list>
      <text:p text:style-name="P87">5.1 Fluxo Básico</text:p>
      <text:p text:style-name="P33">Este caso de uso começa quando o ator seleciona a opção Pesquisar Pedido no menu Cliente:</text:p>
      <text:p text:style-name="P33">1. O sistema apresenta a grade com os pedidos realizados pelo ator. As informações que serão apresentadas na grade são: estabelecimento, data e hora do pedido e situação do mesmo. Também serão apresentados os campos para filtragem “Estabelecimento” e “Data” e as opções “Pesquisar Pedido” e “Consultar Pedido”;</text:p>
      <text:p text:style-name="P33">2. O ator informa os dados para a pesquisa e seleciona a opção “Pesquisar Pedido”;</text:p>
      <text:p text:style-name="P33">3. O sistema busca na base de dados os pedidos do cliente de acordo com os dados informados na pesquisa;</text:p>
      <text:p text:style-name="P33">4. O sistema apresenta os dados para o ator;</text:p>
      <text:p text:style-name="P33">5. O caso de uso se encerra.</text:p>
      <text:p text:style-name="P87">5.2 Fluxos Alternativos</text:p>
      <text:p text:style-name="P33"/>
      <text:p text:style-name="P35">A1 – Consultar Pedido</text:p>
      <text:p text:style-name="P33">Após o passo 4 do fluxo básico:<text:tab/></text:p>
      <text:p text:style-name="P33">1. O ator seleciona o pedido a ser visualizado e aciona a opção “Consultar Pedido”;</text:p>
      <text:p text:style-name="P33">2. O sistema exibe um formulário com os seguintes dados: nome do cliente, nome do estabelecimento, pratos com a respectiva quantidade e valor unitário, data e hora da realização do pedido e entrega do mesmo, valor total do pedido, forma de pagamento, observação e situação do pedido. Tais campos serão apresentados de acordo com as informações da base de dados do sistema. Além das informações serão apresentadas as opções “Voltar” e “Avaliar Estabelecimento”;</text:p>
      <text:p text:style-name="P33">3. O ator seleciona a opção “Voltar”;</text:p>
      <text:p text:style-name="P33">4. O sistema retorna ao passo 1 do fluxo básico.</text:p>
      <text:p text:style-name="P33"/>
      <text:p text:style-name="P35">A2 – Consistência ao Pesquisar Pedido</text:p>
      <text:p text:style-name="P33">Após o passo 2 do fluxo básico:<text:tab/></text:p>
      <text:p text:style-name="P33">1. O sistema não identifica na base de dados nenhum pedido realizado pelo cliente de acordo com os dados informados na pesquisa;</text:p>
      <text:p text:style-name="P33"><text:soft-page-break/>2. O sistema exibe a mensagem “Não existem Pedidos de acordo com os dados informados na pesquisa.”;</text:p>
      <text:p text:style-name="P33">3. O sistema retorna ao passo 1 do fluxo básico.</text:p>
      <text:p text:style-name="P33"/>
      <text:list xml:id="list28488443" text:continue-numbering="true" text:style-name="L3">
        <text:list-item>
          <text:p text:style-name="P76">Pontos de Extensão</text:p>
        </text:list-item>
      </text:list>
      <text:p text:style-name="P33">Registrar Avaliação do Estabelecimento;</text:p>
      <text:p text:style-name="P33">Se no passo 3 do fluxo alternativo A1 - Consultar pedido, o cliente desejar avaliar e registrar o estabelecimento, o caso de uso “Registrar Avaliação do Estabelecimento” é acionado.</text:p>
      <text:p text:style-name="P69"/>
      <text:list xml:id="list28489212" text:continue-numbering="true" text:style-name="L3">
        <text:list-item>
          <text:p text:style-name="P76">Casos de Uso Incluídos</text:p>
        </text:list-item>
      </text:list>
      <text:p text:style-name="P33">Não há.</text:p>
      <text:p text:style-name="P33"/>
      <text:list xml:id="list28489374" text:continue-numbering="true" text:style-name="L3">
        <text:list-item>
          <text:p text:style-name="P76">Pós-Condições</text:p>
        </text:list-item>
      </text:list>
      <text:p text:style-name="P33">Não há.</text:p>
      <text:p text:style-name="P33"/>
      <text:list xml:id="list28490938" text:continue-numbering="true" text:style-name="L3">
        <text:list-item>
          <text:p text:style-name="P76">Outros Diagramas</text:p>
        </text:list-item>
      </text:list>
      <text:p text:style-name="P33">Não há.</text:p>
      <text:p text:style-name="P44"/>
      <text:p text:style-name="P14">Atributos</text:p>
      <text:p text:style-name="P16"/>
      <table:table table:name="Tabela83" table:style-name="Tabela83">
        <table:table-column table:style-name="Tabela83.A" table:number-columns-repeated="2"/>
        <table:table-row>
          <table:table-cell table:style-name="Tabela83.A1" office:value-type="string">
            <text:p text:style-name="P18">Atributo</text:p>
          </table:table-cell>
          <table:table-cell table:style-name="Tabela83.A1" office:value-type="string">
            <text:p text:style-name="P18">Valor</text:p>
          </table:table-cell>
        </table:table-row>
        <table:table-row>
          <table:table-cell table:style-name="Tabela83.A1" office:value-type="string">
            <text:p text:style-name="P19">Tipo de Conteúdo</text:p>
          </table:table-cell>
          <table:table-cell table:style-name="Tabela83.A1" office:value-type="string">
            <text:p text:style-name="P19">Fluxo Básico</text:p>
          </table:table-cell>
        </table:table-row>
        <table:table-row>
          <table:table-cell table:style-name="Tabela83.A1" office:value-type="string">
            <text:p text:style-name="P19">Complexidade</text:p>
          </table:table-cell>
          <table:table-cell table:style-name="Tabela83.A1" office:value-type="string">
            <text:p text:style-name="P19">Média</text:p>
          </table:table-cell>
        </table:table-row>
        <table:table-row>
          <table:table-cell table:style-name="Tabela83.A1" office:value-type="string">
            <text:p text:style-name="P19">Estado</text:p>
          </table:table-cell>
          <table:table-cell table:style-name="Tabela83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0 - Pesquisar Pedidos.</text:p>
      <text:p text:style-name="P20"/>
      <text:p text:style-name="P14">Regras de negócio associadas</text:p>
      <text:p text:style-name="P20">Não há. </text:p>
      <text:p text:style-name="P21"/>
      <text:p text:style-name="P14">Casos de uso subordinados</text:p>
      <text:p text:style-name="P44">UC15 – Registrar avaliação do Estabelecimento.</text:p>
      <text:p text:style-name="P11"/>
      <text:p text:style-name="P11">UC10.1:</text:p>
      <text:p text:style-name="P11">Atributos</text:p>
      <text:p text:style-name="P11"/>
      <table:table table:name="Tabela84" table:style-name="Tabela84">
        <table:table-column table:style-name="Tabela84.A" table:number-columns-repeated="2"/>
        <table:table-row>
          <table:table-cell table:style-name="Tabela84.A1" office:value-type="string">
            <text:p text:style-name="P18">Atributo</text:p>
          </table:table-cell>
          <table:table-cell table:style-name="Tabela84.A1" office:value-type="string">
            <text:p text:style-name="P18">Valor</text:p>
          </table:table-cell>
        </table:table-row>
        <table:table-row>
          <table:table-cell table:style-name="Tabela84.A1" office:value-type="string">
            <text:p text:style-name="P19">Tipo de Conteúdo</text:p>
          </table:table-cell>
          <table:table-cell table:style-name="Tabela84.A1" office:value-type="string">
            <text:p text:style-name="P19">Fluxo Alternativo</text:p>
          </table:table-cell>
        </table:table-row>
        <table:table-row>
          <table:table-cell table:style-name="Tabela84.A1" office:value-type="string">
            <text:p text:style-name="P19">Complexidade</text:p>
          </table:table-cell>
          <table:table-cell table:style-name="Tabela84.A1" office:value-type="string">
            <text:p text:style-name="P19">Média</text:p>
          </table:table-cell>
        </table:table-row>
        <table:table-row>
          <table:table-cell table:style-name="Tabela84.A1" office:value-type="string">
            <text:p text:style-name="P19">Estado</text:p>
          </table:table-cell>
          <table:table-cell table:style-name="Tabela84.A1" office:value-type="string">
            <text:p text:style-name="P19">Aprovado</text:p>
          </table:table-cell>
        </table:table-row>
      </table:table>
      <text:p text:style-name="P11"/>
      <text:p text:style-name="P11">UC10.2:</text:p>
      <text:p text:style-name="P11">Atributos</text:p>
      <text:p text:style-name="P11"/>
      <table:table table:name="Tabela85" table:style-name="Tabela85">
        <table:table-column table:style-name="Tabela85.A" table:number-columns-repeated="2"/>
        <table:table-row>
          <table:table-cell table:style-name="Tabela85.A1" office:value-type="string">
            <text:p text:style-name="P18">Atributo</text:p>
          </table:table-cell>
          <table:table-cell table:style-name="Tabela85.A1" office:value-type="string">
            <text:p text:style-name="P18">Valor</text:p>
          </table:table-cell>
        </table:table-row>
        <table:table-row>
          <table:table-cell table:style-name="Tabela85.A1" office:value-type="string">
            <text:p text:style-name="P19">Tipo de Conteúdo</text:p>
          </table:table-cell>
          <table:table-cell table:style-name="Tabela85.A1" office:value-type="string">
            <text:p text:style-name="P19">Fluxo Alternativo</text:p>
          </table:table-cell>
        </table:table-row>
        <table:table-row>
          <table:table-cell table:style-name="Tabela85.A1" office:value-type="string">
            <text:p text:style-name="P19">Complexidade</text:p>
          </table:table-cell>
          <table:table-cell table:style-name="Tabela85.A1" office:value-type="string">
            <text:p text:style-name="P19">Média</text:p>
          </table:table-cell>
        </table:table-row>
        <table:table-row>
          <table:table-cell table:style-name="Tabela85.A1" office:value-type="string">
            <text:p text:style-name="P19">Estado</text:p>
          </table:table-cell>
          <table:table-cell table:style-name="Tabela85.A1" office:value-type="string">
            <text:p text:style-name="P19">Aprovado</text:p>
          </table:table-cell>
        </table:table-row>
      </table:table>
      <text:p text:style-name="P44"/>
      <text:p text:style-name="P11"><text:soft-page-break/>UC11:</text:p>
      <text:p text:style-name="P42">Especificação de Caso de Uso</text:p>
      <text:p text:style-name="P40"/>
      <text:p text:style-name="P9">Histórico de Revisões</text:p>
      <text:p text:style-name="P50"/>
      <table:table table:name="Tabela86" table:style-name="Tabela86">
        <table:table-column table:style-name="Tabela86.A"/>
        <table:table-column table:style-name="Tabela86.B"/>
        <table:table-column table:style-name="Tabela86.C"/>
        <table:table-column table:style-name="Tabela86.D"/>
        <table:table-row>
          <table:table-cell table:style-name="Tabela86.A1" office:value-type="string">
            <text:p text:style-name="P45">Data</text:p>
          </table:table-cell>
          <table:table-cell table:style-name="Tabela86.A1" office:value-type="string">
            <text:p text:style-name="P45">Versão</text:p>
          </table:table-cell>
          <table:table-cell table:style-name="Tabela86.A1" office:value-type="string">
            <text:p text:style-name="P45">Descrição</text:p>
          </table:table-cell>
          <table:table-cell table:style-name="Tabela86.D1" office:value-type="string">
            <text:p text:style-name="P45">Autor</text:p>
          </table:table-cell>
        </table:table-row>
        <table:table-row>
          <table:table-cell table:style-name="Tabela86.A2" office:value-type="string">
            <text:p text:style-name="P41">14/10/09</text:p>
          </table:table-cell>
          <table:table-cell table:style-name="Tabela86.A2" office:value-type="string">
            <text:p text:style-name="P41">1</text:p>
          </table:table-cell>
          <table:table-cell table:style-name="Tabela86.A2" office:value-type="string">
            <text:p text:style-name="P41">Primeira versão do caso de uso Exibir Estabelecimento</text:p>
          </table:table-cell>
          <table:table-cell table:style-name="Tabela86.D2" office:value-type="string">
            <text:p text:style-name="P41">Thaiz Cabral</text:p>
          </table:table-cell>
        </table:table-row>
      </table:table>
      <text:p text:style-name="P52">Exibir Estabelecimento</text:p>
      <text:list xml:id="list28424737" text:style-name="L4">
        <text:list-item>
          <text:p text:style-name="P77">Breve Descrição</text:p>
        </text:list-item>
      </text:list>
      <text:p text:style-name="P33">Este caso de uso permite exibição da lista de Estabelecimentos cadastrados no Food Delivery Web.</text:p>
      <text:p text:style-name="P33"/>
      <text:list xml:id="list28468112" text:continue-numbering="true" text:style-name="L4">
        <text:list-item>
          <text:p text:style-name="P77">Referências</text:p>
        </text:list-item>
      </text:list>
      <text:p text:style-name="P33">Não há.</text:p>
      <text:p text:style-name="P33"/>
      <text:list xml:id="list28479499" text:continue-numbering="true" text:style-name="L4">
        <text:list-item>
          <text:p text:style-name="P77">Atores</text:p>
        </text:list-item>
      </text:list>
      <text:p text:style-name="P33">Cliente.</text:p>
      <text:p text:style-name="P33"/>
      <text:list xml:id="list28476006" text:continue-numbering="true" text:style-name="L4">
        <text:list-item>
          <text:p text:style-name="P77">Pré-condições</text:p>
        </text:list-item>
      </text:list>
      <text:p text:style-name="P33">Não há.</text:p>
      <text:p text:style-name="P33"/>
      <text:list xml:id="list28472290" text:continue-numbering="true" text:style-name="L4">
        <text:list-item>
          <text:p text:style-name="P77">Fluxos de Eventos</text:p>
        </text:list-item>
      </text:list>
      <text:p text:style-name="P87">5.1 Fluxo Básico</text:p>
      <text:p text:style-name="P33">Este caso de uso começa quando o ator seleciona a opção Restaurantes no menu:</text:p>
      <text:p text:style-name="P33">1. O sistema apresenta a lista dos estabelecimentos cadastrados com a opção de visualizar detalhes e também as opções Buscar por CEP e Buscar por Nome;</text:p>
      <text:p text:style-name="P33">2. O caso de uso se encerra.</text:p>
      <text:p text:style-name="P87">5.2 Fluxos Alternativos</text:p>
      <text:p text:style-name="P33"/>
      <text:p text:style-name="P35">A1 – Buscar por CEP</text:p>
      <text:p text:style-name="P33">No passo 1 do fluxo básico:</text:p>
      <text:p text:style-name="P33">O ator clica em Buscar por CEP;</text:p>
      <text:p text:style-name="P33">O ator informa o CEP na caixa de pesquisa;</text:p>
      <text:p text:style-name="P33">O ator clica em Buscar Restaurantes;</text:p>
      <text:p text:style-name="P33">O sistema exibe a lista de restaurantes correspondentes ao CEP digitado ordenados em ordem alfabética;</text:p>
      <text:p text:style-name="P33">O ator seleciona um restaurante na listagem e clica em Ver detalhes;</text:p>
      <text:p text:style-name="P33">O sistema exibe tela contendo os detalhes do estabelecimento: Nome completo, Endereço, Slogan, tempo de entrega, custo de entrega, formas de pagamento aceitas, dias de funcionamento e horário de abertura;</text:p>
      <text:p text:style-name="P33">O ator clica em Retornar para Busca;</text:p>
      <text:p text:style-name="P33">O sistema retorna ao passo 4 do fluxo alternativo A1 - Busca por CEP.</text:p>
      <text:p text:style-name="P33"/>
      <text:p text:style-name="P35">A2 – Buscar por Nome</text:p>
      <text:p text:style-name="P33">No passo 1 do fluxo básico:</text:p>
      <text:p text:style-name="P33">O ator clica em Buscar por Nome;</text:p>
      <text:p text:style-name="P33">O ator digita parte do nome do estabelecimento;</text:p>
      <text:p text:style-name="P33">O ator clica em Buscar Restaurantes;</text:p>
      <text:p text:style-name="P33"><text:soft-page-break/>O sistema exibe a lista de restaurantes correspondentes ao valor digitado ordenados em ordem alfabética;</text:p>
      <text:p text:style-name="P33">O ator seleciona um restaurante na listagem e clica em Visualizar detalhes;</text:p>
      <text:p text:style-name="P33">O sistema exibe tela contendo os detalhes do estabelecimento: Nome completo, Endereço, Slogan, tempo de entrega, custo de entrega, formas de pagamento aceitas, dias de funcionamento e horário de abertura;</text:p>
      <text:p text:style-name="P33">O ator clica em Retornar para Busca;</text:p>
      <text:p text:style-name="P33">O sistema retorna ao passo 4 do fluxo alternativo A2 – Busca por Nome.</text:p>
      <text:p text:style-name="P33"/>
      <text:p text:style-name="P35">A3 – Visualizar Detalhes</text:p>
      <text:p text:style-name="P33">No passo 1 do fluxo básico:</text:p>
      <text:p text:style-name="P33">O ator seleciona um estabelecimento e clica em Visualizar Detalhes;</text:p>
      <text:p text:style-name="P33">O sistema exibe tela contendo os detalhes do estabelecimento: Nome completo, Endereço, Slogan, tempo de entrega, custo de entrega, formas de pagamento aceitas, dias de funcionamento e horário de abertura;</text:p>
      <text:p text:style-name="P33">O ator clica em Retornar para Página Principal;</text:p>
      <text:p text:style-name="P33">O sistema retorna ao passo 1 do fluxo básico.</text:p>
      <text:p text:style-name="P33"/>
      <text:list xml:id="list28472820" text:continue-numbering="true" text:style-name="L4">
        <text:list-item>
          <text:p text:style-name="P77">Pontos de Extensão</text:p>
        </text:list-item>
      </text:list>
      <text:p text:style-name="P33">Não há.</text:p>
      <text:p text:style-name="P33"/>
      <text:list xml:id="list28482467" text:continue-numbering="true" text:style-name="L4">
        <text:list-item>
          <text:p text:style-name="P77">Casos de Uso Incluídos</text:p>
        </text:list-item>
      </text:list>
      <text:p text:style-name="P33">Não há.</text:p>
      <text:p text:style-name="P33"/>
      <text:list xml:id="list28465314" text:continue-numbering="true" text:style-name="L4">
        <text:list-item>
          <text:p text:style-name="P77">Pós-Condições</text:p>
        </text:list-item>
      </text:list>
      <text:p text:style-name="P33">Não há.</text:p>
      <text:p text:style-name="P33"/>
      <text:list xml:id="list28492396" text:continue-numbering="true" text:style-name="L4">
        <text:list-item>
          <text:p text:style-name="P77">Outros Diagramas</text:p>
        </text:list-item>
      </text:list>
      <text:p text:style-name="P33">Não há.</text:p>
      <text:p text:style-name="P49"/>
      <text:p text:style-name="P14">Atributos</text:p>
      <text:p text:style-name="P16"/>
      <table:table table:name="Tabela87" table:style-name="Tabela87">
        <table:table-column table:style-name="Tabela87.A" table:number-columns-repeated="2"/>
        <table:table-row>
          <table:table-cell table:style-name="Tabela87.A1" office:value-type="string">
            <text:p text:style-name="P18">Atributo</text:p>
          </table:table-cell>
          <table:table-cell table:style-name="Tabela87.A1" office:value-type="string">
            <text:p text:style-name="P18">Valor</text:p>
          </table:table-cell>
        </table:table-row>
        <table:table-row>
          <table:table-cell table:style-name="Tabela87.A1" office:value-type="string">
            <text:p text:style-name="P19">Tipo de Conteúdo</text:p>
          </table:table-cell>
          <table:table-cell table:style-name="Tabela87.A1" office:value-type="string">
            <text:p text:style-name="P19">Fluxo Básico</text:p>
          </table:table-cell>
        </table:table-row>
        <table:table-row>
          <table:table-cell table:style-name="Tabela87.A1" office:value-type="string">
            <text:p text:style-name="P19">Complexidade</text:p>
          </table:table-cell>
          <table:table-cell table:style-name="Tabela87.A1" office:value-type="string">
            <text:p text:style-name="P19">Baixa</text:p>
          </table:table-cell>
        </table:table-row>
        <table:table-row>
          <table:table-cell table:style-name="Tabela87.A1" office:value-type="string">
            <text:p text:style-name="P19">Estado</text:p>
          </table:table-cell>
          <table:table-cell table:style-name="Tabela87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1 - Exibir Estabelecimentos.</text:p>
      <text:p text:style-name="P20"/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>UC11.1:</text:p>
      <text:p text:style-name="P11">Atributos</text:p>
      <text:p text:style-name="P11"/>
      <table:table table:name="Tabela88" table:style-name="Tabela88">
        <table:table-column table:style-name="Tabela88.A" table:number-columns-repeated="2"/>
        <table:table-row>
          <table:table-cell table:style-name="Tabela88.A1" office:value-type="string">
            <text:p text:style-name="P18">Atributo</text:p>
          </table:table-cell>
          <table:table-cell table:style-name="Tabela88.A1" office:value-type="string">
            <text:p text:style-name="P18">Valor</text:p>
          </table:table-cell>
        </table:table-row>
        <table:table-row>
          <table:table-cell table:style-name="Tabela88.A1" office:value-type="string">
            <text:p text:style-name="P19">Tipo de Conteúdo</text:p>
          </table:table-cell>
          <table:table-cell table:style-name="Tabela88.A1" office:value-type="string">
            <text:p text:style-name="P19">Fluxo Alternativo</text:p>
          </table:table-cell>
        </table:table-row>
        <text:soft-page-break/>
        <table:table-row>
          <table:table-cell table:style-name="Tabela88.A1" office:value-type="string">
            <text:p text:style-name="P19">Complexidade</text:p>
          </table:table-cell>
          <table:table-cell table:style-name="Tabela88.A1" office:value-type="string">
            <text:p text:style-name="P19">Baixa</text:p>
          </table:table-cell>
        </table:table-row>
        <table:table-row>
          <table:table-cell table:style-name="Tabela88.A1" office:value-type="string">
            <text:p text:style-name="P19">Estado</text:p>
          </table:table-cell>
          <table:table-cell table:style-name="Tabela88.A1" office:value-type="string">
            <text:p text:style-name="P19">Aprovado</text:p>
          </table:table-cell>
        </table:table-row>
      </table:table>
      <text:p text:style-name="P11"/>
      <text:p text:style-name="P11">UC11.2:</text:p>
      <text:p text:style-name="P11">Atributos</text:p>
      <text:p text:style-name="P11"/>
      <table:table table:name="Tabela89" table:style-name="Tabela89">
        <table:table-column table:style-name="Tabela89.A" table:number-columns-repeated="2"/>
        <table:table-row>
          <table:table-cell table:style-name="Tabela89.A1" office:value-type="string">
            <text:p text:style-name="P18">Atributo</text:p>
          </table:table-cell>
          <table:table-cell table:style-name="Tabela89.A1" office:value-type="string">
            <text:p text:style-name="P18">Valor</text:p>
          </table:table-cell>
        </table:table-row>
        <table:table-row>
          <table:table-cell table:style-name="Tabela89.A1" office:value-type="string">
            <text:p text:style-name="P19">Tipo de Conteúdo</text:p>
          </table:table-cell>
          <table:table-cell table:style-name="Tabela89.A1" office:value-type="string">
            <text:p text:style-name="P19">Fluxo Alternativo</text:p>
          </table:table-cell>
        </table:table-row>
        <table:table-row>
          <table:table-cell table:style-name="Tabela89.A1" office:value-type="string">
            <text:p text:style-name="P19">Complexidade</text:p>
          </table:table-cell>
          <table:table-cell table:style-name="Tabela89.A1" office:value-type="string">
            <text:p text:style-name="P19">Baixa</text:p>
          </table:table-cell>
        </table:table-row>
        <table:table-row>
          <table:table-cell table:style-name="Tabela89.A1" office:value-type="string">
            <text:p text:style-name="P19">Estado</text:p>
          </table:table-cell>
          <table:table-cell table:style-name="Tabela89.A1" office:value-type="string">
            <text:p text:style-name="P19">Aprovado</text:p>
          </table:table-cell>
        </table:table-row>
      </table:table>
      <text:p text:style-name="P44"/>
      <text:p text:style-name="P11">UC11.3:</text:p>
      <text:p text:style-name="P11">Atributos</text:p>
      <text:p text:style-name="P11"/>
      <table:table table:name="Tabela90" table:style-name="Tabela90">
        <table:table-column table:style-name="Tabela90.A" table:number-columns-repeated="2"/>
        <table:table-row>
          <table:table-cell table:style-name="Tabela90.A1" office:value-type="string">
            <text:p text:style-name="P18">Atributo</text:p>
          </table:table-cell>
          <table:table-cell table:style-name="Tabela90.A1" office:value-type="string">
            <text:p text:style-name="P18">Valor</text:p>
          </table:table-cell>
        </table:table-row>
        <table:table-row>
          <table:table-cell table:style-name="Tabela90.A1" office:value-type="string">
            <text:p text:style-name="P19">Tipo de Conteúdo</text:p>
          </table:table-cell>
          <table:table-cell table:style-name="Tabela90.A1" office:value-type="string">
            <text:p text:style-name="P19">Fluxo Alternativo</text:p>
          </table:table-cell>
        </table:table-row>
        <table:table-row>
          <table:table-cell table:style-name="Tabela90.A1" office:value-type="string">
            <text:p text:style-name="P19">Complexidade</text:p>
          </table:table-cell>
          <table:table-cell table:style-name="Tabela90.A1" office:value-type="string">
            <text:p text:style-name="P19">Baixa</text:p>
          </table:table-cell>
        </table:table-row>
        <table:table-row>
          <table:table-cell table:style-name="Tabela90.A1" office:value-type="string">
            <text:p text:style-name="P19">Estado</text:p>
          </table:table-cell>
          <table:table-cell table:style-name="Tabela90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12:</text:p>
      <text:p text:style-name="P42">Especificação de Caso de Uso</text:p>
      <text:p text:style-name="P40"/>
      <text:p text:style-name="P9">Histórico de Revisões</text:p>
      <text:p text:style-name="P50"/>
      <table:table table:name="Tabela91" table:style-name="Tabela91">
        <table:table-column table:style-name="Tabela91.A"/>
        <table:table-column table:style-name="Tabela91.B"/>
        <table:table-column table:style-name="Tabela91.C"/>
        <table:table-column table:style-name="Tabela91.D"/>
        <table:table-row>
          <table:table-cell table:style-name="Tabela91.A1" office:value-type="string">
            <text:p text:style-name="P45">Data</text:p>
          </table:table-cell>
          <table:table-cell table:style-name="Tabela91.A1" office:value-type="string">
            <text:p text:style-name="P45">Versão</text:p>
          </table:table-cell>
          <table:table-cell table:style-name="Tabela91.A1" office:value-type="string">
            <text:p text:style-name="P45">Descrição</text:p>
          </table:table-cell>
          <table:table-cell table:style-name="Tabela91.D1" office:value-type="string">
            <text:p text:style-name="P45">Autor</text:p>
          </table:table-cell>
        </table:table-row>
        <table:table-row>
          <table:table-cell table:style-name="Tabela91.A2" office:value-type="string">
            <text:p text:style-name="P41">16/10/09</text:p>
          </table:table-cell>
          <table:table-cell table:style-name="Tabela91.A2" office:value-type="string">
            <text:p text:style-name="P41">1</text:p>
          </table:table-cell>
          <table:table-cell table:style-name="Tabela91.A2" office:value-type="string">
            <text:p text:style-name="P41">Primeira Versão do Caso de Uso Exibir Cardápio</text:p>
          </table:table-cell>
          <table:table-cell table:style-name="Tabela91.D2" office:value-type="string">
            <text:p text:style-name="P41">Paulo Roberto</text:p>
          </table:table-cell>
        </table:table-row>
      </table:table>
      <text:p text:style-name="P52">Exibir Cardápio</text:p>
      <text:list xml:id="list28427815" text:style-name="L5">
        <text:list-item>
          <text:p text:style-name="P78">Breve Descrição</text:p>
        </text:list-item>
      </text:list>
      <text:p text:style-name="P33">Este caso de uso permite a exibição da lista de Cardápios de um determinado estabelecimento cadastrado no Food Delivery Web.</text:p>
      <text:p text:style-name="P33"/>
      <text:list xml:id="list28467693" text:continue-numbering="true" text:style-name="L5">
        <text:list-item>
          <text:p text:style-name="P78">Referências</text:p>
        </text:list-item>
      </text:list>
      <text:p text:style-name="P33">Não há.</text:p>
      <text:p text:style-name="P33"/>
      <text:list xml:id="list28471112" text:continue-numbering="true" text:style-name="L5">
        <text:list-item>
          <text:p text:style-name="P78">Atores</text:p>
        </text:list-item>
      </text:list>
      <text:p text:style-name="P33">Cliente.</text:p>
      <text:p text:style-name="P33"/>
      <text:list xml:id="list28490850" text:continue-numbering="true" text:style-name="L5">
        <text:list-item>
          <text:p text:style-name="P78">Pré-condições</text:p>
        </text:list-item>
      </text:list>
      <text:p text:style-name="P33">O cliente precisa escolher o Estabelecimento antes de Exibir os Cardápios.</text:p>
      <text:p text:style-name="P33"/>
      <text:list xml:id="list28478334" text:continue-numbering="true" text:style-name="L5">
        <text:list-item>
          <text:p text:style-name="P78">Fluxos de Eventos</text:p>
        </text:list-item>
      </text:list>
      <text:p text:style-name="P87">5.1 Fluxo Básico</text:p>
      <text:p text:style-name="P33">Este caso de uso começa quando o cliente seleciona a opção Cardápios no Menu:</text:p>
      <text:p text:style-name="P33">O sistema apresenta a lista de cardápios cadastrados com a opção visualizar detalhes e também a opção Buscar por Nome.</text:p>
      <text:p text:style-name="P33">O caso se encerra.</text:p>
      <text:p text:style-name="P87"><text:soft-page-break/>5.2 Fluxos Alternativos</text:p>
      <text:p text:style-name="P33"/>
      <text:p text:style-name="P35">A1 – Busca Por Nome</text:p>
      <text:p text:style-name="P33">No Passo 1 do fluxo básico:</text:p>
      <text:p text:style-name="P33">O Cliente digita parte do nome do Cardápio.</text:p>
      <text:p text:style-name="P33">O ator clica em Buscar Cardápios.</text:p>
      <text:p text:style-name="P33">O sistema retorna para o passo 1 do fluxo básico mostrando apenas os Cardápios que estiverem no resultado da pesquisa.</text:p>
      <text:p text:style-name="P33"/>
      <text:p text:style-name="P35">A2 – Nome não traz resultados</text:p>
      <text:p text:style-name="P33">Se no passo 2 do fluxo alternativo A1 o sistema não encontrar nenhum resultado correspondente, então:</text:p>
      <text:p text:style-name="P33">O sistema exibe a mensagem “Não foram encontrados resultados para a busca. Clique em OK para prosseguir”;</text:p>
      <text:p text:style-name="P33">O ator clica em OK;</text:p>
      <text:p text:style-name="P33">O sistema retorna para o passo 1 do fluxo alternativo.</text:p>
      <text:p text:style-name="P33"/>
      <text:list xml:id="list28473630" text:continue-numbering="true" text:style-name="L5">
        <text:list-item>
          <text:p text:style-name="P78">Pontos de Extensão</text:p>
        </text:list-item>
      </text:list>
      <text:p text:style-name="P33">Não há.</text:p>
      <text:p text:style-name="P33"/>
      <text:list xml:id="list28468438" text:continue-numbering="true" text:style-name="L5">
        <text:list-item>
          <text:p text:style-name="P78">Casos de Uso Incluídos</text:p>
        </text:list-item>
      </text:list>
      <text:p text:style-name="P33">Não há.</text:p>
      <text:p text:style-name="P33"/>
      <text:list xml:id="list28472214" text:continue-numbering="true" text:style-name="L5">
        <text:list-item>
          <text:p text:style-name="P78">Pós-Condições</text:p>
        </text:list-item>
      </text:list>
      <text:p text:style-name="P33">Não há.</text:p>
      <text:p text:style-name="P33"/>
      <text:list xml:id="list28492432" text:continue-numbering="true" text:style-name="L5">
        <text:list-item>
          <text:p text:style-name="P78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92" table:style-name="Tabela92">
        <table:table-column table:style-name="Tabela92.A" table:number-columns-repeated="2"/>
        <table:table-row>
          <table:table-cell table:style-name="Tabela92.A1" office:value-type="string">
            <text:p text:style-name="P18">Atributo</text:p>
          </table:table-cell>
          <table:table-cell table:style-name="Tabela92.A1" office:value-type="string">
            <text:p text:style-name="P18">Valor</text:p>
          </table:table-cell>
        </table:table-row>
        <table:table-row>
          <table:table-cell table:style-name="Tabela92.A1" office:value-type="string">
            <text:p text:style-name="P19">Tipo de Conteúdo</text:p>
          </table:table-cell>
          <table:table-cell table:style-name="Tabela92.A1" office:value-type="string">
            <text:p text:style-name="P19">Fluxo Básico</text:p>
          </table:table-cell>
        </table:table-row>
        <table:table-row>
          <table:table-cell table:style-name="Tabela92.A1" office:value-type="string">
            <text:p text:style-name="P19">Complexidade</text:p>
          </table:table-cell>
          <table:table-cell table:style-name="Tabela92.A1" office:value-type="string">
            <text:p text:style-name="P19">Baixa</text:p>
          </table:table-cell>
        </table:table-row>
        <table:table-row>
          <table:table-cell table:style-name="Tabela92.A1" office:value-type="string">
            <text:p text:style-name="P19">Estado</text:p>
          </table:table-cell>
          <table:table-cell table:style-name="Tabela92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2 - Exibir Cardápio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>UC12.1:</text:p>
      <text:p text:style-name="P11">Atributos</text:p>
      <table:table table:name="Tabela93" table:style-name="Tabela93">
        <table:table-column table:style-name="Tabela93.A" table:number-columns-repeated="2"/>
        <table:table-row>
          <table:table-cell table:style-name="Tabela93.A1" office:value-type="string">
            <text:p text:style-name="P18">Atributo</text:p>
          </table:table-cell>
          <table:table-cell table:style-name="Tabela93.A1" office:value-type="string">
            <text:p text:style-name="P18">Valor</text:p>
          </table:table-cell>
        </table:table-row>
        <table:table-row>
          <table:table-cell table:style-name="Tabela93.A1" office:value-type="string">
            <text:p text:style-name="P19">Tipo de Conteúdo</text:p>
          </table:table-cell>
          <table:table-cell table:style-name="Tabela93.A1" office:value-type="string">
            <text:p text:style-name="P19">Fluxo Alternativo</text:p>
          </table:table-cell>
        </table:table-row>
        <table:table-row>
          <table:table-cell table:style-name="Tabela93.A1" office:value-type="string">
            <text:p text:style-name="P19">Complexidade</text:p>
          </table:table-cell>
          <table:table-cell table:style-name="Tabela93.A1" office:value-type="string">
            <text:p text:style-name="P19">Baixa</text:p>
          </table:table-cell>
        </table:table-row>
        <table:table-row>
          <table:table-cell table:style-name="Tabela93.A1" office:value-type="string">
            <text:p text:style-name="P19">Estado</text:p>
          </table:table-cell>
          <table:table-cell table:style-name="Tabela93.A1" office:value-type="string">
            <text:p text:style-name="P19">Aprovado</text:p>
          </table:table-cell>
        </table:table-row>
      </table:table>
      <text:p text:style-name="P11"><text:soft-page-break/></text:p>
      <text:p text:style-name="P11">UC12.2:</text:p>
      <text:p text:style-name="P11">Atributos</text:p>
      <text:p text:style-name="P11"/>
      <table:table table:name="Tabela94" table:style-name="Tabela94">
        <table:table-column table:style-name="Tabela94.A" table:number-columns-repeated="2"/>
        <table:table-row>
          <table:table-cell table:style-name="Tabela94.A1" office:value-type="string">
            <text:p text:style-name="P18">Atributo</text:p>
          </table:table-cell>
          <table:table-cell table:style-name="Tabela94.A1" office:value-type="string">
            <text:p text:style-name="P18">Valor</text:p>
          </table:table-cell>
        </table:table-row>
        <table:table-row>
          <table:table-cell table:style-name="Tabela94.A1" office:value-type="string">
            <text:p text:style-name="P19">Tipo de Conteúdo</text:p>
          </table:table-cell>
          <table:table-cell table:style-name="Tabela94.A1" office:value-type="string">
            <text:p text:style-name="P19">Fluxo Alternativo</text:p>
          </table:table-cell>
        </table:table-row>
        <table:table-row>
          <table:table-cell table:style-name="Tabela94.A1" office:value-type="string">
            <text:p text:style-name="P19">Complexidade</text:p>
          </table:table-cell>
          <table:table-cell table:style-name="Tabela94.A1" office:value-type="string">
            <text:p text:style-name="P19">Baixa</text:p>
          </table:table-cell>
        </table:table-row>
        <table:table-row>
          <table:table-cell table:style-name="Tabela94.A1" office:value-type="string">
            <text:p text:style-name="P19">Estado</text:p>
          </table:table-cell>
          <table:table-cell table:style-name="Tabela94.A1" office:value-type="string">
            <text:p text:style-name="P19">Aprovado</text:p>
          </table:table-cell>
        </table:table-row>
      </table:table>
      <text:p text:style-name="P44"/>
      <text:p text:style-name="P11"/>
      <text:p text:style-name="P11">UC13:</text:p>
      <text:p text:style-name="P42">Especificação de Caso de Uso</text:p>
      <text:p text:style-name="P40"/>
      <text:p text:style-name="P9">Histórico de Revisões</text:p>
      <text:p text:style-name="P50"/>
      <table:table table:name="Tabela95" table:style-name="Tabela95">
        <table:table-column table:style-name="Tabela95.A"/>
        <table:table-column table:style-name="Tabela95.B"/>
        <table:table-column table:style-name="Tabela95.C"/>
        <table:table-column table:style-name="Tabela95.D"/>
        <table:table-row>
          <table:table-cell table:style-name="Tabela95.A1" office:value-type="string">
            <text:p text:style-name="P45">Data</text:p>
          </table:table-cell>
          <table:table-cell table:style-name="Tabela95.A1" office:value-type="string">
            <text:p text:style-name="P45">Versão</text:p>
          </table:table-cell>
          <table:table-cell table:style-name="Tabela95.A1" office:value-type="string">
            <text:p text:style-name="P45">Descrição</text:p>
          </table:table-cell>
          <table:table-cell table:style-name="Tabela95.D1" office:value-type="string">
            <text:p text:style-name="P45">Autor</text:p>
          </table:table-cell>
        </table:table-row>
        <table:table-row>
          <table:table-cell table:style-name="Tabela95.A2" office:value-type="string">
            <text:p text:style-name="P41">15/10/09</text:p>
          </table:table-cell>
          <table:table-cell table:style-name="Tabela95.A2" office:value-type="string">
            <text:p text:style-name="P41">1</text:p>
          </table:table-cell>
          <table:table-cell table:style-name="Tabela95.A2" office:value-type="string">
            <text:p text:style-name="P41">Caso de uso “Exibir Prato”</text:p>
          </table:table-cell>
          <table:table-cell table:style-name="Tabela95.D2" office:value-type="string">
            <text:p text:style-name="P41">Melque</text:p>
          </table:table-cell>
        </table:table-row>
      </table:table>
      <text:p text:style-name="P52">Exibir Prato</text:p>
      <text:list xml:id="list28419845" text:style-name="L6">
        <text:list-item>
          <text:p text:style-name="P79">Breve Descrição</text:p>
        </text:list-item>
      </text:list>
      <text:p text:style-name="P33">Este caso de uso exibe uma lista de pratos referente a um cardápio pré-definido pelo cliente e adiciona um determinado prato na lista de pedido do mesmo.</text:p>
      <text:p text:style-name="P33"/>
      <text:list xml:id="list28496164" text:continue-numbering="true" text:style-name="L6">
        <text:list-item>
          <text:p text:style-name="P79">Referências</text:p>
        </text:list-item>
      </text:list>
      <text:p text:style-name="P33">Não há.</text:p>
      <text:p text:style-name="P33"/>
      <text:list xml:id="list28486482" text:continue-numbering="true" text:style-name="L6">
        <text:list-item>
          <text:p text:style-name="P79">Atores</text:p>
        </text:list-item>
      </text:list>
      <text:p text:style-name="P33">Cliente.</text:p>
      <text:p text:style-name="P33"/>
      <text:list xml:id="list28467654" text:continue-numbering="true" text:style-name="L6">
        <text:list-item>
          <text:p text:style-name="P79">Pré-condições</text:p>
        </text:list-item>
      </text:list>
      <text:p text:style-name="P33">Efetuar login no sistema.</text:p>
      <text:p text:style-name="P33"/>
      <text:list xml:id="list28486497" text:continue-numbering="true" text:style-name="L6">
        <text:list-item>
          <text:p text:style-name="P79">Fluxos de Eventos</text:p>
        </text:list-item>
      </text:list>
      <text:p text:style-name="P87">5.1 Fluxo Básico</text:p>
      <text:p text:style-name="P33">Este caso de uso começa quando o cliente seleciona a opção Exibir Prato do menu principal:</text:p>
      <text:p text:style-name="P33">O cliente seleciona o estabelecimento no qual deseja efetuar a consulta.</text:p>
      <text:p text:style-name="P33">O sistema apresenta ao cliente um formulário com o seguinte campo para busca: Cardápio. Também apresenta uma grade para visualização dos pratos referentes ao cardápio o qual foi efetuada a busca, e as seguintes opções: “Buscar” e “Adicionar na Lista de Pedidos”.</text:p>
      <text:p text:style-name="P33">O caso de uso se encerra. <text:s text:c="2"/></text:p>
      <text:p text:style-name="P87">5.2 Fluxos Alternativos</text:p>
      <text:p text:style-name="P33"/>
      <text:p text:style-name="P35">A1 – Buscar Prato</text:p>
      <text:p text:style-name="P33">No primeiro passo do fluxo básico:</text:p>
      <text:p text:style-name="P33">O cliente informa o valor do campo Cardápio para que seja efetuada a busca.</text:p>
      <text:p text:style-name="P33">O cliente seleciona a opção Buscar.</text:p>
      <text:p text:style-name="P33">O sistema efetua uma busca na base de dados do sistema e retorna os pratos referente ao cardápio na grade de visualização.</text:p>
      <text:p text:style-name="P33"><text:soft-page-break/>O sistema retorna ao segundo passo do fluxo básico.</text:p>
      <text:p text:style-name="P33"/>
      <text:p text:style-name="P35">A2 – Adicionar na Lista de Pedidos</text:p>
      <text:p text:style-name="P33">No primeiro passo do fluxo básico:</text:p>
      <text:p text:style-name="P33">O cliente seleciona uma linha da grade de visualização referente ao prato presente no cardápio resultante da busca.</text:p>
      <text:p text:style-name="P33">O cliente seleciona a opção Adicionar na Lista de Pedidos.</text:p>
      <text:p text:style-name="P33">O sistema inclui o prato na tabela de pedidos do cliente na base de dados.</text:p>
      <text:p text:style-name="P33">O sistema retorna ao segundo passo do fluxo básico.</text:p>
      <text:p text:style-name="P33"/>
      <text:list xml:id="list28480481" text:continue-numbering="true" text:style-name="L6">
        <text:list-item>
          <text:p text:style-name="P79">Pontos de Extensão</text:p>
        </text:list-item>
      </text:list>
      <text:p text:style-name="P33">Não há.</text:p>
      <text:p text:style-name="P33"/>
      <text:list xml:id="list28485095" text:continue-numbering="true" text:style-name="L6">
        <text:list-item>
          <text:p text:style-name="P79">Casos de Uso Incluídos</text:p>
        </text:list-item>
      </text:list>
      <text:p text:style-name="P33">Não há.</text:p>
      <text:p text:style-name="P33"/>
      <text:list xml:id="list28474116" text:continue-numbering="true" text:style-name="L6">
        <text:list-item>
          <text:p text:style-name="P79">Pós-Condições</text:p>
        </text:list-item>
      </text:list>
      <text:p text:style-name="P33">Não há.</text:p>
      <text:p text:style-name="P33"/>
      <text:list xml:id="list28496139" text:continue-numbering="true" text:style-name="L6">
        <text:list-item>
          <text:p text:style-name="P79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96" table:style-name="Tabela96">
        <table:table-column table:style-name="Tabela96.A" table:number-columns-repeated="2"/>
        <table:table-row>
          <table:table-cell table:style-name="Tabela96.A1" office:value-type="string">
            <text:p text:style-name="P18">Atributo</text:p>
          </table:table-cell>
          <table:table-cell table:style-name="Tabela96.A1" office:value-type="string">
            <text:p text:style-name="P18">Valor</text:p>
          </table:table-cell>
        </table:table-row>
        <table:table-row>
          <table:table-cell table:style-name="Tabela96.A1" office:value-type="string">
            <text:p text:style-name="P19">Tipo de Conteúdo</text:p>
          </table:table-cell>
          <table:table-cell table:style-name="Tabela96.A1" office:value-type="string">
            <text:p text:style-name="P19">Fluxo Básico</text:p>
          </table:table-cell>
        </table:table-row>
        <table:table-row>
          <table:table-cell table:style-name="Tabela96.A1" office:value-type="string">
            <text:p text:style-name="P19">Complexidade</text:p>
          </table:table-cell>
          <table:table-cell table:style-name="Tabela96.A1" office:value-type="string">
            <text:p text:style-name="P19">Média</text:p>
          </table:table-cell>
        </table:table-row>
        <table:table-row>
          <table:table-cell table:style-name="Tabela96.A1" office:value-type="string">
            <text:p text:style-name="P19">Estado</text:p>
          </table:table-cell>
          <table:table-cell table:style-name="Tabela96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3 - Exibir Prato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>UC13.1:</text:p>
      <text:p text:style-name="P11">Atributos</text:p>
      <table:table table:name="Tabela97" table:style-name="Tabela97">
        <table:table-column table:style-name="Tabela97.A" table:number-columns-repeated="2"/>
        <table:table-row>
          <table:table-cell table:style-name="Tabela97.A1" office:value-type="string">
            <text:p text:style-name="P18">Atributo</text:p>
          </table:table-cell>
          <table:table-cell table:style-name="Tabela97.A1" office:value-type="string">
            <text:p text:style-name="P18">Valor</text:p>
          </table:table-cell>
        </table:table-row>
        <table:table-row>
          <table:table-cell table:style-name="Tabela97.A1" office:value-type="string">
            <text:p text:style-name="P19">Tipo de Conteúdo</text:p>
          </table:table-cell>
          <table:table-cell table:style-name="Tabela97.A1" office:value-type="string">
            <text:p text:style-name="P19">Fluxo Alternativo</text:p>
          </table:table-cell>
        </table:table-row>
        <table:table-row>
          <table:table-cell table:style-name="Tabela97.A1" office:value-type="string">
            <text:p text:style-name="P19">Complexidade</text:p>
          </table:table-cell>
          <table:table-cell table:style-name="Tabela97.A1" office:value-type="string">
            <text:p text:style-name="P19">Média</text:p>
          </table:table-cell>
        </table:table-row>
        <table:table-row>
          <table:table-cell table:style-name="Tabela97.A1" office:value-type="string">
            <text:p text:style-name="P19">Estado</text:p>
          </table:table-cell>
          <table:table-cell table:style-name="Tabela97.A1" office:value-type="string">
            <text:p text:style-name="P19">Aprovado</text:p>
          </table:table-cell>
        </table:table-row>
      </table:table>
      <text:p text:style-name="P11"/>
      <text:p text:style-name="P11">UC13.2:</text:p>
      <text:p text:style-name="P11">Atributos</text:p>
      <text:p text:style-name="P11"/>
      <table:table table:name="Tabela98" table:style-name="Tabela98">
        <table:table-column table:style-name="Tabela98.A" table:number-columns-repeated="2"/>
        <table:table-row>
          <table:table-cell table:style-name="Tabela98.A1" office:value-type="string">
            <text:p text:style-name="P18">Atributo</text:p>
          </table:table-cell>
          <table:table-cell table:style-name="Tabela98.A1" office:value-type="string">
            <text:p text:style-name="P18">Valor</text:p>
          </table:table-cell>
        </table:table-row>
        <table:table-row>
          <table:table-cell table:style-name="Tabela98.A1" office:value-type="string">
            <text:p text:style-name="P19">Tipo de Conteúdo</text:p>
          </table:table-cell>
          <table:table-cell table:style-name="Tabela98.A1" office:value-type="string">
            <text:p text:style-name="P19">Fluxo Alternativo</text:p>
          </table:table-cell>
        </table:table-row>
        <table:table-row>
          <table:table-cell table:style-name="Tabela98.A1" office:value-type="string">
            <text:p text:style-name="P19">Complexidade</text:p>
          </table:table-cell>
          <table:table-cell table:style-name="Tabela98.A1" office:value-type="string">
            <text:p text:style-name="P19">Alta</text:p>
          </table:table-cell>
        </table:table-row>
        <text:soft-page-break/>
        <table:table-row>
          <table:table-cell table:style-name="Tabela98.A1" office:value-type="string">
            <text:p text:style-name="P19">Estado</text:p>
          </table:table-cell>
          <table:table-cell table:style-name="Tabela98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14:</text:p>
      <text:p text:style-name="P42">Especificação de Caso de Uso</text:p>
      <text:p text:style-name="P40"/>
      <text:p text:style-name="P9">Histórico de Revisões</text:p>
      <text:p text:style-name="P50"/>
      <table:table table:name="Tabela99" table:style-name="Tabela99">
        <table:table-column table:style-name="Tabela99.A"/>
        <table:table-column table:style-name="Tabela99.B"/>
        <table:table-column table:style-name="Tabela99.C"/>
        <table:table-column table:style-name="Tabela99.D"/>
        <table:table-row>
          <table:table-cell table:style-name="Tabela99.A1" office:value-type="string">
            <text:p text:style-name="P45">Data</text:p>
          </table:table-cell>
          <table:table-cell table:style-name="Tabela99.A1" office:value-type="string">
            <text:p text:style-name="P45">Versão</text:p>
          </table:table-cell>
          <table:table-cell table:style-name="Tabela99.A1" office:value-type="string">
            <text:p text:style-name="P45">Descrição</text:p>
          </table:table-cell>
          <table:table-cell table:style-name="Tabela99.D1" office:value-type="string">
            <text:p text:style-name="P45">Autor</text:p>
          </table:table-cell>
        </table:table-row>
        <table:table-row>
          <table:table-cell table:style-name="Tabela99.A2" office:value-type="string">
            <text:p text:style-name="P41">15/10/09</text:p>
          </table:table-cell>
          <table:table-cell table:style-name="Tabela99.A2" office:value-type="string">
            <text:p text:style-name="P41">1</text:p>
          </table:table-cell>
          <table:table-cell table:style-name="Tabela99.A2" office:value-type="string">
            <text:p text:style-name="P41">Criação do documento de caso de uso “Solicitar Pedido”.</text:p>
          </table:table-cell>
          <table:table-cell table:style-name="Tabela99.D2" office:value-type="string">
            <text:p text:style-name="P41">Paulo Daniel</text:p>
          </table:table-cell>
        </table:table-row>
        <table:table-row>
          <table:table-cell table:style-name="Tabela99.A2" office:value-type="string">
            <text:p text:style-name="P41">20/10/09</text:p>
          </table:table-cell>
          <table:table-cell table:style-name="Tabela99.A2" office:value-type="string">
            <text:p text:style-name="P41">2</text:p>
          </table:table-cell>
          <table:table-cell table:style-name="Tabela99.A2" office:value-type="string">
            <text:p text:style-name="P41">Seção pontos de extensão</text:p>
          </table:table-cell>
          <table:table-cell table:style-name="Tabela99.D2" office:value-type="string">
            <text:p text:style-name="P41">estevaobissoli</text:p>
          </table:table-cell>
        </table:table-row>
      </table:table>
      <text:p text:style-name="P52">Solicitar Pedido</text:p>
      <text:list xml:id="list28416225" text:style-name="L7">
        <text:list-item>
          <text:p text:style-name="P80">Breve Descrição</text:p>
        </text:list-item>
      </text:list>
      <text:p text:style-name="P33">Este caso de uso é utilizado para demonstrar que o cliente poderá solicitar o pedido a um estabelecimento a qualquer momento, respeitando as datas e horário de funcionamento do estabelecimento.</text:p>
      <text:p text:style-name="P33"/>
      <text:list xml:id="list28486161" text:continue-numbering="true" text:style-name="L7">
        <text:list-item>
          <text:p text:style-name="P80">Referências</text:p>
        </text:list-item>
      </text:list>
      <text:p text:style-name="P33">Não há.</text:p>
      <text:p text:style-name="P33"/>
      <text:list xml:id="list28490794" text:continue-numbering="true" text:style-name="L7">
        <text:list-item>
          <text:p text:style-name="P80">Atores</text:p>
        </text:list-item>
      </text:list>
      <text:p text:style-name="P33">Cliente.</text:p>
      <text:p text:style-name="P33"/>
      <text:list xml:id="list28468000" text:continue-numbering="true" text:style-name="L7">
        <text:list-item>
          <text:p text:style-name="P80">Pré-condições</text:p>
        </text:list-item>
      </text:list>
      <text:p text:style-name="P33">Realizar login no sistema.</text:p>
      <text:p text:style-name="P69"/>
      <text:list xml:id="list28473454" text:continue-numbering="true" text:style-name="L7">
        <text:list-item>
          <text:p text:style-name="P80">Fluxos de Eventos</text:p>
        </text:list-item>
      </text:list>
      <text:p text:style-name="P87">5.1 Fluxo Básico</text:p>
      <text:p text:style-name="P33">Este caso de uso começa quando o ator seleciona a opção Solicitar Pedido no menu:</text:p>
      <text:p text:style-name="P33">1. O sistema apresenta ao usuário um painel de controle com uma grade contendo o nome, especialidade e horário de funcionamento dos estabelecimentos.</text:p>
      <text:p text:style-name="P33">2. O caso de uso se encerra.</text:p>
      <text:p text:style-name="P87">5.2 Fluxos Alternativos</text:p>
      <text:p text:style-name="P33"/>
      <text:p text:style-name="P35">A1 – Finalizar Pedido</text:p>
      <text:p text:style-name="P33">No passo 1 do fluxo básico:</text:p>
      <text:p text:style-name="P33">1. O ator seleciona, na grade de estabelecimentos, a linha que contém o estabelecimento desejado.</text:p>
      <text:p text:style-name="P33">2. O sistema exibe um formulário contendo todos os pratos oferecidos, juntamente com seus preços, disponibilidades e formas de pagamento.</text:p>
      <text:p text:style-name="P33">3. O ator informa o(s) prato(s) desejado(s), juntamente com a quantidade e forma de pagamento.</text:p>
      <text:p text:style-name="P33">4. O ator clica no ícone finalizar pedido.</text:p>
      <text:p text:style-name="P33">5. O sistema inclui os dados do pedido na base de dados e exibe a mensagem “Pedido realizado com sucesso”.</text:p>
      <text:p text:style-name="P33">6. O sistema envia um e-mail para o estabelecimento, a fim de notificá-lo do pedido realizado.</text:p>
      <text:p text:style-name="P33"><text:soft-page-break/>7. O sistema retorna ao passo 1 do fluxo básico.</text:p>
      <text:p text:style-name="P33"/>
      <text:list xml:id="list28472354" text:continue-numbering="true" text:style-name="L7">
        <text:list-item>
          <text:p text:style-name="P80">Pontos de Extensão</text:p>
        </text:list-item>
      </text:list>
      <text:p text:style-name="P33">Agendar Entrega de Pedido;</text:p>
      <text:p text:style-name="P33">Se no passo 3 do fluxo alternativo A1 - Incluir pedido, o cliente desejar agendar a entrega do pedido, o caso de uso “Agendar Entrega de Pedido” é acionado.</text:p>
      <text:p text:style-name="P33"/>
      <text:list xml:id="list28475292" text:continue-numbering="true" text:style-name="L7">
        <text:list-item>
          <text:p text:style-name="P80">Casos de Uso Incluídos</text:p>
        </text:list-item>
      </text:list>
      <text:p text:style-name="P33">Não há.</text:p>
      <text:p text:style-name="P33"/>
      <text:list xml:id="list28478747" text:continue-numbering="true" text:style-name="L7">
        <text:list-item>
          <text:p text:style-name="P80">Pós-Condições</text:p>
        </text:list-item>
      </text:list>
      <text:p text:style-name="P33">Não há.</text:p>
      <text:p text:style-name="P33"/>
      <text:list xml:id="list28479954" text:continue-numbering="true" text:style-name="L7">
        <text:list-item>
          <text:p text:style-name="P80">Outros Diagramas</text:p>
        </text:list-item>
      </text:list>
      <text:p text:style-name="P33">Não há.</text:p>
      <text:p text:style-name="P14"/>
      <text:p text:style-name="P14">Atributos</text:p>
      <text:p text:style-name="P16"/>
      <table:table table:name="Tabela100" table:style-name="Tabela100">
        <table:table-column table:style-name="Tabela100.A" table:number-columns-repeated="2"/>
        <table:table-row>
          <table:table-cell table:style-name="Tabela100.A1" office:value-type="string">
            <text:p text:style-name="P18">Atributo</text:p>
          </table:table-cell>
          <table:table-cell table:style-name="Tabela100.A1" office:value-type="string">
            <text:p text:style-name="P18">Valor</text:p>
          </table:table-cell>
        </table:table-row>
        <table:table-row>
          <table:table-cell table:style-name="Tabela100.A1" office:value-type="string">
            <text:p text:style-name="P19">Tipo de Conteúdo</text:p>
          </table:table-cell>
          <table:table-cell table:style-name="Tabela100.A1" office:value-type="string">
            <text:p text:style-name="P19">Fluxo Básico</text:p>
          </table:table-cell>
        </table:table-row>
        <table:table-row>
          <table:table-cell table:style-name="Tabela100.A1" office:value-type="string">
            <text:p text:style-name="P19">Complexidade</text:p>
          </table:table-cell>
          <table:table-cell table:style-name="Tabela100.A1" office:value-type="string">
            <text:p text:style-name="P19">Alta</text:p>
          </table:table-cell>
        </table:table-row>
        <table:table-row>
          <table:table-cell table:style-name="Tabela100.A1" office:value-type="string">
            <text:p text:style-name="P19">Estado</text:p>
          </table:table-cell>
          <table:table-cell table:style-name="Tabela100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4 - Solicitar pedido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UC9 – Agendar Entrega de Pedido.</text:p>
      <text:p text:style-name="P11"/>
      <text:p text:style-name="P11">UC14.1:</text:p>
      <text:p text:style-name="P11">Atributos</text:p>
      <table:table table:name="Tabela101" table:style-name="Tabela101">
        <table:table-column table:style-name="Tabela101.A" table:number-columns-repeated="2"/>
        <table:table-row>
          <table:table-cell table:style-name="Tabela101.A1" office:value-type="string">
            <text:p text:style-name="P18">Atributo</text:p>
          </table:table-cell>
          <table:table-cell table:style-name="Tabela101.A1" office:value-type="string">
            <text:p text:style-name="P18">Valor</text:p>
          </table:table-cell>
        </table:table-row>
        <table:table-row>
          <table:table-cell table:style-name="Tabela101.A1" office:value-type="string">
            <text:p text:style-name="P19">Tipo de Conteúdo</text:p>
          </table:table-cell>
          <table:table-cell table:style-name="Tabela101.A1" office:value-type="string">
            <text:p text:style-name="P19">Fluxo Alternativo</text:p>
          </table:table-cell>
        </table:table-row>
        <table:table-row>
          <table:table-cell table:style-name="Tabela101.A1" office:value-type="string">
            <text:p text:style-name="P19">Complexidade</text:p>
          </table:table-cell>
          <table:table-cell table:style-name="Tabela101.A1" office:value-type="string">
            <text:p text:style-name="P19">Alta</text:p>
          </table:table-cell>
        </table:table-row>
        <table:table-row>
          <table:table-cell table:style-name="Tabela101.A1" office:value-type="string">
            <text:p text:style-name="P19">Estado</text:p>
          </table:table-cell>
          <table:table-cell table:style-name="Tabela101.A1" office:value-type="string">
            <text:p text:style-name="P19">Aprovado</text:p>
          </table:table-cell>
        </table:table-row>
      </table:table>
      <text:p text:style-name="P33"/>
      <text:p text:style-name="P11"/>
      <text:p text:style-name="P11">UC15:</text:p>
      <text:p text:style-name="P42">Especificação de Caso de Uso</text:p>
      <text:p text:style-name="P40"/>
      <text:p text:style-name="P9">Histórico de Revisões</text:p>
      <text:p text:style-name="P50"/>
      <table:table table:name="Tabela102" table:style-name="Tabela102">
        <table:table-column table:style-name="Tabela102.A"/>
        <table:table-column table:style-name="Tabela102.B"/>
        <table:table-column table:style-name="Tabela102.C"/>
        <table:table-column table:style-name="Tabela102.D"/>
        <table:table-row>
          <table:table-cell table:style-name="Tabela102.A1" office:value-type="string">
            <text:p text:style-name="P45">Data</text:p>
          </table:table-cell>
          <table:table-cell table:style-name="Tabela102.A1" office:value-type="string">
            <text:p text:style-name="P45">Versão</text:p>
          </table:table-cell>
          <table:table-cell table:style-name="Tabela102.A1" office:value-type="string">
            <text:p text:style-name="P45">Descrição</text:p>
          </table:table-cell>
          <table:table-cell table:style-name="Tabela102.D1" office:value-type="string">
            <text:p text:style-name="P45">Autor</text:p>
          </table:table-cell>
        </table:table-row>
        <table:table-row>
          <table:table-cell table:style-name="Tabela102.A2" office:value-type="string">
            <text:p text:style-name="P41">16/10/09</text:p>
          </table:table-cell>
          <table:table-cell table:style-name="Tabela102.A2" office:value-type="string">
            <text:p text:style-name="P41">1</text:p>
          </table:table-cell>
          <table:table-cell table:style-name="Tabela102.A2" office:value-type="string">
            <text:p text:style-name="P41">Criação do Documento</text:p>
          </table:table-cell>
          <table:table-cell table:style-name="Tabela102.D2" office:value-type="string">
            <text:p text:style-name="P58"><text:s text:c="2"/>Renato Correa</text:p>
          </table:table-cell>
        </table:table-row>
      </table:table>
      <text:p text:style-name="P52">Registrar Avaliação do Estabelecimento</text:p>
      <text:list xml:id="list28422226" text:style-name="L8">
        <text:list-item>
          <text:p text:style-name="P81"><text:soft-page-break/>Breve Descrição</text:p>
        </text:list-item>
      </text:list>
      <text:p text:style-name="P33">Assim que o cliente concretizar seu pedido, será disponibilizada uma avaliação, numa escala de 1 a 5, do serviço prestado.</text:p>
      <text:p text:style-name="P33"/>
      <text:list xml:id="list28476746" text:continue-numbering="true" text:style-name="L8">
        <text:list-item>
          <text:p text:style-name="P81">Referências</text:p>
        </text:list-item>
      </text:list>
      <text:p text:style-name="P33">Não há.</text:p>
      <text:p text:style-name="P33"/>
      <text:list xml:id="list28494457" text:continue-numbering="true" text:style-name="L8">
        <text:list-item>
          <text:p text:style-name="P81">Atores</text:p>
        </text:list-item>
      </text:list>
      <text:p text:style-name="P33">Cliente.</text:p>
      <text:p text:style-name="P33"/>
      <text:list xml:id="list28471004" text:continue-numbering="true" text:style-name="L8">
        <text:list-item>
          <text:p text:style-name="P81">Pré-condições</text:p>
        </text:list-item>
      </text:list>
      <text:p text:style-name="P33">O ator deve realizar login no sistema.</text:p>
      <text:p text:style-name="P33">O cliente deve ter concluído seu pedido.</text:p>
      <text:p text:style-name="P33"/>
      <text:list xml:id="list28470735" text:continue-numbering="true" text:style-name="L8">
        <text:list-item>
          <text:p text:style-name="P81">Fluxos de Eventos</text:p>
        </text:list-item>
      </text:list>
      <text:p text:style-name="P87">5.1 Fluxo Básico</text:p>
      <text:p text:style-name="P33">Este caso de uso começa quando o cliente finaliza seu pedido. É exibido então, em forma de pergunta, qual a opinião do usuário em relação ao serviço como um todo, solicitando uma avaliação através de pontuação (1 a 5), sendo que, quanto maior for a pontuação, melhor o desempenho do serviço.</text:p>
      <text:p text:style-name="P33">1. O sistema exibe um formulário questionando a qualidade do serviço através da pergunta: “No geral, o que você achou do nosso serviço? Classifique-o de 1 a 5, lembrando que, quanto maior for a nota, maior é o seu grau de satisfação com nosso serviço.”</text:p>
      <text:p text:style-name="P33">2. O ator seleciona a opção correspondente à sua opinião.</text:p>
      <text:p text:style-name="P33">3. O ator seleciona a opção “salvar”.</text:p>
      <text:p text:style-name="P33">4. O sistema armazena as informações referentes a avaliação do restaurante.</text:p>
      <text:p text:style-name="P33">5. O sistema finaliza o pedido do cliente.</text:p>
      <text:p text:style-name="P33">6. O caso de uso é encerrado.</text:p>
      <text:p text:style-name="P87">5.2 Fluxos Alternativos</text:p>
      <text:p text:style-name="P33">Não há.</text:p>
      <text:p text:style-name="P33"/>
      <text:list xml:id="list28480722" text:continue-numbering="true" text:style-name="L8">
        <text:list-item>
          <text:p text:style-name="P81">Pontos de Extensão</text:p>
        </text:list-item>
      </text:list>
      <text:p text:style-name="P33">Não há.</text:p>
      <text:p text:style-name="P33"/>
      <text:list xml:id="list28490672" text:continue-numbering="true" text:style-name="L8">
        <text:list-item>
          <text:p text:style-name="P81">Casos de Uso Incluídos</text:p>
        </text:list-item>
      </text:list>
      <text:p text:style-name="P33">Não há.</text:p>
      <text:p text:style-name="P33"/>
      <text:list xml:id="list28482857" text:continue-numbering="true" text:style-name="L8">
        <text:list-item>
          <text:p text:style-name="P81">Pós-Condições</text:p>
        </text:list-item>
      </text:list>
      <text:p text:style-name="P33">Não há.</text:p>
      <text:list xml:id="list28490097" text:continue-numbering="true" text:style-name="L8">
        <text:list-item>
          <text:p text:style-name="P81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103" table:style-name="Tabela103">
        <table:table-column table:style-name="Tabela103.A" table:number-columns-repeated="2"/>
        <table:table-row>
          <table:table-cell table:style-name="Tabela103.A1" office:value-type="string">
            <text:p text:style-name="P18">Atributo</text:p>
          </table:table-cell>
          <table:table-cell table:style-name="Tabela103.A1" office:value-type="string">
            <text:p text:style-name="P18">Valor</text:p>
          </table:table-cell>
        </table:table-row>
        <table:table-row>
          <table:table-cell table:style-name="Tabela103.A1" office:value-type="string">
            <text:p text:style-name="P19">Tipo de Conteúdo</text:p>
          </table:table-cell>
          <table:table-cell table:style-name="Tabela103.A1" office:value-type="string">
            <text:p text:style-name="P19">Fluxo Básico</text:p>
          </table:table-cell>
        </table:table-row>
        <table:table-row>
          <table:table-cell table:style-name="Tabela103.A1" office:value-type="string">
            <text:p text:style-name="P19">Complexidade</text:p>
          </table:table-cell>
          <table:table-cell table:style-name="Tabela103.A1" office:value-type="string">
            <text:p text:style-name="P19">Média</text:p>
          </table:table-cell>
        </table:table-row>
        <table:table-row>
          <table:table-cell table:style-name="Tabela103.A1" office:value-type="string">
            <text:p text:style-name="P19">Estado</text:p>
          </table:table-cell>
          <table:table-cell table:style-name="Tabela103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<text:soft-page-break/>RQN10 - Pesquisar Pedidos.</text:p>
      <text:p text:style-name="P20">RQN15 - Registrar avaliação de restaurante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/>
      <text:p text:style-name="P11">UC16:</text:p>
      <text:p text:style-name="P42">Especificação de Caso de Uso</text:p>
      <text:p text:style-name="P40"/>
      <text:p text:style-name="P9">Histórico de Revisões</text:p>
      <text:p text:style-name="P50"/>
      <table:table table:name="Tabela104" table:style-name="Tabela104">
        <table:table-column table:style-name="Tabela104.A"/>
        <table:table-column table:style-name="Tabela104.B"/>
        <table:table-column table:style-name="Tabela104.C"/>
        <table:table-column table:style-name="Tabela104.D"/>
        <table:table-row>
          <table:table-cell table:style-name="Tabela104.A1" office:value-type="string">
            <text:p text:style-name="P45">Data</text:p>
          </table:table-cell>
          <table:table-cell table:style-name="Tabela104.A1" office:value-type="string">
            <text:p text:style-name="P45">Versão</text:p>
          </table:table-cell>
          <table:table-cell table:style-name="Tabela104.A1" office:value-type="string">
            <text:p text:style-name="P45">Descrição</text:p>
          </table:table-cell>
          <table:table-cell table:style-name="Tabela104.D1" office:value-type="string">
            <text:p text:style-name="P45">Autor</text:p>
          </table:table-cell>
        </table:table-row>
        <table:table-row>
          <table:table-cell table:style-name="Tabela104.A2" office:value-type="string">
            <text:p text:style-name="P41">15/10/09</text:p>
          </table:table-cell>
          <table:table-cell table:style-name="Tabela104.A2" office:value-type="string">
            <text:p text:style-name="P41">1</text:p>
          </table:table-cell>
          <table:table-cell table:style-name="Tabela104.A2" office:value-type="string">
            <text:p text:style-name="P41">Caso de uso “Consultar Pedidos por estabelecimento e período”.</text:p>
          </table:table-cell>
          <table:table-cell table:style-name="Tabela104.D2" office:value-type="string">
            <text:p text:style-name="P41">Melque</text:p>
          </table:table-cell>
        </table:table-row>
      </table:table>
      <text:p text:style-name="P52">Consultar Pedido por Estabelecimento e Período</text:p>
      <text:list xml:id="list28427805" text:style-name="L9">
        <text:list-item>
          <text:p text:style-name="P82">Breve Descrição</text:p>
        </text:list-item>
      </text:list>
      <text:p text:style-name="P33">Este caso de uso permite ao administrador ou ao gestor do estabelecimento gerar relatórios com informações de pedidos de clientes.</text:p>
      <text:p text:style-name="P33"/>
      <text:list xml:id="list28481967" text:continue-numbering="true" text:style-name="L9">
        <text:list-item>
          <text:p text:style-name="P82">Referências</text:p>
        </text:list-item>
      </text:list>
      <text:p text:style-name="P33">Não há.</text:p>
      <text:p text:style-name="P33"/>
      <text:list xml:id="list28488745" text:continue-numbering="true" text:style-name="L9">
        <text:list-item>
          <text:p text:style-name="P82">Atores</text:p>
        </text:list-item>
      </text:list>
      <text:p text:style-name="P33">Administrador e Gestor do estabelecimento.</text:p>
      <text:p text:style-name="P33"/>
      <text:list xml:id="list28468177" text:continue-numbering="true" text:style-name="L9">
        <text:list-item>
          <text:p text:style-name="P82">Pré-condições</text:p>
        </text:list-item>
      </text:list>
      <text:p text:style-name="P33">Efetuar login no sistema.</text:p>
      <text:p text:style-name="P33"/>
      <text:list xml:id="list28476816" text:continue-numbering="true" text:style-name="L9">
        <text:list-item>
          <text:p text:style-name="P82">Fluxos de Eventos</text:p>
        </text:list-item>
      </text:list>
      <text:p text:style-name="P87">5.1 Fluxo Básico</text:p>
      <text:p text:style-name="P33">Este caso de uso começa quando o administrador ou o gestor do estabelecimento selecionarem a opção “Consultar Pedido por Estabelecimento ou Período” do menu Administração:</text:p>
      <text:p text:style-name="P33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</text:p>
      <text:p text:style-name="P33">O caso de uso se encerra.</text:p>
      <text:p text:style-name="P87">5.2 Fluxos Alternativos</text:p>
      <text:p text:style-name="P33"/>
      <text:p text:style-name="P35">A1 – Consultar</text:p>
      <text:p text:style-name="P33">No passo 1 do fluxo básico:</text:p>
      <text:p text:style-name="P33"><text:soft-page-break/>O sistema executa uma tarefa de restrição referente ao perfil de usuários, segundo a regra de negócio RN6– Validação ao Consultar Prato por Estabelecimento ou Período.</text:p>
      <text:p text:style-name="P33">O ator informa o período ou estabelecimento no qual deseja efetuar a consulta.</text:p>
      <text:p text:style-name="P33">O ator seleciona a opção “Consultar”.</text:p>
      <text:p text:style-name="P33">O sistema faz uma busca pelos pedidos na base de dados de acordo com o período informado pelo ator.</text:p>
      <text:p text:style-name="P33">O sistema retorna os dados da consulta na grade de visualização com os seguintes campos: Número do pedido, Cliente, Pratos, Valor Total e Avaliação.</text:p>
      <text:p text:style-name="P33">O sistema retorna ao passo 1 do fluxo básico.</text:p>
      <text:p text:style-name="P33"><text:tab/></text:p>
      <text:p text:style-name="P35">A2 – Gerar Relatório</text:p>
      <text:p text:style-name="P33">No passo 1 do fluxo básico e no fluxo alternativo A1:</text:p>
      <text:p text:style-name="P33">O ator visualiza o resultado da busca na grade de visualização.</text:p>
      <text:p text:style-name="P33">O ator seleciona a opção “Gerar Relatório”.</text:p>
      <text:p text:style-name="P33">O sistema gera um relatório do resultado da consulta com os valores dos seguintes dados: Número do pedido, Cliente, Pratos, Valor Total e Avaliação.</text:p>
      <text:p text:style-name="P33">O sistema retorna ao passo 1 do fluxo básico.</text:p>
      <text:p text:style-name="P33"/>
      <text:list xml:id="list28492892" text:continue-numbering="true" text:style-name="L9">
        <text:list-item>
          <text:p text:style-name="P82">Pontos de Extensão</text:p>
        </text:list-item>
      </text:list>
      <text:p text:style-name="P33">Não há.</text:p>
      <text:p text:style-name="P33"/>
      <text:list xml:id="list28490062" text:continue-numbering="true" text:style-name="L9">
        <text:list-item>
          <text:p text:style-name="P82">Casos de Uso Incluídos</text:p>
        </text:list-item>
      </text:list>
      <text:p text:style-name="P33">Não há.</text:p>
      <text:p text:style-name="P33"/>
      <text:list xml:id="list28487206" text:continue-numbering="true" text:style-name="L9">
        <text:list-item>
          <text:p text:style-name="P82">Pós-Condições</text:p>
        </text:list-item>
      </text:list>
      <text:p text:style-name="P33">Não há.</text:p>
      <text:p text:style-name="P33"/>
      <text:list xml:id="list28466565" text:continue-numbering="true" text:style-name="L9">
        <text:list-item>
          <text:p text:style-name="P82">Outros Diagramas</text:p>
        </text:list-item>
      </text:list>
      <text:p text:style-name="P33">Não há.</text:p>
      <text:p text:style-name="P33"/>
      <text:p text:style-name="P14">Atributos</text:p>
      <text:p text:style-name="P16"/>
      <table:table table:name="Tabela105" table:style-name="Tabela105">
        <table:table-column table:style-name="Tabela105.A" table:number-columns-repeated="2"/>
        <table:table-row>
          <table:table-cell table:style-name="Tabela105.A1" office:value-type="string">
            <text:p text:style-name="P18">Atributo</text:p>
          </table:table-cell>
          <table:table-cell table:style-name="Tabela105.A1" office:value-type="string">
            <text:p text:style-name="P18">Valor</text:p>
          </table:table-cell>
        </table:table-row>
        <table:table-row>
          <table:table-cell table:style-name="Tabela105.A1" office:value-type="string">
            <text:p text:style-name="P19">Tipo de Conteúdo</text:p>
          </table:table-cell>
          <table:table-cell table:style-name="Tabela105.A1" office:value-type="string">
            <text:p text:style-name="P19">Fluxo Básico</text:p>
          </table:table-cell>
        </table:table-row>
        <table:table-row>
          <table:table-cell table:style-name="Tabela105.A1" office:value-type="string">
            <text:p text:style-name="P19">Complexidade</text:p>
          </table:table-cell>
          <table:table-cell table:style-name="Tabela105.A1" office:value-type="string">
            <text:p text:style-name="P19">Média</text:p>
          </table:table-cell>
        </table:table-row>
        <table:table-row>
          <table:table-cell table:style-name="Tabela105.A1" office:value-type="string">
            <text:p text:style-name="P19">Estado</text:p>
          </table:table-cell>
          <table:table-cell table:style-name="Tabela105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6 - Consultar Pedidos por estabelecimento e período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>UC16.1:</text:p>
      <text:p text:style-name="P11">Atributos</text:p>
      <table:table table:name="Tabela106" table:style-name="Tabela106">
        <table:table-column table:style-name="Tabela106.A" table:number-columns-repeated="2"/>
        <table:table-row>
          <table:table-cell table:style-name="Tabela106.A1" office:value-type="string">
            <text:p text:style-name="P18">Atributo</text:p>
          </table:table-cell>
          <table:table-cell table:style-name="Tabela106.A1" office:value-type="string">
            <text:p text:style-name="P18">Valor</text:p>
          </table:table-cell>
        </table:table-row>
        <table:table-row>
          <table:table-cell table:style-name="Tabela106.A1" office:value-type="string">
            <text:p text:style-name="P19">Tipo de Conteúdo</text:p>
          </table:table-cell>
          <table:table-cell table:style-name="Tabela106.A1" office:value-type="string">
            <text:p text:style-name="P19">Fluxo Alternativo</text:p>
          </table:table-cell>
        </table:table-row>
        <table:table-row>
          <table:table-cell table:style-name="Tabela106.A1" office:value-type="string">
            <text:p text:style-name="P19">Complexidade</text:p>
          </table:table-cell>
          <table:table-cell table:style-name="Tabela106.A1" office:value-type="string">
            <text:p text:style-name="P19">Média</text:p>
          </table:table-cell>
        </table:table-row>
        <table:table-row>
          <table:table-cell table:style-name="Tabela106.A1" office:value-type="string">
            <text:p text:style-name="P19">Estado</text:p>
          </table:table-cell>
          <table:table-cell table:style-name="Tabela106.A1" office:value-type="string">
            <text:p text:style-name="P19">Aprovado</text:p>
          </table:table-cell>
        </table:table-row>
      </table:table>
      <text:p text:style-name="P11"><text:soft-page-break/></text:p>
      <text:p text:style-name="P11">UC16.2:</text:p>
      <text:p text:style-name="P11">Atributos</text:p>
      <table:table table:name="Tabela107" table:style-name="Tabela107">
        <table:table-column table:style-name="Tabela107.A" table:number-columns-repeated="2"/>
        <table:table-row>
          <table:table-cell table:style-name="Tabela107.A1" office:value-type="string">
            <text:p text:style-name="P18">Atributo</text:p>
          </table:table-cell>
          <table:table-cell table:style-name="Tabela107.A1" office:value-type="string">
            <text:p text:style-name="P18">Valor</text:p>
          </table:table-cell>
        </table:table-row>
        <table:table-row>
          <table:table-cell table:style-name="Tabela107.A1" office:value-type="string">
            <text:p text:style-name="P19">Tipo de Conteúdo</text:p>
          </table:table-cell>
          <table:table-cell table:style-name="Tabela107.A1" office:value-type="string">
            <text:p text:style-name="P19">Fluxo Alternativo</text:p>
          </table:table-cell>
        </table:table-row>
        <table:table-row>
          <table:table-cell table:style-name="Tabela107.A1" office:value-type="string">
            <text:p text:style-name="P19">Complexidade</text:p>
          </table:table-cell>
          <table:table-cell table:style-name="Tabela107.A1" office:value-type="string">
            <text:p text:style-name="P19">Alta</text:p>
          </table:table-cell>
        </table:table-row>
        <table:table-row>
          <table:table-cell table:style-name="Tabela107.A1" office:value-type="string">
            <text:p text:style-name="P19">Estado</text:p>
          </table:table-cell>
          <table:table-cell table:style-name="Tabela107.A1" office:value-type="string">
            <text:p text:style-name="P19">Aprovado</text:p>
          </table:table-cell>
        </table:table-row>
      </table:table>
      <text:p text:style-name="P11"/>
      <text:p text:style-name="P11"/>
      <text:p text:style-name="P11">UC17:</text:p>
      <text:p text:style-name="P42">Especificação de Caso de Uso</text:p>
      <text:p text:style-name="P40"/>
      <text:p text:style-name="P9">Histórico de Revisões</text:p>
      <text:p text:style-name="P50"/>
      <table:table table:name="Tabela108" table:style-name="Tabela108">
        <table:table-column table:style-name="Tabela108.A"/>
        <table:table-column table:style-name="Tabela108.B"/>
        <table:table-column table:style-name="Tabela108.C"/>
        <table:table-column table:style-name="Tabela108.D"/>
        <table:table-row>
          <table:table-cell table:style-name="Tabela108.A1" office:value-type="string">
            <text:p text:style-name="P45">Data</text:p>
          </table:table-cell>
          <table:table-cell table:style-name="Tabela108.A1" office:value-type="string">
            <text:p text:style-name="P45">Versão</text:p>
          </table:table-cell>
          <table:table-cell table:style-name="Tabela108.A1" office:value-type="string">
            <text:p text:style-name="P45">Descrição</text:p>
          </table:table-cell>
          <table:table-cell table:style-name="Tabela108.D1" office:value-type="string">
            <text:p text:style-name="P45">Autor</text:p>
          </table:table-cell>
        </table:table-row>
        <table:table-row>
          <table:table-cell table:style-name="Tabela108.A2" office:value-type="string">
            <text:p text:style-name="P41">16/10/09</text:p>
          </table:table-cell>
          <table:table-cell table:style-name="Tabela108.A2" office:value-type="string">
            <text:p text:style-name="P41">1</text:p>
          </table:table-cell>
          <table:table-cell table:style-name="Tabela108.A2" office:value-type="string">
            <text:p text:style-name="P41">Caso de Uso “Consultar Cliente por Estabelecimento”</text:p>
          </table:table-cell>
          <table:table-cell table:style-name="Tabela108.D2" office:value-type="string">
            <text:p text:style-name="P58"><text:s/>Renato Correa</text:p>
          </table:table-cell>
        </table:table-row>
      </table:table>
      <text:p text:style-name="P52">Consultar Cliente por Estabelecimento</text:p>
      <text:list xml:id="list28438378" text:style-name="L10">
        <text:list-item>
          <text:p text:style-name="P83">Breve Descrição</text:p>
        </text:list-item>
      </text:list>
      <text:p text:style-name="P33">Este caso de uso permite ao administrador ou gestor do estabelecimento gerar relatórios com informações pessoais dos pedidos de clientes.</text:p>
      <text:p text:style-name="P33"/>
      <text:list xml:id="list28494565" text:continue-numbering="true" text:style-name="L10">
        <text:list-item>
          <text:p text:style-name="P83">Referências</text:p>
        </text:list-item>
      </text:list>
      <text:p text:style-name="P33">Não há.</text:p>
      <text:p text:style-name="P33"/>
      <text:list xml:id="list28467407" text:continue-numbering="true" text:style-name="L10">
        <text:list-item>
          <text:p text:style-name="P83">Atores</text:p>
        </text:list-item>
      </text:list>
      <text:p text:style-name="P33">Administrador e Gestor do estabelecimento.</text:p>
      <text:p text:style-name="P33"/>
      <text:list xml:id="list28496821" text:continue-numbering="true" text:style-name="L10">
        <text:list-item>
          <text:p text:style-name="P83">Pré-condições</text:p>
        </text:list-item>
      </text:list>
      <text:p text:style-name="P33">Efetuar login no sistema.</text:p>
      <text:list xml:id="list28487942" text:continue-numbering="true" text:style-name="L10">
        <text:list-item>
          <text:p text:style-name="P83">Fluxos de Eventos</text:p>
        </text:list-item>
      </text:list>
      <text:p text:style-name="P87">5.1 Fluxo Básico</text:p>
      <text:p text:style-name="P33">Este caso de uso começa quando o ator seleciona a opção “Consultar Cliente por Estabelecimento” do menu:</text:p>
      <text:p text:style-name="P33">1. O sistema carrega o(s) estabelecimento(s) referente(s) àquele ator. Então, é exibido em forma de grade, todos os pedidos cadastrados. E, por fim, é exibido em forma de botão a opção “Gerar Relatório”</text:p>
      <text:p text:style-name="P33">2. O caso de uso é encerrado.</text:p>
      <text:p text:style-name="P89">5.2 Fluxos Alternativos</text:p>
      <text:p text:style-name="P35">A1 – Gerar Relatório</text:p>
      <text:p text:style-name="P33">No passo 1 do fluxo básico:</text:p>
      <text:p text:style-name="P33">O sistema carrega todos os estabelecimentos disponíveis para aquele ator.</text:p>
      <text:p text:style-name="P33">O ator seleciona o estabelecimento.</text:p>
      <text:p text:style-name="P33">O sistema exibe em forma de grade todos os pedidos com seus respectivos clientes, mostrando o número do pedido e o nome do cliente.</text:p>
      <text:p text:style-name="P33"><text:soft-page-break/>O sistema gera, em forma de relatório, os dados pessoais dos clientes (nome, endereço, sexo, data de nascimento, telefone fixo e telefone celular).</text:p>
      <text:p text:style-name="P33">O sistema exibe na tela o relatório com os dados solicitados.</text:p>
      <text:p text:style-name="P33">O ator seleciona a opção voltar.</text:p>
      <text:p text:style-name="P33">O sistema retorna ao passo 1 do fluxo básico.</text:p>
      <text:p text:style-name="P33"/>
      <text:list xml:id="list28490554" text:continue-numbering="true" text:style-name="L10">
        <text:list-item>
          <text:p text:style-name="P83">Pontos de Extensão</text:p>
        </text:list-item>
      </text:list>
      <text:p text:style-name="P33">Não há.</text:p>
      <text:p text:style-name="P33"/>
      <text:list xml:id="list28486043" text:continue-numbering="true" text:style-name="L10">
        <text:list-item>
          <text:p text:style-name="P83">Casos de Uso Incluídos</text:p>
        </text:list-item>
      </text:list>
      <text:p text:style-name="P33">Não há.</text:p>
      <text:p text:style-name="P33"/>
      <text:list xml:id="list28482861" text:continue-numbering="true" text:style-name="L10">
        <text:list-item>
          <text:p text:style-name="P83">Pós-Condições</text:p>
        </text:list-item>
      </text:list>
      <text:p text:style-name="P33">Não há.</text:p>
      <text:p text:style-name="P33"/>
      <text:list xml:id="list28480836" text:continue-numbering="true" text:style-name="L10">
        <text:list-item>
          <text:p text:style-name="P83">Outros Diagramas</text:p>
        </text:list-item>
      </text:list>
      <text:p text:style-name="P33">Não há.</text:p>
      <text:p text:style-name="P14"/>
      <text:p text:style-name="P14">Atributos</text:p>
      <text:p text:style-name="P16"/>
      <table:table table:name="Tabela109" table:style-name="Tabela109">
        <table:table-column table:style-name="Tabela109.A" table:number-columns-repeated="2"/>
        <table:table-row>
          <table:table-cell table:style-name="Tabela109.A1" office:value-type="string">
            <text:p text:style-name="P18">Atributo</text:p>
          </table:table-cell>
          <table:table-cell table:style-name="Tabela109.A1" office:value-type="string">
            <text:p text:style-name="P18">Valor</text:p>
          </table:table-cell>
        </table:table-row>
        <table:table-row>
          <table:table-cell table:style-name="Tabela109.A1" office:value-type="string">
            <text:p text:style-name="P19">Tipo de Conteúdo</text:p>
          </table:table-cell>
          <table:table-cell table:style-name="Tabela109.A1" office:value-type="string">
            <text:p text:style-name="P19">Fluxo Básico</text:p>
          </table:table-cell>
        </table:table-row>
        <table:table-row>
          <table:table-cell table:style-name="Tabela109.A1" office:value-type="string">
            <text:p text:style-name="P19">Complexidade</text:p>
          </table:table-cell>
          <table:table-cell table:style-name="Tabela109.A1" office:value-type="string">
            <text:p text:style-name="P19">Média</text:p>
          </table:table-cell>
        </table:table-row>
        <table:table-row>
          <table:table-cell table:style-name="Tabela109.A1" office:value-type="string">
            <text:p text:style-name="P19">Estado</text:p>
          </table:table-cell>
          <table:table-cell table:style-name="Tabela109.A1" office:value-type="string">
            <text:p text:style-name="P19">Aprovado</text:p>
          </table:table-cell>
        </table:table-row>
      </table:table>
      <text:p text:style-name="P21"/>
      <text:p text:style-name="P14">Requisitos de negócio associados</text:p>
      <text:p text:style-name="P20">RQN17 - Consultar Cliente por estabelecimento.</text:p>
      <text:p text:style-name="P20"><text:s/></text:p>
      <text:p text:style-name="P14">Regras de negócio associadas</text:p>
      <text:p text:style-name="P20">Não há. </text:p>
      <text:p text:style-name="P21"/>
      <text:p text:style-name="P14">Casos de uso subordinados</text:p>
      <text:p text:style-name="P44">Não há.</text:p>
      <text:p text:style-name="P11"/>
      <text:p text:style-name="P11">UC17.1:</text:p>
      <text:p text:style-name="P11">Atributos</text:p>
      <table:table table:name="Tabela110" table:style-name="Tabela110">
        <table:table-column table:style-name="Tabela110.A" table:number-columns-repeated="2"/>
        <table:table-row>
          <table:table-cell table:style-name="Tabela110.A1" office:value-type="string">
            <text:p text:style-name="P18">Atributo</text:p>
          </table:table-cell>
          <table:table-cell table:style-name="Tabela110.A1" office:value-type="string">
            <text:p text:style-name="P18">Valor</text:p>
          </table:table-cell>
        </table:table-row>
        <table:table-row>
          <table:table-cell table:style-name="Tabela110.A1" office:value-type="string">
            <text:p text:style-name="P19">Tipo de Conteúdo</text:p>
          </table:table-cell>
          <table:table-cell table:style-name="Tabela110.A1" office:value-type="string">
            <text:p text:style-name="P19">Fluxo Alternativo</text:p>
          </table:table-cell>
        </table:table-row>
        <table:table-row>
          <table:table-cell table:style-name="Tabela110.A1" office:value-type="string">
            <text:p text:style-name="P19">Complexidade</text:p>
          </table:table-cell>
          <table:table-cell table:style-name="Tabela110.A1" office:value-type="string">
            <text:p text:style-name="P19">Alta</text:p>
          </table:table-cell>
        </table:table-row>
        <table:table-row>
          <table:table-cell table:style-name="Tabela110.A1" office:value-type="string">
            <text:p text:style-name="P19">Estado</text:p>
          </table:table-cell>
          <table:table-cell table:style-name="Tabela110.A1" office:value-type="string">
            <text:p text:style-name="P19">Aprovado</text:p>
          </table:table-cell>
        </table:table-row>
      </table:table>
      <text:p text:style-name="P11"/>
      <text:p text:style-name="P9"/>
      <text:p text:style-name="P23"><text:span text:style-name="Fonte_20_parág._20_padrão"><text:span text:style-name="T6">3 </text:span></text:span><text:span text:style-name="Fonte_20_parág._20_padrão"><text:span text:style-name="T6">- </text:span></text:span><text:span text:style-name="Fonte_20_parág._20_padrão"><text:span text:style-name="T7">Especificações Suplementares</text:span></text:span></text:p>
      <text:p text:style-name="P17"/>
      <text:p text:style-name="P15">3.1 Atributos da Especificação Suplementar</text:p>
      <text:p text:style-name="P9"/>
      <table:table table:name="Tabela111" table:style-name="Tabela111">
        <table:table-column table:style-name="Tabela111.A"/>
        <table:table-column table:style-name="Tabela111.B"/>
        <table:table-column table:style-name="Tabela111.C"/>
        <table:table-column table:style-name="Tabela111.D"/>
        <table:table-column table:style-name="Tabela111.E"/>
        <table:table-row table:style-name="Tabela111.1">
          <table:table-cell table:style-name="Tabela111.A1" office:value-type="string">
            <text:p text:style-name="P23"><text:span text:style-name="Fonte_20_parág._20_padrão"><text:span text:style-name="T16">Requisito</text:span></text:span></text:p>
          </table:table-cell>
          <table:table-cell table:style-name="Tabela111.A1" office:value-type="string">
            <text:p text:style-name="P23"><text:span text:style-name="Fonte_20_parág._20_padrão"><text:span text:style-name="T16">Tipo</text:span></text:span></text:p>
          </table:table-cell>
          <table:table-cell table:style-name="Tabela111.A1" office:value-type="string">
            <text:p text:style-name="P23"><text:span text:style-name="Fonte_20_parág._20_padrão"><text:span text:style-name="T16">Relevância</text:span></text:span></text:p>
          </table:table-cell>
          <table:table-cell table:style-name="Tabela111.A1" office:value-type="string">
            <text:p text:style-name="P23"><text:span text:style-name="Fonte_20_parág._20_padrão"><text:span text:style-name="T16">Dificuldade</text:span></text:span></text:p>
          </table:table-cell>
          <table:table-cell table:style-name="Tabela111.A1" office:value-type="string">
            <text:p text:style-name="P23"><text:span text:style-name="Fonte_20_parág._20_padrão"><text:span text:style-name="T16">Estado</text:span></text:span></text:p>
          </table:table-cell>
        </table:table-row>
        <text:soft-page-break/>
        <table:table-row table:style-name="Tabela111.2">
          <table:table-cell table:style-name="Tabela111.A1" office:value-type="string">
            <text:p text:style-name="P24">SUPP1 - O sistema web deve ser compatível com as normas do W3C para XHTML 1.0 transitional.</text:p>
          </table:table-cell>
          <table:table-cell table:style-name="Tabela111.A1" office:value-type="string">
            <text:p text:style-name="P25">Usabilidade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3">
          <table:table-cell table:style-name="Tabela111.A1" office:value-type="string">
            <text:p text:style-name="P24">SUPP2 - Será necessário a realização de um treinamento com duração de 16 horas, para o administrador do sistema. </text:p>
          </table:table-cell>
          <table:table-cell table:style-name="Tabela111.A1" office:value-type="string">
            <text:p text:style-name="P25">Usabilidade</text:p>
            <text:p text:style-name="P25"> 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  <text:p text:style-name="P25"> 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4">SUPP3 - O sistema deverá estar disponível 24h por dia durante os 7 dias da semana.</text:p>
          </table:table-cell>
          <table:table-cell table:style-name="Tabela111.A1" office:value-type="string">
            <text:p text:style-name="P25">Confiabilidade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4">SUPP4 - Será tolerado um tempo máximo de 7h por semana sem a aplicação no ar.</text:p>
          </table:table-cell>
          <table:table-cell table:style-name="Tabela111.A1" office:value-type="string">
            <text:p text:style-name="P25">Confiabilidade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6">
          <table:table-cell table:style-name="Tabela111.A1" office:value-type="string">
            <text:p text:style-name="P24">SUPP5 - Os backups do sistema serão diários (retidos por 60 dias) e mensais (retidos por 120 dias). Os backups deverão ser realizados sem que haja a necessidade de deixar o sistema fora do ar.</text:p>
          </table:table-cell>
          <table:table-cell table:style-name="Tabela111.A1" office:value-type="string">
            <text:p text:style-name="P25">Confiabilidade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  <text:p text:style-name="P25"> 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3">
          <table:table-cell table:style-name="Tabela111.A1" office:value-type="string">
            <text:p text:style-name="P24">SUPP6 - O sistema deverá suportar inicialmente 10 usuários simultâneos realizando pedidos e a capacidade de 200 pedidos por hora.</text:p>
          </table:table-cell>
          <table:table-cell table:style-name="Tabela111.A1" office:value-type="string">
            <text:p text:style-name="P25">Desempenho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4">SUPP7 - O sistema não deve demorar mais do que 45 segundos para atualizar o quadro de pedidos.</text:p>
          </table:table-cell>
          <table:table-cell table:style-name="Tabela111.A1" office:value-type="string">
            <text:p text:style-name="P25">Desempenho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5">SUPP8 - Plataforma WEB.</text:p>
          </table:table-cell>
          <table:table-cell table:style-name="Tabela111.A1" office:value-type="string">
            <text:p text:style-name="P25">Ambiente Operacional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5">SUPP9 - Linguagem Java.</text:p>
          </table:table-cell>
          <table:table-cell table:style-name="Tabela111.A1" office:value-type="string">
            <text:p text:style-name="P25">Ambiente Operacional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4">SUPP10 - Independência de sistema operacional.</text:p>
          </table:table-cell>
          <table:table-cell table:style-name="Tabela111.A1" office:value-type="string">
            <text:p text:style-name="P25">Ambiente Operacional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able:table-row table:style-name="Tabela111.2">
          <table:table-cell table:style-name="Tabela111.A1" office:value-type="string">
            <text:p text:style-name="P24">SUPP11 - Browser compatível com as normas W3C.</text:p>
          </table:table-cell>
          <table:table-cell table:style-name="Tabela111.A1" office:value-type="string">
            <text:p text:style-name="P25">Ambiente Operacional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  <text:soft-page-break/>
        <table:table-row table:style-name="Tabela111.2">
          <table:table-cell table:style-name="Tabela111.A1" office:value-type="string">
            <text:p text:style-name="P24">SUPP12 - Sistema Gerenciador de Banco de Dados MySQL.</text:p>
          </table:table-cell>
          <table:table-cell table:style-name="Tabela111.A1" office:value-type="string">
            <text:p text:style-name="P25">Ambiente Operacional</text:p>
          </table:table-cell>
          <table:table-cell table:style-name="Tabela111.A1" office:value-type="string">
            <text:p text:style-name="P25">Alta</text:p>
          </table:table-cell>
          <table:table-cell table:style-name="Tabela111.A1" office:value-type="string">
            <text:p text:style-name="P25">Média</text:p>
          </table:table-cell>
          <table:table-cell table:style-name="Tabela111.A1" office:value-type="string">
            <text:p text:style-name="P25">Aprovado</text:p>
          </table:table-cell>
        </table:table-row>
      </table:table>
      <text:p text:style-name="P9"/>
      <text:p text:style-name="P9"/>
      <text:p text:style-name="P15">3.2 Usabilidade</text:p>
      <text:p text:style-name="P60"> </text:p>
      <text:p text:style-name="P61">3.2.1 SUPP1 - O sistema web deve ser compatível com as normas do W3C para XHTML 1.0 transitional.</text:p>
      <text:p text:style-name="P61">3.2.2 SUPP2 - Será necessário a realização de um treinamento com duração de 16 horas, para o administrador do sistema.</text:p>
      <text:p text:style-name="P61"> </text:p>
      <text:p text:style-name="P15">3.3 Confiabilidade</text:p>
      <text:p text:style-name="P60"> </text:p>
      <text:p text:style-name="P60">3.3.1 SUPP3 - O sistema deverá estar disponível 24h por dia durante os 7 dias da semana.</text:p>
      <text:p text:style-name="P61">3.3.2 SUPP4 - Será tolerado um tempo máximo de 7h por semana sem a aplicação no ar.</text:p>
      <text:p text:style-name="P61">3.3.3 SUPP5 - Os backups do sistema serão diários (retidos por 60 dias) e mensais (retidos por 120 dias). Os backups deverão ser realizados sem que haja a necessidade de deixar o sistema fora do ar.</text:p>
      <text:p text:style-name="P63">3.4 Desempenho</text:p>
      <text:p text:style-name="P60"> </text:p>
      <text:p text:style-name="P61">3.4.1 SUPP6 - O sistema deverá suportar inicialmente 10 usuários simultâneos realizando pedidos e a capacidade de 200 pedidos por hora.</text:p>
      <text:p text:style-name="P61">3.4.2 SUPP7 - O sistema não deve demorar mais do que 45 segundos para atualizar o quadro de pedidos.</text:p>
      <text:p text:style-name="P61">            </text:p>
      <text:p text:style-name="P15">3.5 Ambiente Operacional</text:p>
      <text:p text:style-name="P60"> </text:p>
      <text:p text:style-name="P61">3.5.1 SUPP8 - Plataforma WEB.</text:p>
      <text:p text:style-name="P61">3.5.2 SUPP9 - Linguagem Java.</text:p>
      <text:p text:style-name="P61">3.5.3 SUPP10 - Independência de sistema operacional.</text:p>
      <text:p text:style-name="P61">3.5.4 SUPP11 - Browser compatível com as normas W3C.</text:p>
      <text:p text:style-name="P61">3.5.5 SUPP12 - Sistema Gerenciador de Banco de Dados MySQL.</text:p>
      <text:p text:style-name="P61"><text:soft-page-break/> </text:p>
      <text:p text:style-name="P15">3.6 Segurança e Controle de Acesso</text:p>
      <text:p text:style-name="P60"> </text:p>
      <text:p text:style-name="P62"><text:span text:style-name="Fonte_20_parág._20_padrão"><text:span text:style-name="T12">3.6.1 SUPP13 - O controle de acesso dos usuários será realizado através do </text:span></text:span><text:span text:style-name="Fonte_20_parág._20_padrão"><text:span text:style-name="T13">Middleware</text:span></text:span><text:span text:style-name="Fonte_20_parág._20_padrão"><text:span text:style-name="T12"> MACA.</text:span></text:span></text:p>
      <text:p text:style-name="P61">3.6.2 SUPP14 - O sistema deverá guardar cópias de segurança diariamente.</text:p>
      <text:p text:style-name="P62"><text:span text:style-name="Fonte_20_parág._20_padrão"><text:span text:style-name="T12"> </text:span></text:span></text:p>
      <text:p text:style-name="P10"/>
      <text:p text:style-name="P9"/>
      <text:p text:style-name="P23"><text:span text:style-name="Fonte_20_parág._20_padrão"><text:span text:style-name="T6">4 </text:span></text:span><text:span text:style-name="Fonte_20_parág._20_padrão"><text:span text:style-name="T6">- </text:span></text:span><text:span text:style-name="Fonte_20_parág._20_padrão"><text:span text:style-name="T7">Regras de Negócio</text:span></text:span></text:p>
      <text:p text:style-name="P9"/>
      <text:p text:style-name="P9">RN1 - Validação ao Incluir ou Alterar dados de Cliente</text:p>
      <text:p text:style-name="P9">Ao incluir ou alterar os dados de um cliente, se já existir um cliente com os mesmos e-mail ou CPF, o sistema não deve permitir a inclusão ou alteração.</text:p>
      <text:p text:style-name="P9"> <text:line-break/>RN2 - Validação ao Excluir Cliente </text:p>
      <text:p text:style-name="P9">Ao exclui os dados de um cliente, se houver ao menos um pedido deste cliente, o sistema não deve permitir a exclusão.</text:p>
      <text:p text:style-name="P9"> </text:p>
      <text:p text:style-name="P9">RN3 – Validação ao Incluir ou Alterar Cardápios</text:p>
      <text:p text:style-name="P9">Ao Incluir ou alterar os dados de um cardápio, se já existir um cardápio com o mesmo nome o sistema não deve permitir a inclusão ou alteração.</text:p>
      <text:p text:style-name="P9"> </text:p>
      <text:p text:style-name="P9">RN4 – Validação ao Excluir Cardápio</text:p>
      <text:p text:style-name="P9">Ao excluir os dados de um cardápio, se houver algum prato que faça referência a este cardápio o sistema não deve permitir a exclusão.</text:p>
      <text:p text:style-name="P9"> </text:p>
      <text:p text:style-name="P9">RN5 – Validação ao Incluir ou Alterar dados de Pratos</text:p>
      <text:p text:style-name="P9">Ao incluir ou alterar os dados de um prato, se já existir um prato com o mesmo dados, o sistema não deve permitir a inclusão ou alteração.</text:p>
      <text:p text:style-name="P9"> </text:p>
      <text:p text:style-name="P9">RN6 – Validação ao Consultar Prato por Estabelecimento ou Período.</text:p>
      <text:p text:style-name="P9">Ao consultar um determinado prato, se o perfil do usuário for gestor do estabelecimento, o sistema bloqueia o campo “Estabelecimento”.</text:p>
      <text:p text:style-name="P9"> </text:p>
      <text:p text:style-name="P9">RN7 – Validação ao Incluir Pedido</text:p>
      <text:p text:style-name="P9"> Ao incluir ou alterar os dados de um pedido, se já existir um pedido cadastrado com o mesmo nome do cliente, nome do prato, data e hora de entrega, o sistema não deve permitir a inclusão ou alteração.</text:p>
      <text:p text:style-name="P9"> </text:p>
      <text:p text:style-name="P9">RN8 – Validação ao Alterar Estado da Situação do Pedido</text:p>
      <text:p text:style-name="P9">Ao se Alterar o Estado da Situação do Pedido se a Situação do Pedido for igual ao novo Estado da Situação do Pedido o sistema não deve permitir a alteração.</text:p>
      <text:p text:style-name="P9"> </text:p>
      <text:p text:style-name="P9">RN9 – Validação ao Excluir Pedido</text:p>
      <text:p text:style-name="P9">Ao excluir dos dados de um Pedido, se o Estado da Situação do Pedido não finalizado ou cancelado e o ator não for um Administrador ou um Gestor de Estabelecimento, o sistema não deve permitir a exclusão.</text:p>
      <text:p text:style-name="P9"> </text:p>
      <text:p text:style-name="P9"><text:soft-page-break/>RN10 – Validação ao Agendar um Pedido</text:p>
      <text:p text:style-name="P9">Ao agendar um pedido se a data e a hora da entrega do pedido estiverem fora do limite mínimo de entrega do produto e fora do horário de funcionamento do Estabelecimento o sistema não deve permitir o Agendamento do Pedido.</text:p>
      <text:p text:style-name="P9"> </text:p>
      <text:p text:style-name="P9">RN11 – Validação ao Excluir uma Forma de Pagamento</text:p>
      <text:p text:style-name="P9">Ao excluir os dados de uma forma de pagamento, se houver ao menos um pedido com esta forma de pagamento, o sistema não deve permitir a exclusão.</text:p>
      <text:p text:style-name="P64"> </text:p>
      <text:p text:style-name="P64"> </text:p>
      <text:p text:style-name="P15">4.1 Atributos das Regras de Negócio</text:p>
      <text:p text:style-name="P26">  </text:p>
      <table:table table:name="Tabela112" table:style-name="Tabela112">
        <table:table-column table:style-name="Tabela112.A"/>
        <table:table-column table:style-name="Tabela112.B"/>
        <table:table-row table:style-name="Tabela112.1">
          <table:table-cell table:style-name="Tabela112.A1" office:value-type="string">
            <text:p text:style-name="P23"><text:span text:style-name="Fonte_20_parág._20_padrão"><text:span text:style-name="T16">Regra de Negócio</text:span></text:span></text:p>
          </table:table-cell>
          <table:table-cell table:style-name="Tabela112.A1" office:value-type="string">
            <text:p text:style-name="P23"><text:span text:style-name="Fonte_20_parág._20_padrão"><text:span text:style-name="T16">Estado</text:span></text:span></text:p>
          </table:table-cell>
        </table:table-row>
        <table:table-row table:style-name="Tabela112.1">
          <table:table-cell table:style-name="Tabela112.A1" office:value-type="string">
            <text:p text:style-name="P24">RN1 - Validação ao Incluir ou Alterar dados de Cliente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2 - Validação ao Excluir Cliente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3 – Validação ao Incluir ou Alterar Cardápios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4 – Validação ao Excluir Cardápio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5 – Validação ao Incluir ou Alterar dados de Pratos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6 – Validação ao Consultar Prato por Estabelecimento ou Período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7 – Validação ao Incluir Pedido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8 – Validação ao Alterar Estado da Situação do Pedido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9 – Validação ao Excluir Pedido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10 – Validação ao Agendar um Pedido </text:p>
          </table:table-cell>
          <table:table-cell table:style-name="Tabela112.A1" office:value-type="string">
            <text:p text:style-name="P25">Aprovado </text:p>
          </table:table-cell>
        </table:table-row>
        <table:table-row table:style-name="Tabela112.1">
          <table:table-cell table:style-name="Tabela112.A1" office:value-type="string">
            <text:p text:style-name="P24">RN11 – Validação ao Excluir uma Forma de Pagamento </text:p>
          </table:table-cell>
          <table:table-cell table:style-name="Tabela112.A1" office:value-type="string">
            <text:p text:style-name="P25">Aprovado </text:p>
          </table:table-cell>
        </table:table-row>
      </table:table>
      <text:p text:style-name="P27"> </text:p>
      <text:p text:style-name="P28"> </text:p>
      <text:p text:style-name="P9"/>
      <text:p text:style-name="P23"><text:span text:style-name="Fonte_20_parág._20_padrão"><text:span text:style-name="T6">5 </text:span></text:span><text:span text:style-name="Fonte_20_parág._20_padrão"><text:span text:style-name="T6">- </text:span></text:span><text:span text:style-name="Fonte_20_parág._20_padrão"><text:span text:style-name="T7">Glossário</text:span></text:span></text:p>
      <text:p text:style-name="P13"/>
      <table:table table:name="Tabela113" table:style-name="Tabela113">
        <table:table-column table:style-name="Tabela113.A"/>
        <table:table-column table:style-name="Tabela113.B"/>
        <table:table-row>
          <table:table-cell table:style-name="Tabela113.A1" office:value-type="string">
            <text:p text:style-name="P9">TERM1 – Aplicativo</text:p>
            <text:p text:style-name="P11"/>
          </table:table-cell>
          <table:table-cell table:style-name="Tabela113.A1" office:value-type="string">
            <text:p text:style-name="P23"><text:span text:style-name="Fonte_20_parág._20_padrão"><text:span text:style-name="T9">Programa ou conjunto de programas de computador que executam tarefas de processamento de dados de uso geral (Wikitionary – Aplicativo).</text:span></text:span></text:p>
          </table:table-cell>
        </table:table-row>
        <table:table-row>
          <table:table-cell table:style-name="Tabela113.A1" office:value-type="string">
            <text:p text:style-name="P9">TERM2 – Cardápio</text:p>
            <text:p text:style-name="P9"/>
          </table:table-cell>
          <table:table-cell table:style-name="Tabela113.A1" office:value-type="string">
            <text:p text:style-name="P9">É a lista onde constam as opções (pratos e bebidas e vinhos) disponíveis para o cliente. (Wikipedia – Cardápio).</text:p>
          </table:table-cell>
        </table:table-row>
        <table:table-row>
          <table:table-cell table:style-name="Tabela113.A1" office:value-type="string">
            <text:p text:style-name="P9">TERM3 – Cliente</text:p>
            <text:p text:style-name="P9"/>
          </table:table-cell>
          <table:table-cell table:style-name="Tabela113.A1" office:value-type="string">
            <text:p text:style-name="P9">É toda e qualquer pessoa que visita ou somente procura a empresa com algum interesse em adquirir produtos ou serviços no momento presente ou futuro.(Wikipedia – Cliente).</text:p>
          </table:table-cell>
        </table:table-row>
        <table:table-row>
          <table:table-cell table:style-name="Tabela113.A1" office:value-type="string">
            <text:p text:style-name="P9">TERM4 – Estabelecimento Alimentício / Restaurante</text:p>
          </table:table-cell>
          <table:table-cell table:style-name="Tabela113.A1" office:value-type="string">
            <text:p text:style-name="P9">Os termos são usados como sinônimos, é um estabelecimento destinado ao preparo e comércio de refeições e bebidas. O termo abrange uma variedade de locais e estilos culinários. (Wikipedia – Restaurante).</text:p>
          </table:table-cell>
        </table:table-row>
        <table:table-row>
          <table:table-cell table:style-name="Tabela113.A1" office:value-type="string">
            <text:p text:style-name="P9">TERM5 - Delivery</text:p>
            <text:p text:style-name="P9"/>
          </table:table-cell>
          <table:table-cell table:style-name="Tabela113.A1" office:value-type="string">
            <text:p text:style-name="P9">É o serviço de entrega de materiais, bens, serviços ou produtos a um determinado local (residência, comércio, <text:soft-page-break/>indústria etc.) pedidos por algum meio de comunicação como telefone ou internet pelo cliente ou consumidor (Lambert et al., 1998, p. 20-21). </text:p>
          </table:table-cell>
        </table:table-row>
        <table:table-row>
          <table:table-cell table:style-name="Tabela113.A1" office:value-type="string">
            <text:p text:style-name="P9">TERM6 – Fast Food</text:p>
            <text:p text:style-name="P9"/>
          </table:table-cell>
          <table:table-cell table:style-name="Tabela113.A1" office:value-type="string">
            <text:p text:style-name="P9">Fast-food ("comida rápida" em inglês) é o nome genérico dado ao consumo de refeições que podem ser preparadas e servidas em um intervalo pequeno de tempo. (Wikipedia – Fast Food).</text:p>
          </table:table-cell>
        </table:table-row>
        <table:table-row>
          <table:table-cell table:style-name="Tabela113.A1" office:value-type="string">
            <text:p text:style-name="P9">TERM7 – GPL</text:p>
            <text:p text:style-name="P9"/>
          </table:table-cell>
          <table:table-cell table:style-name="Tabela113.A1" office:value-type="string">
            <text:p text:style-name="P9">GNU General Public License (Licença Pública Geral), GNU GPL ou simplesmente GPL, é a designação da licença para software livre idealizada por Richard Stallman no final da década de 1980, no âmbito do projeto GNU da Free Software Foundation (FSF). (Wikipedia – GNU).</text:p>
          </table:table-cell>
        </table:table-row>
        <table:table-row>
          <table:table-cell table:style-name="Tabela113.A1" office:value-type="string">
            <text:p text:style-name="P9">TERM8 – Middleware</text:p>
            <text:p text:style-name="P9"/>
          </table:table-cell>
          <table:table-cell table:style-name="Tabela113.A1" office:value-type="string">
            <text:p text:style-name="P9">No campo de computação distribuída, é um programa de computador que faz a mediação entre outros softwares. É utilizado para mover informações entre programas ocultando do programador diferenças de protocolos de comunicação, plataformas e dependências do sistema operacional. (Wikipedia – Middleware).</text:p>
          </table:table-cell>
        </table:table-row>
        <table:table-row>
          <table:table-cell table:style-name="Tabela113.A1" office:value-type="string">
            <text:p text:style-name="P9">TERM9 – Parcerias</text:p>
            <text:p text:style-name="P9"/>
          </table:table-cell>
          <table:table-cell table:style-name="Tabela113.A1" office:value-type="string">
            <text:p text:style-name="P9">Relação de colaboração entre duas ou mais partes com vista à realização de um objetivo comum. (Priberam – Parceria).</text:p>
          </table:table-cell>
        </table:table-row>
        <table:table-row>
          <table:table-cell table:style-name="Tabela113.A1" office:value-type="string">
            <text:p text:style-name="P9">TERM10 – Prato</text:p>
            <text:p text:style-name="P9"/>
          </table:table-cell>
          <table:table-cell table:style-name="Tabela113.A1" office:value-type="string">
            <text:p text:style-name="P9">É qualquer porção de alimentos que se sirva em uma refeição diversificada. (Wikipedia – Prato).</text:p>
          </table:table-cell>
        </table:table-row>
        <table:table-row>
          <table:table-cell table:style-name="Tabela113.A1" office:value-type="string">
            <text:p text:style-name="P9">TERM11– Praça de alimentação</text:p>
            <text:p text:style-name="P9"/>
          </table:table-cell>
          <table:table-cell table:style-name="Tabela113.A1" office:value-type="string">
            <text:p text:style-name="P9"> É um ambiente dedicado para o consumo de alimentos vendidos por restaurantes. (Wikipedia – Praça de alimentação).</text:p>
          </table:table-cell>
        </table:table-row>
        <table:table-row>
          <table:table-cell table:style-name="Tabela113.A1" office:value-type="string">
            <text:p text:style-name="P9">TERM12 – SMS</text:p>
            <text:p text:style-name="P9"/>
          </table:table-cell>
          <table:table-cell table:style-name="Tabela113.A1" office:value-type="string">
            <text:p text:style-name="P9">Do Inglês Short Message Service. Tecnologia amplamente utilizada em telefonia celular para a transmissão de mensagens de texto curtas. (Cartilha de Segurança para Internet)</text:p>
          </table:table-cell>
        </table:table-row>
        <table:table-row>
          <table:table-cell table:style-name="Tabela113.A1" office:value-type="string">
            <text:p text:style-name="P9">TERM13 – W3C</text:p>
            <text:p text:style-name="P9"/>
          </table:table-cell>
          <table:table-cell table:style-name="Tabela113.A1" office:value-type="string">
            <text:p text:style-name="P9">A World Wide Web Consortium (W3C) é uma comunidade internacional onde os membros trabalham juntos para desenvolver padrões para Web. (About W3C).</text:p>
          </table:table-cell>
        </table:table-row>
        <table:table-row>
          <table:table-cell table:style-name="Tabela113.A1" office:value-type="string">
            <text:p text:style-name="P9">TERM14 – World Wide Web.</text:p>
            <text:p text:style-name="P9"/>
          </table:table-cell>
          <table:table-cell table:style-name="Tabela113.A1" office:value-type="string">
            <text:p text:style-name="P9">Em português significa, "Rede de alcance mundial"; também conhecida como Web e WWW, é um sistema de documentos em hipermídia que são interligados e executados na Internet.(Wikipedia – WEB).</text:p>
          </table:table-cell>
        </table:table-row>
      </table:table>
      <text:p text:style-name="P11"/>
      <text:p text:style-name="P37"> 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style:letter-kerning="true" style:font-size-asian="12pt" style:font-size-complex="12pt" fo:hyphenate="false" fo:hyphenation-remain-char-count="0" fo:hyphenation-push-char-count="0"/>
    </style:style>
    <style:style style:name="Title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size-asian="16pt" style:font-weight-asian="bold" style:font-size-complex="16pt" style:font-weight-complex="bold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left="0cm" fo:margin-right="0cm" fo:margin-top="0.494cm" fo:margin-bottom="0.494cm" fo:hyphenation-ladder-count="no-limit" fo:text-indent="1.199cm" style:auto-text-indent="false"/>
      <style:text-properties fo:color="#000000" style:font-name="Tahoma" fo:font-size="10pt" fo:language="en" fo:country="US" style:font-size-asian="10pt" style:language-asian="en" style:country-asian="US" style:font-name-complex="Tahoma" style:font-size-complex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list-style-name="WW_5f_OutlineListStyle" style:class="text">
      <style:paragraph-properties fo:margin-top="0.499cm" fo:margin-bottom="0.499cm" fo:hyphenation-ladder-count="no-limit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list-style-name="WW_5f_OutlineListStyle" style:class="text">
      <style:paragraph-properties fo:margin-top="0.499cm" fo:margin-bottom="0.499cm" fo:hyphenation-ladder-count="no-limit" fo:keep-with-next="always"/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76cm" fo:margin-bottom="0.176cm" fo:hyphenation-ladder-count="no-limit"/>
      <style:text-properties style:font-name="Verdana" fo:font-size="10pt" fo:language="en" fo:country="US" fo:font-weight="bold" style:font-size-asian="10pt" style:language-asian="en" style:country-asian="US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text-align="center" style:justify-single-word="false" fo:hyphenation-ladder-count="no-limit" fo:keep-with-next="always"/>
      <style:text-properties style:font-name="Verdana" fo:font-size="9pt" fo:language="en" fo:country="US" fo:font-weight="bold" style:font-size-asian="9pt" style:language-asian="en" style:country-asian="US" style:font-weight-asian="bold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fo:hyphenation-ladder-count="no-limit"/>
      <style:text-properties style:font-name="Verdana" fo:font-size="10pt" fo:language="en" fo:country="US" style:font-size-asian="10pt" style:language-asian="en" style:country-asian="US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fo:hyphenation-ladder-count="no-limit"/>
      <style:text-properties style:font-name="Verdana" fo:font-size="10pt" fo:language="en" fo:country="US" fo:font-style="italic" style:font-size-asian="10pt" style:language-asian="en" style:country-asian="US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fo:hyphenation-ladder-count="no-limit"/>
      <style:text-properties style:font-name="Arial" fo:font-size="11pt" fo:language="en" fo:country="US" style:font-size-asian="11pt" style:language-asian="en" style:country-asian="US" style:font-name-complex="Arial" style:font-size-complex="11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Normal" style:next-style-name="Heading_20_1" style:default-outline-level="1" style:list-style-name="LFO1">
      <style:paragraph-properties fo:margin-top="0.106cm" fo:margin-bottom="0.423cm" fo:hyphenation-ladder-count="no-limit" fo:keep-with-next="always"/>
      <style:text-properties style:font-name="Verdana" fo:font-size="11pt" fo:language="en" fo:country="US" fo:font-weight="bold" style:font-size-asian="11pt" style:language-asian="en" style:country-asian="US" style:font-weight-asian="bold" style:font-size-complex="10pt" style:font-weight-complex="bold" fo:hyphenate="false" fo:hyphenation-remain-char-count="0" fo:hyphenation-push-char-count="0"/>
    </style:style>
    <style:style style:name="normal" style:family="paragraph" style:parent-style-name="Normal">
      <style:paragraph-properties fo:hyphenation-ladder-count="no-limit"/>
      <style:text-properties fo:color="#000000" fo:font-size="10pt" fo:language="en" fo:country="US" style:font-size-asian="10pt" style:language-asian="en" style:country-asian="US" style:font-size-complex="10pt" fo:hyphenate="false" fo:hyphenation-remain-char-count="0" fo:hyphenation-push-char-count="0"/>
    </style:style>
    <style:style style:name="standard" style:family="paragraph" style:parent-style-name="Normal">
      <style:paragraph-properties fo:hyphenation-ladder-count="no-limit"/>
      <style:text-properties fo:color="#000000" fo:language="en" fo:country="US" style:language-asian="en" style:country-asian="US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/>
      <style:text-properties fo:color="#000000" fo:language="en" fo:country="US" style:language-asian="en" style:country-asian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default-outline-level="9" style:list-style-name="" style:class="text">
      <style:paragraph-properties fo:margin-top="0cm" fo:margin-bottom="0.212cm" fo:text-align="start" style:justify-single-word="false" fo:hyphenation-ladder-count="no-limit" fo:keep-with-next="always" style:vertical-align="baseline"/>
      <style:text-properties style:font-name="Arial" fo:font-size="10.5pt" style:letter-kerning="true" style:font-name-asian="Arial Unicode MS" style:font-size-asian="10.5pt" style:font-name-complex="Tahoma" style:font-size-complex="10.5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 style:list-style-name="WW_5f_OutlineListStyle_5f_5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 style:list-style-name="WW_5f_OutlineListStyle_5f_5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fo:font-size="8pt" fo:background-color="#ffff99" style:font-size-asian="8pt" style:font-size-complex="8pt"/>
    </style:style>
    <style:style style:name="Rodapé_20_Char" style:display-name="Rodapé Char" style:family="text" style:parent-style-name="Fonte_20_parág._20_padrão">
      <style:text-properties fo:font-size="12pt" fo:language="pt" fo:country="BR" style:font-size-asian="12pt" style:language-asian="pt" style:country-asian="BR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1" text:display-levels="2">
        <style:list-level-properties text:space-before="0.952cm" text:min-label-width="1.02cm"/>
      </text:outline-level-style>
      <text:outline-level-style text:level="3" style:num-format="1" text:display-levels="3">
        <style:list-level-properties text:space-before="0.63cm" text:min-label-width="1.27cm"/>
      </text:outline-level-style>
      <text:outline-level-style text:level="4" style:num-format="1" text:display-levels="4">
        <style:list-level-properties text:space-before="2.281cm" text:min-label-width="1.524cm"/>
      </text:outline-level-style>
      <text:outline-level-style text:level="5" style:num-format="1" text:display-levels="5">
        <style:list-level-properties text:space-before="2.281cm" text:min-label-width="1.778cm"/>
      </text:outline-level-style>
      <text:outline-level-style text:level="6" style:num-format="1" text:display-levels="6">
        <style:list-level-properties text:space-before="2.281cm" text:min-label-width="2.032cm"/>
      </text:outline-level-style>
      <text:outline-level-style text:level="7" style:num-format="1" text:display-levels="7">
        <style:list-level-properties text:space-before="2.281cm" text:min-label-width="2.286cm"/>
      </text:outline-level-style>
      <text:outline-level-style text:level="8" style:num-format="1" text:display-levels="8">
        <style:list-level-properties text:space-before="2.281cm" text:min-label-width="2.54cm"/>
      </text:outline-level-style>
      <text:outline-level-style text:level="9" style:num-format="1" text:display-levels="9">
        <style:list-level-properties text:space-before="2.281cm"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6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9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9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1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number text:level="1" style:num-format="1">
        <style:list-level-properties text:space-before="0.63cm" text:min-label-width="0.64cm"/>
      </text:list-level-style-number>
      <text:list-level-style-number text:level="2" style:num-format="1" text:display-levels="2">
        <style:list-level-properties text:space-before="0.952cm" text:min-label-width="1.02cm"/>
      </text:list-level-style-number>
      <text:list-level-style-number text:level="3" style:num-format="1" text:display-levels="3">
        <style:list-level-properties text:space-before="0.63cm" text:min-label-width="1.27cm"/>
      </text:list-level-style-number>
      <text:list-level-style-number text:level="4" style:num-format="1" text:display-levels="4">
        <style:list-level-properties text:space-before="2.281cm" text:min-label-width="1.524cm"/>
      </text:list-level-style-number>
      <text:list-level-style-number text:level="5" style:num-format="1" text:display-levels="5">
        <style:list-level-properties text:space-before="2.281cm" text:min-label-width="1.778cm"/>
      </text:list-level-style-number>
      <text:list-level-style-number text:level="6" style:num-format="1" text:display-levels="6">
        <style:list-level-properties text:space-before="2.281cm" text:min-label-width="2.032cm"/>
      </text:list-level-style-number>
      <text:list-level-style-number text:level="7" style:num-format="1" text:display-levels="7">
        <style:list-level-properties text:space-before="2.281cm" text:min-label-width="2.286cm"/>
      </text:list-level-style-number>
      <text:list-level-style-number text:level="8" style:num-format="1" text:display-levels="8">
        <style:list-level-properties text:space-before="2.281cm" text:min-label-width="2.54cm"/>
      </text:list-level-style-number>
      <text:list-level-style-number text:level="9" style:num-format="1" text:display-levels="9">
        <style:list-level-properties text:space-before="2.281cm"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503cm" fo:margin-left="0cm" table:align="left"/>
    </style:style>
    <style:style style:name="Tabela1.A" style:family="table-column">
      <style:table-column-properties style:column-width="3.191cm"/>
    </style:style>
    <style:style style:name="Tabela1.B" style:family="table-column">
      <style:table-column-properties style:column-width="9.502cm"/>
    </style:style>
    <style:style style:name="Tabela1.C" style:family="table-column">
      <style:table-column-properties style:column-width="3.81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B1" style:family="table-cell">
      <style:table-cell-properties style:vertical-align="middle" fo:padding-left="0.191cm" fo:padding-right="0.191cm" fo:padding-top="0cm" fo:padding-bottom="0cm" fo:border="none"/>
    </style:style>
    <style:style style:name="Tabela1.C1" style:family="table-cell">
      <style:table-cell-properties style:vertical-align="bottom" fo:padding-left="0.191cm" fo:padding-right="0.191cm" fo:padding-top="0cm" fo:padding-bottom="0cm" fo:border="none"/>
    </style:style>
    <style:style style:name="Tabela2" style:family="table">
      <style:table-properties style:width="16.503cm" fo:margin-left="0cm" table:align="left"/>
    </style:style>
    <style:style style:name="Tabela2.A" style:family="table-column">
      <style:table-column-properties style:column-width="3.191cm"/>
    </style:style>
    <style:style style:name="Tabela2.B" style:family="table-column">
      <style:table-column-properties style:column-width="9.502cm"/>
    </style:style>
    <style:style style:name="Tabela2.C" style:family="table-column">
      <style:table-column-properties style:column-width="3.81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2.B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Footer">
      <style:text-properties style:font-name="Tahoma" style:font-name-complex="Tahoma"/>
    </style:style>
    <style:style style:name="MP2" style:family="paragraph" style:parent-style-name="Footer">
      <style:paragraph-properties fo:margin-left="0cm" fo:margin-right="0cm" fo:text-align="center" style:justify-single-word="false" fo:text-indent="-0.439cm" style:auto-text-indent="false"/>
      <style:text-properties fo:font-variant="small-caps" style:font-name="Arial" fo:text-shadow="1pt 1pt" fo:font-weight="bold" style:font-weight-asian="bold" style:font-name-complex="Arial"/>
    </style:style>
    <style:style style:name="MP3" style:family="paragraph" style:parent-style-name="Footer">
      <style:paragraph-properties fo:text-align="end" style:justify-single-word="false"/>
      <style:text-properties style:font-name="Tahoma" fo:font-weight="bold" style:font-weight-asian="bold" style:font-name-complex="Tahoma"/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 style:shadow="none">
        <style:tab-stops>
          <style:tab-stop style:position="7.795cm" style:type="center"/>
          <style:tab-stop style:position="14.023cm"/>
          <style:tab-stop style:position="15.251cm" style:type="right"/>
          <style:tab-stop style:position="15.589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3.17cm" fo:margin-right="3.1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/>
            </table:table-cell>
            <table:table-cell table:style-name="Tabela1.B1" office:value-type="string">
              <text:p text:style-name="MP2">Especificação de Requisitos de Software</text:p>
            </table:table-cell>
            <table:table-cell table:style-name="Tabela1.C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Fonte_20_parág._20_padrão"><text:span text:style-name="MT1"><text:tab/></text:span></text:span><text:span text:style-name="Fonte_20_parág._20_padrão"><text:span text:style-name="MT1"><text:tab/></text:span></text:span><text:span text:style-name="Fonte_20_parág._20_padrão"><text:span text:style-name="MT1"><text:tab/></text:span></text:span><text:span text:style-name="Fonte_20_parág._20_padrão"><text:span text:style-name="MT1"><text:page-number text:select-page="current">55</text:page-number></text:span></text:span></text:p>
        <text:p text:style-name="Footer"/>
      </style:footer>
    </style:master-page>
    <style:master-page style:name="MPF0" style:page-layout-name="Mpm3" style:next-style-name="MP0"/>
    <style:master-page style:name="MP1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1"/>
            </table:table-cell>
            <table:table-cell table:style-name="Tabela2.B1" office:value-type="string">
              <text:p text:style-name="MP2">Especificação de Requisitos de Software</text:p>
            </table:table-cell>
            <table:table-cell table:style-name="Tabela2.C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MP4"><text:span text:style-name="Fonte_20_parág._20_padrão"><text:span text:style-name="MT1"><text:tab/></text:span></text:span><text:span text:style-name="Fonte_20_parág._20_padrão"><text:span text:style-name="MT1"><text:tab/></text:span></text:span><text:span text:style-name="Fonte_20_parág._20_padrão"><text:span text:style-name="MT1"><text:tab/></text:span></text:span><text:span text:style-name="Fonte_20_parág._20_padrão"><text:span text:style-name="MT1"><text:page-number text:select-page="current">5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SoDA Template</dc:title>
    <dc:description/>
    <dc:subject/>
    <meta:initial-creator>PETROBRAS S.A.</meta:initial-creator>
    <meta:creation-date>2009-10-29T00:41:00Z</meta:creation-date>
    <dc:date>2009-10-29T08:37:31.07</dc:date>
    <meta:print-date>1601-01-01T00:00:00Z</meta:print-date>
    <meta:editing-cycles>4</meta:editing-cycles>
    <meta:editing-duration>PT00H06M23S</meta:editing-duration>
    <meta:document-statistic meta:table-count="113" meta:image-count="0" meta:object-count="0" meta:page-count="57" meta:paragraph-count="2434" meta:word-count="11712" meta:character-count="70285"/>
    <meta:user-defined meta:name="SoDA Document Type">Report</meta:user-defined>
    <meta:template xlink:type="simple" xlink:actuate="onRequest" xlink:title="" xlink:href="soda.dot"/>
  </office:meta>
</office:document-meta>
</file>